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9.144cm" fo:margin-left="0cm" table:align="left"/>
    </style:style>
    <style:style style:name="Tableau4.A" style:family="table-column">
      <style:table-column-properties style:column-width="3.203cm"/>
    </style:style>
    <style:style style:name="Tableau4.B" style:family="table-column">
      <style:table-column-properties style:column-width="0.743cm"/>
    </style:style>
    <style:style style:name="Tableau4.1" style:family="table-row">
      <style:table-row-properties style:min-row-height="0.6cm"/>
    </style:style>
    <style:style style:name="Tableau4.A1" style:family="table-cell">
      <style:table-cell-properties style:vertical-align="middle" fo:background-color="#add9e0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E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F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G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H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I1" style:family="table-cell">
      <style:table-cell-properties style:vertical-align="middle" fo:padding="0cm" fo:border="0.5pt solid #000000"/>
    </style:style>
    <style:style style:name="Tableau4.2" style:family="table-row">
      <style:table-row-properties style:min-row-height="0.7cm"/>
    </style:style>
    <style:style style:name="Tableau4.A2" style:family="table-cell">
      <style:table-cell-properties style:vertical-align="middle" fo:background-color="#add9e0" fo:padding="0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F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G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H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I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officeooo:paragraph-rsid="004274bc"/>
    </style:style>
    <style:style style:name="P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6" style:family="paragraph" style:parent-style-name="Footer">
      <style:text-properties officeooo:paragraph-rsid="0096b4e2"/>
    </style:style>
    <style:style style:name="P37" style:family="paragraph" style:parent-style-name="Footer">
      <style:text-properties officeooo:rsid="001f8a2d" officeooo:paragraph-rsid="00bd36bc"/>
    </style:style>
    <style:style style:name="P38" style:family="paragraph" style:parent-style-name="Footer">
      <style:text-properties officeooo:rsid="001f8a2d" officeooo:paragraph-rsid="002b33ed"/>
    </style:style>
    <style:style style:name="P39" style:family="paragraph" style:parent-style-name="Footer">
      <style:text-properties officeooo:rsid="0096b4e2" officeooo:paragraph-rsid="0096b4e2"/>
    </style:style>
    <style:style style:name="P40" style:family="paragraph" style:parent-style-name="Footer">
      <style:text-properties officeooo:rsid="011350d1" officeooo:paragraph-rsid="011350d1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Footer">
      <style:paragraph-properties fo:text-align="start" style:justify-single-word="false"/>
      <style:text-properties officeooo:paragraph-rsid="0211dd7e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text-properties officeooo:rsid="0242edd8" officeooo:paragraph-rsid="0242edd8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paragraph-properties fo:text-align="end" style:justify-single-word="false"/>
      <style:text-properties officeooo:paragraph-rsid="00d4df5c"/>
    </style:style>
    <style:style style:name="P49" style:family="paragraph" style:parent-style-name="Footer">
      <style:text-properties officeooo:paragraph-rsid="00d4df5c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0a59a60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4" style:family="paragraph" style:parent-style-name="Header">
      <style:paragraph-properties fo:text-align="start" style:justify-single-word="false"/>
      <style:text-properties officeooo:paragraph-rsid="0211dd7e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a56131"/>
    </style:style>
    <style:style style:name="P77" style:family="paragraph" style:parent-style-name="Header">
      <style:paragraph-properties fo:text-align="center" style:justify-single-word="false"/>
      <style:text-properties officeooo:paragraph-rsid="00ab054e"/>
    </style:style>
    <style:style style:name="P78" style:family="paragraph" style:parent-style-name="Header">
      <style:paragraph-properties fo:text-align="center" style:justify-single-word="false"/>
      <style:text-properties officeooo:paragraph-rsid="00c10aa6"/>
    </style:style>
    <style:style style:name="P79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0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paragraph-properties fo:text-align="start" style:justify-single-word="false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remier_5f_Titre_5f_Exercices_5f_avec_5f_Num_5f_Exo_5f_sans_5f_Titre" style:master-page-name="_36__5f_3_5f_SERIE_5f_G_5f_GAUCHE_5f_ET_5f_DROITE_5f_2COL">
      <style:paragraph-properties style:page-number="auto"/>
    </style:style>
    <style:style style:name="P110" style:family="paragraph">
      <style:paragraph-properties fo:text-align="center"/>
    </style:style>
    <style:style style:name="P1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d7e12c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18" style:family="paragraph">
      <loext:graphic-properties draw:fill="solid" draw:fill-color="#7fb241"/>
    </style:style>
    <style:style style:name="P119" style:family="paragraph">
      <loext:graphic-properties draw:fill="solid" draw:fill-color="#1ca2b8"/>
    </style:style>
    <style:style style:name="P12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d62e4e"/>
    </style:style>
    <style:style style:name="P1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2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margin-left="0cm" fo:margin-right="0cm" fo:margin-top="0cm" fo:margin-bottom="0cm" fo:line-height="100%" fo:text-indent="0cm" style:writing-mode="lr-tb"/>
    </style:style>
    <style:style style:name="P12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P13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fo:color="#e8c32a" loext:opacity="100%" style:text-outline="false" style:text-line-through-style="none" style:text-line-through-type="none" style:font-name="Bitstream Vera Sans5" fo:font-size="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e8c32a" loext:opacity="10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d3802c" loext:opacity="10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4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style:paragraph-properties fo:margin-left="0cm" fo:margin-right="0cm" fo:margin-top="0cm" fo:margin-bottom="0cm" fo:line-height="100%" fo:text-align="center" fo:text-indent="0cm"/>
    </style:style>
    <style:style style:name="P14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6" style:family="text">
      <style:text-properties fo:font-variant="small-caps" officeooo:rsid="0054f64f"/>
    </style:style>
    <style:style style:name="T37" style:family="text">
      <style:text-properties fo:font-variant="small-caps" officeooo:rsid="007d7a6f"/>
    </style:style>
    <style:style style:name="T38" style:family="text">
      <style:text-properties fo:font-variant="small-caps" officeooo:rsid="0096b4e2"/>
    </style:style>
    <style:style style:name="T39" style:family="text">
      <style:text-properties fo:font-variant="small-caps" officeooo:rsid="00a847d5"/>
    </style:style>
    <style:style style:name="T40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58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9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6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61" style:family="text">
      <style:text-properties fo:font-variant="small-caps" fo:color="#7fb241" loext:opacity="100%" style:font-name="Bitstream Vera Sans" fo:font-size="16pt" fo:font-weight="bold" officeooo:rsid="02768590"/>
    </style:style>
    <style:style style:name="T62" style:family="text">
      <style:text-properties fo:font-variant="small-caps" fo:color="#7fb241" loext:opacity="100%" style:font-name="Bitstream Vera Sans" fo:font-weight="bold" officeooo:rsid="0246ec76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70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71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72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officeooo:rsid="00a59037"/>
    </style:style>
    <style:style style:name="T151" style:family="text">
      <style:text-properties officeooo:rsid="0096b4e2"/>
    </style:style>
    <style:style style:name="T152" style:family="text">
      <style:text-properties officeooo:rsid="0032e83a"/>
    </style:style>
    <style:style style:name="T153" style:family="text">
      <style:text-properties officeooo:rsid="002b33ed"/>
    </style:style>
    <style:style style:name="T154" style:family="text">
      <style:text-properties officeooo:rsid="008d016c"/>
    </style:style>
    <style:style style:name="T155" style:family="text">
      <style:text-properties officeooo:rsid="01fe03f2"/>
    </style:style>
    <style:style style:name="T156" style:family="text">
      <style:text-properties officeooo:rsid="010c4d3a"/>
    </style:style>
    <style:style style:name="T157" style:family="text">
      <style:text-properties officeooo:rsid="00b6801f"/>
    </style:style>
    <style:style style:name="T158" style:family="text">
      <style:text-properties fo:font-size="16pt" style:font-size-asian="16pt" style:font-size-complex="16pt"/>
    </style:style>
    <style:style style:name="T159" style:family="text">
      <style:text-properties officeooo:rsid="01f8729d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60d7ef"/>
    </style:style>
    <style:style style:name="T164" style:family="text">
      <style:text-properties officeooo:rsid="02735980"/>
    </style:style>
    <style:style style:name="T165" style:family="text">
      <style:text-properties officeooo:rsid="02757f12"/>
    </style:style>
    <style:style style:name="T166" style:family="text">
      <style:text-properties officeooo:rsid="0272f9e5"/>
    </style:style>
    <style:style style:name="T167" style:family="text">
      <style:text-properties officeooo:rsid="026ec296"/>
    </style:style>
    <style:style style:name="T168" style:family="text">
      <style:text-properties officeooo:rsid="0268e0aa"/>
    </style:style>
    <style:style style:name="T169" style:family="text">
      <style:text-properties officeooo:rsid="0072f07f"/>
    </style:style>
    <style:style style:name="T17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1" style:family="text">
      <style:text-properties officeooo:rsid="014407b5"/>
    </style:style>
    <style:style style:name="T172" style:family="text">
      <style:text-properties officeooo:rsid="016f3374"/>
    </style:style>
    <style:style style:name="T173" style:family="text">
      <style:text-properties officeooo:rsid="00a59a60"/>
    </style:style>
    <style:style style:name="T174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6" style:family="text">
      <style:text-properties officeooo:rsid="005a3fa8"/>
    </style:style>
    <style:style style:name="T177" style:family="text">
      <style:text-properties officeooo:rsid="00415f3a"/>
    </style:style>
    <style:style style:name="T178" style:family="text">
      <style:text-properties officeooo:rsid="00386ebd"/>
    </style:style>
    <style:style style:name="T179" style:family="text">
      <style:text-properties officeooo:rsid="0334a5be"/>
    </style:style>
    <style:style style:name="T180" style:family="text">
      <style:text-properties officeooo:rsid="0315af39"/>
    </style:style>
    <style:style style:name="T181" style:family="text">
      <style:text-properties officeooo:rsid="00a4cf55"/>
    </style:style>
    <style:style style:name="T182" style:family="text">
      <style:text-properties officeooo:rsid="009e3fdd"/>
    </style:style>
    <style:style style:name="T183" style:family="text"/>
    <style:style style:name="T184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5" style:family="text">
      <style:text-properties style:font-name="Bitstream Vera Sans5" fo:font-size="10pt" fo:font-style="italic" style:font-size-asian="10pt" style:font-style-asian="italic" style:font-size-complex="10pt" style:font-style-complex="italic"/>
    </style:style>
    <style:style style:name="T186" style:family="text">
      <style:text-properties style:font-name="Bitstream Vera Sans5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e8c32a" loext:opacity="100%" style:text-outline="false" style:text-line-through-style="none" style:text-line-through-type="none" style:font-name="Bitstream Vera Sans5" fo:font-size="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e8c32a" loext:opacity="10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d3802c" loext:opacity="10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color="#000000" draw:fill="none" draw:fill-color="#ffffff" fo:min-height="2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draw:stroke-dash="Dashed_20__28_var_29__20_7875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7876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7877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7878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7879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880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881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882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883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7884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7885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886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887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888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889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890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891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892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893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894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1" style:family="graphic">
      <style:graphic-properties draw:stroke="none" draw:stroke-dash="Dashed_20__28_var_29__20_7895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7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ed_20__28_var_29__20_7896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6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solid" draw:stroke-dash="Dashed_20__28_var_29__20_7897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898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5" style:family="graphic">
      <style:graphic-properties draw:stroke="none" draw:stroke-dash="Dashed_20__28_var_29__20_7899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7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draw:stroke-dash="Dashed_20__28_var_29__20_790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3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ed_20__28_var_29__20_7901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902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903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904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905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7906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7907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908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7909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7910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7911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7912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7913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7914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7915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7916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7917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7918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7919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7920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7" style:family="graphic">
      <style:graphic-properties draw:stroke="none" draw:stroke-dash="Dashed_20__28_var_29__20_7921" svg:stroke-width="0.03cm" svg:stroke-color="#bf33ff" draw:marker-start="" draw:marker-start-width="0.346cm" draw:marker-start-center="false" draw:marker-end="" draw:marker-end-width="0.346cm" draw:marker-end-center="false" draw:fill="none" draw:fill-color="#ffffff" draw:fill-image-width="0cm" draw:fill-image-height="0cm" draw:textarea-horizontal-align="justify" fo:min-height="0.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solid" draw:stroke-dash="Dashed_20__28_var_29__20_7922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7923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0" style:family="graphic">
      <style:graphic-properties draw:stroke="none" draw:stroke-dash="Dashed_20__28_var_29__20_7924" svg:stroke-width="0.03cm" svg:stroke-color="#bf33ff" draw:marker-start="" draw:marker-start-width="0.346cm" draw:marker-start-center="false" draw:marker-end="" draw:marker-end-width="0.346cm" draw:marker-end-center="false" draw:fill="none" draw:fill-color="#ffffff" draw:fill-image-width="0cm" draw:fill-image-height="0cm" draw:textarea-horizontal-align="justify" fo:min-height="0.3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solid" draw:stroke-dash="Dashed_20__28_var_29__20_7925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7926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7927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7928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7929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7930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7931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ed_20__28_var_29__20_7932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7933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7934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7935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7936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7937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7938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7939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7940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7941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ed_20__28_var_29__20_7942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7943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7944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7945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7946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7947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Dashed_20__28_var_29__20_7948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7949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7950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Dashed_20__28_var_29__20_7951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7952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" style:family="graphic">
      <style:graphic-properties draw:stroke="none" draw:stroke-dash="Dashed_20__28_var_29__20_7953" svg:stroke-width="0.041cm" svg:stroke-color="#52cc00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solid" draw:stroke-dash="Dashed_20__28_var_29__20_7954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7955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" style:family="graphic">
      <style:graphic-properties draw:stroke="none" draw:stroke-dash="Dashed_20__28_var_29__20_7956" svg:stroke-width="0.041cm" svg:stroke-color="#52cc00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3" style:family="graphic">
      <style:graphic-properties draw:stroke="none" draw:stroke-dash="Dashed_20__28_var_29__20_7957" svg:stroke-width="0.041cm" svg:stroke-color="#52cc00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7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4" style:family="graphic">
      <style:graphic-properties draw:stroke="solid" draw:stroke-dash="Dashed_20__28_var_29__20_7958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" style:family="graphic">
      <style:graphic-properties draw:stroke="solid" draw:stroke-dash="Dashed_20__28_var_29__20_7959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" style:family="graphic">
      <style:graphic-properties style:run-through="foreground"/>
    </style:style>
    <style:style style:name="gr107" style:family="graphic">
      <style:graphic-properties draw:stroke="solid" draw:stroke-dash="Dashed_20__28_var_29__20_657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658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658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658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658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ed_20__28_var_29__20_658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ed_20__28_var_29__20_658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ed_20__28_var_29__20_658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draw:stroke-dash="Dashed_20__28_var_29__20_658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draw:stroke-dash="Dashed_20__28_var_29__20_658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draw:stroke-dash="Dashed_20__28_var_29__20_658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ed_20__28_var_29__20_659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ed_20__28_var_29__20_659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ed_20__28_var_29__20_659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ed_20__28_var_29__20_659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ed_20__28_var_29__20_659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draw:stroke-dash="Dashed_20__28_var_29__20_659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ed_20__28_var_29__20_659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draw:stroke-dash="Dashed_20__28_var_29__20_659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none" draw:stroke-dash="Dashed_20__28_var_29__20_6598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57cm" fo:min-width="0.3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7" style:family="graphic">
      <style:graphic-properties draw:stroke="solid" draw:stroke-dash="Dashed_20__28_var_29__20_659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solid" draw:stroke-dash="Dashed_20__28_var_29__20_660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solid" draw:stroke-dash="Dashed_20__28_var_29__20_660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0" style:family="graphic">
      <style:graphic-properties draw:stroke="solid" draw:stroke-dash="Dashed_20__28_var_29__20_660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1" style:family="graphic">
      <style:graphic-properties draw:stroke="solid" draw:stroke-dash="Dashed_20__28_var_29__20_660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2" style:family="graphic">
      <style:graphic-properties draw:stroke="solid" draw:stroke-dash="Dashed_20__28_var_29__20_660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solid" draw:stroke-dash="Dashed_20__28_var_29__20_660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solid" draw:stroke-dash="Dashed_20__28_var_29__20_660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solid" draw:stroke-dash="Dashed_20__28_var_29__20_660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ed_20__28_var_29__20_660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draw:stroke-dash="Dashed_20__28_var_29__20_660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ed_20__28_var_29__20_661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661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661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661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661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ed_20__28_var_29__20_661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draw:stroke-dash="Dashed_20__28_var_29__20_661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661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draw:stroke-dash="Dashed_20__28_var_29__20_661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661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662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solid" draw:stroke-dash="Dashed_20__28_var_29__20_662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solid" draw:stroke-dash="Dashed_20__28_var_29__20_662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662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solid" draw:stroke-dash="Dashed_20__28_var_29__20_662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3" style:family="graphic">
      <style:graphic-properties draw:stroke="solid" draw:stroke-dash="Dashed_20__28_var_29__20_6625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>
      <style:graphic-properties draw:stroke="none" draw:stroke-dash="Dashed_20__28_var_29__20_6626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57cm" fo:min-width="0.3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5" style:family="graphic">
      <style:graphic-properties draw:stroke="none" draw:stroke-dash="Dashed_20__28_var_29__20_6627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59cm" fo:min-width="0.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6" style:family="graphic">
      <style:graphic-properties draw:stroke="none" draw:stroke-dash="Dashed_20__28_var_29__20_6628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57cm" fo:min-width="0.39cm" fo:padding-top="0cm" fo:padding-bottom="0.125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7" style:family="graphic">
      <style:graphic-properties draw:stroke="none" draw:stroke-dash="Dashed_20__28_var_29__20_6629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57cm" fo:min-width="0.3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8" style:family="graphic">
      <style:graphic-properties draw:stroke="solid" draw:stroke-dash="Dashed_20__28_var_29__20_663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9" style:family="graphic">
      <style:graphic-properties draw:stroke="solid" draw:stroke-dash="Dashed_20__28_var_29__20_663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663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solid" draw:stroke-dash="Dashed_20__28_var_29__20_663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2" style:family="graphic">
      <style:graphic-properties draw:stroke="solid" draw:stroke-dash="Dashed_20__28_var_29__20_663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663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solid" draw:stroke-dash="Dashed_20__28_var_29__20_663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5" style:family="graphic">
      <style:graphic-properties draw:stroke="solid" draw:stroke-dash="Dashed_20__28_var_29__20_663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663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solid" draw:stroke-dash="Dashed_20__28_var_29__20_663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solid" draw:stroke-dash="Dashed_20__28_var_29__20_664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solid" draw:stroke-dash="Dashed_20__28_var_29__20_664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solid" draw:stroke-dash="Dashed_20__28_var_29__20_664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664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664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solid" draw:stroke-dash="Dashed_20__28_var_29__20_664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4" style:family="graphic">
      <style:graphic-properties draw:stroke="solid" draw:stroke-dash="Dashed_20__28_var_29__20_664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solid" draw:stroke-dash="Dashed_20__28_var_29__20_664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6" style:family="graphic">
      <style:graphic-properties draw:stroke="solid" draw:stroke-dash="Dashed_20__28_var_29__20_6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664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draw:stroke-dash="Dashed_20__28_var_29__20_6650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9" style:family="graphic">
      <style:graphic-properties draw:stroke="solid" draw:stroke-dash="Dashed_20__28_var_29__20_6651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>
      <style:graphic-properties draw:stroke="solid" draw:stroke-dash="Dashed_20__28_var_29__20_665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draw:stroke-dash="Dashed_20__28_var_29__20_665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solid" draw:stroke-dash="Dashed_20__28_var_29__20_665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draw:stroke-dash="Dashed_20__28_var_29__20_665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665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solid" draw:stroke-dash="Dashed_20__28_var_29__20_665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665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665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solid" draw:stroke-dash="Dashed_20__28_var_29__20_666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9" style:family="graphic">
      <style:graphic-properties draw:stroke="solid" draw:stroke-dash="Dashed_20__28_var_29__20_666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666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solid" draw:stroke-dash="Dashed_20__28_var_29__20_666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666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666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666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solid" draw:stroke-dash="Dashed_20__28_var_29__20_666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draw:stroke-dash="Dashed_20__28_var_29__20_666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7" style:family="graphic">
      <style:graphic-properties draw:stroke="solid" draw:stroke-dash="Dashed_20__28_var_29__20_666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667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solid" draw:stroke-dash="Dashed_20__28_var_29__20_6671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0" style:family="graphic">
      <style:graphic-properties draw:stroke="solid" draw:stroke-dash="Dashed_20__28_var_29__20_6672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1" style:family="graphic">
      <style:graphic-properties draw:stroke="solid" draw:stroke-dash="Dashed_20__28_var_29__20_6673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2" style:family="graphic">
      <style:graphic-properties draw:stroke="solid" draw:stroke-dash="Dashed_20__28_var_29__20_667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3" style:family="graphic">
      <style:graphic-properties draw:stroke="solid" draw:stroke-dash="Dashed_20__28_var_29__20_667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4" style:family="graphic">
      <style:graphic-properties draw:stroke="solid" draw:stroke-dash="Dashed_20__28_var_29__20_667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5" style:family="graphic">
      <style:graphic-properties draw:stroke="solid" draw:stroke-dash="Dashed_20__28_var_29__20_667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6" style:family="graphic">
      <style:graphic-properties draw:stroke="solid" draw:stroke-dash="Dashed_20__28_var_29__20_667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7" style:family="graphic">
      <style:graphic-properties draw:stroke="solid" draw:stroke-dash="Dashed_20__28_var_29__20_667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8" style:family="graphic">
      <style:graphic-properties draw:stroke="solid" draw:stroke-dash="Dashed_20__28_var_29__20_668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9" style:family="graphic">
      <style:graphic-properties draw:stroke="solid" draw:stroke-dash="Dashed_20__28_var_29__20_668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0" style:family="graphic">
      <style:graphic-properties draw:stroke="solid" draw:stroke-dash="Dashed_20__28_var_29__20_668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1" style:family="graphic">
      <style:graphic-properties draw:stroke="solid" draw:stroke-dash="Dashed_20__28_var_29__20_668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2" style:family="graphic">
      <style:graphic-properties draw:stroke="solid" draw:stroke-dash="Dashed_20__28_var_29__20_668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3" style:family="graphic">
      <style:graphic-properties draw:stroke="solid" draw:stroke-dash="Dashed_20__28_var_29__20_668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4" style:family="graphic">
      <style:graphic-properties draw:stroke="solid" draw:stroke-dash="Dashed_20__28_var_29__20_668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5" style:family="graphic">
      <style:graphic-properties draw:stroke="solid" draw:stroke-dash="Dashed_20__28_var_29__20_668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6" style:family="graphic">
      <style:graphic-properties draw:stroke="solid" draw:stroke-dash="Dashed_20__28_var_29__20_668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solid" draw:stroke-dash="Dashed_20__28_var_29__20_668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8" style:family="graphic">
      <style:graphic-properties draw:stroke="solid" draw:stroke-dash="Dashed_20__28_var_29__20_669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9" style:family="graphic">
      <style:graphic-properties draw:stroke="solid" draw:stroke-dash="Dashed_20__28_var_29__20_669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0" style:family="graphic">
      <style:graphic-properties draw:stroke="solid" draw:stroke-dash="Dashed_20__28_var_29__20_669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1" style:family="graphic">
      <style:graphic-properties draw:stroke="solid" draw:stroke-dash="Dashed_20__28_var_29__20_6693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2" style:family="graphic">
      <style:graphic-properties draw:stroke="solid" draw:stroke-dash="Dashed_20__28_var_29__20_6694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24" style:family="graphic">
      <style:graphic-properties draw:stroke="solid" draw:stroke-dash="Dashed_20__28_var_29__20_74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5" style:family="graphic">
      <style:graphic-properties draw:stroke="solid" draw:stroke-dash="Dashed_20__28_var_29__20_74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6" style:family="graphic">
      <style:graphic-properties draw:stroke="solid" draw:stroke-dash="Dashed_20__28_var_29__20_74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7" style:family="graphic">
      <style:graphic-properties draw:stroke="solid" draw:stroke-dash="Dashed_20__28_var_29__20_74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8" style:family="graphic">
      <style:graphic-properties draw:stroke="solid" draw:stroke-dash="Dashed_20__28_var_29__20_60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9" style:family="graphic">
      <style:graphic-properties draw:stroke="solid" draw:stroke-dash="Dashed_20__28_var_29__20_60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0" style:family="graphic">
      <style:graphic-properties draw:stroke="solid" draw:stroke-dash="Dashed_20__28_var_29__20_60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1" style:family="graphic">
      <style:graphic-properties draw:stroke="solid" draw:stroke-dash="Dashed_20__28_var_29__20_60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2" style:family="graphic">
      <style:graphic-properties draw:stroke="solid" draw:stroke-dash="Dashed_20__28_var_29__20_60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3" style:family="graphic">
      <style:graphic-properties draw:stroke="solid" draw:stroke-dash="Dashed_20__28_var_29__20_60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4" style:family="graphic">
      <style:graphic-properties draw:stroke="solid" draw:stroke-dash="Dashed_20__28_var_29__20_60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5" style:family="graphic">
      <style:graphic-properties draw:stroke="solid" draw:stroke-dash="Dashed_20__28_var_29__20_60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6" style:family="graphic">
      <style:graphic-properties draw:stroke="solid" draw:stroke-dash="Dashed_20__28_var_29__20_60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7" style:family="graphic">
      <style:graphic-properties draw:stroke="solid" draw:stroke-dash="Dashed_20__28_var_29__20_60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8" style:family="graphic">
      <style:graphic-properties draw:stroke="solid" draw:stroke-dash="Dashed_20__28_var_29__20_60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9" style:family="graphic">
      <style:graphic-properties draw:stroke="solid" draw:stroke-dash="Dashed_20__28_var_29__20_60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0" style:family="graphic">
      <style:graphic-properties draw:stroke="solid" draw:stroke-dash="Dashed_20__28_var_29__20_60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1" style:family="graphic">
      <style:graphic-properties draw:stroke="solid" draw:stroke-dash="Dashed_20__28_var_29__20_60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2" style:family="graphic">
      <style:graphic-properties draw:stroke="solid" draw:stroke-dash="Dashed_20__28_var_29__20_60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3" style:family="graphic">
      <style:graphic-properties draw:stroke="solid" draw:stroke-dash="Dashed_20__28_var_29__20_60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4" style:family="graphic">
      <style:graphic-properties draw:stroke="solid" draw:stroke-dash="Dashed_20__28_var_29__20_60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5" style:family="graphic">
      <style:graphic-properties draw:stroke="solid" draw:stroke-dash="Dashed_20__28_var_29__20_60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6" style:family="graphic">
      <style:graphic-properties draw:stroke="solid" draw:stroke-dash="Dashed_20__28_var_29__20_60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7" style:family="graphic">
      <style:graphic-properties draw:stroke="solid" draw:stroke-dash="Dashed_20__28_var_29__20_60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8" style:family="graphic">
      <style:graphic-properties draw:stroke="solid" draw:stroke-dash="Dashed_20__28_var_29__20_74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9" style:family="graphic">
      <style:graphic-properties draw:stroke="solid" draw:stroke-dash="Dashed_20__28_var_29__20_74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0" style:family="graphic">
      <style:graphic-properties draw:stroke="solid" draw:stroke-dash="Dashed_20__28_var_29__20_74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1" style:family="graphic">
      <style:graphic-properties draw:stroke="solid" draw:stroke-dash="Dashed_20__28_var_29__20_74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2" style:family="graphic">
      <style:graphic-properties draw:stroke="solid" draw:stroke-dash="Dashed_20__28_var_29__20_74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3" style:family="graphic">
      <style:graphic-properties draw:stroke="solid" draw:stroke-dash="Dashed_20__28_var_29__20_74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4" style:family="graphic">
      <style:graphic-properties draw:stroke="solid" draw:stroke-dash="Dashed_20__28_var_29__20_60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5" style:family="graphic">
      <style:graphic-properties draw:stroke="solid" draw:stroke-dash="Dashed_20__28_var_29__20_60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6" style:family="graphic">
      <style:graphic-properties draw:stroke="solid" draw:stroke-dash="Dashed_20__28_var_29__20_60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7" style:family="graphic">
      <style:graphic-properties draw:stroke="solid" draw:stroke-dash="Dashed_20__28_var_29__20_60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8" style:family="graphic">
      <style:graphic-properties draw:stroke="solid" draw:stroke-dash="Dashed_20__28_var_29__20_60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9" style:family="graphic">
      <style:graphic-properties draw:stroke="solid" draw:stroke-dash="Dashed_20__28_var_29__20_60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0" style:family="graphic">
      <style:graphic-properties draw:stroke="solid" draw:stroke-dash="Dashed_20__28_var_29__20_60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1" style:family="graphic">
      <style:graphic-properties draw:stroke="solid" draw:stroke-dash="Dashed_20__28_var_29__20_60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2" style:family="graphic">
      <style:graphic-properties draw:stroke="solid" draw:stroke-dash="Dashed_20__28_var_29__20_60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3" style:family="graphic">
      <style:graphic-properties draw:stroke="solid" draw:stroke-dash="Dashed_20__28_var_29__20_60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4" style:family="graphic">
      <style:graphic-properties draw:stroke="solid" draw:stroke-dash="Dashed_20__28_var_29__20_60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5" style:family="graphic">
      <style:graphic-properties draw:stroke="solid" draw:stroke-dash="Dashed_20__28_var_29__20_60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6" style:family="graphic">
      <style:graphic-properties draw:stroke="solid" draw:stroke-dash="Dashed_20__28_var_29__20_60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7" style:family="graphic">
      <style:graphic-properties draw:stroke="solid" draw:stroke-dash="Dashed_20__28_var_29__20_60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8" style:family="graphic">
      <style:graphic-properties draw:stroke="solid" draw:stroke-dash="Dashed_20__28_var_29__20_60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9" style:family="graphic">
      <style:graphic-properties draw:stroke="solid" draw:stroke-dash="Dashed_20__28_var_29__20_60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0" style:family="graphic">
      <style:graphic-properties draw:stroke="solid" draw:stroke-dash="Dashed_20__28_var_29__20_60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1" style:family="graphic">
      <style:graphic-properties draw:stroke="solid" draw:stroke-dash="Dashed_20__28_var_29__20_60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2" style:family="graphic">
      <style:graphic-properties draw:stroke="solid" draw:stroke-dash="Dashed_20__28_var_29__20_60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3" style:family="graphic">
      <style:graphic-properties draw:stroke="solid" draw:stroke-dash="Dashed_20__28_var_29__20_60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4" style:family="graphic">
      <style:graphic-properties draw:stroke="solid" draw:stroke-dash="Dashed_20__28_var_29__20_60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5" style:family="graphic">
      <style:graphic-properties draw:stroke="solid" draw:stroke-dash="Dashed_20__28_var_29__20_60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6" style:family="graphic">
      <style:graphic-properties draw:stroke="solid" draw:stroke-dash="Dashed_20__28_var_29__20_60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7" style:family="graphic">
      <style:graphic-properties draw:stroke="solid" draw:stroke-dash="Dashed_20__28_var_29__20_60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8" style:family="graphic">
      <style:graphic-properties draw:stroke="solid" draw:stroke-dash="Dashed_20__28_var_29__20_60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9" style:family="graphic">
      <style:graphic-properties draw:stroke="solid" draw:stroke-dash="Dashed_20__28_var_29__20_60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0" style:family="graphic">
      <style:graphic-properties draw:stroke="solid" draw:stroke-dash="Dashed_20__28_var_29__20_60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1" style:family="graphic">
      <style:graphic-properties draw:stroke="solid" draw:stroke-dash="Dashed_20__28_var_29__20_60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2" style:family="graphic">
      <style:graphic-properties draw:stroke="solid" draw:stroke-dash="Dashed_20__28_var_29__20_60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3" style:family="graphic">
      <style:graphic-properties draw:stroke="solid" draw:stroke-dash="Dashed_20__28_var_29__20_60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4" style:family="graphic">
      <style:graphic-properties draw:stroke="solid" draw:stroke-dash="Dashed_20__28_var_29__20_60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5" style:family="graphic">
      <style:graphic-properties draw:stroke="solid" draw:stroke-dash="Dashed_20__28_var_29__20_60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6" style:family="graphic">
      <style:graphic-properties draw:stroke="solid" draw:stroke-dash="Dashed_20__28_var_29__20_60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7" style:family="graphic">
      <style:graphic-properties draw:stroke="solid" draw:stroke-dash="Dashed_20__28_var_29__20_60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8" style:family="graphic">
      <style:graphic-properties draw:stroke="solid" draw:stroke-dash="Dashed_20__28_var_29__20_60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9" style:family="graphic">
      <style:graphic-properties draw:stroke="solid" draw:stroke-dash="Dashed_20__28_var_29__20_60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0" style:family="graphic">
      <style:graphic-properties draw:stroke="solid" draw:stroke-dash="Dashed_20__28_var_29__20_60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1" style:family="graphic">
      <style:graphic-properties draw:stroke="solid" draw:stroke-dash="Dashed_20__28_var_29__20_60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2" style:family="graphic">
      <style:graphic-properties draw:stroke="solid" draw:stroke-dash="Dashed_20__28_var_29__20_60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3" style:family="graphic">
      <style:graphic-properties draw:stroke="solid" draw:stroke-dash="Dashed_20__28_var_29__20_60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4" style:family="graphic">
      <style:graphic-properties draw:stroke="solid" draw:stroke-dash="Dashed_20__28_var_29__20_60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5" style:family="graphic">
      <style:graphic-properties draw:stroke="solid" draw:stroke-dash="Dashed_20__28_var_29__20_60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6" style:family="graphic">
      <style:graphic-properties draw:stroke="solid" draw:stroke-dash="Dashed_20__28_var_29__20_60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7" style:family="graphic">
      <style:graphic-properties draw:stroke="solid" draw:stroke-dash="Dashed_20__28_var_29__20_60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8" style:family="graphic">
      <style:graphic-properties draw:stroke="solid" draw:stroke-dash="Dashed_20__28_var_29__20_60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9" style:family="graphic">
      <style:graphic-properties draw:stroke="solid" draw:stroke-dash="Dashed_20__28_var_29__20_60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0" style:family="graphic">
      <style:graphic-properties draw:stroke="solid" draw:stroke-dash="Dashed_20__28_var_29__20_60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1" style:family="graphic">
      <style:graphic-properties draw:stroke="solid" draw:stroke-dash="Dashed_20__28_var_29__20_60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2" style:family="graphic">
      <style:graphic-properties draw:stroke="solid" draw:stroke-dash="Dashed_20__28_var_29__20_61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3" style:family="graphic">
      <style:graphic-properties draw:stroke="solid" draw:stroke-dash="Dashed_20__28_var_29__20_61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4" style:family="graphic">
      <style:graphic-properties draw:stroke="solid" draw:stroke-dash="Dashed_20__28_var_29__20_61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5" style:family="graphic">
      <style:graphic-properties draw:stroke="solid" draw:stroke-dash="Dashed_20__28_var_29__20_61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6" style:family="graphic">
      <style:graphic-properties draw:stroke="solid" draw:stroke-dash="Dashed_20__28_var_29__20_61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7" style:family="graphic">
      <style:graphic-properties draw:stroke="solid" draw:stroke-dash="Dashed_20__28_var_29__20_61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8" style:family="graphic">
      <style:graphic-properties draw:stroke="solid" draw:stroke-dash="Dashed_20__28_var_29__20_61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9" style:family="graphic">
      <style:graphic-properties draw:stroke="solid" draw:stroke-dash="Dashed_20__28_var_29__20_61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0" style:family="graphic">
      <style:graphic-properties draw:stroke="solid" draw:stroke-dash="Dashed_20__28_var_29__20_61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1" style:family="graphic">
      <style:graphic-properties draw:stroke="solid" draw:stroke-dash="Dashed_20__28_var_29__20_61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2" style:family="graphic">
      <style:graphic-properties draw:stroke="solid" draw:stroke-dash="Dashed_20__28_var_29__20_61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3" style:family="graphic">
      <style:graphic-properties draw:stroke="solid" draw:stroke-dash="Dashed_20__28_var_29__20_61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4" style:family="graphic">
      <style:graphic-properties draw:stroke="solid" draw:stroke-dash="Dashed_20__28_var_29__20_61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5" style:family="graphic">
      <style:graphic-properties draw:stroke="solid" draw:stroke-dash="Dashed_20__28_var_29__20_61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6" style:family="graphic">
      <style:graphic-properties draw:stroke="solid" draw:stroke-dash="Dashed_20__28_var_29__20_611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7" style:family="graphic">
      <style:graphic-properties draw:stroke="solid" draw:stroke-dash="Dashed_20__28_var_29__20_611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8" style:family="graphic">
      <style:graphic-properties draw:stroke="solid" draw:stroke-dash="Dashed_20__28_var_29__20_611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9" style:family="graphic">
      <style:graphic-properties draw:stroke="solid" draw:stroke-dash="Dashed_20__28_var_29__20_61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0" style:family="graphic">
      <style:graphic-properties draw:stroke="solid" draw:stroke-dash="Dashed_20__28_var_29__20_61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1" style:family="graphic">
      <style:graphic-properties draw:stroke="solid" draw:stroke-dash="Dashed_20__28_var_29__20_611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2" style:family="graphic">
      <style:graphic-properties draw:stroke="solid" draw:stroke-dash="Dashed_20__28_var_29__20_61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3" style:family="graphic">
      <style:graphic-properties draw:stroke="solid" draw:stroke-dash="Dashed_20__28_var_29__20_61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4" style:family="graphic">
      <style:graphic-properties draw:stroke="solid" draw:stroke-dash="Dashed_20__28_var_29__20_61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5" style:family="graphic">
      <style:graphic-properties draw:stroke="solid" draw:stroke-dash="Dashed_20__28_var_29__20_61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6" style:family="graphic">
      <style:graphic-properties draw:stroke="solid" draw:stroke-dash="Dashed_20__28_var_29__20_61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7" style:family="graphic">
      <style:graphic-properties draw:stroke="solid" draw:stroke-dash="Dashed_20__28_var_29__20_61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8" style:family="graphic">
      <style:graphic-properties draw:stroke="solid" draw:stroke-dash="Dashed_20__28_var_29__20_61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9" style:family="graphic">
      <style:graphic-properties draw:stroke="solid" draw:stroke-dash="Dashed_20__28_var_29__20_61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0" style:family="graphic">
      <style:graphic-properties draw:stroke="solid" draw:stroke-dash="Dashed_20__28_var_29__20_61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1" style:family="graphic">
      <style:graphic-properties draw:stroke="solid" draw:stroke-dash="Dashed_20__28_var_29__20_61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2" style:family="graphic">
      <style:graphic-properties draw:stroke="solid" draw:stroke-dash="Dashed_20__28_var_29__20_61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3" style:family="graphic">
      <style:graphic-properties draw:stroke="solid" draw:stroke-dash="Dashed_20__28_var_29__20_61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4" style:family="graphic">
      <style:graphic-properties draw:stroke="solid" draw:stroke-dash="Dashed_20__28_var_29__20_61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5" style:family="graphic">
      <style:graphic-properties draw:stroke="solid" draw:stroke-dash="Dashed_20__28_var_29__20_61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6" style:family="graphic">
      <style:graphic-properties draw:stroke="solid" draw:stroke-dash="Dashed_20__28_var_29__20_61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7" style:family="graphic">
      <style:graphic-properties draw:stroke="solid" draw:stroke-dash="Dashed_20__28_var_29__20_61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8" style:family="graphic">
      <style:graphic-properties draw:stroke="solid" draw:stroke-dash="Dashed_20__28_var_29__20_61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9" style:family="graphic">
      <style:graphic-properties draw:stroke="solid" draw:stroke-dash="Dashed_20__28_var_29__20_61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0" style:family="graphic">
      <style:graphic-properties draw:stroke="solid" draw:stroke-dash="Dashed_20__28_var_29__20_61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1" style:family="graphic">
      <style:graphic-properties draw:stroke="solid" draw:stroke-dash="Dashed_20__28_var_29__20_61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2" style:family="graphic">
      <style:graphic-properties draw:stroke="solid" draw:stroke-dash="Dashed_20__28_var_29__20_61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3" style:family="graphic">
      <style:graphic-properties draw:stroke="solid" draw:stroke-dash="Dashed_20__28_var_29__20_61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4" style:family="graphic">
      <style:graphic-properties draw:stroke="solid" draw:stroke-dash="Dashed_20__28_var_29__20_61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5" style:family="graphic">
      <style:graphic-properties draw:stroke="solid" draw:stroke-dash="Dashed_20__28_var_29__20_61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6" style:family="graphic">
      <style:graphic-properties draw:stroke="solid" draw:stroke-dash="Dashed_20__28_var_29__20_61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7" style:family="graphic">
      <style:graphic-properties draw:stroke="solid" draw:stroke-dash="Dashed_20__28_var_29__20_61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8" style:family="graphic">
      <style:graphic-properties draw:stroke="solid" draw:stroke-dash="Dashed_20__28_var_29__20_61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9" style:family="graphic">
      <style:graphic-properties draw:stroke="solid" draw:stroke-dash="Dashed_20__28_var_29__20_61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0" style:family="graphic">
      <style:graphic-properties draw:stroke="solid" draw:stroke-dash="Dashed_20__28_var_29__20_614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1" style:family="graphic">
      <style:graphic-properties draw:stroke="solid" draw:stroke-dash="Dashed_20__28_var_29__20_61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2" style:family="graphic">
      <style:graphic-properties draw:stroke="solid" draw:stroke-dash="Dashed_20__28_var_29__20_615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3" style:family="graphic">
      <style:graphic-properties draw:stroke="solid" draw:stroke-dash="Dashed_20__28_var_29__20_615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4" style:family="graphic">
      <style:graphic-properties draw:stroke="solid" draw:stroke-dash="Dashed_20__28_var_29__20_61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5" style:family="graphic">
      <style:graphic-properties draw:stroke="solid" draw:stroke-dash="Dashed_20__28_var_29__20_61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6" style:family="graphic">
      <style:graphic-properties draw:stroke="solid" draw:stroke-dash="Dashed_20__28_var_29__20_61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7" style:family="graphic">
      <style:graphic-properties draw:stroke="solid" draw:stroke-dash="Dashed_20__28_var_29__20_61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8" style:family="graphic">
      <style:graphic-properties draw:stroke="solid" draw:stroke-dash="Dashed_20__28_var_29__20_61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9" style:family="graphic">
      <style:graphic-properties draw:stroke="solid" draw:stroke-dash="Dashed_20__28_var_29__20_61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0" style:family="graphic">
      <style:graphic-properties draw:stroke="solid" draw:stroke-dash="Dashed_20__28_var_29__20_61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1" style:family="graphic">
      <style:graphic-properties draw:stroke="solid" draw:stroke-dash="Dashed_20__28_var_29__20_61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2" style:family="graphic">
      <style:graphic-properties draw:stroke="solid" draw:stroke-dash="Dashed_20__28_var_29__20_61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3" style:family="graphic">
      <style:graphic-properties draw:stroke="solid" draw:stroke-dash="Dashed_20__28_var_29__20_61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4" style:family="graphic">
      <style:graphic-properties draw:stroke="solid" draw:stroke-dash="Dashed_20__28_var_29__20_61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5" style:family="graphic">
      <style:graphic-properties draw:stroke="solid" draw:stroke-dash="Dashed_20__28_var_29__20_61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6" style:family="graphic">
      <style:graphic-properties draw:stroke="solid" draw:stroke-dash="Dashed_20__28_var_29__20_61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7" style:family="graphic">
      <style:graphic-properties draw:stroke="solid" draw:stroke-dash="Dashed_20__28_var_29__20_61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8" style:family="graphic">
      <style:graphic-properties draw:stroke="solid" draw:stroke-dash="Dashed_20__28_var_29__20_61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9" style:family="graphic">
      <style:graphic-properties draw:stroke="solid" draw:stroke-dash="Dashed_20__28_var_29__20_61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0" style:family="graphic">
      <style:graphic-properties draw:stroke="solid" draw:stroke-dash="Dashed_20__28_var_29__20_61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1" style:family="graphic">
      <style:graphic-properties draw:stroke="solid" draw:stroke-dash="Dashed_20__28_var_29__20_61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2" style:family="graphic">
      <style:graphic-properties draw:stroke="solid" draw:stroke-dash="Dashed_20__28_var_29__20_61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3" style:family="graphic">
      <style:graphic-properties draw:stroke="solid" draw:stroke-dash="Dashed_20__28_var_29__20_61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4" style:family="graphic">
      <style:graphic-properties draw:stroke="solid" draw:stroke-dash="Dashed_20__28_var_29__20_61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5" style:family="graphic">
      <style:graphic-properties draw:stroke="solid" draw:stroke-dash="Dashed_20__28_var_29__20_61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6" style:family="graphic">
      <style:graphic-properties draw:stroke="solid" draw:stroke-dash="Dashed_20__28_var_29__20_61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7" style:family="graphic">
      <style:graphic-properties draw:stroke="solid" draw:stroke-dash="Dashed_20__28_var_29__20_61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8" style:family="graphic">
      <style:graphic-properties draw:stroke="solid" draw:stroke-dash="Dashed_20__28_var_29__20_61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9" style:family="graphic">
      <style:graphic-properties draw:stroke="solid" draw:stroke-dash="Dashed_20__28_var_29__20_61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0" style:family="graphic">
      <style:graphic-properties draw:stroke="solid" draw:stroke-dash="Dashed_20__28_var_29__20_61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1" style:family="graphic">
      <style:graphic-properties draw:stroke="solid" draw:stroke-dash="Dashed_20__28_var_29__20_61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2" style:family="graphic">
      <style:graphic-properties draw:stroke="solid" draw:stroke-dash="Dashed_20__28_var_29__20_61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3" style:family="graphic">
      <style:graphic-properties draw:stroke="solid" draw:stroke-dash="Dashed_20__28_var_29__20_61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4" style:family="graphic">
      <style:graphic-properties draw:stroke="solid" draw:stroke-dash="Dashed_20__28_var_29__20_61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5" style:family="graphic">
      <style:graphic-properties draw:stroke="solid" draw:stroke-dash="Dashed_20__28_var_29__20_61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6" style:family="graphic">
      <style:graphic-properties draw:stroke="solid" draw:stroke-dash="Dashed_20__28_var_29__20_61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7" style:family="graphic">
      <style:graphic-properties draw:stroke="solid" draw:stroke-dash="Dashed_20__28_var_29__20_61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8" style:family="graphic">
      <style:graphic-properties draw:stroke="solid" draw:stroke-dash="Dashed_20__28_var_29__20_61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9" style:family="graphic">
      <style:graphic-properties draw:stroke="solid" draw:stroke-dash="Dashed_20__28_var_29__20_61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0" style:family="graphic">
      <style:graphic-properties draw:stroke="solid" draw:stroke-dash="Dashed_20__28_var_29__20_61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1" style:family="graphic">
      <style:graphic-properties draw:stroke="solid" draw:stroke-dash="Dashed_20__28_var_29__20_61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2" style:family="graphic">
      <style:graphic-properties draw:stroke="solid" draw:stroke-dash="Dashed_20__28_var_29__20_61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3" style:family="graphic">
      <style:graphic-properties draw:stroke="solid" draw:stroke-dash="Dashed_20__28_var_29__20_61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4" style:family="graphic">
      <style:graphic-properties draw:stroke="solid" draw:stroke-dash="Dashed_20__28_var_29__20_61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5" style:family="graphic">
      <style:graphic-properties draw:stroke="solid" draw:stroke-dash="Dashed_20__28_var_29__20_61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6" style:family="graphic">
      <style:graphic-properties draw:stroke="solid" draw:stroke-dash="Dashed_20__28_var_29__20_61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7" style:family="graphic">
      <style:graphic-properties draw:stroke="solid" draw:stroke-dash="Dashed_20__28_var_29__20_61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8" style:family="graphic">
      <style:graphic-properties draw:stroke="solid" draw:stroke-dash="Dashed_20__28_var_29__20_61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9" style:family="graphic">
      <style:graphic-properties draw:stroke="solid" draw:stroke-dash="Dashed_20__28_var_29__20_61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0" style:family="graphic">
      <style:graphic-properties draw:stroke="solid" draw:stroke-dash="Dashed_20__28_var_29__20_61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1" style:family="graphic">
      <style:graphic-properties draw:stroke="solid" draw:stroke-dash="Dashed_20__28_var_29__20_61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2" style:family="graphic">
      <style:graphic-properties draw:stroke="solid" draw:stroke-dash="Dashed_20__28_var_29__20_62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3" style:family="graphic">
      <style:graphic-properties draw:stroke="solid" draw:stroke-dash="Dashed_20__28_var_29__20_62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4" style:family="graphic">
      <style:graphic-properties draw:stroke="solid" draw:stroke-dash="Dashed_20__28_var_29__20_62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5" style:family="graphic">
      <style:graphic-properties draw:stroke="solid" draw:stroke-dash="Dashed_20__28_var_29__20_62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6" style:family="graphic">
      <style:graphic-properties draw:stroke="solid" draw:stroke-dash="Dashed_20__28_var_29__20_62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7" style:family="graphic">
      <style:graphic-properties draw:stroke="solid" draw:stroke-dash="Dashed_20__28_var_29__20_62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8" style:family="graphic">
      <style:graphic-properties draw:stroke="solid" draw:stroke-dash="Dashed_20__28_var_29__20_62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9" style:family="graphic">
      <style:graphic-properties draw:stroke="solid" draw:stroke-dash="Dashed_20__28_var_29__20_62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0" style:family="graphic">
      <style:graphic-properties draw:stroke="solid" draw:stroke-dash="Dashed_20__28_var_29__20_62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1" style:family="graphic">
      <style:graphic-properties draw:stroke="solid" draw:stroke-dash="Dashed_20__28_var_29__20_62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2" style:family="graphic">
      <style:graphic-properties draw:stroke="solid" draw:stroke-dash="Dashed_20__28_var_29__20_62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3" style:family="graphic">
      <style:graphic-properties draw:stroke="solid" draw:stroke-dash="Dashed_20__28_var_29__20_62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4" style:family="graphic">
      <style:graphic-properties draw:stroke="solid" draw:stroke-dash="Dashed_20__28_var_29__20_62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5" style:family="graphic">
      <style:graphic-properties draw:stroke="solid" draw:stroke-dash="Dashed_20__28_var_29__20_62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6" style:family="graphic">
      <style:graphic-properties draw:stroke="solid" draw:stroke-dash="Dashed_20__28_var_29__20_621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7" style:family="graphic">
      <style:graphic-properties draw:stroke="solid" draw:stroke-dash="Dashed_20__28_var_29__20_621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8" style:family="graphic">
      <style:graphic-properties draw:stroke="solid" draw:stroke-dash="Dashed_20__28_var_29__20_621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9" style:family="graphic">
      <style:graphic-properties draw:stroke="solid" draw:stroke-dash="Dashed_20__28_var_29__20_62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0" style:family="graphic">
      <style:graphic-properties draw:stroke="solid" draw:stroke-dash="Dashed_20__28_var_29__20_62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1" style:family="graphic">
      <style:graphic-properties draw:stroke="solid" draw:stroke-dash="Dashed_20__28_var_29__20_621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2" style:family="graphic">
      <style:graphic-properties draw:stroke="solid" draw:stroke-dash="Dashed_20__28_var_29__20_62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3" style:family="graphic">
      <style:graphic-properties draw:stroke="solid" draw:stroke-dash="Dashed_20__28_var_29__20_62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4" style:family="graphic">
      <style:graphic-properties draw:stroke="solid" draw:stroke-dash="Dashed_20__28_var_29__20_62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5" style:family="graphic">
      <style:graphic-properties draw:stroke="solid" draw:stroke-dash="Dashed_20__28_var_29__20_62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6" style:family="graphic">
      <style:graphic-properties draw:stroke="solid" draw:stroke-dash="Dashed_20__28_var_29__20_62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7" style:family="graphic">
      <style:graphic-properties draw:stroke="solid" draw:stroke-dash="Dashed_20__28_var_29__20_62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8" style:family="graphic">
      <style:graphic-properties draw:stroke="solid" draw:stroke-dash="Dashed_20__28_var_29__20_62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9" style:family="graphic">
      <style:graphic-properties draw:stroke="solid" draw:stroke-dash="Dashed_20__28_var_29__20_62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0" style:family="graphic">
      <style:graphic-properties draw:stroke="solid" draw:stroke-dash="Dashed_20__28_var_29__20_62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1" style:family="graphic">
      <style:graphic-properties draw:stroke="solid" draw:stroke-dash="Dashed_20__28_var_29__20_62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2" style:family="graphic">
      <style:graphic-properties draw:stroke="solid" draw:stroke-dash="Dashed_20__28_var_29__20_62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3" style:family="graphic">
      <style:graphic-properties draw:stroke="solid" draw:stroke-dash="Dashed_20__28_var_29__20_62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4" style:family="graphic">
      <style:graphic-properties draw:stroke="solid" draw:stroke-dash="Dashed_20__28_var_29__20_62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5" style:family="graphic">
      <style:graphic-properties draw:stroke="solid" draw:stroke-dash="Dashed_20__28_var_29__20_62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6" style:family="graphic">
      <style:graphic-properties draw:stroke="solid" draw:stroke-dash="Dashed_20__28_var_29__20_62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7" style:family="graphic">
      <style:graphic-properties draw:stroke="solid" draw:stroke-dash="Dashed_20__28_var_29__20_62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8" style:family="graphic">
      <style:graphic-properties draw:stroke="solid" draw:stroke-dash="Dashed_20__28_var_29__20_62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9" style:family="graphic">
      <style:graphic-properties draw:stroke="solid" draw:stroke-dash="Dashed_20__28_var_29__20_62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0" style:family="graphic">
      <style:graphic-properties draw:stroke="solid" draw:stroke-dash="Dashed_20__28_var_29__20_62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1" style:family="graphic">
      <style:graphic-properties draw:stroke="solid" draw:stroke-dash="Dashed_20__28_var_29__20_62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2" style:family="graphic">
      <style:graphic-properties draw:stroke="solid" draw:stroke-dash="Dashed_20__28_var_29__20_62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3" style:family="graphic">
      <style:graphic-properties draw:stroke="solid" draw:stroke-dash="Dashed_20__28_var_29__20_62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4" style:family="graphic">
      <style:graphic-properties draw:stroke="solid" draw:stroke-dash="Dashed_20__28_var_29__20_62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5" style:family="graphic">
      <style:graphic-properties draw:stroke="solid" draw:stroke-dash="Dashed_20__28_var_29__20_62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6" style:family="graphic">
      <style:graphic-properties draw:stroke="solid" draw:stroke-dash="Dashed_20__28_var_29__20_62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7" style:family="graphic">
      <style:graphic-properties draw:stroke="solid" draw:stroke-dash="Dashed_20__28_var_29__20_62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8" style:family="graphic">
      <style:graphic-properties draw:stroke="solid" draw:stroke-dash="Dashed_20__28_var_29__20_62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9" style:family="graphic">
      <style:graphic-properties draw:stroke="solid" draw:stroke-dash="Dashed_20__28_var_29__20_62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0" style:family="graphic">
      <style:graphic-properties draw:stroke="solid" draw:stroke-dash="Dashed_20__28_var_29__20_74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1" style:family="graphic">
      <style:graphic-properties draw:stroke="solid" draw:stroke-dash="Dashed_20__28_var_29__20_74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2" style:family="graphic">
      <style:graphic-properties draw:stroke="solid" draw:stroke-dash="Dashed_20__28_var_29__20_74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3" style:family="graphic">
      <style:graphic-properties draw:stroke="solid" draw:stroke-dash="Dashed_20__28_var_29__20_74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4" style:family="graphic">
      <style:graphic-properties draw:stroke="solid" draw:stroke-dash="Dashed_20__28_var_29__20_74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5" style:family="graphic">
      <style:graphic-properties draw:stroke="solid" draw:stroke-dash="Dashed_20__28_var_29__20_74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6" style:family="graphic">
      <style:graphic-properties draw:stroke="solid" draw:stroke-dash="Dashed_20__28_var_29__20_74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7" style:family="graphic">
      <style:graphic-properties draw:stroke="solid" draw:stroke-dash="Dashed_20__28_var_29__20_74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8" style:family="graphic">
      <style:graphic-properties draw:stroke="solid" draw:stroke-dash="Dashed_20__28_var_29__20_74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9" style:family="graphic">
      <style:graphic-properties draw:stroke="solid" draw:stroke-dash="Dashed_20__28_var_29__20_74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0" style:family="graphic">
      <style:graphic-properties draw:stroke="solid" draw:stroke-dash="Dashed_20__28_var_29__20_74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1" style:family="graphic">
      <style:graphic-properties draw:stroke="solid" draw:stroke-dash="Dashed_20__28_var_29__20_74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2" style:family="graphic">
      <style:graphic-properties draw:stroke="solid" draw:stroke-dash="Dashed_20__28_var_29__20_74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3" style:family="graphic">
      <style:graphic-properties draw:stroke="solid" draw:stroke-dash="Dashed_20__28_var_29__20_74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4" style:family="graphic">
      <style:graphic-properties draw:stroke="solid" draw:stroke-dash="Dashed_20__28_var_29__20_62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5" style:family="graphic">
      <style:graphic-properties draw:stroke="solid" draw:stroke-dash="Dashed_20__28_var_29__20_62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6" style:family="graphic">
      <style:graphic-properties draw:stroke="solid" draw:stroke-dash="Dashed_20__28_var_29__20_62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7" style:family="graphic">
      <style:graphic-properties draw:stroke="solid" draw:stroke-dash="Dashed_20__28_var_29__20_62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8" style:family="graphic">
      <style:graphic-properties draw:stroke="solid" draw:stroke-dash="Dashed_20__28_var_29__20_62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9" style:family="graphic">
      <style:graphic-properties draw:stroke="solid" draw:stroke-dash="Dashed_20__28_var_29__20_62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0" style:family="graphic">
      <style:graphic-properties draw:stroke="solid" draw:stroke-dash="Dashed_20__28_var_29__20_62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1" style:family="graphic">
      <style:graphic-properties draw:stroke="solid" draw:stroke-dash="Dashed_20__28_var_29__20_62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2" style:family="graphic">
      <style:graphic-properties draw:stroke="solid" draw:stroke-dash="Dashed_20__28_var_29__20_62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3" style:family="graphic">
      <style:graphic-properties draw:stroke="solid" draw:stroke-dash="Dashed_20__28_var_29__20_62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4" style:family="graphic">
      <style:graphic-properties draw:stroke="solid" draw:stroke-dash="Dashed_20__28_var_29__20_62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5" style:family="graphic">
      <style:graphic-properties draw:stroke="solid" draw:stroke-dash="Dashed_20__28_var_29__20_62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6" style:family="graphic">
      <style:graphic-properties draw:stroke="solid" draw:stroke-dash="Dashed_20__28_var_29__20_62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7" style:family="graphic">
      <style:graphic-properties draw:stroke="solid" draw:stroke-dash="Dashed_20__28_var_29__20_62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8" style:family="graphic">
      <style:graphic-properties draw:stroke="solid" draw:stroke-dash="Dashed_20__28_var_29__20_62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9" style:family="graphic">
      <style:graphic-properties draw:stroke="solid" draw:stroke-dash="Dashed_20__28_var_29__20_62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0" style:family="graphic">
      <style:graphic-properties draw:stroke="solid" draw:stroke-dash="Dashed_20__28_var_29__20_62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1" style:family="graphic">
      <style:graphic-properties draw:stroke="solid" draw:stroke-dash="Dashed_20__28_var_29__20_62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2" style:family="graphic">
      <style:graphic-properties draw:stroke="solid" draw:stroke-dash="Dashed_20__28_var_29__20_62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3" style:family="graphic">
      <style:graphic-properties draw:stroke="solid" draw:stroke-dash="Dashed_20__28_var_29__20_62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4" style:family="graphic">
      <style:graphic-properties draw:stroke="solid" draw:stroke-dash="Dashed_20__28_var_29__20_62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5" style:family="graphic">
      <style:graphic-properties draw:stroke="solid" draw:stroke-dash="Dashed_20__28_var_29__20_62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6" style:family="graphic">
      <style:graphic-properties draw:stroke="solid" draw:stroke-dash="Dashed_20__28_var_29__20_62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7" style:family="graphic">
      <style:graphic-properties draw:stroke="solid" draw:stroke-dash="Dashed_20__28_var_29__20_62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8" style:family="graphic">
      <style:graphic-properties draw:stroke="solid" draw:stroke-dash="Dashed_20__28_var_29__20_62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9" style:family="graphic">
      <style:graphic-properties draw:stroke="solid" draw:stroke-dash="Dashed_20__28_var_29__20_62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0" style:family="graphic">
      <style:graphic-properties draw:stroke="solid" draw:stroke-dash="Dashed_20__28_var_29__20_62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1" style:family="graphic">
      <style:graphic-properties draw:stroke="solid" draw:stroke-dash="Dashed_20__28_var_29__20_62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2" style:family="graphic">
      <style:graphic-properties draw:stroke="solid" draw:stroke-dash="Dashed_20__28_var_29__20_62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3" style:family="graphic">
      <style:graphic-properties draw:stroke="solid" draw:stroke-dash="Dashed_20__28_var_29__20_62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4" style:family="graphic">
      <style:graphic-properties draw:stroke="solid" draw:stroke-dash="Dashed_20__28_var_29__20_62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5" style:family="graphic">
      <style:graphic-properties draw:stroke="solid" draw:stroke-dash="Dashed_20__28_var_29__20_62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6" style:family="graphic">
      <style:graphic-properties draw:stroke="solid" draw:stroke-dash="Dashed_20__28_var_29__20_62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7" style:family="graphic">
      <style:graphic-properties draw:stroke="solid" draw:stroke-dash="Dashed_20__28_var_29__20_62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8" style:family="graphic">
      <style:graphic-properties draw:stroke="solid" draw:stroke-dash="Dashed_20__28_var_29__20_62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9" style:family="graphic">
      <style:graphic-properties draw:stroke="solid" draw:stroke-dash="Dashed_20__28_var_29__20_62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0" style:family="graphic">
      <style:graphic-properties draw:stroke="solid" draw:stroke-dash="Dashed_20__28_var_29__20_62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1" style:family="graphic">
      <style:graphic-properties draw:stroke="solid" draw:stroke-dash="Dashed_20__28_var_29__20_62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2" style:family="graphic">
      <style:graphic-properties draw:stroke="solid" draw:stroke-dash="Dashed_20__28_var_29__20_63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3" style:family="graphic">
      <style:graphic-properties draw:stroke="solid" draw:stroke-dash="Dashed_20__28_var_29__20_63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4" style:family="graphic">
      <style:graphic-properties draw:stroke="solid" draw:stroke-dash="Dashed_20__28_var_29__20_63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5" style:family="graphic">
      <style:graphic-properties draw:stroke="solid" draw:stroke-dash="Dashed_20__28_var_29__20_63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6" style:family="graphic">
      <style:graphic-properties draw:stroke="solid" draw:stroke-dash="Dashed_20__28_var_29__20_63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7" style:family="graphic">
      <style:graphic-properties draw:stroke="solid" draw:stroke-dash="Dashed_20__28_var_29__20_63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8" style:family="graphic">
      <style:graphic-properties draw:stroke="solid" draw:stroke-dash="Dashed_20__28_var_29__20_63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9" style:family="graphic">
      <style:graphic-properties draw:stroke="solid" draw:stroke-dash="Dashed_20__28_var_29__20_63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0" style:family="graphic">
      <style:graphic-properties draw:stroke="solid" draw:stroke-dash="Dashed_20__28_var_29__20_63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1" style:family="graphic">
      <style:graphic-properties draw:stroke="solid" draw:stroke-dash="Dashed_20__28_var_29__20_63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2" style:family="graphic">
      <style:graphic-properties draw:stroke="solid" draw:stroke-dash="Dashed_20__28_var_29__20_63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3" style:family="graphic">
      <style:graphic-properties draw:stroke="solid" draw:stroke-dash="Dashed_20__28_var_29__20_63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4" style:family="graphic">
      <style:graphic-properties draw:stroke="solid" draw:stroke-dash="Dashed_20__28_var_29__20_63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5" style:family="graphic">
      <style:graphic-properties draw:stroke="solid" draw:stroke-dash="Dashed_20__28_var_29__20_63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6" style:family="graphic">
      <style:graphic-properties draw:stroke="none" draw:stroke-dash="Dashed_20__28_var_29__20_631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17" style:family="graphic">
      <style:graphic-properties draw:stroke="none" draw:stroke-dash="Dashed_20__28_var_29__20_631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18" style:family="graphic">
      <style:graphic-properties draw:stroke="none" draw:stroke-dash="Dashed_20__28_var_29__20_631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28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19" style:family="graphic">
      <style:graphic-properties draw:stroke="none" draw:stroke-dash="Dashed_20__28_var_29__20_631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0" style:family="graphic">
      <style:graphic-properties draw:stroke="none" draw:stroke-dash="Dashed_20__28_var_29__20_631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1" style:family="graphic">
      <style:graphic-properties draw:stroke="none" draw:stroke-dash="Dashed_20__28_var_29__20_631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2" style:family="graphic">
      <style:graphic-properties draw:stroke="none" draw:stroke-dash="Dashed_20__28_var_29__20_632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3" style:family="graphic">
      <style:graphic-properties draw:stroke="none" draw:stroke-dash="Dashed_20__28_var_29__20_632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4" style:family="graphic">
      <style:graphic-properties draw:stroke="none" draw:stroke-dash="Dashed_20__28_var_29__20_632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2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5" style:family="graphic">
      <style:graphic-properties draw:stroke="none" draw:stroke-dash="Dashed_20__28_var_29__20_63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6" style:family="graphic">
      <style:graphic-properties draw:stroke="none" draw:stroke-dash="Dashed_20__28_var_29__20_632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661cm" fo:min-width="0.3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7" style:family="graphic">
      <style:graphic-properties draw:stroke="none" draw:stroke-dash="Dashed_20__28_var_29__20_632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8" style:family="graphic">
      <style:graphic-properties draw:stroke="none" draw:stroke-dash="Dashed_20__28_var_29__20_632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661cm" fo:min-width="0.4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9" style:family="graphic">
      <style:graphic-properties draw:stroke="solid" draw:stroke-dash="Dashed_20__28_var_29__20_64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0" style:family="graphic">
      <style:graphic-properties draw:stroke="solid" draw:stroke-dash="Dashed_20__28_var_29__20_64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1" style:family="graphic">
      <style:graphic-properties draw:stroke="solid" draw:stroke-dash="Dashed_20__28_var_29__20_64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2" style:family="graphic">
      <style:graphic-properties draw:stroke="solid" draw:stroke-dash="Dashed_20__28_var_29__20_64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3" style:family="graphic">
      <style:graphic-properties draw:stroke="solid" draw:stroke-dash="Dashed_20__28_var_29__20_64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4" style:family="graphic">
      <style:graphic-properties draw:stroke="solid" draw:stroke-dash="Dashed_20__28_var_29__20_64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5" style:family="graphic">
      <style:graphic-properties draw:stroke="solid" draw:stroke-dash="Dashed_20__28_var_29__20_64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6" style:family="graphic">
      <style:graphic-properties draw:stroke="solid" draw:stroke-dash="Dashed_20__28_var_29__20_64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7" style:family="graphic">
      <style:graphic-properties draw:stroke="solid" draw:stroke-dash="Dashed_20__28_var_29__20_64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8" style:family="graphic">
      <style:graphic-properties draw:stroke="solid" draw:stroke-dash="Dashed_20__28_var_29__20_64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9" style:family="graphic">
      <style:graphic-properties draw:stroke="solid" draw:stroke-dash="Dashed_20__28_var_29__20_64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0" style:family="graphic">
      <style:graphic-properties draw:stroke="solid" draw:stroke-dash="Dashed_20__28_var_29__20_64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1" style:family="graphic">
      <style:graphic-properties draw:stroke="solid" draw:stroke-dash="Dashed_20__28_var_29__20_64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2" style:family="graphic">
      <style:graphic-properties draw:stroke="solid" draw:stroke-dash="Dashed_20__28_var_29__20_64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3" style:family="graphic">
      <style:graphic-properties draw:stroke="solid" draw:stroke-dash="Dashed_20__28_var_29__20_64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4" style:family="graphic">
      <style:graphic-properties draw:stroke="solid" draw:stroke-dash="Dashed_20__28_var_29__20_64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5" style:family="graphic">
      <style:graphic-properties draw:stroke="solid" draw:stroke-dash="Dashed_20__28_var_29__20_64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6" style:family="graphic">
      <style:graphic-properties draw:stroke="solid" draw:stroke-dash="Dashed_20__28_var_29__20_64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7" style:family="graphic">
      <style:graphic-properties draw:stroke="solid" draw:stroke-dash="Dashed_20__28_var_29__20_64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8" style:family="graphic">
      <style:graphic-properties draw:stroke="solid" draw:stroke-dash="Dashed_20__28_var_29__20_64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9" style:family="graphic">
      <style:graphic-properties draw:stroke="solid" draw:stroke-dash="Dashed_20__28_var_29__20_64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0" style:family="graphic">
      <style:graphic-properties draw:stroke="solid" draw:stroke-dash="Dashed_20__28_var_29__20_64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1" style:family="graphic">
      <style:graphic-properties draw:stroke="solid" draw:stroke-dash="Dashed_20__28_var_29__20_64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2" style:family="graphic">
      <style:graphic-properties draw:stroke="solid" draw:stroke-dash="Dashed_20__28_var_29__20_64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3" style:family="graphic">
      <style:graphic-properties draw:stroke="solid" draw:stroke-dash="Dashed_20__28_var_29__20_64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4" style:family="graphic">
      <style:graphic-properties draw:stroke="solid" draw:stroke-dash="Dashed_20__28_var_29__20_64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5" style:family="graphic">
      <style:graphic-properties draw:stroke="solid" draw:stroke-dash="Dashed_20__28_var_29__20_64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6" style:family="graphic">
      <style:graphic-properties draw:stroke="solid" draw:stroke-dash="Dashed_20__28_var_29__20_64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7" style:family="graphic">
      <style:graphic-properties draw:stroke="solid" draw:stroke-dash="Dashed_20__28_var_29__20_64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8" style:family="graphic">
      <style:graphic-properties draw:stroke="solid" draw:stroke-dash="Dashed_20__28_var_29__20_64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9" style:family="graphic">
      <style:graphic-properties draw:stroke="solid" draw:stroke-dash="Dashed_20__28_var_29__20_64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0" style:family="graphic">
      <style:graphic-properties draw:stroke="solid" draw:stroke-dash="Dashed_20__28_var_29__20_64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1" style:family="graphic">
      <style:graphic-properties draw:stroke="solid" draw:stroke-dash="Dashed_20__28_var_29__20_64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2" style:family="graphic">
      <style:graphic-properties draw:stroke="solid" draw:stroke-dash="Dashed_20__28_var_29__20_64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3" style:family="graphic">
      <style:graphic-properties draw:stroke="solid" draw:stroke-dash="Dashed_20__28_var_29__20_64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4" style:family="graphic">
      <style:graphic-properties draw:stroke="solid" draw:stroke-dash="Dashed_20__28_var_29__20_64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5" style:family="graphic">
      <style:graphic-properties draw:stroke="solid" draw:stroke-dash="Dashed_20__28_var_29__20_64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6" style:family="graphic">
      <style:graphic-properties draw:stroke="solid" draw:stroke-dash="Dashed_20__28_var_29__20_64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7" style:family="graphic">
      <style:graphic-properties draw:stroke="solid" draw:stroke-dash="Dashed_20__28_var_29__20_64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8" style:family="graphic">
      <style:graphic-properties draw:stroke="solid" draw:stroke-dash="Dashed_20__28_var_29__20_64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9" style:family="graphic">
      <style:graphic-properties draw:stroke="solid" draw:stroke-dash="Dashed_20__28_var_29__20_64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0" style:family="graphic">
      <style:graphic-properties draw:stroke="solid" draw:stroke-dash="Dashed_20__28_var_29__20_64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1" style:family="graphic">
      <style:graphic-properties draw:stroke="solid" draw:stroke-dash="Dashed_20__28_var_29__20_64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2" style:family="graphic">
      <style:graphic-properties draw:stroke="solid" draw:stroke-dash="Dashed_20__28_var_29__20_65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3" style:family="graphic">
      <style:graphic-properties draw:stroke="solid" draw:stroke-dash="Dashed_20__28_var_29__20_65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4" style:family="graphic">
      <style:graphic-properties draw:stroke="solid" draw:stroke-dash="Dashed_20__28_var_29__20_65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5" style:family="graphic">
      <style:graphic-properties draw:stroke="solid" draw:stroke-dash="Dashed_20__28_var_29__20_65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6" style:family="graphic">
      <style:graphic-properties draw:stroke="solid" draw:stroke-dash="Dashed_20__28_var_29__20_65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7" style:family="graphic">
      <style:graphic-properties draw:stroke="solid" draw:stroke-dash="Dashed_20__28_var_29__20_65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8" style:family="graphic">
      <style:graphic-properties draw:stroke="solid" draw:stroke-dash="Dashed_20__28_var_29__20_65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9" style:family="graphic">
      <style:graphic-properties draw:stroke="solid" draw:stroke-dash="Dashed_20__28_var_29__20_65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0" style:family="graphic">
      <style:graphic-properties draw:stroke="solid" draw:stroke-dash="Dashed_20__28_var_29__20_65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1" style:family="graphic">
      <style:graphic-properties draw:stroke="solid" draw:stroke-dash="Dashed_20__28_var_29__20_65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2" style:family="graphic">
      <style:graphic-properties draw:stroke="solid" draw:stroke-dash="Dashed_20__28_var_29__20_65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3" style:family="graphic">
      <style:graphic-properties draw:stroke="solid" draw:stroke-dash="Dashed_20__28_var_29__20_65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4" style:family="graphic">
      <style:graphic-properties draw:stroke="solid" draw:stroke-dash="Dashed_20__28_var_29__20_65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5" style:family="graphic">
      <style:graphic-properties draw:stroke="solid" draw:stroke-dash="Dashed_20__28_var_29__20_65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6" style:family="graphic">
      <style:graphic-properties draw:stroke="solid" draw:stroke-dash="Dashed_20__28_var_29__20_651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7" style:family="graphic">
      <style:graphic-properties draw:stroke="solid" draw:stroke-dash="Dashed_20__28_var_29__20_651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8" style:family="graphic">
      <style:graphic-properties draw:stroke="solid" draw:stroke-dash="Dashed_20__28_var_29__20_651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9" style:family="graphic">
      <style:graphic-properties draw:stroke="solid" draw:stroke-dash="Dashed_20__28_var_29__20_65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0" style:family="graphic">
      <style:graphic-properties draw:stroke="solid" draw:stroke-dash="Dashed_20__28_var_29__20_65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1" style:family="graphic">
      <style:graphic-properties draw:stroke="solid" draw:stroke-dash="Dashed_20__28_var_29__20_651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2" style:family="graphic">
      <style:graphic-properties draw:stroke="solid" draw:stroke-dash="Dashed_20__28_var_29__20_65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3" style:family="graphic">
      <style:graphic-properties draw:stroke="solid" draw:stroke-dash="Dashed_20__28_var_29__20_65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4" style:family="graphic">
      <style:graphic-properties draw:stroke="solid" draw:stroke-dash="Dashed_20__28_var_29__20_65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5" style:family="graphic">
      <style:graphic-properties draw:stroke="solid" draw:stroke-dash="Dashed_20__28_var_29__20_65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6" style:family="graphic">
      <style:graphic-properties draw:stroke="solid" draw:stroke-dash="Dashed_20__28_var_29__20_65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7" style:family="graphic">
      <style:graphic-properties draw:stroke="solid" draw:stroke-dash="Dashed_20__28_var_29__20_65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8" style:family="graphic">
      <style:graphic-properties draw:stroke="solid" draw:stroke-dash="Dashed_20__28_var_29__20_65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9" style:family="graphic">
      <style:graphic-properties draw:stroke="solid" draw:stroke-dash="Dashed_20__28_var_29__20_65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0" style:family="graphic">
      <style:graphic-properties draw:stroke="solid" draw:stroke-dash="Dashed_20__28_var_29__20_65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1" style:family="graphic">
      <style:graphic-properties draw:stroke="solid" draw:stroke-dash="Dashed_20__28_var_29__20_65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2" style:family="graphic">
      <style:graphic-properties draw:stroke="solid" draw:stroke-dash="Dashed_20__28_var_29__20_65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3" style:family="graphic">
      <style:graphic-properties draw:stroke="solid" draw:stroke-dash="Dashed_20__28_var_29__20_65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4" style:family="graphic">
      <style:graphic-properties draw:stroke="solid" draw:stroke-dash="Dashed_20__28_var_29__20_65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5" style:family="graphic">
      <style:graphic-properties draw:stroke="solid" draw:stroke-dash="Dashed_20__28_var_29__20_65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6" style:family="graphic">
      <style:graphic-properties draw:stroke="solid" draw:stroke-dash="Dashed_20__28_var_29__20_65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7" style:family="graphic">
      <style:graphic-properties draw:stroke="solid" draw:stroke-dash="Dashed_20__28_var_29__20_65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8" style:family="graphic">
      <style:graphic-properties draw:stroke="solid" draw:stroke-dash="Dashed_20__28_var_29__20_65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9" style:family="graphic">
      <style:graphic-properties draw:stroke="solid" draw:stroke-dash="Dashed_20__28_var_29__20_65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0" style:family="graphic">
      <style:graphic-properties draw:stroke="solid" draw:stroke-dash="Dashed_20__28_var_29__20_65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1" style:family="graphic">
      <style:graphic-properties draw:stroke="solid" draw:stroke-dash="Dashed_20__28_var_29__20_65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2" style:family="graphic">
      <style:graphic-properties draw:stroke="solid" draw:stroke-dash="Dashed_20__28_var_29__20_65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3" style:family="graphic">
      <style:graphic-properties draw:stroke="solid" draw:stroke-dash="Dashed_20__28_var_29__20_65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4" style:family="graphic">
      <style:graphic-properties draw:stroke="solid" draw:stroke-dash="Dashed_20__28_var_29__20_65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5" style:family="graphic">
      <style:graphic-properties draw:stroke="solid" draw:stroke-dash="Dashed_20__28_var_29__20_65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6" style:family="graphic">
      <style:graphic-properties draw:stroke="solid" draw:stroke-dash="Dashed_20__28_var_29__20_65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7" style:family="graphic">
      <style:graphic-properties draw:stroke="solid" draw:stroke-dash="Dashed_20__28_var_29__20_65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8" style:family="graphic">
      <style:graphic-properties draw:stroke="solid" draw:stroke-dash="Dashed_20__28_var_29__20_65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9" style:family="graphic">
      <style:graphic-properties draw:stroke="solid" draw:stroke-dash="Dashed_20__28_var_29__20_65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0" style:family="graphic">
      <style:graphic-properties draw:stroke="solid" draw:stroke-dash="Dashed_20__28_var_29__20_654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1" style:family="graphic">
      <style:graphic-properties draw:stroke="solid" draw:stroke-dash="Dashed_20__28_var_29__20_65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2" style:family="graphic">
      <style:graphic-properties draw:stroke="solid" draw:stroke-dash="Dashed_20__28_var_29__20_655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3" style:family="graphic">
      <style:graphic-properties draw:stroke="solid" draw:stroke-dash="Dashed_20__28_var_29__20_655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4" style:family="graphic">
      <style:graphic-properties draw:stroke="solid" draw:stroke-dash="Dashed_20__28_var_29__20_65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5" style:family="graphic">
      <style:graphic-properties draw:stroke="solid" draw:stroke-dash="Dashed_20__28_var_29__20_65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6" style:family="graphic">
      <style:graphic-properties draw:stroke="solid" draw:stroke-dash="Dashed_20__28_var_29__20_65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7" style:family="graphic">
      <style:graphic-properties draw:stroke="solid" draw:stroke-dash="Dashed_20__28_var_29__20_65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8" style:family="graphic">
      <style:graphic-properties draw:stroke="solid" draw:stroke-dash="Dashed_20__28_var_29__20_65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9" style:family="graphic">
      <style:graphic-properties draw:stroke="solid" draw:stroke-dash="Dashed_20__28_var_29__20_65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0" style:family="graphic">
      <style:graphic-properties draw:stroke="solid" draw:stroke-dash="Dashed_20__28_var_29__20_65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1" style:family="graphic">
      <style:graphic-properties draw:stroke="solid" draw:stroke-dash="Dashed_20__28_var_29__20_65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2" style:family="graphic">
      <style:graphic-properties draw:stroke="solid" draw:stroke-dash="Dashed_20__28_var_29__20_65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3" style:family="graphic">
      <style:graphic-properties draw:stroke="solid" draw:stroke-dash="Dashed_20__28_var_29__20_65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4" style:family="graphic">
      <style:graphic-properties draw:stroke="solid" draw:stroke-dash="Dashed_20__28_var_29__20_65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5" style:family="graphic">
      <style:graphic-properties draw:stroke="solid" draw:stroke-dash="Dashed_20__28_var_29__20_65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6" style:family="graphic">
      <style:graphic-properties draw:stroke="solid" draw:stroke-dash="Dashed_20__28_var_29__20_65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7" style:family="graphic">
      <style:graphic-properties draw:stroke="solid" draw:stroke-dash="Dashed_20__28_var_29__20_65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8" style:family="graphic">
      <style:graphic-properties draw:stroke="solid" draw:stroke-dash="Dashed_20__28_var_29__20_65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9" style:family="graphic">
      <style:graphic-properties draw:stroke="solid" draw:stroke-dash="Dashed_20__28_var_29__20_65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0" style:family="graphic">
      <style:graphic-properties draw:stroke="solid" draw:stroke-dash="Dashed_20__28_var_29__20_65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1" style:family="graphic">
      <style:graphic-properties draw:stroke="solid" draw:stroke-dash="Dashed_20__28_var_29__20_65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2" style:family="graphic">
      <style:graphic-properties draw:stroke="solid" draw:stroke-dash="Dashed_20__28_var_29__20_65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3" style:family="graphic">
      <style:graphic-properties draw:stroke="solid" draw:stroke-dash="Dashed_20__28_var_29__20_65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4" style:family="graphic">
      <style:graphic-properties draw:stroke="solid" draw:stroke-dash="Dashed_20__28_var_29__20_65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5" style:family="graphic">
      <style:graphic-properties draw:stroke="none" draw:stroke-dash="Dashed_20__28_var_29__20_657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9cm" fo:min-width="0.3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6" style:family="graphic">
      <style:graphic-properties draw:stroke="none" draw:stroke-dash="Dashed_20__28_var_29__20_657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7" style:family="graphic">
      <style:graphic-properties draw:stroke="none" draw:stroke-dash="Dashed_20__28_var_29__20_657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3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8" style:family="graphic">
      <style:graphic-properties draw:stroke="none" draw:stroke-dash="Dashed_20__28_var_29__20_657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9" style:family="graphic">
      <style:graphic-properties draw:stroke="none" draw:stroke-dash="Dashed_20__28_var_29__20_657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3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50" style:family="graphic">
      <style:graphic-properties draw:stroke="none" draw:stroke-dash="Dashed_20__28_var_29__20_657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28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5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2" style:family="graphic">
      <style:graphic-properties draw:stroke="solid" draw:stroke-dash="Dashed_20__28_var_29__20_461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53" style:family="graphic">
      <style:graphic-properties draw:stroke="solid" draw:stroke-dash="Dashed_20__28_var_29__20_462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54" style:family="graphic">
      <style:graphic-properties draw:stroke="solid" draw:stroke-dash="Dashed_20__28_var_29__20_462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55" style:family="graphic">
      <style:graphic-properties draw:stroke="solid" draw:stroke-dash="Dashed_20__28_var_29__20_4622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56" style:family="graphic">
      <style:graphic-properties draw:stroke="solid" draw:stroke-dash="Dashed_20__28_var_29__20_4623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57" style:family="graphic">
      <style:graphic-properties draw:stroke="solid" draw:stroke-dash="Dashed_20__28_var_29__20_4624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58" style:family="graphic">
      <style:graphic-properties draw:stroke="dash" draw:stroke-dash="Dashed_20__28_var_29__20_4625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59" style:family="graphic">
      <style:graphic-properties draw:stroke="solid" draw:stroke-dash="Dashed_20__28_var_29__20_4626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0" style:family="graphic">
      <style:graphic-properties draw:stroke="solid" draw:stroke-dash="Dashed_20__28_var_29__20_462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1" style:family="graphic">
      <style:graphic-properties draw:stroke="dash" draw:stroke-dash="Dashed_20__28_var_29__20_462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2" style:family="graphic">
      <style:graphic-properties draw:stroke="dash" draw:stroke-dash="Dashed_20__28_var_29__20_462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3" style:family="graphic">
      <style:graphic-properties draw:stroke="solid" draw:stroke-dash="Dashed_20__28_var_29__20_463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4" style:family="graphic">
      <style:graphic-properties draw:stroke="solid" draw:stroke-dash="Dashed_20__28_var_29__20_4631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5" style:family="graphic">
      <style:graphic-properties draw:stroke="solid" draw:stroke-dash="Dashed_20__28_var_29__20_4632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6" style:family="graphic">
      <style:graphic-properties draw:stroke="solid" draw:stroke-dash="Dashed_20__28_var_29__20_4633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7" style:family="graphic">
      <style:graphic-properties draw:stroke="solid" draw:stroke-dash="Dashed_20__28_var_29__20_4634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8" style:family="graphic">
      <style:graphic-properties draw:stroke="solid" draw:stroke-dash="Dashed_20__28_var_29__20_4635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69" style:family="graphic">
      <style:graphic-properties draw:stroke="solid" draw:stroke-dash="Dashed_20__28_var_29__20_4636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0" style:family="graphic">
      <style:graphic-properties draw:stroke="solid" draw:stroke-dash="Dashed_20__28_var_29__20_4637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1" style:family="graphic">
      <style:graphic-properties draw:stroke="solid" draw:stroke-dash="Dashed_20__28_var_29__20_4638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2" style:family="graphic">
      <style:graphic-properties draw:stroke="solid" draw:stroke-dash="Dashed_20__28_var_29__20_4639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3" style:family="graphic">
      <style:graphic-properties draw:stroke="solid" draw:stroke-dash="Dashed_20__28_var_29__20_4640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4" style:family="graphic">
      <style:graphic-properties draw:stroke="solid" draw:stroke-dash="Dashed_20__28_var_29__20_4641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5" style:family="graphic">
      <style:graphic-properties draw:stroke="solid" draw:stroke-dash="Dashed_20__28_var_29__20_4642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6" style:family="graphic">
      <style:graphic-properties draw:stroke="solid" draw:stroke-dash="Dashed_20__28_var_29__20_4643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7" style:family="graphic">
      <style:graphic-properties draw:stroke="solid" draw:stroke-dash="Dashed_20__28_var_29__20_4644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8" style:family="graphic">
      <style:graphic-properties draw:stroke="solid" draw:stroke-dash="Dashed_20__28_var_29__20_4645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9" style:family="graphic">
      <style:graphic-properties draw:stroke="solid" draw:stroke-dash="Dashed_20__28_var_29__20_4646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0" style:family="graphic">
      <style:graphic-properties draw:stroke="solid" draw:stroke-dash="Dashed_20__28_var_29__20_4647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1" style:family="graphic">
      <style:graphic-properties draw:stroke="solid" draw:stroke-dash="Dashed_20__28_var_29__20_4648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2" style:family="graphic">
      <style:graphic-properties draw:stroke="solid" draw:stroke-dash="Dashed_20__28_var_29__20_4649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3" style:family="graphic">
      <style:graphic-properties draw:stroke="solid" draw:stroke-dash="Dashed_20__28_var_29__20_465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4" style:family="graphic">
      <style:graphic-properties draw:stroke="solid" draw:stroke-dash="Dashed_20__28_var_29__20_465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5" style:family="graphic">
      <style:graphic-properties draw:stroke="solid" draw:stroke-dash="Dashed_20__28_var_29__20_4652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6" style:family="graphic">
      <style:graphic-properties draw:stroke="solid" draw:stroke-dash="Dashed_20__28_var_29__20_4653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7" style:family="graphic">
      <style:graphic-properties draw:stroke="solid" draw:stroke-dash="Dashed_20__28_var_29__20_4654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8" style:family="graphic">
      <style:graphic-properties draw:stroke="solid" draw:stroke-dash="Dashed_20__28_var_29__20_4655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9" style:family="graphic">
      <style:graphic-properties draw:stroke="dash" draw:stroke-dash="Dashed_20__28_var_29__20_4656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0" style:family="graphic">
      <style:graphic-properties draw:stroke="solid" draw:stroke-dash="Dashed_20__28_var_29__20_465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1" style:family="graphic">
      <style:graphic-properties draw:stroke="solid" draw:stroke-dash="Dashed_20__28_var_29__20_465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2" style:family="graphic">
      <style:graphic-properties draw:stroke="dash" draw:stroke-dash="Dashed_20__28_var_29__20_465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3" style:family="graphic">
      <style:graphic-properties draw:stroke="solid" draw:stroke-dash="Dashed_20__28_var_29__20_466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4" style:family="graphic">
      <style:graphic-properties draw:stroke="dash" draw:stroke-dash="Dashed_20__28_var_29__20_466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5" style:family="graphic">
      <style:graphic-properties draw:stroke="solid" draw:stroke-dash="Dashed_20__28_var_29__20_466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6" style:family="graphic">
      <style:graphic-properties draw:stroke="solid" draw:stroke-dash="Dashed_20__28_var_29__20_466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7" style:family="graphic">
      <style:graphic-properties draw:stroke="solid" draw:stroke-dash="Dashed_20__28_var_29__20_466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8" style:family="graphic">
      <style:graphic-properties draw:stroke="solid" draw:stroke-dash="Dashed_20__28_var_29__20_466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99" style:family="graphic">
      <style:graphic-properties draw:stroke="solid" draw:stroke-dash="Dashed_20__28_var_29__20_466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0" style:family="graphic">
      <style:graphic-properties draw:stroke="solid" draw:stroke-dash="Dashed_20__28_var_29__20_466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1" style:family="graphic">
      <style:graphic-properties draw:stroke="dash" draw:stroke-dash="Dashed_20__28_var_29__20_466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2" style:family="graphic">
      <style:graphic-properties draw:stroke="solid" draw:stroke-dash="Dashed_20__28_var_29__20_466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3" style:family="graphic">
      <style:graphic-properties draw:stroke="dash" draw:stroke-dash="Dashed_20__28_var_29__20_467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4" style:family="graphic">
      <style:graphic-properties draw:stroke="solid" draw:stroke-dash="Dashed_20__28_var_29__20_4671" svg:stroke-width="0.041cm" svg:stroke-color="#1ca2b8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5" style:family="graphic">
      <style:graphic-properties draw:stroke="dash" draw:stroke-dash="Dashed_20__28_var_29__20_467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6" style:family="graphic">
      <style:graphic-properties draw:stroke="solid" draw:stroke-dash="Dashed_20__28_var_29__20_467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7" style:family="graphic">
      <style:graphic-properties draw:stroke="solid" draw:stroke-dash="Dashed_20__28_var_29__20_467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8" style:family="graphic">
      <style:graphic-properties draw:stroke="solid" draw:stroke-dash="Dashed_20__28_var_29__20_467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09" style:family="graphic">
      <style:graphic-properties draw:stroke="solid" draw:stroke-dash="Dashed_20__28_var_29__20_467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0" style:family="graphic">
      <style:graphic-properties draw:stroke="solid" draw:stroke-dash="Dashed_20__28_var_29__20_467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1" style:family="graphic">
      <style:graphic-properties draw:stroke="solid" draw:stroke-dash="Dashed_20__28_var_29__20_467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2" style:family="graphic">
      <style:graphic-properties draw:stroke="solid" draw:stroke-dash="Dashed_20__28_var_29__20_467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3" style:family="graphic">
      <style:graphic-properties draw:stroke="solid" draw:stroke-dash="Dashed_20__28_var_29__20_468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4" style:family="graphic">
      <style:graphic-properties draw:stroke="solid" draw:stroke-dash="Dashed_20__28_var_29__20_468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5" style:family="graphic">
      <style:graphic-properties draw:stroke="solid" draw:stroke-dash="Dashed_20__28_var_29__20_468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6" style:family="graphic">
      <style:graphic-properties draw:stroke="dash" draw:stroke-dash="Dashed_20__28_var_29__20_468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7" style:family="graphic">
      <style:graphic-properties draw:stroke="dash" draw:stroke-dash="Dashed_20__28_var_29__20_468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8" style:family="graphic">
      <style:graphic-properties draw:stroke="dash" draw:stroke-dash="Dashed_20__28_var_29__20_468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9" style:family="graphic">
      <style:graphic-properties draw:stroke="solid" draw:stroke-dash="Dashed_20__28_var_29__20_468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0" style:family="graphic">
      <style:graphic-properties draw:stroke="solid" draw:stroke-dash="Dashed_20__28_var_29__20_468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1" style:family="graphic">
      <style:graphic-properties draw:stroke="solid" draw:stroke-dash="Dashed_20__28_var_29__20_468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2" style:family="graphic">
      <style:graphic-properties draw:stroke="solid" draw:stroke-dash="Dashed_20__28_var_29__20_468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3" style:family="graphic">
      <style:graphic-properties draw:stroke="solid" draw:stroke-dash="Dashed_20__28_var_29__20_469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4" style:family="graphic">
      <style:graphic-properties draw:stroke="solid" draw:stroke-dash="Dashed_20__28_var_29__20_469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5" style:family="graphic">
      <style:graphic-properties draw:stroke="solid" draw:stroke-dash="Dashed_20__28_var_29__20_469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6" style:family="graphic">
      <style:graphic-properties draw:stroke="solid" draw:stroke-dash="Dashed_20__28_var_29__20_469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7" style:family="graphic">
      <style:graphic-properties draw:stroke="solid" draw:stroke-dash="Dashed_20__28_var_29__20_469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8" style:family="graphic">
      <style:graphic-properties draw:stroke="solid" draw:stroke-dash="Dashed_20__28_var_29__20_469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9" style:family="graphic">
      <style:graphic-properties draw:stroke="solid" draw:stroke-dash="Dashed_20__28_var_29__20_469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0" style:family="graphic">
      <style:graphic-properties draw:stroke="solid" draw:stroke-dash="Dashed_20__28_var_29__20_469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1" style:family="graphic">
      <style:graphic-properties draw:stroke="solid" draw:stroke-dash="Dashed_20__28_var_29__20_469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2" style:family="graphic">
      <style:graphic-properties draw:stroke="solid" draw:stroke-dash="Dashed_20__28_var_29__20_469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3" style:family="graphic">
      <style:graphic-properties draw:stroke="solid" draw:stroke-dash="Dashed_20__28_var_29__20_470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4" style:family="graphic">
      <style:graphic-properties draw:stroke="solid" draw:stroke-dash="Dashed_20__28_var_29__20_470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5" style:family="graphic">
      <style:graphic-properties draw:stroke="solid" draw:stroke-dash="Dashed_20__28_var_29__20_470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6" style:family="graphic">
      <style:graphic-properties draw:stroke="solid" draw:stroke-dash="Dashed_20__28_var_29__20_470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7" style:family="graphic">
      <style:graphic-properties draw:stroke="solid" draw:stroke-dash="Dashed_20__28_var_29__20_470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8" style:family="graphic">
      <style:graphic-properties draw:stroke="solid" draw:stroke-dash="Dashed_20__28_var_29__20_470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9" style:family="graphic">
      <style:graphic-properties draw:stroke="solid" draw:stroke-dash="Dashed_20__28_var_29__20_470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0" style:family="graphic">
      <style:graphic-properties draw:stroke="solid" draw:stroke-dash="Dashed_20__28_var_29__20_4707" svg:stroke-width="0.041cm" svg:stroke-color="#bf33ff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1" style:family="graphic">
      <style:graphic-properties draw:stroke="solid" draw:stroke-dash="Dashed_20__28_var_29__20_470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2" style:family="graphic">
      <style:graphic-properties draw:stroke="solid" draw:stroke-dash="Dashed_20__28_var_29__20_470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3" style:family="graphic">
      <style:graphic-properties draw:stroke="solid" draw:stroke-dash="Dashed_20__28_var_29__20_471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4" style:family="graphic">
      <style:graphic-properties draw:stroke="solid" draw:stroke-dash="Dashed_20__28_var_29__20_471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5" style:family="graphic">
      <style:graphic-properties draw:stroke="solid" draw:stroke-dash="Dashed_20__28_var_29__20_471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6" style:family="graphic">
      <style:graphic-properties draw:stroke="solid" draw:stroke-dash="Dashed_20__28_var_29__20_471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7" style:family="graphic">
      <style:graphic-properties draw:stroke="solid" draw:stroke-dash="Dashed_20__28_var_29__20_471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8" style:family="graphic">
      <style:graphic-properties draw:stroke="solid" draw:stroke-dash="Dashed_20__28_var_29__20_471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9" style:family="graphic">
      <style:graphic-properties draw:stroke="solid" draw:stroke-dash="Dashed_20__28_var_29__20_471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0" style:family="graphic">
      <style:graphic-properties draw:stroke="solid" draw:stroke-dash="Dashed_20__28_var_29__20_471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1" style:family="graphic">
      <style:graphic-properties draw:stroke="solid" draw:stroke-dash="Dashed_20__28_var_29__20_471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2" style:family="graphic">
      <style:graphic-properties draw:stroke="solid" draw:stroke-dash="Dashed_20__28_var_29__20_471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3" style:family="graphic">
      <style:graphic-properties draw:stroke="solid" draw:stroke-dash="Dashed_20__28_var_29__20_472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4" style:family="graphic">
      <style:graphic-properties draw:stroke="solid" draw:stroke-dash="Dashed_20__28_var_29__20_472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5" style:family="graphic">
      <style:graphic-properties draw:stroke="solid" draw:stroke-dash="Dashed_20__28_var_29__20_472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6" style:family="graphic">
      <style:graphic-properties draw:stroke="solid" draw:stroke-dash="Dashed_20__28_var_29__20_4723" svg:stroke-width="0.041cm" svg:stroke-color="#bf33ff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7" style:family="graphic">
      <style:graphic-properties draw:stroke="solid" draw:stroke-dash="Dashed_20__28_var_29__20_472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8" style:family="graphic">
      <style:graphic-properties draw:stroke="solid" draw:stroke-dash="Dashed_20__28_var_29__20_472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9" style:family="graphic">
      <style:graphic-properties draw:stroke="solid" draw:stroke-dash="Dashed_20__28_var_29__20_472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0" style:family="graphic">
      <style:graphic-properties draw:stroke="solid" draw:stroke-dash="Dashed_20__28_var_29__20_472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1" style:family="graphic">
      <style:graphic-properties draw:stroke="solid" draw:stroke-dash="Dashed_20__28_var_29__20_472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2" style:family="graphic">
      <style:graphic-properties draw:stroke="solid" draw:stroke-dash="Dashed_20__28_var_29__20_472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3" style:family="graphic">
      <style:graphic-properties draw:stroke="solid" draw:stroke-dash="Dashed_20__28_var_29__20_473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4" style:family="graphic">
      <style:graphic-properties draw:stroke="solid" draw:stroke-dash="Dashed_20__28_var_29__20_473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5" style:family="graphic">
      <style:graphic-properties draw:stroke="dash" draw:stroke-dash="Dashed_20__28_var_29__20_473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6" style:family="graphic">
      <style:graphic-properties draw:stroke="solid" draw:stroke-dash="Dashed_20__28_var_29__20_473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7" style:family="graphic">
      <style:graphic-properties draw:stroke="solid" draw:stroke-dash="Dashed_20__28_var_29__20_473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8" style:family="graphic">
      <style:graphic-properties draw:stroke="solid" draw:stroke-dash="Dashed_20__28_var_29__20_473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9" style:family="graphic">
      <style:graphic-properties draw:stroke="dash" draw:stroke-dash="Dashed_20__28_var_29__20_473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0" style:family="graphic">
      <style:graphic-properties draw:stroke="dash" draw:stroke-dash="Dashed_20__28_var_29__20_473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1" style:family="graphic">
      <style:graphic-properties draw:stroke="solid" draw:stroke-dash="Dashed_20__28_var_29__20_473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2" style:family="graphic">
      <style:graphic-properties draw:stroke="solid" draw:stroke-dash="Dashed_20__28_var_29__20_473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3" style:family="graphic">
      <style:graphic-properties draw:stroke="solid" draw:stroke-dash="Dashed_20__28_var_29__20_474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4" style:family="graphic">
      <style:graphic-properties draw:stroke="solid" draw:stroke-dash="Dashed_20__28_var_29__20_474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5" style:family="graphic">
      <style:graphic-properties draw:stroke="solid" draw:stroke-dash="Dashed_20__28_var_29__20_474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6" style:family="graphic">
      <style:graphic-properties draw:stroke="solid" draw:stroke-dash="Dashed_20__28_var_29__20_474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7" style:family="graphic">
      <style:graphic-properties draw:stroke="solid" draw:stroke-dash="Dashed_20__28_var_29__20_474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8" style:family="graphic">
      <style:graphic-properties draw:stroke="solid" draw:stroke-dash="Dashed_20__28_var_29__20_474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9" style:family="graphic">
      <style:graphic-properties draw:stroke="solid" draw:stroke-dash="Dashed_20__28_var_29__20_474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0" style:family="graphic">
      <style:graphic-properties draw:stroke="solid" draw:stroke-dash="Dashed_20__28_var_29__20_474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1" style:family="graphic">
      <style:graphic-properties draw:stroke="solid" draw:stroke-dash="Dashed_20__28_var_29__20_474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2" style:family="graphic">
      <style:graphic-properties draw:stroke="solid" draw:stroke-dash="Dashed_20__28_var_29__20_474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3" style:family="graphic">
      <style:graphic-properties draw:stroke="solid" draw:stroke-dash="Dashed_20__28_var_29__20_475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4" style:family="graphic">
      <style:graphic-properties draw:stroke="solid" draw:stroke-dash="Dashed_20__28_var_29__20_475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5" style:family="graphic">
      <style:graphic-properties draw:stroke="solid" draw:stroke-dash="Dashed_20__28_var_29__20_475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6" style:family="graphic">
      <style:graphic-properties draw:stroke="solid" draw:stroke-dash="Dashed_20__28_var_29__20_475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7" style:family="graphic">
      <style:graphic-properties draw:stroke="solid" draw:stroke-dash="Dashed_20__28_var_29__20_475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8" style:family="graphic">
      <style:graphic-properties draw:stroke="solid" draw:stroke-dash="Dashed_20__28_var_29__20_475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9" style:family="graphic">
      <style:graphic-properties draw:stroke="solid" draw:stroke-dash="Dashed_20__28_var_29__20_475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90" style:family="graphic">
      <style:graphic-properties draw:stroke="none" draw:stroke-dash="Dashed_20__28_var_29__20_4757" svg:stroke-width="0.019cm" svg:stroke-color="#1ca2b8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1" style:family="graphic">
      <style:graphic-properties draw:stroke="none" draw:stroke-dash="Dashed_20__28_var_29__20_4758" svg:stroke-width="0.019cm" svg:stroke-color="#3399ff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2" style:family="graphic">
      <style:graphic-properties draw:stroke="none" draw:stroke-dash="Dashed_20__28_var_29__20_475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3" style:family="graphic">
      <style:graphic-properties draw:stroke="none" draw:stroke-dash="Dashed_20__28_var_29__20_4760" svg:stroke-width="0.019cm" svg:stroke-color="#1ca2b8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4" style:family="graphic">
      <style:graphic-properties draw:stroke="none" draw:stroke-dash="Dashed_20__28_var_29__20_4761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45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5" style:family="graphic">
      <style:graphic-properties draw:stroke="none" draw:stroke-dash="Dashed_20__28_var_29__20_476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6" style:family="graphic">
      <style:graphic-properties draw:stroke="none" draw:stroke-dash="Dashed_20__28_var_29__20_4763" svg:stroke-width="0.041cm" svg:stroke-color="#bf33ff" draw:marker-start="" draw:marker-start-width="0.06cm" draw:marker-start-center="false" draw:marker-end="" draw:marker-end-width="0.06cm" draw:marker-end-center="false" draw:fill="none" draw:fill-color="#ffffff" draw:fill-image-width="0cm" draw:fill-image-height="0cm" draw:textarea-horizontal-align="justify" fo:min-height="0.5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7" style:family="graphic">
      <style:graphic-properties draw:stroke="solid" draw:stroke-dash="Dashed_20__28_var_29__20_476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98" style:family="graphic">
      <style:graphic-properties draw:stroke="solid" draw:stroke-dash="Dashed_20__28_var_29__20_476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99" style:family="graphic">
      <style:graphic-properties draw:stroke="solid" draw:stroke-dash="Dashed_20__28_var_29__20_476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0" style:family="graphic">
      <style:graphic-properties draw:stroke="solid" draw:stroke-dash="Dashed_20__28_var_29__20_476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1" style:family="graphic">
      <style:graphic-properties draw:stroke="solid" draw:stroke-dash="Dashed_20__28_var_29__20_4768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2" style:family="graphic">
      <style:graphic-properties draw:stroke="solid" draw:stroke-dash="Dashed_20__28_var_29__20_476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3" style:family="graphic">
      <style:graphic-properties draw:stroke="solid" draw:stroke-dash="Dashed_20__28_var_29__20_477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4" style:family="graphic">
      <style:graphic-properties draw:stroke="solid" draw:stroke-dash="Dashed_20__28_var_29__20_477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5" style:family="graphic">
      <style:graphic-properties draw:stroke="solid" draw:stroke-dash="Dashed_20__28_var_29__20_477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6" style:family="graphic">
      <style:graphic-properties draw:stroke="solid" draw:stroke-dash="Dashed_20__28_var_29__20_477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7" style:family="graphic">
      <style:graphic-properties draw:stroke="solid" draw:stroke-dash="Dashed_20__28_var_29__20_477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8" style:family="graphic">
      <style:graphic-properties draw:stroke="solid" draw:stroke-dash="Dashed_20__28_var_29__20_477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9" style:family="graphic">
      <style:graphic-properties draw:stroke="solid" draw:stroke-dash="Dashed_20__28_var_29__20_477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0" style:family="graphic">
      <style:graphic-properties draw:stroke="solid" draw:stroke-dash="Dashed_20__28_var_29__20_477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1" style:family="graphic">
      <style:graphic-properties draw:stroke="solid" draw:stroke-dash="Dashed_20__28_var_29__20_477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2" style:family="graphic">
      <style:graphic-properties draw:stroke="solid" draw:stroke-dash="Dashed_20__28_var_29__20_477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3" style:family="graphic">
      <style:graphic-properties draw:stroke="solid" draw:stroke-dash="Dashed_20__28_var_29__20_478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4" style:family="graphic">
      <style:graphic-properties draw:stroke="solid" draw:stroke-dash="Dashed_20__28_var_29__20_478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5" style:family="graphic">
      <style:graphic-properties draw:stroke="solid" draw:stroke-dash="Dashed_20__28_var_29__20_478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6" style:family="graphic">
      <style:graphic-properties draw:stroke="solid" draw:stroke-dash="Dashed_20__28_var_29__20_478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7" style:family="graphic">
      <style:graphic-properties draw:stroke="solid" draw:stroke-dash="Dashed_20__28_var_29__20_478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8" style:family="graphic">
      <style:graphic-properties draw:stroke="solid" draw:stroke-dash="Dashed_20__28_var_29__20_478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9" style:family="graphic">
      <style:graphic-properties draw:stroke="solid" draw:stroke-dash="Dashed_20__28_var_29__20_478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0" style:family="graphic">
      <style:graphic-properties draw:stroke="solid" draw:stroke-dash="Dashed_20__28_var_29__20_478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1" style:family="graphic">
      <style:graphic-properties draw:stroke="solid" draw:stroke-dash="Dashed_20__28_var_29__20_478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2" style:family="graphic">
      <style:graphic-properties draw:stroke="solid" draw:stroke-dash="Dashed_20__28_var_29__20_478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3" style:family="graphic">
      <style:graphic-properties draw:stroke="solid" draw:stroke-dash="Dashed_20__28_var_29__20_479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4" style:family="graphic">
      <style:graphic-properties draw:stroke="solid" draw:stroke-dash="Dashed_20__28_var_29__20_479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5" style:family="graphic">
      <style:graphic-properties draw:stroke="solid" draw:stroke-dash="Dashed_20__28_var_29__20_479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6" style:family="graphic">
      <style:graphic-properties draw:stroke="solid" draw:stroke-dash="Dashed_20__28_var_29__20_479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7" style:family="graphic">
      <style:graphic-properties draw:stroke="solid" draw:stroke-dash="Dashed_20__28_var_29__20_479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8" style:family="graphic">
      <style:graphic-properties draw:stroke="solid" draw:stroke-dash="Dashed_20__28_var_29__20_479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9" style:family="graphic">
      <style:graphic-properties draw:stroke="solid" draw:stroke-dash="Dashed_20__28_var_29__20_479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0" style:family="graphic">
      <style:graphic-properties draw:stroke="solid" draw:stroke-dash="Dashed_20__28_var_29__20_479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1" style:family="graphic">
      <style:graphic-properties draw:stroke="solid" draw:stroke-dash="Dashed_20__28_var_29__20_479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2" style:family="graphic">
      <style:graphic-properties draw:stroke="solid" draw:stroke-dash="Dashed_20__28_var_29__20_479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3" style:family="graphic">
      <style:graphic-properties draw:stroke="solid" draw:stroke-dash="Dashed_20__28_var_29__20_480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4" style:family="graphic">
      <style:graphic-properties draw:stroke="solid" draw:stroke-dash="Dashed_20__28_var_29__20_480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5" style:family="graphic">
      <style:graphic-properties draw:stroke="solid" draw:stroke-dash="Dashed_20__28_var_29__20_480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6" style:family="graphic">
      <style:graphic-properties draw:stroke="solid" draw:stroke-dash="Dashed_20__28_var_29__20_480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7" style:family="graphic">
      <style:graphic-properties draw:stroke="solid" draw:stroke-dash="Dashed_20__28_var_29__20_480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8" style:family="graphic">
      <style:graphic-properties draw:stroke="solid" draw:stroke-dash="Dashed_20__28_var_29__20_480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9" style:family="graphic">
      <style:graphic-properties draw:stroke="dash" draw:stroke-dash="Dashed_20__28_var_29__20_480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0" style:family="graphic">
      <style:graphic-properties draw:stroke="dash" draw:stroke-dash="Dashed_20__28_var_29__20_480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1" style:family="graphic">
      <style:graphic-properties draw:stroke="solid" draw:stroke-dash="Dashed_20__28_var_29__20_480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2" style:family="graphic">
      <style:graphic-properties draw:stroke="solid" draw:stroke-dash="Dashed_20__28_var_29__20_480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3" style:family="graphic">
      <style:graphic-properties draw:stroke="solid" draw:stroke-dash="Dashed_20__28_var_29__20_481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4" style:family="graphic">
      <style:graphic-properties draw:stroke="dash" draw:stroke-dash="Dashed_20__28_var_29__20_481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5" style:family="graphic">
      <style:graphic-properties draw:stroke="solid" draw:stroke-dash="Dashed_20__28_var_29__20_481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6" style:family="graphic">
      <style:graphic-properties draw:stroke="solid" draw:stroke-dash="Dashed_20__28_var_29__20_422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7" style:family="graphic">
      <style:graphic-properties draw:stroke="solid" draw:stroke-dash="Dashed_20__28_var_29__20_422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8" style:family="graphic">
      <style:graphic-properties draw:stroke="solid" draw:stroke-dash="Dashed_20__28_var_29__20_422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9" style:family="graphic">
      <style:graphic-properties draw:stroke="solid" draw:stroke-dash="Dashed_20__28_var_29__20_422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0" style:family="graphic">
      <style:graphic-properties draw:stroke="solid" draw:stroke-dash="Dashed_20__28_var_29__20_422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1" style:family="graphic">
      <style:graphic-properties draw:stroke="solid" draw:stroke-dash="Dashed_20__28_var_29__20_422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2" style:family="graphic">
      <style:graphic-properties draw:stroke="dash" draw:stroke-dash="Dashed_20__28_var_29__20_481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3" style:family="graphic">
      <style:graphic-properties draw:stroke="solid" draw:stroke-dash="Dashed_20__28_var_29__20_422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4" style:family="graphic">
      <style:graphic-properties draw:stroke="solid" draw:stroke-dash="Dashed_20__28_var_29__20_423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5" style:family="graphic">
      <style:graphic-properties draw:stroke="dash" draw:stroke-dash="Dashed_20__28_var_29__20_481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6" style:family="graphic">
      <style:graphic-properties draw:stroke="solid" draw:stroke-dash="Dashed_20__28_var_29__20_423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7" style:family="graphic">
      <style:graphic-properties draw:stroke="dash" draw:stroke-dash="Dashed_20__28_var_29__20_481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8" style:family="graphic">
      <style:graphic-properties draw:stroke="solid" draw:stroke-dash="Dashed_20__28_var_29__20_423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9" style:family="graphic">
      <style:graphic-properties draw:stroke="solid" draw:stroke-dash="Dashed_20__28_var_29__20_423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0" style:family="graphic">
      <style:graphic-properties draw:stroke="solid" draw:stroke-dash="Dashed_20__28_var_29__20_423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1" style:family="graphic">
      <style:graphic-properties draw:stroke="solid" draw:stroke-dash="Dashed_20__28_var_29__20_423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2" style:family="graphic">
      <style:graphic-properties draw:stroke="solid" draw:stroke-dash="Dashed_20__28_var_29__20_423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3" style:family="graphic">
      <style:graphic-properties draw:stroke="solid" draw:stroke-dash="Dashed_20__28_var_29__20_423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4" style:family="graphic">
      <style:graphic-properties draw:stroke="dash" draw:stroke-dash="Dashed_20__28_var_29__20_481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5" style:family="graphic">
      <style:graphic-properties draw:stroke="solid" draw:stroke-dash="Dashed_20__28_var_29__20_424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6" style:family="graphic">
      <style:graphic-properties draw:stroke="dash" draw:stroke-dash="Dashed_20__28_var_29__20_481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7" style:family="graphic">
      <style:graphic-properties draw:stroke="dash" draw:stroke-dash="Dashed_20__28_var_29__20_481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8" style:family="graphic">
      <style:graphic-properties draw:stroke="solid" draw:stroke-dash="Dashed_20__28_var_29__20_424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9" style:family="graphic">
      <style:graphic-properties draw:stroke="solid" draw:stroke-dash="Dashed_20__28_var_29__20_424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0" style:family="graphic">
      <style:graphic-properties draw:stroke="none" draw:stroke-dash="Dashed_20__28_var_29__20_4819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71" style:family="graphic">
      <style:graphic-properties draw:stroke="none" draw:stroke-dash="Dashed_20__28_var_29__20_482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72" style:family="graphic">
      <style:graphic-properties draw:stroke="solid" draw:stroke-dash="Dashed_20__28_var_29__20_482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3" style:family="graphic">
      <style:graphic-properties draw:stroke="solid" draw:stroke-dash="Dashed_20__28_var_29__20_482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4" style:family="graphic">
      <style:graphic-properties draw:stroke="solid" draw:stroke-dash="Dashed_20__28_var_29__20_482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5" style:family="graphic">
      <style:graphic-properties draw:stroke="solid" draw:stroke-dash="Dashed_20__28_var_29__20_482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6" style:family="graphic">
      <style:graphic-properties draw:stroke="solid" draw:stroke-dash="Dashed_20__28_var_29__20_482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7" style:family="graphic">
      <style:graphic-properties draw:stroke="solid" draw:stroke-dash="Dashed_20__28_var_29__20_482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8" style:family="graphic">
      <style:graphic-properties draw:stroke="solid" draw:stroke-dash="Dashed_20__28_var_29__20_482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9" style:family="graphic">
      <style:graphic-properties draw:stroke="solid" draw:stroke-dash="Dashed_20__28_var_29__20_482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0" style:family="graphic">
      <style:graphic-properties draw:stroke="solid" draw:stroke-dash="Dashed_20__28_var_29__20_482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1" style:family="graphic">
      <style:graphic-properties draw:stroke="solid" draw:stroke-dash="Dashed_20__28_var_29__20_483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2" style:family="graphic">
      <style:graphic-properties draw:stroke="solid" draw:stroke-dash="Dashed_20__28_var_29__20_483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3" style:family="graphic">
      <style:graphic-properties draw:stroke="solid" draw:stroke-dash="Dashed_20__28_var_29__20_483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4" style:family="graphic">
      <style:graphic-properties draw:stroke="solid" draw:stroke-dash="Dashed_20__28_var_29__20_483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5" style:family="graphic">
      <style:graphic-properties draw:stroke="solid" draw:stroke-dash="Dashed_20__28_var_29__20_483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6" style:family="graphic">
      <style:graphic-properties draw:stroke="solid" draw:stroke-dash="Dashed_20__28_var_29__20_483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7" style:family="graphic">
      <style:graphic-properties draw:stroke="solid" draw:stroke-dash="Dashed_20__28_var_29__20_483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8" style:family="graphic">
      <style:graphic-properties draw:stroke="solid" draw:stroke-dash="Dashed_20__28_var_29__20_483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9" style:family="graphic">
      <style:graphic-properties draw:stroke="solid" draw:stroke-dash="Dashed_20__28_var_29__20_483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0" style:family="graphic">
      <style:graphic-properties draw:stroke="solid" draw:stroke-dash="Dashed_20__28_var_29__20_483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1" style:family="graphic">
      <style:graphic-properties draw:stroke="solid" draw:stroke-dash="Dashed_20__28_var_29__20_484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2" style:family="graphic">
      <style:graphic-properties draw:stroke="solid" draw:stroke-dash="Dashed_20__28_var_29__20_484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3" style:family="graphic">
      <style:graphic-properties draw:stroke="solid" draw:stroke-dash="Dashed_20__28_var_29__20_484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4" style:family="graphic">
      <style:graphic-properties draw:stroke="solid" draw:stroke-dash="Dashed_20__28_var_29__20_484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5" style:family="graphic">
      <style:graphic-properties draw:stroke="solid" draw:stroke-dash="Dashed_20__28_var_29__20_484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6" style:family="graphic">
      <style:graphic-properties draw:stroke="solid" draw:stroke-dash="Dashed_20__28_var_29__20_484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7" style:family="graphic">
      <style:graphic-properties draw:stroke="solid" draw:stroke-dash="Dashed_20__28_var_29__20_484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8" style:family="graphic">
      <style:graphic-properties draw:stroke="solid" draw:stroke-dash="Dashed_20__28_var_29__20_484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9" style:family="graphic">
      <style:graphic-properties draw:stroke="solid" draw:stroke-dash="Dashed_20__28_var_29__20_484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0" style:family="graphic">
      <style:graphic-properties draw:stroke="solid" draw:stroke-dash="Dashed_20__28_var_29__20_484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1" style:family="graphic">
      <style:graphic-properties draw:stroke="solid" draw:stroke-dash="Dashed_20__28_var_29__20_485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2" style:family="graphic">
      <style:graphic-properties draw:stroke="solid" draw:stroke-dash="Dashed_20__28_var_29__20_485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3" style:family="graphic">
      <style:graphic-properties draw:stroke="solid" draw:stroke-dash="Dashed_20__28_var_29__20_485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4" style:family="graphic">
      <style:graphic-properties draw:stroke="solid" draw:stroke-dash="Dashed_20__28_var_29__20_485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5" style:family="graphic">
      <style:graphic-properties draw:stroke="solid" draw:stroke-dash="Dashed_20__28_var_29__20_485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6" style:family="graphic">
      <style:graphic-properties draw:stroke="solid" draw:stroke-dash="Dashed_20__28_var_29__20_485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7" style:family="graphic">
      <style:graphic-properties draw:stroke="solid" draw:stroke-dash="Dashed_20__28_var_29__20_485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8" style:family="graphic">
      <style:graphic-properties draw:stroke="solid" draw:stroke-dash="Dashed_20__28_var_29__20_485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9" style:family="graphic">
      <style:graphic-properties draw:stroke="solid" draw:stroke-dash="Dashed_20__28_var_29__20_485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0" style:family="graphic">
      <style:graphic-properties draw:stroke="none" draw:stroke-dash="Dashed_20__28_var_29__20_4859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911" style:family="graphic">
      <style:graphic-properties draw:stroke="none" draw:stroke-dash="Dashed_20__28_var_29__20_4860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912" style:family="graphic">
      <style:graphic-properties draw:stroke="none" draw:stroke-dash="Dashed_20__28_var_29__20_4861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913" style:family="graphic">
      <style:graphic-properties draw:stroke="none" draw:stroke-dash="Dashed_20__28_var_29__20_4862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914" style:family="graphic">
      <style:graphic-properties draw:stroke="none" draw:stroke-dash="Dashed_20__28_var_29__20_4863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74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915" style:family="graphic">
      <style:graphic-properties draw:stroke="none" draw:stroke-dash="Dashed_20__28_var_29__20_4864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916" style:family="graphic">
      <style:graphic-properties draw:stroke="none" draw:stroke-dash="Dashed_20__28_var_29__20_4865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9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18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1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20" style:family="graphic">
      <style:graphic-properties draw:stroke="dash" draw:stroke-dash="Fine_20_Dashed" svg:stroke-width="0.018cm" svg:stroke-color="#000000" draw:marker-start="" draw:marker-start-width="0.233cm" draw:marker-start-center="false" draw:marker-end="" draw:marker-end-width="0.233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2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22" style:family="graphic">
      <style:graphic-properties draw:stroke="solid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2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933cm" fo:min-width="0.43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2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933cm" fo:min-width="0.4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25" style:family="graphic">
      <style:graphic-properties fo:margin-left="0.499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6" style:family="graphic">
      <style:graphic-properties draw:stroke="solid" draw:stroke-dash="Dashed_20__28_var_29__20_257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7" style:family="graphic">
      <style:graphic-properties draw:stroke="solid" draw:stroke-dash="Dashed_20__28_var_29__20_257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8" style:family="graphic">
      <style:graphic-properties draw:stroke="solid" draw:stroke-dash="Dashed_20__28_var_29__20_257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9" style:family="graphic">
      <style:graphic-properties draw:stroke="solid" draw:stroke-dash="Dashed_20__28_var_29__20_258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0" style:family="graphic">
      <style:graphic-properties draw:stroke="solid" draw:stroke-dash="Dashed_20__28_var_29__20_258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1" style:family="graphic">
      <style:graphic-properties draw:stroke="solid" draw:stroke-dash="Dashed_20__28_var_29__20_2582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2" style:family="graphic">
      <style:graphic-properties draw:stroke="solid" draw:stroke-dash="Dashed_20__28_var_29__20_2583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3" style:family="graphic">
      <style:graphic-properties draw:stroke="solid" draw:stroke-dash="Dashed_20__28_var_29__20_2584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4" style:family="graphic">
      <style:graphic-properties draw:stroke="solid" draw:stroke-dash="Dashed_20__28_var_29__20_2585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5" style:family="graphic">
      <style:graphic-properties draw:stroke="solid" draw:stroke-dash="Dashed_20__28_var_29__20_2586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6" style:family="graphic">
      <style:graphic-properties draw:stroke="solid" draw:stroke-dash="Dashed_20__28_var_29__20_258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7" style:family="graphic">
      <style:graphic-properties draw:stroke="solid" draw:stroke-dash="Dashed_20__28_var_29__20_258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8" style:family="graphic">
      <style:graphic-properties draw:stroke="none" draw:stroke-dash="Dashed_20__28_var_29__20_2589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4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39" style:family="graphic">
      <style:graphic-properties draw:stroke="none" draw:stroke-dash="Dashed_20__28_var_29__20_2590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4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40" style:family="graphic">
      <style:graphic-properties draw:stroke="none" draw:stroke-dash="Dashed_20__28_var_29__20_2591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41" style:family="graphic">
      <style:graphic-properties draw:stroke="none" draw:stroke-dash="Dashed_20__28_var_29__20_2592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7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42" style:family="graphic">
      <style:graphic-properties draw:stroke="none" draw:stroke-dash="Dashed_20__28_var_29__20_2593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2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43" style:family="graphic">
      <style:graphic-properties draw:stroke="none" draw:stroke-dash="Dashed_20__28_var_29__20_2594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0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44" style:family="graphic">
      <style:graphic-properties draw:stroke="none" draw:stroke-dash="Dashed_20__28_var_29__20_2595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77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45" style:family="graphic">
      <style:graphic-properties draw:stroke="none" draw:stroke-dash="Dashed_20__28_var_29__20_2596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6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46" style:family="graphic">
      <style:graphic-properties draw:stroke="solid" draw:stroke-dash="Dashed_20__28_var_29__20_2597" svg:stroke-width="0.041cm" svg:stroke-color="#d3802c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7" style:family="graphic">
      <style:graphic-properties draw:stroke="solid" draw:stroke-dash="Dashed_20__28_var_29__20_2598" svg:stroke-width="0.041cm" svg:stroke-color="#d3802c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8" style:family="graphic">
      <style:graphic-properties draw:stroke="solid" draw:stroke-dash="Dashed_20__28_var_29__20_2599" svg:stroke-width="0.041cm" svg:stroke-color="#d3802c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9" style:family="graphic">
      <style:graphic-properties draw:stroke="solid" draw:stroke-dash="Dashed_20__28_var_29__20_2600" svg:stroke-width="0.041cm" svg:stroke-color="#d3802c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0" style:family="graphic">
      <style:graphic-properties draw:stroke="none" draw:stroke-dash="Dashed_20__28_var_29__20_2601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82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51" style:family="graphic">
      <style:graphic-properties draw:stroke="solid" draw:stroke-dash="Dashed_20__28_var_29__20_2602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2" style:family="graphic">
      <style:graphic-properties draw:stroke="solid" draw:stroke-dash="Dashed_20__28_var_29__20_2603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3" style:family="graphic">
      <style:graphic-properties draw:stroke="solid" draw:stroke-dash="Dashed_20__28_var_29__20_2604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4" style:family="graphic">
      <style:graphic-properties draw:stroke="solid" draw:stroke-dash="Dashed_20__28_var_29__20_2605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5" style:family="graphic">
      <style:graphic-properties draw:stroke="solid" draw:stroke-dash="Dashed_20__28_var_29__20_2606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6" style:family="graphic">
      <style:graphic-properties draw:stroke="solid" draw:stroke-dash="Dashed_20__28_var_29__20_2607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7" style:family="graphic">
      <style:graphic-properties draw:stroke="none" draw:stroke-dash="Dashed_20__28_var_29__20_2608" svg:stroke-width="0.041cm" svg:stroke-color="#bf33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4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58" style:family="graphic">
      <style:graphic-properties draw:stroke="none" draw:stroke-dash="Dashed_20__28_var_29__20_2609" svg:stroke-width="0.041cm" svg:stroke-color="#bf33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2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59" style:family="graphic">
      <style:graphic-properties draw:stroke="none" draw:stroke-dash="Dashed_20__28_var_29__20_2610" svg:stroke-width="0.041cm" svg:stroke-color="#bf33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0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60" style:family="graphic">
      <style:graphic-properties draw:stroke="solid" draw:stroke-dash="Dashed_20__28_var_29__20_2611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1" style:family="graphic">
      <style:graphic-properties draw:stroke="solid" draw:stroke-dash="Dashed_20__28_var_29__20_2612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2" style:family="graphic">
      <style:graphic-properties draw:stroke="solid" draw:stroke-dash="Dashed_20__28_var_29__20_2613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3" style:family="graphic">
      <style:graphic-properties draw:stroke="solid" draw:stroke-dash="Dashed_20__28_var_29__20_2614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4" style:family="graphic">
      <style:graphic-properties draw:stroke="solid" draw:stroke-dash="Dashed_20__28_var_29__20_2615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5" style:family="graphic">
      <style:graphic-properties draw:stroke="solid" draw:stroke-dash="Dashed_20__28_var_29__20_2616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6" style:family="graphic">
      <style:graphic-properties draw:stroke="none" draw:stroke-dash="Dashed_20__28_var_29__20_2617" svg:stroke-width="0.041cm" svg:stroke-color="#bf33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6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67" style:family="graphic">
      <style:graphic-properties draw:stroke="none" draw:stroke-dash="Dashed_20__28_var_29__20_2618" svg:stroke-width="0.041cm" svg:stroke-color="#bf33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77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68" style:family="graphic">
      <style:graphic-properties draw:stroke="none" draw:stroke-dash="Dashed_20__28_var_29__20_2619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draw:auto-grow-width="true" fo:min-height="0.413cm" fo:min-width="0.22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69" style:family="graphic">
      <style:graphic-properties draw:stroke="none" draw:stroke-dash="Dashed_20__28_var_29__20_26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70" style:family="graphic">
      <style:graphic-properties fo:margin-left="0.199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1" style:family="graphic">
      <style:graphic-properties draw:stroke="solid" draw:stroke-dash="Dashed_20__28_var_29__20_244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2" style:family="graphic">
      <style:graphic-properties draw:stroke="solid" draw:stroke-dash="Dashed_20__28_var_29__20_244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3" style:family="graphic">
      <style:graphic-properties draw:stroke="solid" draw:stroke-dash="Dashed_20__28_var_29__20_245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4" style:family="graphic">
      <style:graphic-properties draw:stroke="solid" draw:stroke-dash="Dashed_20__28_var_29__20_245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5" style:family="graphic">
      <style:graphic-properties draw:stroke="solid" draw:stroke-dash="Dashed_20__28_var_29__20_2452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6" style:family="graphic">
      <style:graphic-properties draw:stroke="solid" draw:stroke-dash="Dashed_20__28_var_29__20_2453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7" style:family="graphic">
      <style:graphic-properties draw:stroke="solid" draw:stroke-dash="Dashed_20__28_var_29__20_2454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8" style:family="graphic">
      <style:graphic-properties draw:stroke="solid" draw:stroke-dash="Dashed_20__28_var_29__20_2455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9" style:family="graphic">
      <style:graphic-properties draw:stroke="solid" draw:stroke-dash="Dashed_20__28_var_29__20_2456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0" style:family="graphic">
      <style:graphic-properties draw:stroke="solid" draw:stroke-dash="Dashed_20__28_var_29__20_245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1" style:family="graphic">
      <style:graphic-properties draw:stroke="solid" draw:stroke-dash="Dashed_20__28_var_29__20_245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2" style:family="graphic">
      <style:graphic-properties draw:stroke="solid" draw:stroke-dash="Dashed_20__28_var_29__20_245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3" style:family="graphic">
      <style:graphic-properties draw:stroke="solid" draw:stroke-dash="Dashed_20__28_var_29__20_2460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4" style:family="graphic">
      <style:graphic-properties draw:stroke="solid" draw:stroke-dash="Dashed_20__28_var_29__20_2461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5" style:family="graphic">
      <style:graphic-properties draw:stroke="solid" draw:stroke-dash="Dashed_20__28_var_29__20_2462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6" style:family="graphic">
      <style:graphic-properties draw:stroke="solid" draw:stroke-dash="Dashed_20__28_var_29__20_2463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7" style:family="graphic">
      <style:graphic-properties draw:stroke="solid" draw:stroke-dash="Dashed_20__28_var_29__20_2464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8" style:family="graphic">
      <style:graphic-properties draw:stroke="solid" draw:stroke-dash="Dashed_20__28_var_29__20_2465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9" style:family="graphic">
      <style:graphic-properties draw:stroke="none" draw:stroke-dash="Dashed_20__28_var_29__20_2466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0" style:family="graphic">
      <style:graphic-properties draw:stroke="none" draw:stroke-dash="Dashed_20__28_var_29__20_2467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1" style:family="graphic">
      <style:graphic-properties draw:stroke="none" draw:stroke-dash="Dashed_20__28_var_29__20_2468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2" style:family="graphic">
      <style:graphic-properties draw:stroke="none" draw:stroke-dash="Dashed_20__28_var_29__20_2469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3" style:family="graphic">
      <style:graphic-properties draw:stroke="none" draw:stroke-dash="Dashed_20__28_var_29__20_2470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4" style:family="graphic">
      <style:graphic-properties draw:stroke="none" draw:stroke-dash="Dashed_20__28_var_29__20_2471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5" style:family="graphic">
      <style:graphic-properties draw:stroke="none" draw:stroke-dash="Dashed_20__28_var_29__20_2472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6" style:family="graphic">
      <style:graphic-properties draw:stroke="none" draw:stroke-dash="Dashed_20__28_var_29__20_2473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7" style:family="graphic">
      <style:graphic-properties draw:stroke="none" draw:stroke-dash="Dashed_20__28_var_29__20_2474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8" style:family="graphic">
      <style:graphic-properties draw:stroke="none" draw:stroke-dash="Dashed_20__28_var_29__20_2475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9" style:family="graphic">
      <style:graphic-properties draw:stroke="none" draw:stroke-dash="Dashed_20__28_var_29__20_2476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0" style:family="graphic">
      <style:graphic-properties draw:stroke="none" draw:stroke-dash="Dashed_20__28_var_29__20_2477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1" style:family="graphic">
      <style:graphic-properties draw:stroke="none" draw:stroke-dash="Dashed_20__28_var_29__20_2478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2" style:family="graphic">
      <style:graphic-properties draw:stroke="none" draw:stroke-dash="Dashed_20__28_var_29__20_2479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3" style:family="graphic">
      <style:graphic-properties draw:stroke="solid" draw:stroke-dash="Dashed_20__28_var_29__20_2480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4" style:family="graphic">
      <style:graphic-properties draw:stroke="solid" draw:stroke-dash="Dashed_20__28_var_29__20_2481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5" style:family="graphic">
      <style:graphic-properties draw:stroke="solid" draw:stroke-dash="Dashed_20__28_var_29__20_2482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6" style:family="graphic">
      <style:graphic-properties draw:stroke="solid" draw:stroke-dash="Dashed_20__28_var_29__20_2483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7" style:family="graphic">
      <style:graphic-properties draw:stroke="solid" draw:stroke-dash="Dashed_20__28_var_29__20_2484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8" style:family="graphic">
      <style:graphic-properties draw:stroke="solid" draw:stroke-dash="Dashed_20__28_var_29__20_2485" svg:stroke-width="0.041cm" svg:stroke-color="#9d0f89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9" style:family="graphic">
      <style:graphic-properties draw:stroke="none" draw:stroke-dash="Dashed_20__28_var_29__20_2486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0" style:family="graphic">
      <style:graphic-properties draw:stroke="none" draw:stroke-dash="Dashed_20__28_var_29__20_2487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1" style:family="graphic">
      <style:graphic-properties draw:stroke="none" draw:stroke-dash="Dashed_20__28_var_29__20_2488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2" style:family="graphic">
      <style:graphic-properties draw:stroke="none" draw:stroke-dash="Dashed_20__28_var_29__20_2489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3" style:family="graphic">
      <style:graphic-properties draw:stroke="none" draw:stroke-dash="Dashed_20__28_var_29__20_2490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4" style:family="graphic">
      <style:graphic-properties draw:stroke="none" draw:stroke-dash="Dashed_20__28_var_29__20_2491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5" style:family="graphic">
      <style:graphic-properties draw:stroke="none" draw:stroke-dash="Dashed_20__28_var_29__20_24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6" style:family="graphic">
      <style:graphic-properties draw:stroke="solid" draw:stroke-dash="Dashed_20__28_var_29__20_6413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017" style:family="graphic">
      <style:graphic-properties draw:stroke="solid" draw:stroke-dash="Dashed_20__28_var_29__20_6414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018" style:family="graphic">
      <style:graphic-properties draw:stroke="solid" draw:stroke-dash="Dashed_20__28_var_29__20_642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9" style:family="graphic">
      <style:graphic-properties draw:stroke="solid" draw:stroke-dash="Dashed_20__28_var_29__20_642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0" style:family="graphic">
      <style:graphic-properties draw:stroke="solid" draw:stroke-dash="Dashed_20__28_var_29__20_642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1" style:family="graphic">
      <style:graphic-properties draw:stroke="solid" draw:stroke-dash="Dashed_20__28_var_29__20_643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2" style:family="graphic">
      <style:graphic-properties draw:stroke="solid" draw:stroke-dash="Dashed_20__28_var_29__20_643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3" style:family="graphic">
      <style:graphic-properties draw:stroke="solid" draw:stroke-dash="Dashed_20__28_var_29__20_6432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4" style:family="graphic">
      <style:graphic-properties draw:stroke="solid" draw:stroke-dash="Dashed_20__28_var_29__20_6433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5" style:family="graphic">
      <style:graphic-properties draw:stroke="solid" draw:stroke-dash="Dashed_20__28_var_29__20_6434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6" style:family="graphic">
      <style:graphic-properties draw:stroke="solid" draw:stroke-dash="Dashed_20__28_var_29__20_6435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7" style:family="graphic">
      <style:graphic-properties draw:stroke="solid" draw:stroke-dash="Dashed_20__28_var_29__20_6436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8" style:family="graphic">
      <style:graphic-properties draw:stroke="solid" draw:stroke-dash="Dashed_20__28_var_29__20_643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9" style:family="graphic">
      <style:graphic-properties draw:stroke="solid" draw:stroke-dash="Dashed_20__28_var_29__20_643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0" style:family="graphic">
      <style:graphic-properties draw:stroke="solid" draw:stroke-dash="Dashed_20__28_var_29__20_643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1" style:family="graphic">
      <style:graphic-properties draw:stroke="solid" draw:stroke-dash="Dashed_20__28_var_29__20_644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2" style:family="graphic">
      <style:graphic-properties draw:stroke="solid" draw:stroke-dash="Dashed_20__28_var_29__20_644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3" style:family="graphic">
      <style:graphic-properties draw:stroke="solid" draw:stroke-dash="Dashed_20__28_var_29__20_6442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4" style:family="graphic">
      <style:graphic-properties draw:stroke="solid" draw:stroke-dash="Dashed_20__28_var_29__20_6443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5" style:family="graphic">
      <style:graphic-properties draw:stroke="solid" draw:stroke-dash="Dashed_20__28_var_29__20_6444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6" style:family="graphic">
      <style:graphic-properties draw:stroke="solid" draw:stroke-dash="Dashed_20__28_var_29__20_6445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7" style:family="graphic">
      <style:graphic-properties draw:stroke="solid" draw:stroke-dash="Dashed_20__28_var_29__20_6446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8" style:family="graphic">
      <style:graphic-properties draw:stroke="solid" draw:stroke-dash="Dashed_20__28_var_29__20_644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9" style:family="graphic">
      <style:graphic-properties draw:stroke="solid" draw:stroke-dash="Dashed_20__28_var_29__20_644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0" style:family="graphic">
      <style:graphic-properties draw:stroke="solid" draw:stroke-dash="Dashed_20__28_var_29__20_644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1" style:family="graphic">
      <style:graphic-properties draw:stroke="solid" draw:stroke-dash="Dashed_20__28_var_29__20_645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2" style:family="graphic">
      <style:graphic-properties draw:stroke="solid" draw:stroke-dash="Dashed_20__28_var_29__20_645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3" style:family="graphic">
      <style:graphic-properties draw:stroke="solid" draw:stroke-dash="Dashed_20__28_var_29__20_6452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4" style:family="graphic">
      <style:graphic-properties draw:stroke="solid" draw:stroke-dash="Dashed_20__28_var_29__20_6453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5" style:family="graphic">
      <style:graphic-properties draw:stroke="solid" draw:stroke-dash="Dashed_20__28_var_29__20_6454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46" style:family="graphic">
      <style:graphic-properties draw:stroke="solid" draw:stroke-dash="Dashed_20__28_var_29__20_6455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47" style:family="graphic">
      <style:graphic-properties draw:stroke="solid" draw:stroke-dash="Dashed_20__28_var_29__20_6415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8" style:family="graphic">
      <style:graphic-properties draw:stroke="solid" draw:stroke-dash="Dashed_20__28_var_29__20_6416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9" style:family="graphic">
      <style:graphic-properties draw:stroke="solid" draw:stroke-dash="Dashed_20__28_var_29__20_6417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0" style:family="graphic">
      <style:graphic-properties draw:stroke="solid" draw:stroke-dash="Dashed_20__28_var_29__20_6418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1" style:family="graphic">
      <style:graphic-properties draw:stroke="solid" draw:stroke-dash="Dashed_20__28_var_29__20_6419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2" style:family="graphic">
      <style:graphic-properties draw:stroke="solid" draw:stroke-dash="Dashed_20__28_var_29__20_6420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3" style:family="graphic">
      <style:graphic-properties draw:stroke="solid" draw:stroke-dash="Dashed_20__28_var_29__20_6421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054" style:family="graphic">
      <style:graphic-properties draw:stroke="solid" draw:stroke-dash="Dashed_20__28_var_29__20_6422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055" style:family="graphic">
      <style:graphic-properties draw:stroke="solid" draw:stroke-dash="Dashed_20__28_var_29__20_6423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056" style:family="graphic">
      <style:graphic-properties draw:stroke="solid" draw:stroke-dash="Dashed_20__28_var_29__20_6424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057" style:family="graphic">
      <style:graphic-properties draw:stroke="solid" draw:stroke-dash="Dashed_20__28_var_29__20_6425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058" style:family="graphic">
      <style:graphic-properties draw:stroke="solid" draw:stroke-dash="Dashed_20__28_var_29__20_6426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0" draw:name="Shape8_1" draw:style-name="gr917" draw:text-style-name="P117" svg:width="2.703cm" svg:height="0.715cm" draw:transform="rotate (0.0872664625997165) translate (1.32644444444444cm 1.21884722222222cm)">
        <draw:text-box>
          <text:p text:style-name="P110"><text:span text:style-name="T184">Série 3</text:span></text:p>
        </draw:text-box>
      </draw:frame>
      <draw:frame text:anchor-type="page" text:anchor-page-number="1" draw:z-index="9" draw:name="Shape8_0" draw:style-name="gr917" draw:text-style-name="P117" svg:width="2.703cm" svg:height="0.715cm" draw:transform="rotate (0.0872664625997165) translate (1.32644444444444cm 1.21884722222222cm)">
        <draw:text-box>
          <text:p text:style-name="P110"><text:span text:style-name="T184">Série 3</text:span></text:p>
        </draw:text-box>
      </draw:frame>
      <draw:path text:anchor-type="page" text:anchor-page-number="2" draw:z-index="8" draw:name="Shape7_2" draw:style-name="gr918" draw:text-style-name="P119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7" draw:name="Shape7_1" draw:style-name="gr918" draw:text-style-name="P119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6" draw:name="Shape9_1" draw:style-name="gr919" draw:text-style-name="P110" svg:x1="10.37cm" svg:y1="1.408cm" svg:x2="21.996cm" svg:y2="1.36cm">
        <text:p/>
      </draw:line>
      <draw:line text:anchor-type="page" text:anchor-page-number="1" draw:z-index="5" draw:name="Shape3" draw:style-name="gr919" draw:text-style-name="P110" svg:x1="10.329cm" svg:y1="1.42cm" svg:x2="21.995cm" svg:y2="1.36cm">
        <text:p/>
      </draw:line>
      <text:list xml:id="list3809157338" text:style-name="_5f_Numérotation_20_des_20_exercices">
        <text:list-item>
          <text:h text:style-name="P109" text:outline-level="1"><text:span text:style-name="_5f_Caractères">Associe chaque patron à la perspective cavalière qui lui correspond.</text:span></text:h>
        </text:list-item>
      </text:list>
      <text:h text:style-name="_5f_Paragraphe" text:outline-level="1"><draw:g text:anchor-type="char" draw:z-index="11" draw:name="Shape8_3" draw:style-name="gr651"><draw:line draw:style-name="gr652" draw:text-style-name="P134" svg:x1="2.002cm" svg:y1="0.823cm" svg:x2="0.814cm" svg:y2="0.823cm"><text:p/></draw:line><draw:line draw:style-name="gr653" draw:text-style-name="P134" svg:x1="2.002cm" svg:y1="0.43cm" svg:x2="0.814cm" svg:y2="0.43cm"><text:p/></draw:line><draw:line draw:style-name="gr654" draw:text-style-name="P134" svg:x1="2.003cm" svg:y1="0.825cm" svg:x2="2.003cm" svg:y2="0.43cm"><text:p/></draw:line><draw:line draw:style-name="gr655" draw:text-style-name="P134" svg:x1="0.814cm" svg:y1="0.825cm" svg:x2="0.814cm" svg:y2="0.43cm"><text:p/></draw:line><draw:line draw:style-name="gr656" draw:text-style-name="P134" svg:x1="2.002cm" svg:y1="0.823cm" svg:x2="1.368cm" svg:y2="1.456cm"><text:p/></draw:line><draw:line draw:style-name="gr657" draw:text-style-name="P134" svg:x1="0.815cm" svg:y1="0.823cm" svg:x2="0.181cm" svg:y2="1.456cm"><text:p/></draw:line><draw:line draw:style-name="gr658" draw:text-style-name="P136" svg:x1="2.002cm" svg:y1="0.43cm" svg:x2="1.368cm" svg:y2="1.063cm"><text:p/></draw:line><draw:line draw:style-name="gr659" draw:text-style-name="P134" svg:x1="0.815cm" svg:y1="0.43cm" svg:x2="0.181cm" svg:y2="1.063cm"><text:p/></draw:line><draw:line draw:style-name="gr660" draw:text-style-name="P134" svg:x1="1.375cm" svg:y1="1.451cm" svg:x2="0.187cm" svg:y2="1.451cm"><text:p/></draw:line><draw:line draw:style-name="gr661" draw:text-style-name="P136" svg:x1="1.375cm" svg:y1="1.059cm" svg:x2="0.187cm" svg:y2="1.059cm"><text:p/></draw:line><draw:line draw:style-name="gr662" draw:text-style-name="P136" svg:x1="1.374cm" svg:y1="1.454cm" svg:x2="1.374cm" svg:y2="1.059cm"><text:p/></draw:line><draw:line draw:style-name="gr663" draw:text-style-name="P134" svg:x1="0.187cm" svg:y1="1.454cm" svg:x2="0.187cm" svg:y2="1.059cm"><text:p/></draw:line><draw:line draw:style-name="gr664" draw:text-style-name="P134" svg:x1="0.876cm" svg:y1="5.328cm" svg:x2="1.667cm" svg:y2="5.328cm"><text:p/></draw:line><draw:line draw:style-name="gr665" draw:text-style-name="P134" svg:x1="0.876cm" svg:y1="6.119cm" svg:x2="1.667cm" svg:y2="6.119cm"><text:p/></draw:line><draw:line draw:style-name="gr666" draw:text-style-name="P134" svg:x1="1.667cm" svg:y1="4.535cm" svg:x2="1.667cm" svg:y2="5.329cm"><text:p/></draw:line><draw:line draw:style-name="gr667" draw:text-style-name="P134" svg:x1="0.876cm" svg:y1="6.119cm" svg:x2="0.876cm" svg:y2="6.911cm"><text:p/></draw:line><draw:line draw:style-name="gr668" draw:text-style-name="P134" svg:x1="0.876cm" svg:y1="6.908cm" svg:x2="1.667cm" svg:y2="6.908cm"><text:p/></draw:line><draw:line draw:style-name="gr669" draw:text-style-name="P134" svg:x1="0.876cm" svg:y1="7.7cm" svg:x2="1.667cm" svg:y2="7.7cm"><text:p/></draw:line><draw:line draw:style-name="gr670" draw:text-style-name="P134" svg:x1="1.667cm" svg:y1="6.908cm" svg:x2="1.667cm" svg:y2="7.698cm"><text:p/></draw:line><draw:line draw:style-name="gr671" draw:text-style-name="P134" svg:x1="0.876cm" svg:y1="6.908cm" svg:x2="0.876cm" svg:y2="7.698cm"><text:p/></draw:line><draw:line draw:style-name="gr672" draw:text-style-name="P134" svg:x1="0.876cm" svg:y1="5.328cm" svg:x2="0.876cm" svg:y2="6.118cm"><text:p/></draw:line><draw:line draw:style-name="gr673" draw:text-style-name="P134" svg:x1="1.667cm" svg:y1="6.119cm" svg:x2="1.667cm" svg:y2="6.911cm"><text:p/></draw:line><draw:line draw:style-name="gr674" draw:text-style-name="P134" svg:x1="0.081cm" svg:y1="5.328cm" svg:x2="0.081cm" svg:y2="6.118cm"><text:p/></draw:line><draw:line draw:style-name="gr675" draw:text-style-name="P134" svg:x1="2.459cm" svg:y1="4.535cm" svg:x2="2.459cm" svg:y2="5.329cm"><text:p/></draw:line><draw:line draw:style-name="gr676" draw:text-style-name="P134" svg:x1="0.081cm" svg:y1="5.328cm" svg:x2="0.876cm" svg:y2="5.328cm"><text:p/></draw:line><draw:line draw:style-name="gr677" draw:text-style-name="P134" svg:x1="1.667cm" svg:y1="4.535cm" svg:x2="2.46cm" svg:y2="4.535cm"><text:p/></draw:line><draw:line draw:style-name="gr678" draw:text-style-name="P134" svg:x1="0.081cm" svg:y1="6.119cm" svg:x2="0.876cm" svg:y2="6.119cm"><text:p/></draw:line><draw:line draw:style-name="gr679" draw:text-style-name="P134" svg:x1="1.667cm" svg:y1="5.328cm" svg:x2="2.46cm" svg:y2="5.328cm"><text:p/></draw:line><draw:line draw:style-name="gr680" draw:text-style-name="P134" svg:x1="0.876cm" svg:y1="4.535cm" svg:x2="1.667cm" svg:y2="4.535cm"><text:p/></draw:line><draw:line draw:style-name="gr681" draw:text-style-name="P134" svg:x1="1.667cm" svg:y1="5.328cm" svg:x2="1.667cm" svg:y2="6.118cm"><text:p/></draw:line><draw:line draw:style-name="gr682" draw:text-style-name="P134" svg:x1="0.876cm" svg:y1="4.535cm" svg:x2="0.876cm" svg:y2="5.329cm"><text:p/></draw:line><draw:line draw:style-name="gr683" draw:text-style-name="P134" svg:x1="8.301cm" svg:y1="1.033cm" svg:x2="8.301cm" svg:y2="1.823cm"><text:p/></draw:line><draw:line draw:style-name="gr684" draw:text-style-name="P134" svg:x1="7.508cm" svg:y1="1.033cm" svg:x2="7.508cm" svg:y2="1.823cm"><text:p/></draw:line><draw:line draw:style-name="gr685" draw:text-style-name="P134" svg:x1="7.508cm" svg:y1="1.033cm" svg:x2="8.301cm" svg:y2="1.033cm"><text:p/></draw:line><draw:line draw:style-name="gr686" draw:text-style-name="P134" svg:x1="7.508cm" svg:y1="1.825cm" svg:x2="8.301cm" svg:y2="1.825cm"><text:p/></draw:line><draw:line draw:style-name="gr687" draw:text-style-name="P134" svg:x1="7.508cm" svg:y1="1.032cm" svg:x2="7.785cm" svg:y2="0.755cm"><text:p/></draw:line><draw:line draw:style-name="gr688" draw:text-style-name="P134" svg:x1="8.301cm" svg:y1="1.032cm" svg:x2="8.578cm" svg:y2="0.755cm"><text:p/></draw:line><draw:line draw:style-name="gr689" draw:text-style-name="P136" svg:x1="7.508cm" svg:y1="1.824cm" svg:x2="7.785cm" svg:y2="1.548cm"><text:p/></draw:line><draw:line draw:style-name="gr690" draw:text-style-name="P134" svg:x1="8.301cm" svg:y1="1.824cm" svg:x2="8.578cm" svg:y2="1.548cm"><text:p/></draw:line><draw:line draw:style-name="gr691" draw:text-style-name="P134" svg:x1="8.578cm" svg:y1="0.767cm" svg:x2="8.578cm" svg:y2="1.557cm"><text:p/></draw:line><draw:line draw:style-name="gr692" draw:text-style-name="P136" svg:x1="7.792cm" svg:y1="0.771cm" svg:x2="7.792cm" svg:y2="1.561cm"><text:p/></draw:line><draw:line draw:style-name="gr693" draw:text-style-name="P134" svg:x1="7.799cm" svg:y1="0.764cm" svg:x2="8.59cm" svg:y2="0.764cm"><text:p/></draw:line><draw:line draw:style-name="gr694" draw:text-style-name="P136" svg:x1="7.792cm" svg:y1="1.555cm" svg:x2="8.583cm" svg:y2="1.555cm"><text:p/></draw:line><draw:line draw:style-name="gr695" draw:text-style-name="P134" svg:x1="7.51cm" svg:y1="3.913cm" svg:x2="7.51cm" svg:y2="2.923cm"><text:p/></draw:line><draw:line draw:style-name="gr696" draw:text-style-name="P134" svg:x1="7.51cm" svg:y1="3.909cm" svg:x2="8.696cm" svg:y2="3.909cm"><text:p/></draw:line><draw:line draw:style-name="gr697" draw:text-style-name="P134" svg:x1="7.51cm" svg:y1="2.923cm" svg:x2="8.696cm" svg:y2="2.923cm"><text:p/></draw:line><draw:line draw:style-name="gr698" draw:text-style-name="P134" svg:x1="8.697cm" svg:y1="3.913cm" svg:x2="8.697cm" svg:y2="2.923cm"><text:p/></draw:line><draw:line draw:style-name="gr699" draw:text-style-name="P134" svg:x1="7.51cm" svg:y1="3.909cm" svg:x2="7.72cm" svg:y2="4.117cm"><text:p/></draw:line><draw:line draw:style-name="gr700" draw:text-style-name="P134" svg:x1="8.697cm" svg:y1="3.909cm" svg:x2="8.905cm" svg:y2="4.117cm"><text:p/></draw:line><draw:line draw:style-name="gr701" draw:text-style-name="P136" svg:x1="7.51cm" svg:y1="2.923cm" svg:x2="7.72cm" svg:y2="3.131cm"><text:p/></draw:line><draw:line draw:style-name="gr702" draw:text-style-name="P134" svg:x1="8.697cm" svg:y1="2.923cm" svg:x2="8.905cm" svg:y2="3.131cm"><text:p/></draw:line><draw:line draw:style-name="gr703" draw:text-style-name="P136" svg:x1="7.709cm" svg:y1="4.107cm" svg:x2="7.709cm" svg:y2="3.117cm"><text:p/></draw:line><draw:line draw:style-name="gr704" draw:text-style-name="P134" svg:x1="7.709cm" svg:y1="4.11cm" svg:x2="8.897cm" svg:y2="4.11cm"><text:p/></draw:line><draw:line draw:style-name="gr705" draw:text-style-name="P136" svg:x1="7.709cm" svg:y1="3.117cm" svg:x2="8.897cm" svg:y2="3.117cm"><text:p/></draw:line><draw:line draw:style-name="gr706" draw:text-style-name="P134" svg:x1="8.898cm" svg:y1="4.107cm" svg:x2="8.898cm" svg:y2="3.117cm"><text:p/></draw:line><draw:line draw:style-name="gr707" draw:text-style-name="P134" svg:x1="4.983cm" svg:y1="1.488cm" svg:x2="6.569cm" svg:y2="1.488cm"><text:p/></draw:line><draw:line draw:style-name="gr708" draw:text-style-name="P134" svg:x1="4.983cm" svg:y1="0.304cm" svg:x2="6.569cm" svg:y2="0.304cm"><text:p/></draw:line><draw:line draw:style-name="gr709" draw:text-style-name="P134" svg:x1="4.983cm" svg:y1="1.489cm" svg:x2="4.983cm" svg:y2="0.304cm"><text:p/></draw:line><draw:line draw:style-name="gr710" draw:text-style-name="P134" svg:x1="6.566cm" svg:y1="1.489cm" svg:x2="6.566cm" svg:y2="0.304cm"><text:p/></draw:line><draw:line draw:style-name="gr711" draw:text-style-name="P134" svg:x1="4.983cm" svg:y1="1.488cm" svg:x2="5.549cm" svg:y2="2.051cm"><text:p/></draw:line><draw:line draw:style-name="gr712" draw:text-style-name="P134" svg:x1="5.542cm" svg:y1="2.047cm" svg:x2="7.126cm" svg:y2="2.047cm"><text:p/></draw:line><draw:line draw:style-name="gr713" draw:text-style-name="P134" svg:x1="7.114cm" svg:y1="2.039cm" svg:x2="7.114cm" svg:y2="0.853cm"><text:p/></draw:line><draw:line draw:style-name="gr714" draw:text-style-name="P134" svg:x1="6.561cm" svg:y1="1.481cm" svg:x2="7.125cm" svg:y2="2.046cm"><text:p/></draw:line><draw:line draw:style-name="gr715" draw:text-style-name="P134" svg:x1="6.561cm" svg:y1="0.304cm" svg:x2="7.125cm" svg:y2="0.867cm"><text:p/></draw:line><draw:line draw:style-name="gr716" draw:text-style-name="P136" svg:x1="5.542cm" svg:y1="2.034cm" svg:x2="5.542cm" svg:y2="0.846cm"><text:p/></draw:line><draw:line draw:style-name="gr717" draw:text-style-name="P136" svg:x1="5.535cm" svg:y1="0.853cm" svg:x2="7.122cm" svg:y2="0.853cm"><text:p/></draw:line><draw:line draw:style-name="gr718" draw:text-style-name="P136" svg:x1="4.983cm" svg:y1="0.305cm" svg:x2="5.549cm" svg:y2="0.871cm"><text:p/></draw:line><draw:line draw:style-name="gr719" draw:text-style-name="P134" svg:x1="3.152cm" svg:y1="5.292cm" svg:x2="4.736cm" svg:y2="5.292cm"><text:p/></draw:line><draw:line draw:style-name="gr720" draw:text-style-name="P134" svg:x1="3.152cm" svg:y1="6.874cm" svg:x2="4.736cm" svg:y2="6.874cm"><text:p/></draw:line><draw:line draw:style-name="gr721" draw:text-style-name="P134" svg:x1="3.152cm" svg:y1="5.292cm" svg:x2="3.152cm" svg:y2="6.875cm"><text:p/></draw:line><draw:line draw:style-name="gr722" draw:text-style-name="P134" svg:x1="4.736cm" svg:y1="5.292cm" svg:x2="4.736cm" svg:y2="6.875cm"><text:p/></draw:line><draw:line draw:style-name="gr723" draw:text-style-name="P134" svg:x1="4.736cm" svg:y1="6.874cm" svg:x2="5.922cm" svg:y2="6.874cm"><text:p/></draw:line><draw:line draw:style-name="gr724" draw:text-style-name="P134" svg:x1="4.736cm" svg:y1="5.292cm" svg:x2="5.922cm" svg:y2="5.292cm"><text:p/></draw:line><draw:line draw:style-name="gr725" draw:text-style-name="P134" svg:x1="5.924cm" svg:y1="5.292cm" svg:x2="5.924cm" svg:y2="6.875cm"><text:p/></draw:line><draw:line draw:style-name="gr726" draw:text-style-name="P134" svg:x1="4.736cm" svg:y1="6.874cm" svg:x2="4.736cm" svg:y2="8.457cm"><text:p/></draw:line><draw:line draw:style-name="gr727" draw:text-style-name="P134" svg:x1="5.924cm" svg:y1="6.874cm" svg:x2="5.924cm" svg:y2="8.457cm"><text:p/></draw:line><draw:line draw:style-name="gr728" draw:text-style-name="P134" svg:x1="4.736cm" svg:y1="8.456cm" svg:x2="5.922cm" svg:y2="8.456cm"><text:p/></draw:line><draw:line draw:style-name="gr729" draw:text-style-name="P134" svg:x1="5.924cm" svg:y1="6.874cm" svg:x2="7.508cm" svg:y2="6.874cm"><text:p/></draw:line><draw:line draw:style-name="gr730" draw:text-style-name="P134" svg:x1="5.924cm" svg:y1="8.456cm" svg:x2="7.508cm" svg:y2="8.456cm"><text:p/></draw:line><draw:line draw:style-name="gr731" draw:text-style-name="P134" svg:x1="7.507cm" svg:y1="6.874cm" svg:x2="7.507cm" svg:y2="8.457cm"><text:p/></draw:line><draw:line draw:style-name="gr732" draw:text-style-name="P134" svg:x1="5.924cm" svg:y1="8.456cm" svg:x2="5.924cm" svg:y2="9.642cm"><text:p/></draw:line><draw:line draw:style-name="gr733" draw:text-style-name="P134" svg:x1="7.507cm" svg:y1="8.456cm" svg:x2="7.507cm" svg:y2="9.642cm"><text:p/></draw:line><draw:line draw:style-name="gr734" draw:text-style-name="P134" svg:x1="5.924cm" svg:y1="9.642cm" svg:x2="7.508cm" svg:y2="9.642cm"><text:p/></draw:line><draw:line draw:style-name="gr735" draw:text-style-name="P134" svg:x1="7.507cm" svg:y1="8.456cm" svg:x2="9.093cm" svg:y2="8.456cm"><text:p/></draw:line><draw:line draw:style-name="gr736" draw:text-style-name="P134" svg:x1="9.088cm" svg:y1="8.456cm" svg:x2="9.088cm" svg:y2="9.642cm"><text:p/></draw:line><draw:line draw:style-name="gr737" draw:text-style-name="P134" svg:x1="7.507cm" svg:y1="9.642cm" svg:x2="9.093cm" svg:y2="9.642cm"><text:p/></draw:line><draw:line draw:style-name="gr738" draw:text-style-name="P134" svg:x1="8.593cm" svg:y1="5.29cm" svg:x2="8.988cm" svg:y2="5.29cm"><text:p/></draw:line><draw:line draw:style-name="gr739" draw:text-style-name="P134" svg:x1="8.593cm" svg:y1="6.083cm" svg:x2="8.988cm" svg:y2="6.083cm"><text:p/></draw:line><draw:line draw:style-name="gr740" draw:text-style-name="P134" svg:x1="8.99cm" svg:y1="5.29cm" svg:x2="8.99cm" svg:y2="6.08cm"><text:p/></draw:line><draw:line draw:style-name="gr741" draw:text-style-name="P134" svg:x1="8.593cm" svg:y1="5.29cm" svg:x2="8.593cm" svg:y2="6.08cm"><text:p/></draw:line><draw:line draw:style-name="gr742" draw:text-style-name="P134" svg:x1="7.015cm" svg:y1="5.29cm" svg:x2="7.015cm" svg:y2="6.08cm"><text:p/></draw:line><draw:line draw:style-name="gr743" draw:text-style-name="P134" svg:x1="8.99cm" svg:y1="5.29cm" svg:x2="8.99cm" svg:y2="6.08cm"><text:p/></draw:line><draw:line draw:style-name="gr744" draw:text-style-name="P134" svg:x1="7.015cm" svg:y1="5.29cm" svg:x2="7.609cm" svg:y2="5.29cm"><text:p/></draw:line><draw:line draw:style-name="gr745" draw:text-style-name="P134" svg:x1="7.015cm" svg:y1="6.083cm" svg:x2="7.609cm" svg:y2="6.083cm"><text:p/></draw:line><draw:line draw:style-name="gr746" draw:text-style-name="P134" svg:x1="8.001cm" svg:y1="5.29cm" svg:x2="8.595cm" svg:y2="5.29cm"><text:p/></draw:line><draw:line draw:style-name="gr747" draw:text-style-name="P134" svg:x1="8.001cm" svg:y1="6.083cm" svg:x2="8.595cm" svg:y2="6.083cm"><text:p/></draw:line><draw:line draw:style-name="gr748" draw:text-style-name="P134" svg:x1="7.605cm" svg:y1="5.29cm" svg:x2="7.605cm" svg:y2="4.895cm"><text:p/></draw:line><draw:line draw:style-name="gr749" draw:text-style-name="P134" svg:x1="7.015cm" svg:y1="5.29cm" svg:x2="7.015cm" svg:y2="4.895cm"><text:p/></draw:line><draw:line draw:style-name="gr750" draw:text-style-name="P134" svg:x1="7.015cm" svg:y1="4.895cm" svg:x2="7.609cm" svg:y2="4.895cm"><text:p/></draw:line><draw:line draw:style-name="gr751" draw:text-style-name="P134" svg:x1="8.001cm" svg:y1="6.083cm" svg:x2="8.001cm" svg:y2="6.676cm"><text:p/></draw:line><draw:line draw:style-name="gr752" draw:text-style-name="P134" svg:x1="7.605cm" svg:y1="6.083cm" svg:x2="7.605cm" svg:y2="6.676cm"><text:p/></draw:line><draw:line draw:style-name="gr753" draw:text-style-name="P134" svg:x1="7.605cm" svg:y1="6.673cm" svg:x2="8cm" svg:y2="6.673cm"><text:p/></draw:line><draw:line draw:style-name="gr754" draw:text-style-name="P134" svg:x1="7.605cm" svg:y1="5.29cm" svg:x2="8cm" svg:y2="5.29cm"><text:p/></draw:line><draw:line draw:style-name="gr755" draw:text-style-name="P134" svg:x1="7.605cm" svg:y1="6.083cm" svg:x2="8cm" svg:y2="6.083cm"><text:p/></draw:line><draw:line draw:style-name="gr756" draw:text-style-name="P134" svg:x1="8.001cm" svg:y1="5.29cm" svg:x2="8.001cm" svg:y2="6.08cm"><text:p/></draw:line><draw:line draw:style-name="gr757" draw:text-style-name="P134" svg:x1="7.605cm" svg:y1="5.29cm" svg:x2="7.605cm" svg:y2="6.08cm"><text:p/></draw:line><draw:line draw:style-name="gr758" draw:text-style-name="P134" svg:x1="8.001cm" svg:y1="5.29cm" svg:x2="8.001cm" svg:y2="6.08cm"><text:p/></draw:line><draw:line draw:style-name="gr759" draw:text-style-name="P134" svg:x1="3.951cm" svg:y1="0.404cm" svg:x2="3.951cm" svg:y2="0.997cm"><text:p/></draw:line><draw:line draw:style-name="gr760" draw:text-style-name="P134" svg:x1="3.286cm" svg:y1="0.665cm" svg:x2="3.286cm" svg:y2="1.258cm"><text:p/></draw:line><draw:line draw:style-name="gr761" draw:text-style-name="P134" svg:x1="3.286cm" svg:y1="1.261cm" svg:x2="3.68cm" svg:y2="1.261cm"><text:p/></draw:line><draw:line draw:style-name="gr762" draw:text-style-name="P134" svg:x1="3.286cm" svg:y1="0.665cm" svg:x2="3.68cm" svg:y2="0.665cm"><text:p/></draw:line><draw:line draw:style-name="gr763" draw:text-style-name="P134" svg:x1="3.286cm" svg:y1="0.669cm" svg:x2="3.562cm" svg:y2="0.393cm"><text:p/></draw:line><draw:line draw:style-name="gr764" draw:text-style-name="P134" svg:x1="3.678cm" svg:y1="0.669cm" svg:x2="3.955cm" svg:y2="0.393cm"><text:p/></draw:line><draw:line draw:style-name="gr765" draw:text-style-name="P136" svg:x1="3.286cm" svg:y1="1.256cm" svg:x2="3.562cm" svg:y2="0.98cm"><text:p/></draw:line><draw:line draw:style-name="gr766" draw:text-style-name="P134" svg:x1="3.678cm" svg:y1="1.256cm" svg:x2="3.955cm" svg:y2="0.98cm"><text:p/></draw:line><draw:line draw:style-name="gr767" draw:text-style-name="P134" svg:x1="3.678cm" svg:y1="0.665cm" svg:x2="3.678cm" svg:y2="1.258cm"><text:p/></draw:line><draw:line draw:style-name="gr768" draw:text-style-name="P134" svg:x1="3.56cm" svg:y1="0.393cm" svg:x2="3.955cm" svg:y2="0.393cm"><text:p/></draw:line><draw:line draw:style-name="gr769" draw:text-style-name="P136" svg:x1="3.556cm" svg:y1="0.999cm" svg:x2="3.951cm" svg:y2="0.999cm"><text:p/></draw:line><draw:line draw:style-name="gr770" draw:text-style-name="P136" svg:x1="3.56cm" svg:y1="0.404cm" svg:x2="3.56cm" svg:y2="0.997cm"><text:p/></draw:line><draw:line draw:style-name="gr771" draw:text-style-name="P134" svg:x1="1.468cm" svg:y1="16.064cm" svg:x2="2.062cm" svg:y2="16.064cm"><text:p/></draw:line><draw:line draw:style-name="gr772" draw:text-style-name="P134" svg:x1="0.284cm" svg:y1="17.654cm" svg:x2="1.47cm" svg:y2="17.654cm"><text:p/></draw:line><draw:line draw:style-name="gr773" draw:text-style-name="P134" svg:x1="2.064cm" svg:y1="16.064cm" svg:x2="2.064cm" svg:y2="17.054cm"><text:p/></draw:line><draw:line draw:style-name="gr774" draw:text-style-name="P134" svg:x1="1.468cm" svg:y1="16.064cm" svg:x2="1.468cm" svg:y2="17.054cm"><text:p/></draw:line><draw:line draw:style-name="gr775" draw:text-style-name="P134" svg:x1="2.064cm" svg:y1="16.064cm" svg:x2="3.252cm" svg:y2="16.064cm"><text:p/></draw:line><draw:line draw:style-name="gr776" draw:text-style-name="P134" svg:x1="2.064cm" svg:y1="17.057cm" svg:x2="3.252cm" svg:y2="17.057cm"><text:p/></draw:line><draw:line draw:style-name="gr777" draw:text-style-name="P134" svg:x1="0.284cm" svg:y1="16.064cm" svg:x2="1.47cm" svg:y2="16.064cm"><text:p/></draw:line><draw:line draw:style-name="gr778" draw:text-style-name="P134" svg:x1="0.284cm" svg:y1="17.057cm" svg:x2="1.47cm" svg:y2="17.057cm"><text:p/></draw:line><draw:line draw:style-name="gr779" draw:text-style-name="P134" svg:x1="0.284cm" svg:y1="16.064cm" svg:x2="0.284cm" svg:y2="17.054cm"><text:p/></draw:line><draw:line draw:style-name="gr780" draw:text-style-name="P134" svg:x1="3.252cm" svg:y1="16.064cm" svg:x2="3.252cm" svg:y2="17.054cm"><text:p/></draw:line><draw:line draw:style-name="gr781" draw:text-style-name="P134" svg:x1="1.468cm" svg:y1="17.057cm" svg:x2="1.468cm" svg:y2="17.651cm"><text:p/></draw:line><draw:line draw:style-name="gr782" draw:text-style-name="P134" svg:x1="1.468cm" svg:y1="17.057cm" svg:x2="2.062cm" svg:y2="17.057cm"><text:p/></draw:line><draw:line draw:style-name="gr783" draw:text-style-name="P134" svg:x1="1.468cm" svg:y1="14.884cm" svg:x2="2.062cm" svg:y2="14.884cm"><text:p/></draw:line><draw:line draw:style-name="gr784" draw:text-style-name="P134" svg:x1="2.064cm" svg:y1="14.884cm" svg:x2="2.064cm" svg:y2="16.069cm"><text:p/></draw:line><draw:line draw:style-name="gr785" draw:text-style-name="P134" svg:x1="1.468cm" svg:y1="14.884cm" svg:x2="1.468cm" svg:y2="16.069cm"><text:p/></draw:line><draw:line draw:style-name="gr786" draw:text-style-name="P134" svg:x1="3.252cm" svg:y1="16.064cm" svg:x2="3.847cm" svg:y2="16.064cm"><text:p/></draw:line><draw:line draw:style-name="gr787" draw:text-style-name="P134" svg:x1="3.847cm" svg:y1="16.064cm" svg:x2="3.847cm" svg:y2="17.054cm"><text:p/></draw:line><draw:line draw:style-name="gr788" draw:text-style-name="P134" svg:x1="3.252cm" svg:y1="17.057cm" svg:x2="3.847cm" svg:y2="17.057cm"><text:p/></draw:line><draw:line draw:style-name="gr789" draw:text-style-name="P134" svg:x1="0.284cm" svg:y1="17.057cm" svg:x2="0.284cm" svg:y2="17.651cm"><text:p/></draw:line><draw:frame draw:style-name="gr790" draw:text-style-name="P137" svg:width="0.9cm" svg:height="0.673cm" svg:x="-0.128cm" svg:y="0.192cm"><draw:text-box><text:p text:style-name="P125"><text:span text:style-name="T192">1.</text:span></text:p></draw:text-box></draw:frame><draw:frame draw:style-name="gr791" draw:text-style-name="P137" svg:width="1.038cm" svg:height="0.671cm" svg:x="-0.132cm" svg:y="2.018cm"><draw:text-box><text:p text:style-name="P125"><text:span text:style-name="T192">5.</text:span></text:p></draw:text-box></draw:frame><draw:frame draw:style-name="gr792" draw:text-style-name="P137" svg:width="1.087cm" svg:height="0.802cm" svg:x="4.327cm" svg:y="0.268cm"><draw:text-box><text:p text:style-name="P125"><text:span text:style-name="T192">3.</text:span></text:p></draw:text-box></draw:frame><draw:frame draw:style-name="gr793" draw:text-style-name="P137" svg:width="0.999cm" svg:height="0.673cm" svg:x="2.519cm" svg:y="0.226cm"><draw:text-box><text:p text:style-name="P125"><text:span text:style-name="T192">2.</text:span></text:p></draw:text-box></draw:frame><draw:frame draw:style-name="gr794" draw:text-style-name="P137" svg:width="0.936cm" svg:height="0.705cm" svg:x="7.366cm" svg:y="0.111cm"><draw:text-box><text:p text:style-name="P125"><text:span text:style-name="T192">4.</text:span></text:p></draw:text-box></draw:frame><draw:frame draw:style-name="gr795" draw:text-style-name="P137" svg:width="0.969cm" svg:height="0.671cm" svg:x="2.874cm" svg:y="1.861cm"><draw:text-box><text:p text:style-name="P125"><text:span text:style-name="T192">6.</text:span></text:p></draw:text-box></draw:frame><draw:frame draw:style-name="gr796" draw:text-style-name="P135" svg:width="1.059cm" svg:height="0.775cm" svg:x="-0.046cm" svg:y="4.533cm"><draw:text-box><text:p text:style-name="P125"><text:span text:style-name="T191">a.</text:span></text:p></draw:text-box></draw:frame><draw:line draw:style-name="gr797" draw:text-style-name="P134" svg:x1="4.34cm" svg:y1="7.662cm" svg:x2="2.558cm" svg:y2="7.662cm"><text:p/></draw:line><draw:line draw:style-name="gr798" draw:text-style-name="P134" svg:x1="4.34cm" svg:y1="8.851cm" svg:x2="2.558cm" svg:y2="8.851cm"><text:p/></draw:line><draw:line draw:style-name="gr799" draw:text-style-name="P134" svg:x1="2.558cm" svg:y1="7.662cm" svg:x2="2.558cm" svg:y2="8.85cm"><text:p/></draw:line><draw:line draw:style-name="gr800" draw:text-style-name="P134" svg:x1="4.34cm" svg:y1="7.662cm" svg:x2="4.34cm" svg:y2="8.85cm"><text:p/></draw:line><draw:line draw:style-name="gr801" draw:text-style-name="P134" svg:x1="2.556cm" svg:y1="7.662cm" svg:x2="2.162cm" svg:y2="7.662cm"><text:p/></draw:line><draw:line draw:style-name="gr802" draw:text-style-name="P134" svg:x1="2.162cm" svg:y1="7.662cm" svg:x2="2.162cm" svg:y2="8.85cm"><text:p/></draw:line><draw:line draw:style-name="gr803" draw:text-style-name="P134" svg:x1="2.556cm" svg:y1="8.851cm" svg:x2="2.162cm" svg:y2="8.851cm"><text:p/></draw:line><draw:line draw:style-name="gr804" draw:text-style-name="P134" svg:x1="2.556cm" svg:y1="10.63cm" svg:x2="2.162cm" svg:y2="10.63cm"><text:p/></draw:line><draw:line draw:style-name="gr805" draw:text-style-name="P134" svg:x1="0.977cm" svg:y1="8.851cm" svg:x2="0.977cm" svg:y2="10.628cm"><text:p/></draw:line><draw:line draw:style-name="gr806" draw:text-style-name="P134" svg:x1="2.558cm" svg:y1="8.851cm" svg:x2="2.558cm" svg:y2="10.628cm"><text:p/></draw:line><draw:line draw:style-name="gr807" draw:text-style-name="P134" svg:x1="2.149cm" svg:y1="8.851cm" svg:x2="0.963cm" svg:y2="8.851cm"><text:p/></draw:line><draw:line draw:style-name="gr808" draw:text-style-name="P134" svg:x1="2.162cm" svg:y1="8.851cm" svg:x2="2.162cm" svg:y2="10.628cm"><text:p/></draw:line><draw:line draw:style-name="gr809" draw:text-style-name="P134" svg:x1="2.149cm" svg:y1="10.63cm" svg:x2="0.963cm" svg:y2="10.63cm"><text:p/></draw:line><draw:line draw:style-name="gr810" draw:text-style-name="P134" svg:x1="2.162cm" svg:y1="10.63cm" svg:x2="2.162cm" svg:y2="11.025cm"><text:p/></draw:line><draw:line draw:style-name="gr811" draw:text-style-name="P134" svg:x1="2.149cm" svg:y1="11.026cm" svg:x2="0.963cm" svg:y2="11.026cm"><text:p/></draw:line><draw:line draw:style-name="gr812" draw:text-style-name="P134" svg:x1="0.977cm" svg:y1="10.63cm" svg:x2="0.977cm" svg:y2="11.025cm"><text:p/></draw:line><draw:line draw:style-name="gr813" draw:text-style-name="P134" svg:x1="0.973cm" svg:y1="8.851cm" svg:x2="0.578cm" svg:y2="8.851cm"><text:p/></draw:line><draw:line draw:style-name="gr814" draw:text-style-name="P134" svg:x1="0.973cm" svg:y1="10.63cm" svg:x2="0.578cm" svg:y2="10.63cm"><text:p/></draw:line><draw:line draw:style-name="gr815" draw:text-style-name="P134" svg:x1="0.578cm" svg:y1="8.851cm" svg:x2="0.578cm" svg:y2="10.628cm"><text:p/></draw:line><draw:line draw:style-name="gr816" draw:text-style-name="P134" svg:x1="8.996cm" svg:y1="11.904cm" svg:x2="8.996cm" svg:y2="10.518cm"><text:p/></draw:line><draw:line draw:style-name="gr817" draw:text-style-name="P134" svg:x1="7.605cm" svg:y1="11.904cm" svg:x2="7.605cm" svg:y2="10.518cm"><text:p/></draw:line><draw:line draw:style-name="gr818" draw:text-style-name="P134" svg:x1="8.992cm" svg:y1="11.904cm" svg:x2="7.605cm" svg:y2="11.904cm"><text:p/></draw:line><draw:line draw:style-name="gr819" draw:text-style-name="P134" svg:x1="8.992cm" svg:y1="10.518cm" svg:x2="7.605cm" svg:y2="10.518cm"><text:p/></draw:line><draw:line draw:style-name="gr820" draw:text-style-name="P134" svg:x1="5.43cm" svg:y1="11.905cm" svg:x2="4.639cm" svg:y2="11.905cm"><text:p/></draw:line><draw:line draw:style-name="gr821" draw:text-style-name="P134" svg:x1="5.43cm" svg:y1="10.516cm" svg:x2="4.639cm" svg:y2="10.516cm"><text:p/></draw:line><draw:line draw:style-name="gr822" draw:text-style-name="P134" svg:x1="6.813cm" svg:y1="11.904cm" svg:x2="6.813cm" svg:y2="10.518cm"><text:p/></draw:line><draw:line draw:style-name="gr823" draw:text-style-name="P134" svg:x1="5.431cm" svg:y1="11.914cm" svg:x2="5.431cm" svg:y2="13.301cm"><text:p/></draw:line><draw:line draw:style-name="gr824" draw:text-style-name="P134" svg:x1="4.639cm" svg:y1="11.914cm" svg:x2="4.639cm" svg:y2="13.301cm"><text:p/></draw:line><draw:line draw:style-name="gr825" draw:text-style-name="P134" svg:x1="5.431cm" svg:y1="9.128cm" svg:x2="5.431cm" svg:y2="10.515cm"><text:p/></draw:line><draw:line draw:style-name="gr826" draw:text-style-name="P134" svg:x1="4.639cm" svg:y1="9.128cm" svg:x2="4.639cm" svg:y2="10.515cm"><text:p/></draw:line><draw:line draw:style-name="gr827" draw:text-style-name="P134" svg:x1="5.43cm" svg:y1="13.284cm" svg:x2="4.639cm" svg:y2="13.284cm"><text:p/></draw:line><draw:line draw:style-name="gr828" draw:text-style-name="P134" svg:x1="5.43cm" svg:y1="9.128cm" svg:x2="4.639cm" svg:y2="9.128cm"><text:p/></draw:line><draw:line draw:style-name="gr829" draw:text-style-name="P134" svg:x1="6.817cm" svg:y1="10.516cm" svg:x2="5.431cm" svg:y2="10.516cm"><text:p/></draw:line><draw:line draw:style-name="gr830" draw:text-style-name="P134" svg:x1="7.659cm" svg:y1="11.904cm" svg:x2="5.431cm" svg:y2="11.904cm"><text:p/></draw:line><draw:line draw:style-name="gr831" draw:text-style-name="P134" svg:x1="5.431cm" svg:y1="11.903cm" svg:x2="5.431cm" svg:y2="10.516cm"><text:p/></draw:line><draw:line draw:style-name="gr832" draw:text-style-name="P134" svg:x1="7.604cm" svg:y1="10.518cm" svg:x2="6.813cm" svg:y2="10.518cm"><text:p/></draw:line><draw:line draw:style-name="gr833" draw:text-style-name="P134" svg:x1="4.639cm" svg:y1="11.903cm" svg:x2="4.639cm" svg:y2="10.516cm"><text:p/></draw:line><draw:line draw:style-name="gr834" draw:text-style-name="P134" svg:x1="2.256cm" svg:y1="2.339cm" svg:x2="0.87cm" svg:y2="2.339cm"><text:p/></draw:line><draw:line draw:style-name="gr835" draw:text-style-name="P134" svg:x1="2.256cm" svg:y1="3.722cm" svg:x2="0.87cm" svg:y2="3.722cm"><text:p/></draw:line><draw:line draw:style-name="gr836" draw:text-style-name="P134" svg:x1="2.258cm" svg:y1="2.339cm" svg:x2="2.258cm" svg:y2="3.725cm"><text:p/></draw:line><draw:line draw:style-name="gr837" draw:text-style-name="P134" svg:x1="0.87cm" svg:y1="2.339cm" svg:x2="0.87cm" svg:y2="3.725cm"><text:p/></draw:line><draw:line draw:style-name="gr838" draw:text-style-name="P134" svg:x1="1.989cm" svg:y1="2.069cm" svg:x2="0.605cm" svg:y2="2.069cm"><text:p/></draw:line><draw:line draw:style-name="gr839" draw:text-style-name="P136" svg:x1="1.989cm" svg:y1="3.452cm" svg:x2="0.605cm" svg:y2="3.452cm"><text:p/></draw:line><draw:line draw:style-name="gr840" draw:text-style-name="P136" svg:x1="1.988cm" svg:y1="2.069cm" svg:x2="1.988cm" svg:y2="3.453cm"><text:p/></draw:line><draw:line draw:style-name="gr841" draw:text-style-name="P134" svg:x1="0.605cm" svg:y1="2.069cm" svg:x2="0.605cm" svg:y2="3.453cm"><text:p/></draw:line><draw:line draw:style-name="gr842" draw:text-style-name="P134" svg:x1="2.262cm" svg:y1="2.339cm" svg:x2="1.986cm" svg:y2="2.063cm"><text:p/></draw:line><draw:line draw:style-name="gr843" draw:text-style-name="P134" svg:x1="0.874cm" svg:y1="2.339cm" svg:x2="0.597cm" svg:y2="2.063cm"><text:p/></draw:line><draw:line draw:style-name="gr844" draw:text-style-name="P136" svg:x1="2.262cm" svg:y1="3.724cm" svg:x2="1.986cm" svg:y2="3.447cm"><text:p/></draw:line><draw:line draw:style-name="gr845" draw:text-style-name="P134" svg:x1="0.874cm" svg:y1="3.724cm" svg:x2="0.597cm" svg:y2="3.447cm"><text:p/></draw:line><draw:line draw:style-name="gr846" draw:text-style-name="P134" svg:x1="5.431cm" svg:y1="2.772cm" svg:x2="6.617cm" svg:y2="2.772cm"><text:p/></draw:line><draw:line draw:style-name="gr847" draw:text-style-name="P134" svg:x1="5.431cm" svg:y1="2.772cm" svg:x2="5.431cm" svg:y2="3.96cm"><text:p/></draw:line><draw:line draw:style-name="gr848" draw:text-style-name="P134" svg:x1="6.618cm" svg:y1="2.772cm" svg:x2="6.618cm" svg:y2="3.96cm"><text:p/></draw:line><draw:line draw:style-name="gr849" draw:text-style-name="P134" svg:x1="5.431cm" svg:y1="3.96cm" svg:x2="6.617cm" svg:y2="3.96cm"><text:p/></draw:line><draw:line draw:style-name="gr850" draw:text-style-name="P134" svg:x1="5.431cm" svg:y1="2.768cm" svg:x2="5.568cm" svg:y2="2.632cm"><text:p/></draw:line><draw:line draw:style-name="gr851" draw:text-style-name="P134" svg:x1="6.618cm" svg:y1="2.768cm" svg:x2="6.757cm" svg:y2="2.632cm"><text:p/></draw:line><draw:line draw:style-name="gr852" draw:text-style-name="P136" svg:x1="5.431cm" svg:y1="3.958cm" svg:x2="5.568cm" svg:y2="3.819cm"><text:p/></draw:line><draw:line draw:style-name="gr853" draw:text-style-name="P134" svg:x1="6.618cm" svg:y1="3.958cm" svg:x2="6.757cm" svg:y2="3.819cm"><text:p/></draw:line><draw:line draw:style-name="gr854" draw:text-style-name="P134" svg:x1="5.572cm" svg:y1="2.639cm" svg:x2="6.76cm" svg:y2="2.639cm"><text:p/></draw:line><draw:line draw:style-name="gr855" draw:text-style-name="P136" svg:x1="5.572cm" svg:y1="2.639cm" svg:x2="5.572cm" svg:y2="3.824cm"><text:p/></draw:line><draw:line draw:style-name="gr856" draw:text-style-name="P134" svg:x1="6.761cm" svg:y1="2.639cm" svg:x2="6.761cm" svg:y2="3.824cm"><text:p/></draw:line><draw:line draw:style-name="gr857" draw:text-style-name="P136" svg:x1="5.572cm" svg:y1="3.824cm" svg:x2="6.76cm" svg:y2="3.824cm"><text:p/></draw:line><draw:line draw:style-name="gr858" draw:text-style-name="P134" svg:x1="4.938cm" svg:y1="3.812cm" svg:x2="3.948cm" svg:y2="3.812cm"><text:p/></draw:line><draw:line draw:style-name="gr859" draw:text-style-name="P134" svg:x1="4.937cm" svg:y1="3.812cm" svg:x2="4.937cm" svg:y2="3.417cm"><text:p/></draw:line><draw:line draw:style-name="gr860" draw:text-style-name="P134" svg:x1="4.938cm" svg:y1="3.417cm" svg:x2="3.948cm" svg:y2="3.417cm"><text:p/></draw:line><draw:line draw:style-name="gr861" draw:text-style-name="P134" svg:x1="3.948cm" svg:y1="3.812cm" svg:x2="3.948cm" svg:y2="3.417cm"><text:p/></draw:line><draw:line draw:style-name="gr862" draw:text-style-name="P134" svg:x1="4.928cm" svg:y1="3.418cm" svg:x2="3.948cm" svg:y2="2.437cm"><text:p/></draw:line><draw:line draw:style-name="gr863" draw:text-style-name="P134" svg:x1="3.938cm" svg:y1="3.418cm" svg:x2="2.958cm" svg:y2="2.437cm"><text:p/></draw:line><draw:line draw:style-name="gr864" draw:text-style-name="P136" svg:x1="4.928cm" svg:y1="3.813cm" svg:x2="3.948cm" svg:y2="2.833cm"><text:p/></draw:line><draw:line draw:style-name="gr865" draw:text-style-name="P134" svg:x1="3.938cm" svg:y1="3.813cm" svg:x2="2.958cm" svg:y2="2.833cm"><text:p/></draw:line><draw:line draw:style-name="gr866" draw:text-style-name="P136" svg:x1="3.962cm" svg:y1="2.833cm" svg:x2="2.975cm" svg:y2="2.833cm"><text:p/></draw:line><draw:line draw:style-name="gr867" draw:text-style-name="P136" svg:x1="3.959cm" svg:y1="2.836cm" svg:x2="3.959cm" svg:y2="2.442cm"><text:p/></draw:line><draw:line draw:style-name="gr868" draw:text-style-name="P134" svg:x1="3.962cm" svg:y1="2.442cm" svg:x2="2.975cm" svg:y2="2.442cm"><text:p/></draw:line><draw:line draw:style-name="gr869" draw:text-style-name="P134" svg:x1="2.972cm" svg:y1="2.836cm" svg:x2="2.972cm" svg:y2="2.442cm"><text:p/></draw:line><draw:frame draw:style-name="gr870" draw:text-style-name="P137" svg:width="0.994cm" svg:height="0.671cm" svg:x="4.699cm" svg:y="2.258cm"><draw:text-box><text:p text:style-name="P125"><text:span text:style-name="T192">7.</text:span></text:p></draw:text-box></draw:frame><draw:frame draw:style-name="gr871" draw:text-style-name="P137" svg:width="0.959cm" svg:height="0.803cm" svg:x="7.006cm" svg:y="2.318cm"><draw:text-box><text:p text:style-name="P125"><text:span text:style-name="T192">8.</text:span></text:p></draw:text-box></draw:frame><draw:line draw:style-name="gr872" draw:text-style-name="P134" svg:x1="5.924cm" svg:y1="14.487cm" svg:x2="6.914cm" svg:y2="14.487cm"><text:p/></draw:line><draw:line draw:style-name="gr873" draw:text-style-name="P134" svg:x1="5.924cm" svg:y1="17.259cm" svg:x2="6.914cm" svg:y2="17.259cm"><text:p/></draw:line><draw:line draw:style-name="gr874" draw:text-style-name="P134" svg:x1="5.924cm" svg:y1="14.487cm" svg:x2="5.924cm" svg:y2="17.256cm"><text:p/></draw:line><draw:line draw:style-name="gr875" draw:text-style-name="P134" svg:x1="7.311cm" svg:y1="14.487cm" svg:x2="7.309cm" svg:y2="17.256cm"><text:p/></draw:line><draw:line draw:style-name="gr876" draw:text-style-name="P134" svg:x1="8.301cm" svg:y1="14.487cm" svg:x2="8.695cm" svg:y2="14.487cm"><text:p/></draw:line><draw:line draw:style-name="gr877" draw:text-style-name="P134" svg:x1="6.913cm" svg:y1="17.259cm" svg:x2="7.307cm" svg:y2="17.259cm"><text:p/></draw:line><draw:line draw:style-name="gr878" draw:text-style-name="P134" svg:x1="6.913cm" svg:y1="14.487cm" svg:x2="6.913cm" svg:y2="17.256cm"><text:p/></draw:line><draw:line draw:style-name="gr879" draw:text-style-name="P134" svg:x1="8.301cm" svg:y1="14.487cm" svg:x2="8.299cm" svg:y2="17.256cm"><text:p/></draw:line><draw:line draw:style-name="gr880" draw:text-style-name="P134" svg:x1="8.696cm" svg:y1="14.487cm" svg:x2="8.696cm" svg:y2="17.256cm"><text:p/></draw:line><draw:line draw:style-name="gr881" draw:text-style-name="P134" svg:x1="7.31cm" svg:y1="14.487cm" svg:x2="8.3cm" svg:y2="14.487cm"><text:p/></draw:line><draw:line draw:style-name="gr882" draw:text-style-name="P134" svg:x1="7.309cm" svg:y1="17.259cm" svg:x2="8.299cm" svg:y2="17.259cm"><text:p/></draw:line><draw:line draw:style-name="gr883" draw:text-style-name="P134" svg:x1="6.913cm" svg:y1="14.487cm" svg:x2="7.307cm" svg:y2="14.487cm"><text:p/></draw:line><draw:line draw:style-name="gr884" draw:text-style-name="P134" svg:x1="8.301cm" svg:y1="17.259cm" svg:x2="8.695cm" svg:y2="17.259cm"><text:p/></draw:line><draw:line draw:style-name="gr885" draw:text-style-name="P134" svg:x1="5.924cm" svg:y1="14.485cm" svg:x2="5.924cm" svg:y2="14.091cm"><text:p/></draw:line><draw:line draw:style-name="gr886" draw:text-style-name="P134" svg:x1="5.924cm" svg:y1="14.091cm" svg:x2="6.914cm" svg:y2="14.091cm"><text:p/></draw:line><draw:line draw:style-name="gr887" draw:text-style-name="P134" svg:x1="6.913cm" svg:y1="14.485cm" svg:x2="6.913cm" svg:y2="14.091cm"><text:p/></draw:line><draw:line draw:style-name="gr888" draw:text-style-name="P134" svg:x1="7.309cm" svg:y1="17.654cm" svg:x2="8.299cm" svg:y2="17.654cm"><text:p/></draw:line><draw:line draw:style-name="gr889" draw:text-style-name="P134" svg:x1="7.309cm" svg:y1="17.654cm" svg:x2="7.309cm" svg:y2="17.259cm"><text:p/></draw:line><draw:line draw:style-name="gr890" draw:text-style-name="P134" svg:x1="8.299cm" svg:y1="17.654cm" svg:x2="8.299cm" svg:y2="17.259cm"><text:p/></draw:line><draw:line draw:style-name="gr891" draw:text-style-name="P134" svg:x1="2.162cm" svg:y1="14.191cm" svg:x2="2.162cm" svg:y2="13.005cm"><text:p/></draw:line><draw:line draw:style-name="gr892" draw:text-style-name="P134" svg:x1="2.162cm" svg:y1="14.191cm" svg:x2="3.347cm" svg:y2="14.191cm"><text:p/></draw:line><draw:line draw:style-name="gr893" draw:text-style-name="P134" svg:x1="2.162cm" svg:y1="13.005cm" svg:x2="3.347cm" svg:y2="13.005cm"><text:p/></draw:line><draw:line draw:style-name="gr894" draw:text-style-name="P134" svg:x1="3.35cm" svg:y1="14.191cm" svg:x2="3.35cm" svg:y2="13.005cm"><text:p/></draw:line><draw:line draw:style-name="gr895" draw:text-style-name="P134" svg:x1="3.35cm" svg:y1="14.191cm" svg:x2="3.744cm" svg:y2="14.191cm"><text:p/></draw:line><draw:line draw:style-name="gr896" draw:text-style-name="P134" svg:x1="3.35cm" svg:y1="13.005cm" svg:x2="3.744cm" svg:y2="13.005cm"><text:p/></draw:line><draw:line draw:style-name="gr897" draw:text-style-name="P134" svg:x1="3.747cm" svg:y1="14.191cm" svg:x2="3.747cm" svg:y2="13.005cm"><text:p/></draw:line><draw:line draw:style-name="gr898" draw:text-style-name="P134" svg:x1="3.35cm" svg:y1="13.004cm" svg:x2="3.35cm" svg:y2="11.818cm"><text:p/></draw:line><draw:line draw:style-name="gr899" draw:text-style-name="P134" svg:x1="3.35cm" svg:y1="11.818cm" svg:x2="3.744cm" svg:y2="11.818cm"><text:p/></draw:line><draw:line draw:style-name="gr900" draw:text-style-name="P134" svg:x1="3.747cm" svg:y1="13.004cm" svg:x2="3.747cm" svg:y2="11.818cm"><text:p/></draw:line><draw:line draw:style-name="gr901" draw:text-style-name="P134" svg:x1="3.35cm" svg:y1="15.379cm" svg:x2="3.35cm" svg:y2="14.193cm"><text:p/></draw:line><draw:line draw:style-name="gr902" draw:text-style-name="P134" svg:x1="3.35cm" svg:y1="15.376cm" svg:x2="3.744cm" svg:y2="15.376cm"><text:p/></draw:line><draw:line draw:style-name="gr903" draw:text-style-name="P134" svg:x1="3.747cm" svg:y1="15.379cm" svg:x2="3.747cm" svg:y2="14.193cm"><text:p/></draw:line><draw:line draw:style-name="gr904" draw:text-style-name="P134" svg:x1="3.35cm" svg:y1="11.816cm" svg:x2="3.35cm" svg:y2="10.63cm"><text:p/></draw:line><draw:line draw:style-name="gr905" draw:text-style-name="P134" svg:x1="3.35cm" svg:y1="10.63cm" svg:x2="3.744cm" svg:y2="10.63cm"><text:p/></draw:line><draw:line draw:style-name="gr906" draw:text-style-name="P134" svg:x1="3.747cm" svg:y1="11.816cm" svg:x2="3.747cm" svg:y2="10.63cm"><text:p/></draw:line><draw:line draw:style-name="gr907" draw:text-style-name="P134" svg:x1="3.747cm" svg:y1="15.376cm" svg:x2="4.933cm" svg:y2="15.376cm"><text:p/></draw:line><draw:line draw:style-name="gr908" draw:text-style-name="P134" svg:x1="3.747cm" svg:y1="14.191cm" svg:x2="4.933cm" svg:y2="14.191cm"><text:p/></draw:line><draw:line draw:style-name="gr909" draw:text-style-name="P134" svg:x1="4.937cm" svg:y1="15.379cm" svg:x2="4.937cm" svg:y2="14.193cm"><text:p/></draw:line><draw:frame draw:style-name="gr910" draw:text-style-name="P135" svg:width="0.989cm" svg:height="0.694cm" svg:x="2.854cm" svg:y="4.637cm"><draw:text-box><text:p text:style-name="P125"><text:span text:style-name="T191">b.</text:span></text:p></draw:text-box></draw:frame><draw:frame draw:style-name="gr911" draw:text-style-name="P135" svg:width="0.923cm" svg:height="0.694cm" svg:x="6.253cm" svg:y="4.66cm"><draw:text-box><text:p text:style-name="P125"><text:span text:style-name="T191">c.</text:span></text:p></draw:text-box></draw:frame><draw:frame draw:style-name="gr912" draw:text-style-name="P135" svg:width="1.177cm" svg:height="0.694cm" svg:x="2.008cm" svg:y="7.107cm"><draw:text-box><text:p text:style-name="P125"><text:span text:style-name="T191">d.</text:span></text:p></draw:text-box></draw:frame><draw:frame draw:style-name="gr913" draw:text-style-name="P135" svg:width="0.902cm" svg:height="0.694cm" svg:x="3.84cm" svg:y="9.142cm"><draw:text-box><text:p text:style-name="P125"><text:span text:style-name="T191">e.</text:span></text:p></draw:text-box></draw:frame><draw:frame draw:style-name="gr914" draw:text-style-name="P135" svg:width="0.888cm" svg:height="0.747cm" svg:x="2.726cm" svg:y="10.961cm"><draw:text-box><text:p text:style-name="P125"><text:span text:style-name="T191">f.</text:span></text:p></draw:text-box></draw:frame><draw:frame draw:style-name="gr915" draw:text-style-name="P135" svg:width="0.966cm" svg:height="0.694cm" svg:x="0.718cm" svg:y="14.488cm"><draw:text-box><text:p text:style-name="P125"><text:span text:style-name="T191">g.</text:span></text:p></draw:text-box></draw:frame><draw:frame draw:style-name="gr916" draw:text-style-name="P135" svg:width="1.017cm" svg:height="0.694cm" svg:x="5.218cm" svg:y="13.935cm"><draw:text-box><text:p text:style-name="P125"><text:span text:style-name="T191">h.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au4" table:style-name="Tableau4">
        <table:table-column table:style-name="Tableau4.A"/>
        <table:table-column table:style-name="Tableau4.B" table:number-columns-repeated="8"/>
        <table:table-row table:style-name="Tableau4.1">
          <table:table-cell table:style-name="Tableau4.A1" office:value-type="string">
            <text:h text:style-name="_5f_Tableau_5f_Centré_5f_Gras" text:outline-level="1">Représentation en perspective cavalière</text:h>
          </table:table-cell>
          <table:table-cell table:style-name="Tableau4.B1" office:value-type="string">
            <text:h text:style-name="_5f_Tableau_5f_Centré_5f_Gras" text:outline-level="1">1.</text:h>
          </table:table-cell>
          <table:table-cell table:style-name="Tableau4.C1" office:value-type="string">
            <text:h text:style-name="_5f_Tableau_5f_Centré_5f_Gras" text:outline-level="1">2.</text:h>
          </table:table-cell>
          <table:table-cell table:style-name="Tableau4.D1" office:value-type="string">
            <text:h text:style-name="_5f_Tableau_5f_Centré_5f_Gras" text:outline-level="1">3.</text:h>
          </table:table-cell>
          <table:table-cell table:style-name="Tableau4.E1" office:value-type="string">
            <text:h text:style-name="_5f_Tableau_5f_Centré_5f_Gras" text:outline-level="1">4.</text:h>
          </table:table-cell>
          <table:table-cell table:style-name="Tableau4.F1" office:value-type="string">
            <text:h text:style-name="_5f_Tableau_5f_Centré_5f_Gras" text:outline-level="1">5.</text:h>
          </table:table-cell>
          <table:table-cell table:style-name="Tableau4.G1" office:value-type="string">
            <text:h text:style-name="_5f_Tableau_5f_Centré_5f_Gras" text:outline-level="1">6.</text:h>
          </table:table-cell>
          <table:table-cell table:style-name="Tableau4.H1" office:value-type="string">
            <text:h text:style-name="_5f_Tableau_5f_Centré_5f_Gras" text:outline-level="1">7.</text:h>
          </table:table-cell>
          <table:table-cell table:style-name="Tableau4.I1" office:value-type="string">
            <text:h text:style-name="_5f_Tableau_5f_Centré_5f_Gras" text:outline-level="1">8.</text:h>
          </table:table-cell>
        </table:table-row>
        <table:table-row table:style-name="Tableau4.2">
          <table:table-cell table:style-name="Tableau4.A2" office:value-type="string">
            <text:h text:style-name="_5f_Tableau_5f_Centré_5f_Gras" text:outline-level="1">Patron</text:h>
          </table:table-cell>
          <table:table-cell table:style-name="Tableau4.B2" office:value-type="string">
            <text:h text:style-name="_5f_Tableau_5f_Centré" text:outline-level="1"><text:span text:style-name="_5f_pointillés_20_gris">…..</text:span></text:h>
          </table:table-cell>
          <table:table-cell table:style-name="Tableau4.C2" office:value-type="string">
            <text:h text:style-name="_5f_Tableau_5f_Centré" text:outline-level="1"><text:span text:style-name="_5f_pointillés_20_gris">…..</text:span></text:h>
          </table:table-cell>
          <table:table-cell table:style-name="Tableau4.D2" office:value-type="string">
            <text:h text:style-name="_5f_Tableau_5f_Centré" text:outline-level="1"><text:span text:style-name="_5f_pointillés_20_gris">…..</text:span></text:h>
          </table:table-cell>
          <table:table-cell table:style-name="Tableau4.E2" office:value-type="string">
            <text:h text:style-name="_5f_Tableau_5f_Centré" text:outline-level="1"><text:span text:style-name="_5f_pointillés_20_gris">…..</text:span></text:h>
          </table:table-cell>
          <table:table-cell table:style-name="Tableau4.F2" office:value-type="string">
            <text:h text:style-name="_5f_Tableau_5f_Centré" text:outline-level="1"><text:span text:style-name="_5f_pointillés_20_gris">…..</text:span></text:h>
          </table:table-cell>
          <table:table-cell table:style-name="Tableau4.G2" office:value-type="string">
            <text:h text:style-name="_5f_Tableau_5f_Centré" text:outline-level="1"><text:span text:style-name="_5f_pointillés_20_gris">…..</text:span></text:h>
          </table:table-cell>
          <table:table-cell table:style-name="Tableau4.H2" office:value-type="string">
            <text:h text:style-name="_5f_Tableau_5f_Centré" text:outline-level="1"><text:span text:style-name="_5f_pointillés_20_gris">…..</text:span></text:h>
          </table:table-cell>
          <table:table-cell table:style-name="Tableau4.I2" office:value-type="string">
            <text:h text:style-name="_5f_Tableau_5f_Centré" text:outline-level="1"><text:span text:style-name="_5f_pointillés_20_gris">…..</text:span></text:h>
          </table:table-cell>
        </table:table-row>
      </table:table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3948398978339" text:continue-numbering="true" text:style-name="_5f_Numérotation_20_des_20_exercices">
        <text:list-item>
          <text:h text:style-name="_5f_Titre_5f_Exercices_5f_sans_5f_Titre" text:outline-level="1"><text:span text:style-name="_5f_Caractères">Parmi les figures suivantes, entoure celles qui sont des patrons de pavés droits.</text:span></text:h>
        </text:list-item>
      </text:list>
      <text:h text:style-name="_5f_Paragraphe" text:outline-level="1"><draw:g text:anchor-type="paragraph" draw:z-index="12" draw:name="Shape9_2" draw:style-name="gr20"><draw:g draw:style-name="gr106"><draw:line draw:style-name="gr529" draw:text-style-name="P134" svg:x1="0.999cm" svg:y1="1.537cm" svg:x2="1.399cm" svg:y2="1.537cm"><text:p/></draw:line><draw:line draw:style-name="gr530" draw:text-style-name="P134" svg:x1="0.999cm" svg:y1="1.939cm" svg:x2="1.399cm" svg:y2="1.939cm"><text:p/></draw:line><draw:line draw:style-name="gr531" draw:text-style-name="P134" svg:x1="0.999cm" svg:y1="1.537cm" svg:x2="0.999cm" svg:y2="1.937cm"><text:p/></draw:line><draw:line draw:style-name="gr532" draw:text-style-name="P134" svg:x1="1.399cm" svg:y1="1.537cm" svg:x2="1.399cm" svg:y2="1.937cm"><text:p/></draw:line><draw:line draw:style-name="gr533" draw:text-style-name="P134" svg:x1="0.999cm" svg:y1="1.537cm" svg:x2="0.999cm" svg:y2="0.539cm"><text:p/></draw:line><draw:line draw:style-name="gr534" draw:text-style-name="P134" svg:x1="1.399cm" svg:y1="1.537cm" svg:x2="1.399cm" svg:y2="0.539cm"><text:p/></draw:line><draw:line draw:style-name="gr535" draw:text-style-name="P134" svg:x1="0.999cm" svg:y1="0.539cm" svg:x2="1.399cm" svg:y2="0.539cm"><text:p/></draw:line><draw:line draw:style-name="gr536" draw:text-style-name="P134" svg:x1="0.999cm" svg:y1="2.938cm" svg:x2="1.399cm" svg:y2="2.938cm"><text:p/></draw:line><draw:line draw:style-name="gr537" draw:text-style-name="P134" svg:x1="0.999cm" svg:y1="2.939cm" svg:x2="0.999cm" svg:y2="1.939cm"><text:p/></draw:line><draw:line draw:style-name="gr538" draw:text-style-name="P134" svg:x1="1.399cm" svg:y1="2.939cm" svg:x2="1.399cm" svg:y2="1.939cm"><text:p/></draw:line><draw:line draw:style-name="gr539" draw:text-style-name="P134" svg:x1="1.399cm" svg:y1="1.537cm" svg:x2="2.399cm" svg:y2="1.537cm"><text:p/></draw:line><draw:line draw:style-name="gr540" draw:text-style-name="P134" svg:x1="1.399cm" svg:y1="1.939cm" svg:x2="2.399cm" svg:y2="1.939cm"><text:p/></draw:line><draw:line draw:style-name="gr541" draw:text-style-name="P134" svg:x1="2.399cm" svg:y1="1.537cm" svg:x2="2.399cm" svg:y2="1.937cm"><text:p/></draw:line><draw:line draw:style-name="gr542" draw:text-style-name="P134" svg:x1="-0.001cm" svg:y1="1.537cm" svg:x2="-0.001cm" svg:y2="1.937cm"><text:p/></draw:line><draw:line draw:style-name="gr543" draw:text-style-name="P134" svg:x1="-0.001cm" svg:y1="1.537cm" svg:x2="0.999cm" svg:y2="1.537cm"><text:p/></draw:line><draw:line draw:style-name="gr544" draw:text-style-name="P134" svg:x1="-0.001cm" svg:y1="1.939cm" svg:x2="0.999cm" svg:y2="1.939cm"><text:p/></draw:line></draw:g><draw:g draw:style-name="gr106"><draw:line draw:style-name="gr545" draw:text-style-name="P134" svg:x1="1.77cm" svg:y1="0.336cm" svg:x2="1.77cm" svg:y2="0.835cm"><text:p/></draw:line><draw:line draw:style-name="gr546" draw:text-style-name="P134" svg:x1="2.67cm" svg:y1="0.336cm" svg:x2="1.77cm" svg:y2="0.336cm"><text:p/></draw:line><draw:line draw:style-name="gr547" draw:text-style-name="P134" svg:x1="2.67cm" svg:y1="0.835cm" svg:x2="1.77cm" svg:y2="0.835cm"><text:p/></draw:line><draw:line draw:style-name="gr548" draw:text-style-name="P134" svg:x1="2.669cm" svg:y1="0.336cm" svg:x2="2.669cm" svg:y2="0.835cm"><text:p/></draw:line><draw:line draw:style-name="gr549" draw:text-style-name="P134" svg:x1="2.969cm" svg:y1="0.336cm" svg:x2="2.669cm" svg:y2="0.336cm"><text:p/></draw:line><draw:line draw:style-name="gr550" draw:text-style-name="P134" svg:x1="2.967cm" svg:y1="0.336cm" svg:x2="2.967cm" svg:y2="0.835cm"><text:p/></draw:line><draw:line draw:style-name="gr551" draw:text-style-name="P134" svg:x1="2.969cm" svg:y1="0.835cm" svg:x2="2.669cm" svg:y2="0.835cm"><text:p/></draw:line><draw:line draw:style-name="gr552" draw:text-style-name="P134" svg:x1="3.868cm" svg:y1="0.336cm" svg:x2="2.967cm" svg:y2="0.336cm"><text:p/></draw:line><draw:line draw:style-name="gr553" draw:text-style-name="P134" svg:x1="3.868cm" svg:y1="0.835cm" svg:x2="2.967cm" svg:y2="0.835cm"><text:p/></draw:line><draw:line draw:style-name="gr554" draw:text-style-name="P134" svg:x1="3.871cm" svg:y1="0.336cm" svg:x2="3.871cm" svg:y2="0.835cm"><text:p/></draw:line><draw:line draw:style-name="gr555" draw:text-style-name="P134" svg:x1="2.967cm" svg:y1="0.835cm" svg:x2="2.967cm" svg:y2="1.137cm"><text:p/></draw:line><draw:line draw:style-name="gr556" draw:text-style-name="P134" svg:x1="3.868cm" svg:y1="1.137cm" svg:x2="2.967cm" svg:y2="1.137cm"><text:p/></draw:line><draw:line draw:style-name="gr557" draw:text-style-name="P134" svg:x1="3.871cm" svg:y1="0.835cm" svg:x2="3.871cm" svg:y2="1.137cm"><text:p/></draw:line><draw:line draw:style-name="gr558" draw:text-style-name="P134" svg:x1="3.871cm" svg:y1="0.835cm" svg:x2="4.37cm" svg:y2="0.835cm"><text:p/></draw:line><draw:line draw:style-name="gr559" draw:text-style-name="P134" svg:x1="3.871cm" svg:y1="1.137cm" svg:x2="4.37cm" svg:y2="1.137cm"><text:p/></draw:line><draw:line draw:style-name="gr560" draw:text-style-name="P134" svg:x1="4.37cm" svg:y1="0.835cm" svg:x2="4.37cm" svg:y2="1.137cm"><text:p/></draw:line><draw:line draw:style-name="gr561" draw:text-style-name="P134" svg:x1="5.27cm" svg:y1="0.835cm" svg:x2="4.37cm" svg:y2="0.835cm"><text:p/></draw:line><draw:line draw:style-name="gr562" draw:text-style-name="P134" svg:x1="5.27cm" svg:y1="1.137cm" svg:x2="4.37cm" svg:y2="1.137cm"><text:p/></draw:line><draw:line draw:style-name="gr563" draw:text-style-name="P134" svg:x1="5.269cm" svg:y1="0.835cm" svg:x2="5.269cm" svg:y2="1.137cm"><text:p/></draw:line></draw:g><draw:g draw:style-name="gr106"><draw:line draw:style-name="gr564" draw:text-style-name="P134" svg:x1="4.999cm" svg:y1="3.405cm" svg:x2="4.999cm" svg:y2="2.805cm"><text:p/></draw:line><draw:line draw:style-name="gr565" draw:text-style-name="P134" svg:x1="3.796cm" svg:y1="3.405cm" svg:x2="3.796cm" svg:y2="2.805cm"><text:p/></draw:line><draw:line draw:style-name="gr566" draw:text-style-name="P134" svg:x1="4.995cm" svg:y1="3.405cm" svg:x2="3.796cm" svg:y2="3.405cm"><text:p/></draw:line><draw:line draw:style-name="gr567" draw:text-style-name="P134" svg:x1="4.995cm" svg:y1="2.805cm" svg:x2="3.796cm" svg:y2="2.805cm"><text:p/></draw:line><draw:line draw:style-name="gr568" draw:text-style-name="P134" svg:x1="3.799cm" svg:y1="3.405cm" svg:x2="3.4cm" svg:y2="3.405cm"><text:p/></draw:line><draw:line draw:style-name="gr569" draw:text-style-name="P134" svg:x1="3.799cm" svg:y1="2.805cm" svg:x2="3.4cm" svg:y2="2.805cm"><text:p/></draw:line><draw:line draw:style-name="gr570" draw:text-style-name="P134" svg:x1="3.4cm" svg:y1="3.405cm" svg:x2="3.4cm" svg:y2="2.805cm"><text:p/></draw:line><draw:line draw:style-name="gr571" draw:text-style-name="P134" svg:x1="3.4cm" svg:y1="3.405cm" svg:x2="3.4cm" svg:y2="2.805cm"><text:p/></draw:line><draw:line draw:style-name="gr572" draw:text-style-name="P134" svg:x1="2.198cm" svg:y1="3.405cm" svg:x2="2.198cm" svg:y2="2.805cm"><text:p/></draw:line><draw:line draw:style-name="gr573" draw:text-style-name="P134" svg:x1="3.397cm" svg:y1="3.405cm" svg:x2="2.198cm" svg:y2="3.405cm"><text:p/></draw:line><draw:line draw:style-name="gr574" draw:text-style-name="P134" svg:x1="3.397cm" svg:y1="2.805cm" svg:x2="2.198cm" svg:y2="2.805cm"><text:p/></draw:line><draw:line draw:style-name="gr575" draw:text-style-name="P134" svg:x1="3.4cm" svg:y1="3.405cm" svg:x2="3.4cm" svg:y2="4.006cm"><text:p/></draw:line><draw:line draw:style-name="gr576" draw:text-style-name="P134" svg:x1="2.198cm" svg:y1="3.405cm" svg:x2="2.198cm" svg:y2="4.006cm"><text:p/></draw:line><draw:line draw:style-name="gr577" draw:text-style-name="P134" svg:x1="3.4cm" svg:y1="2.21cm" svg:x2="3.4cm" svg:y2="2.81cm"><text:p/></draw:line><draw:line draw:style-name="gr578" draw:text-style-name="P134" svg:x1="2.198cm" svg:y1="2.21cm" svg:x2="2.198cm" svg:y2="2.81cm"><text:p/></draw:line><draw:line draw:style-name="gr579" draw:text-style-name="P134" svg:x1="3.397cm" svg:y1="4.008cm" svg:x2="2.198cm" svg:y2="4.008cm"><text:p/></draw:line><draw:line draw:style-name="gr580" draw:text-style-name="P134" svg:x1="3.397cm" svg:y1="2.21cm" svg:x2="2.198cm" svg:y2="2.21cm"><text:p/></draw:line><draw:line draw:style-name="gr581" draw:text-style-name="P134" svg:x1="2.198cm" svg:y1="3.405cm" svg:x2="1.798cm" svg:y2="3.405cm"><text:p/></draw:line><draw:line draw:style-name="gr582" draw:text-style-name="P134" svg:x1="2.198cm" svg:y1="2.805cm" svg:x2="1.798cm" svg:y2="2.805cm"><text:p/></draw:line><draw:line draw:style-name="gr583" draw:text-style-name="P134" svg:x1="1.798cm" svg:y1="3.405cm" svg:x2="1.798cm" svg:y2="2.805cm"><text:p/></draw:line><draw:line draw:style-name="gr584" draw:text-style-name="P134" svg:x1="1.798cm" svg:y1="3.405cm" svg:x2="1.798cm" svg:y2="2.805cm"><text:p/></draw:line></draw:g><draw:g draw:style-name="gr106"><draw:line draw:style-name="gr585" draw:text-style-name="P134" svg:x1="4.7cm" svg:y1="2.006cm" svg:x2="4.7cm" svg:y2="2.505cm"><text:p/></draw:line><draw:line draw:style-name="gr586" draw:text-style-name="P134" svg:x1="5.698cm" svg:y1="2.006cm" svg:x2="4.7cm" svg:y2="2.006cm"><text:p/></draw:line><draw:line draw:style-name="gr587" draw:text-style-name="P134" svg:x1="5.698cm" svg:y1="2.508cm" svg:x2="4.7cm" svg:y2="2.508cm"><text:p/></draw:line><draw:line draw:style-name="gr588" draw:text-style-name="P134" svg:x1="5.698cm" svg:y1="2.006cm" svg:x2="5.698cm" svg:y2="2.505cm"><text:p/></draw:line><draw:line draw:style-name="gr589" draw:text-style-name="P134" svg:x1="5.698cm" svg:y1="2.006cm" svg:x2="6cm" svg:y2="2.006cm"><text:p/></draw:line><draw:line draw:style-name="gr590" draw:text-style-name="P134" svg:x1="5.698cm" svg:y1="2.508cm" svg:x2="6cm" svg:y2="2.508cm"><text:p/></draw:line><draw:line draw:style-name="gr591" draw:text-style-name="P134" svg:x1="6cm" svg:y1="2.006cm" svg:x2="6cm" svg:y2="2.505cm"><text:p/></draw:line><draw:line draw:style-name="gr592" draw:text-style-name="P134" svg:x1="5.698cm" svg:y1="2.006cm" svg:x2="5.698cm" svg:y2="1.606cm"><text:p/></draw:line><draw:line draw:style-name="gr593" draw:text-style-name="P134" svg:x1="6cm" svg:y1="2.006cm" svg:x2="6cm" svg:y2="1.606cm"><text:p/></draw:line><draw:line draw:style-name="gr594" draw:text-style-name="P134" svg:x1="5.698cm" svg:y1="1.606cm" svg:x2="6cm" svg:y2="1.606cm"><text:p/></draw:line><draw:line draw:style-name="gr595" draw:text-style-name="P134" svg:x1="6cm" svg:y1="1.606cm" svg:x2="6.9cm" svg:y2="1.606cm"><text:p/></draw:line><draw:line draw:style-name="gr596" draw:text-style-name="P134" svg:x1="6cm" svg:y1="2.006cm" svg:x2="6.9cm" svg:y2="2.006cm"><text:p/></draw:line><draw:line draw:style-name="gr597" draw:text-style-name="P134" svg:x1="6.897cm" svg:y1="2.006cm" svg:x2="6.897cm" svg:y2="1.606cm"><text:p/></draw:line><draw:line draw:style-name="gr598" draw:text-style-name="P134" svg:x1="6cm" svg:y1="1.607cm" svg:x2="6cm" svg:y2="1.207cm"><text:p/></draw:line><draw:line draw:style-name="gr599" draw:text-style-name="P134" svg:x1="6.897cm" svg:y1="1.607cm" svg:x2="6.897cm" svg:y2="1.207cm"><text:p/></draw:line><draw:line draw:style-name="gr600" draw:text-style-name="P134" svg:x1="6cm" svg:y1="1.207cm" svg:x2="6.9cm" svg:y2="1.207cm"><text:p/></draw:line><draw:line draw:style-name="gr601" draw:text-style-name="P134" svg:x1="6.897cm" svg:y1="1.207cm" svg:x2="7.197cm" svg:y2="1.207cm"><text:p/></draw:line><draw:line draw:style-name="gr602" draw:text-style-name="P134" svg:x1="6.897cm" svg:y1="1.606cm" svg:x2="7.197cm" svg:y2="1.606cm"><text:p/></draw:line><draw:line draw:style-name="gr603" draw:text-style-name="P134" svg:x1="7.199cm" svg:y1="1.607cm" svg:x2="7.199cm" svg:y2="1.207cm"><text:p/></draw:line></draw:g><draw:g draw:style-name="gr106"><draw:line draw:style-name="gr604" draw:text-style-name="P134" svg:x1="6.048cm" svg:y1="0.506cm" svg:x2="7.246cm" svg:y2="0.506cm"><text:p/></draw:line><draw:line draw:style-name="gr605" draw:text-style-name="P134" svg:x1="6.048cm" svg:y1="0.805cm" svg:x2="7.246cm" svg:y2="0.805cm"><text:p/></draw:line><draw:line draw:style-name="gr606" draw:text-style-name="P134" svg:x1="6.048cm" svg:y1="0.506cm" svg:x2="6.048cm" svg:y2="0.806cm"><text:p/></draw:line><draw:line draw:style-name="gr607" draw:text-style-name="P134" svg:x1="7.248cm" svg:y1="0.506cm" svg:x2="7.248cm" svg:y2="0.806cm"><text:p/></draw:line><draw:line draw:style-name="gr608" draw:text-style-name="P134" svg:x1="7.449cm" svg:y1="0.506cm" svg:x2="8.648cm" svg:y2="0.506cm"><text:p/></draw:line><draw:line draw:style-name="gr609" draw:text-style-name="P134" svg:x1="7.248cm" svg:y1="0.805cm" svg:x2="7.449cm" svg:y2="0.805cm"><text:p/></draw:line><draw:line draw:style-name="gr610" draw:text-style-name="P134" svg:x1="7.449cm" svg:y1="0.506cm" svg:x2="7.449cm" svg:y2="0.806cm"><text:p/></draw:line><draw:line draw:style-name="gr611" draw:text-style-name="P134" svg:x1="7.248cm" svg:y1="0.506cm" svg:x2="7.449cm" svg:y2="0.506cm"><text:p/></draw:line><draw:line draw:style-name="gr612" draw:text-style-name="P134" svg:x1="7.449cm" svg:y1="0.805cm" svg:x2="8.648cm" svg:y2="0.805cm"><text:p/></draw:line><draw:line draw:style-name="gr613" draw:text-style-name="P134" svg:x1="7.449cm" svg:y1="0.506cm" svg:x2="7.449cm" svg:y2="0.806cm"><text:p/></draw:line><draw:line draw:style-name="gr614" draw:text-style-name="P134" svg:x1="8.648cm" svg:y1="0.506cm" svg:x2="8.648cm" svg:y2="0.806cm"><text:p/></draw:line><draw:line draw:style-name="gr615" draw:text-style-name="P134" svg:x1="8.648cm" svg:y1="0.506cm" svg:x2="8.648cm" svg:y2="0.806cm"><text:p/></draw:line><draw:line draw:style-name="gr616" draw:text-style-name="P134" svg:x1="8.648cm" svg:y1="0.805cm" svg:x2="8.847cm" svg:y2="0.805cm"><text:p/></draw:line><draw:line draw:style-name="gr617" draw:text-style-name="P134" svg:x1="8.846cm" svg:y1="0.506cm" svg:x2="8.846cm" svg:y2="0.806cm"><text:p/></draw:line><draw:line draw:style-name="gr618" draw:text-style-name="P134" svg:x1="8.648cm" svg:y1="0.506cm" svg:x2="8.847cm" svg:y2="0.506cm"><text:p/></draw:line><draw:line draw:style-name="gr619" draw:text-style-name="P134" svg:x1="8.846cm" svg:y1="0.506cm" svg:x2="8.846cm" svg:y2="0.806cm"><text:p/></draw:line><draw:line draw:style-name="gr620" draw:text-style-name="P134" svg:x1="7.449cm" svg:y1="0.306cm" svg:x2="7.449cm" svg:y2="0.505cm"><text:p/></draw:line><draw:line draw:style-name="gr621" draw:text-style-name="P134" svg:x1="7.449cm" svg:y1="0.306cm" svg:x2="8.648cm" svg:y2="0.306cm"><text:p/></draw:line><draw:line draw:style-name="gr622" draw:text-style-name="P134" svg:x1="7.449cm" svg:y1="1.007cm" svg:x2="8.648cm" svg:y2="1.007cm"><text:p/></draw:line><draw:line draw:style-name="gr623" draw:text-style-name="P134" svg:x1="7.449cm" svg:y1="0.805cm" svg:x2="7.449cm" svg:y2="1.006cm"><text:p/></draw:line><draw:line draw:style-name="gr624" draw:text-style-name="P134" svg:x1="8.648cm" svg:y1="0.306cm" svg:x2="8.648cm" svg:y2="0.505cm"><text:p/></draw:line><draw:line draw:style-name="gr625" draw:text-style-name="P134" svg:x1="8.648cm" svg:y1="0.805cm" svg:x2="8.648cm" svg:y2="1.006cm"><text:p/></draw:line></draw:g><draw:g draw:style-name="gr106"><draw:line draw:style-name="gr626" draw:text-style-name="P134" svg:x1="7cm" svg:y1="4.005cm" svg:x2="7.6cm" svg:y2="4.005cm"><text:p/></draw:line><draw:line draw:style-name="gr627" draw:text-style-name="P134" svg:x1="7cm" svg:y1="3.607cm" svg:x2="7.6cm" svg:y2="3.607cm"><text:p/></draw:line><draw:line draw:style-name="gr628" draw:text-style-name="P134" svg:x1="7.599cm" svg:y1="4.007cm" svg:x2="7.599cm" svg:y2="3.607cm"><text:p/></draw:line><draw:line draw:style-name="gr629" draw:text-style-name="P134" svg:x1="7cm" svg:y1="4.007cm" svg:x2="7cm" svg:y2="3.607cm"><text:p/></draw:line><draw:line draw:style-name="gr630" draw:text-style-name="P134" svg:x1="7cm" svg:y1="3.606cm" svg:x2="7cm" svg:y2="2.805cm"><text:p/></draw:line><draw:line draw:style-name="gr631" draw:text-style-name="P134" svg:x1="7cm" svg:y1="2.805cm" svg:x2="7.6cm" svg:y2="2.805cm"><text:p/></draw:line><draw:line draw:style-name="gr632" draw:text-style-name="P134" svg:x1="7.599cm" svg:y1="3.606cm" svg:x2="7.599cm" svg:y2="2.805cm"><text:p/></draw:line><draw:line draw:style-name="gr633" draw:text-style-name="P134" svg:x1="7.599cm" svg:y1="3.607cm" svg:x2="7.998cm" svg:y2="3.607cm"><text:p/></draw:line><draw:line draw:style-name="gr634" draw:text-style-name="P134" svg:x1="7.599cm" svg:y1="2.805cm" svg:x2="7.998cm" svg:y2="2.805cm"><text:p/></draw:line><draw:line draw:style-name="gr635" draw:text-style-name="P134" svg:x1="8cm" svg:y1="3.606cm" svg:x2="8cm" svg:y2="2.805cm"><text:p/></draw:line><draw:line draw:style-name="gr636" draw:text-style-name="P134" svg:x1="7.599cm" svg:y1="2.806cm" svg:x2="7.599cm" svg:y2="2.206cm"><text:p/></draw:line><draw:line draw:style-name="gr637" draw:text-style-name="P134" svg:x1="7.599cm" svg:y1="2.206cm" svg:x2="7.998cm" svg:y2="2.206cm"><text:p/></draw:line><draw:line draw:style-name="gr638" draw:text-style-name="P134" svg:x1="8cm" svg:y1="2.806cm" svg:x2="8cm" svg:y2="2.206cm"><text:p/></draw:line><draw:line draw:style-name="gr639" draw:text-style-name="P134" svg:x1="8cm" svg:y1="2.206cm" svg:x2="8.7cm" svg:y2="2.206cm"><text:p/></draw:line><draw:line draw:style-name="gr640" draw:text-style-name="P134" svg:x1="8cm" svg:y1="2.805cm" svg:x2="8.7cm" svg:y2="2.805cm"><text:p/></draw:line><draw:line draw:style-name="gr641" draw:text-style-name="P134" svg:x1="8.698cm" svg:y1="2.806cm" svg:x2="8.698cm" svg:y2="2.206cm"><text:p/></draw:line><draw:line draw:style-name="gr642" draw:text-style-name="P134" svg:x1="6.597cm" svg:y1="3.606cm" svg:x2="6.597cm" svg:y2="2.805cm"><text:p/></draw:line><draw:line draw:style-name="gr643" draw:text-style-name="P134" svg:x1="6.597cm" svg:y1="3.607cm" svg:x2="6.997cm" svg:y2="3.607cm"><text:p/></draw:line><draw:line draw:style-name="gr644" draw:text-style-name="P134" svg:x1="6.597cm" svg:y1="2.805cm" svg:x2="6.997cm" svg:y2="2.805cm"><text:p/></draw:line></draw:g><draw:frame draw:style-name="gr645" draw:text-style-name="P135" svg:width="0.378cm" svg:height="0.44cm" svg:x="0.354cm" svg:y="0.632cm"><draw:text-box><text:p text:style-name="P125"><text:span text:style-name="T191">a.</text:span></text:p></draw:text-box></draw:frame><draw:frame draw:style-name="gr646" draw:text-style-name="P135" svg:width="0.391cm" svg:height="0.438cm" svg:x="4.348cm" svg:y="0.3cm"><draw:text-box><text:p text:style-name="P125"><text:span text:style-name="T191">b.</text:span></text:p></draw:text-box></draw:frame><draw:frame draw:style-name="gr647" draw:text-style-name="P135" svg:width="0.348cm" svg:height="0.438cm" svg:x="5.669cm" svg:y="0.432cm"><draw:text-box><text:p text:style-name="P125"><text:span text:style-name="T191">c.</text:span></text:p></draw:text-box></draw:frame><draw:frame draw:style-name="gr648" draw:text-style-name="P135" svg:width="0.391cm" svg:height="0.438cm" svg:x="3.048cm" svg:y="1.732cm"><draw:text-box><text:p text:style-name="P125"><text:span text:style-name="T191">d.</text:span></text:p></draw:text-box></draw:frame><draw:frame draw:style-name="gr649" draw:text-style-name="P135" svg:width="0.378cm" svg:height="0.438cm" svg:x="5.254cm" svg:y="1.6cm"><draw:text-box><text:p text:style-name="P125"><text:span text:style-name="T191">e.</text:span></text:p></draw:text-box></draw:frame><draw:frame draw:style-name="gr650" draw:text-style-name="P135" svg:width="0.29cm" svg:height="0.438cm" svg:x="7.196cm" svg:y="2.401cm"><draw:text-box><text:p text:style-name="P125"><text:span text:style-name="T191">f.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03947460315385" text:continue-numbering="true" text:style-name="_5f_Numérotation_20_des_20_exercices">
        <text:list-item>
          <text:h text:style-name="_5f_Titre_5f_Exercices_5f_sans_5f_Titre" text:outline-level="1"><text:span text:style-name="_5f_Caractères">Parmi les figures suivantes, entoure celles qui sont des patrons de cubes.</text:span></text:h>
        </text:list-item>
      </text:list>
      <text:h text:style-name="_5f_Paragraphe" text:outline-level="1"><draw:g text:anchor-type="paragraph" draw:z-index="13" draw:name="Shape12" draw:style-name="gr20"><draw:line draw:style-name="gr224" draw:text-style-name="P131" svg:x1="0.545cm" svg:y1="0.2cm" svg:x2="0.945cm" svg:y2="0.2cm"><text:p/></draw:line><draw:line draw:style-name="gr225" draw:text-style-name="P131" svg:x1="0.545cm" svg:y1="0.598cm" svg:x2="0.945cm" svg:y2="0.598cm"><text:p/></draw:line><draw:line draw:style-name="gr226" draw:text-style-name="P131" svg:x1="0.545cm" svg:y1="1.001cm" svg:x2="0.945cm" svg:y2="1.001cm"><text:p/></draw:line><draw:line draw:style-name="gr227" draw:text-style-name="P131" svg:x1="0.545cm" svg:y1="0.2cm" svg:x2="0.545cm" svg:y2="0.6cm"><text:p/></draw:line><draw:line draw:style-name="gr228" draw:text-style-name="P131" svg:x1="0.947cm" svg:y1="0.2cm" svg:x2="0.947cm" svg:y2="0.6cm"><text:p/></draw:line><draw:line draw:style-name="gr229" draw:text-style-name="P131" svg:x1="0.545cm" svg:y1="0.598cm" svg:x2="0.545cm" svg:y2="0.998cm"><text:p/></draw:line><draw:line draw:style-name="gr230" draw:text-style-name="P131" svg:x1="0.947cm" svg:y1="0.598cm" svg:x2="0.947cm" svg:y2="0.998cm"><text:p/></draw:line><draw:line draw:style-name="gr231" draw:text-style-name="P131" svg:x1="0.545cm" svg:y1="1.397cm" svg:x2="0.945cm" svg:y2="1.397cm"><text:p/></draw:line><draw:line draw:style-name="gr232" draw:text-style-name="P131" svg:x1="0.545cm" svg:y1="1.8cm" svg:x2="0.945cm" svg:y2="1.8cm"><text:p/></draw:line><draw:line draw:style-name="gr233" draw:text-style-name="P131" svg:x1="0.545cm" svg:y1="1.001cm" svg:x2="0.545cm" svg:y2="1.4cm"><text:p/></draw:line><draw:line draw:style-name="gr234" draw:text-style-name="P131" svg:x1="0.947cm" svg:y1="1.001cm" svg:x2="0.947cm" svg:y2="1.4cm"><text:p/></draw:line><draw:line draw:style-name="gr235" draw:text-style-name="P131" svg:x1="0.545cm" svg:y1="1.397cm" svg:x2="0.545cm" svg:y2="1.797cm"><text:p/></draw:line><draw:line draw:style-name="gr236" draw:text-style-name="P131" svg:x1="0.947cm" svg:y1="1.397cm" svg:x2="0.947cm" svg:y2="1.797cm"><text:p/></draw:line><draw:line draw:style-name="gr237" draw:text-style-name="P131" svg:x1="0.146cm" svg:y1="0.598cm" svg:x2="0.546cm" svg:y2="0.598cm"><text:p/></draw:line><draw:line draw:style-name="gr238" draw:text-style-name="P131" svg:x1="0.146cm" svg:y1="1.001cm" svg:x2="0.546cm" svg:y2="1.001cm"><text:p/></draw:line><draw:line draw:style-name="gr239" draw:text-style-name="P131" svg:x1="0.146cm" svg:y1="0.598cm" svg:x2="0.146cm" svg:y2="0.998cm"><text:p/></draw:line><draw:line draw:style-name="gr240" draw:text-style-name="P131" svg:x1="0.947cm" svg:y1="0.598cm" svg:x2="1.346cm" svg:y2="0.598cm"><text:p/></draw:line><draw:line draw:style-name="gr241" draw:text-style-name="P131" svg:x1="0.947cm" svg:y1="1.001cm" svg:x2="1.346cm" svg:y2="1.001cm"><text:p/></draw:line><draw:line draw:style-name="gr242" draw:text-style-name="P131" svg:x1="1.344cm" svg:y1="0.598cm" svg:x2="1.344cm" svg:y2="0.998cm"><text:p/></draw:line><draw:line draw:style-name="gr243" draw:text-style-name="P131" svg:x1="1.746cm" svg:y1="0.2cm" svg:x2="2.146cm" svg:y2="0.2cm"><text:p/></draw:line><draw:line draw:style-name="gr244" draw:text-style-name="P131" svg:x1="1.746cm" svg:y1="0.598cm" svg:x2="2.146cm" svg:y2="0.598cm"><text:p/></draw:line><draw:line draw:style-name="gr245" draw:text-style-name="P131" svg:x1="1.746cm" svg:y1="1.001cm" svg:x2="2.146cm" svg:y2="1.001cm"><text:p/></draw:line><draw:line draw:style-name="gr246" draw:text-style-name="P131" svg:x1="1.746cm" svg:y1="0.2cm" svg:x2="1.746cm" svg:y2="0.6cm"><text:p/></draw:line><draw:line draw:style-name="gr247" draw:text-style-name="P131" svg:x1="2.144cm" svg:y1="0.2cm" svg:x2="2.144cm" svg:y2="0.6cm"><text:p/></draw:line><draw:line draw:style-name="gr248" draw:text-style-name="P131" svg:x1="1.746cm" svg:y1="0.598cm" svg:x2="1.746cm" svg:y2="0.998cm"><text:p/></draw:line><draw:line draw:style-name="gr249" draw:text-style-name="P131" svg:x1="2.144cm" svg:y1="0.598cm" svg:x2="2.144cm" svg:y2="0.998cm"><text:p/></draw:line><draw:line draw:style-name="gr250" draw:text-style-name="P131" svg:x1="2.144cm" svg:y1="0.598cm" svg:x2="2.544cm" svg:y2="0.598cm"><text:p/></draw:line><draw:line draw:style-name="gr251" draw:text-style-name="P131" svg:x1="2.144cm" svg:y1="1.001cm" svg:x2="2.544cm" svg:y2="1.001cm"><text:p/></draw:line><draw:line draw:style-name="gr252" draw:text-style-name="P131" svg:x1="2.547cm" svg:y1="0.598cm" svg:x2="2.547cm" svg:y2="0.998cm"><text:p/></draw:line><draw:line draw:style-name="gr253" draw:text-style-name="P131" svg:x1="1.746cm" svg:y1="1.001cm" svg:x2="2.146cm" svg:y2="1.001cm"><text:p/></draw:line><draw:line draw:style-name="gr254" draw:text-style-name="P131" svg:x1="1.746cm" svg:y1="1.397cm" svg:x2="2.146cm" svg:y2="1.397cm"><text:p/></draw:line><draw:line draw:style-name="gr255" draw:text-style-name="P131" svg:x1="1.746cm" svg:y1="1.8cm" svg:x2="2.146cm" svg:y2="1.8cm"><text:p/></draw:line><draw:line draw:style-name="gr256" draw:text-style-name="P131" svg:x1="1.746cm" svg:y1="1.001cm" svg:x2="1.746cm" svg:y2="1.4cm"><text:p/></draw:line><draw:line draw:style-name="gr257" draw:text-style-name="P131" svg:x1="2.144cm" svg:y1="1.001cm" svg:x2="2.144cm" svg:y2="1.4cm"><text:p/></draw:line><draw:line draw:style-name="gr258" draw:text-style-name="P131" svg:x1="1.746cm" svg:y1="1.397cm" svg:x2="1.746cm" svg:y2="1.797cm"><text:p/></draw:line><draw:line draw:style-name="gr259" draw:text-style-name="P131" svg:x1="2.144cm" svg:y1="1.397cm" svg:x2="2.144cm" svg:y2="1.797cm"><text:p/></draw:line><draw:line draw:style-name="gr260" draw:text-style-name="P131" svg:x1="2.144cm" svg:y1="1.397cm" svg:x2="2.544cm" svg:y2="1.397cm"><text:p/></draw:line><draw:line draw:style-name="gr261" draw:text-style-name="P131" svg:x1="2.144cm" svg:y1="1.8cm" svg:x2="2.544cm" svg:y2="1.8cm"><text:p/></draw:line><draw:line draw:style-name="gr262" draw:text-style-name="P131" svg:x1="2.547cm" svg:y1="1.397cm" svg:x2="2.547cm" svg:y2="1.797cm"><text:p/></draw:line><draw:line draw:style-name="gr263" draw:text-style-name="P131" svg:x1="2.944cm" svg:y1="1.001cm" svg:x2="3.344cm" svg:y2="1.001cm"><text:p/></draw:line><draw:line draw:style-name="gr264" draw:text-style-name="P131" svg:x1="2.944cm" svg:y1="1.397cm" svg:x2="3.344cm" svg:y2="1.397cm"><text:p/></draw:line><draw:line draw:style-name="gr265" draw:text-style-name="P131" svg:x1="2.944cm" svg:y1="1.001cm" svg:x2="2.944cm" svg:y2="1.4cm"><text:p/></draw:line><draw:line draw:style-name="gr266" draw:text-style-name="P131" svg:x1="3.346cm" svg:y1="1.001cm" svg:x2="3.346cm" svg:y2="1.4cm"><text:p/></draw:line><draw:line draw:style-name="gr267" draw:text-style-name="P131" svg:x1="2.944cm" svg:y1="1.8cm" svg:x2="3.344cm" svg:y2="1.8cm"><text:p/></draw:line><draw:line draw:style-name="gr268" draw:text-style-name="P131" svg:x1="2.944cm" svg:y1="2.196cm" svg:x2="3.344cm" svg:y2="2.196cm"><text:p/></draw:line><draw:line draw:style-name="gr269" draw:text-style-name="P131" svg:x1="2.944cm" svg:y1="1.397cm" svg:x2="2.944cm" svg:y2="1.797cm"><text:p/></draw:line><draw:line draw:style-name="gr270" draw:text-style-name="P131" svg:x1="3.346cm" svg:y1="1.397cm" svg:x2="3.346cm" svg:y2="1.797cm"><text:p/></draw:line><draw:line draw:style-name="gr271" draw:text-style-name="P131" svg:x1="2.944cm" svg:y1="1.8cm" svg:x2="2.944cm" svg:y2="2.2cm"><text:p/></draw:line><draw:line draw:style-name="gr272" draw:text-style-name="P131" svg:x1="3.346cm" svg:y1="1.8cm" svg:x2="3.346cm" svg:y2="2.2cm"><text:p/></draw:line><draw:line draw:style-name="gr273" draw:text-style-name="P131" svg:x1="3.346cm" svg:y1="1.001cm" svg:x2="3.746cm" svg:y2="1.001cm"><text:p/></draw:line><draw:line draw:style-name="gr274" draw:text-style-name="P131" svg:x1="3.346cm" svg:y1="1.397cm" svg:x2="3.746cm" svg:y2="1.397cm"><text:p/></draw:line><draw:line draw:style-name="gr275" draw:text-style-name="P131" svg:x1="3.743cm" svg:y1="1.001cm" svg:x2="3.743cm" svg:y2="1.4cm"><text:p/></draw:line><draw:line draw:style-name="gr276" draw:text-style-name="P131" svg:x1="3.346cm" svg:y1="0.2cm" svg:x2="3.746cm" svg:y2="0.2cm"><text:p/></draw:line><draw:line draw:style-name="gr277" draw:text-style-name="P131" svg:x1="3.346cm" svg:y1="0.598cm" svg:x2="3.746cm" svg:y2="0.598cm"><text:p/></draw:line><draw:line draw:style-name="gr278" draw:text-style-name="P131" svg:x1="3.346cm" svg:y1="0.2cm" svg:x2="3.346cm" svg:y2="0.6cm"><text:p/></draw:line><draw:line draw:style-name="gr279" draw:text-style-name="P131" svg:x1="3.743cm" svg:y1="0.2cm" svg:x2="3.743cm" svg:y2="0.6cm"><text:p/></draw:line><draw:line draw:style-name="gr280" draw:text-style-name="P131" svg:x1="3.346cm" svg:y1="0.598cm" svg:x2="3.346cm" svg:y2="0.998cm"><text:p/></draw:line><draw:line draw:style-name="gr281" draw:text-style-name="P131" svg:x1="3.743cm" svg:y1="0.598cm" svg:x2="3.743cm" svg:y2="0.998cm"><text:p/></draw:line><draw:line draw:style-name="gr282" draw:text-style-name="P131" svg:x1="1.746cm" svg:y1="1.001cm" svg:x2="2.146cm" svg:y2="1.001cm"><text:p/></draw:line><draw:line draw:style-name="gr283" draw:text-style-name="P131" svg:x1="2.144cm" svg:y1="0.598cm" svg:x2="2.544cm" svg:y2="0.598cm"><text:p/></draw:line><draw:line draw:style-name="gr284" draw:text-style-name="P131" svg:x1="4.542cm" svg:y1="0.2cm" svg:x2="4.942cm" svg:y2="0.2cm"><text:p/></draw:line><draw:line draw:style-name="gr285" draw:text-style-name="P131" svg:x1="4.542cm" svg:y1="0.598cm" svg:x2="4.942cm" svg:y2="0.598cm"><text:p/></draw:line><draw:line draw:style-name="gr286" draw:text-style-name="P131" svg:x1="4.542cm" svg:y1="1.001cm" svg:x2="4.942cm" svg:y2="1.001cm"><text:p/></draw:line><draw:line draw:style-name="gr287" draw:text-style-name="P131" svg:x1="4.542cm" svg:y1="0.2cm" svg:x2="4.542cm" svg:y2="0.6cm"><text:p/></draw:line><draw:line draw:style-name="gr288" draw:text-style-name="P131" svg:x1="4.946cm" svg:y1="0.2cm" svg:x2="4.946cm" svg:y2="0.6cm"><text:p/></draw:line><draw:line draw:style-name="gr289" draw:text-style-name="P131" svg:x1="4.542cm" svg:y1="0.598cm" svg:x2="4.542cm" svg:y2="0.998cm"><text:p/></draw:line><draw:line draw:style-name="gr290" draw:text-style-name="P131" svg:x1="4.946cm" svg:y1="0.598cm" svg:x2="4.946cm" svg:y2="0.998cm"><text:p/></draw:line><draw:line draw:style-name="gr291" draw:text-style-name="P131" svg:x1="4.946cm" svg:y1="0.598cm" svg:x2="5.346cm" svg:y2="0.598cm"><text:p/></draw:line><draw:line draw:style-name="gr292" draw:text-style-name="P131" svg:x1="4.946cm" svg:y1="1.001cm" svg:x2="5.346cm" svg:y2="1.001cm"><text:p/></draw:line><draw:line draw:style-name="gr293" draw:text-style-name="P131" svg:x1="5.346cm" svg:y1="0.598cm" svg:x2="5.346cm" svg:y2="0.998cm"><text:p/></draw:line><draw:line draw:style-name="gr294" draw:text-style-name="P131" svg:x1="4.542cm" svg:y1="1.001cm" svg:x2="4.942cm" svg:y2="1.001cm"><text:p/></draw:line><draw:line draw:style-name="gr295" draw:text-style-name="P131" svg:x1="4.542cm" svg:y1="1.397cm" svg:x2="4.942cm" svg:y2="1.397cm"><text:p/></draw:line><draw:line draw:style-name="gr296" draw:text-style-name="P131" svg:x1="4.542cm" svg:y1="1.8cm" svg:x2="4.942cm" svg:y2="1.8cm"><text:p/></draw:line><draw:line draw:style-name="gr297" draw:text-style-name="P131" svg:x1="4.542cm" svg:y1="1.001cm" svg:x2="4.542cm" svg:y2="1.4cm"><text:p/></draw:line><draw:line draw:style-name="gr298" draw:text-style-name="P131" svg:x1="4.946cm" svg:y1="1.001cm" svg:x2="4.946cm" svg:y2="1.4cm"><text:p/></draw:line><draw:line draw:style-name="gr299" draw:text-style-name="P131" svg:x1="4.542cm" svg:y1="1.397cm" svg:x2="4.542cm" svg:y2="1.797cm"><text:p/></draw:line><draw:line draw:style-name="gr300" draw:text-style-name="P131" svg:x1="4.946cm" svg:y1="1.397cm" svg:x2="4.946cm" svg:y2="1.797cm"><text:p/></draw:line><draw:line draw:style-name="gr301" draw:text-style-name="P131" svg:x1="4.542cm" svg:y1="1.001cm" svg:x2="4.942cm" svg:y2="1.001cm"><text:p/></draw:line><draw:line draw:style-name="gr302" draw:text-style-name="P131" svg:x1="4.946cm" svg:y1="0.598cm" svg:x2="5.346cm" svg:y2="0.598cm"><text:p/></draw:line><draw:line draw:style-name="gr303" draw:text-style-name="P131" svg:x1="4.147cm" svg:y1="1.397cm" svg:x2="4.147cm" svg:y2="1.797cm"><text:p/></draw:line><draw:line draw:style-name="gr304" draw:text-style-name="P131" svg:x1="4.147cm" svg:y1="1.397cm" svg:x2="4.546cm" svg:y2="1.397cm"><text:p/></draw:line><draw:line draw:style-name="gr305" draw:text-style-name="P131" svg:x1="4.147cm" svg:y1="1.8cm" svg:x2="4.546cm" svg:y2="1.8cm"><text:p/></draw:line><draw:line draw:style-name="gr306" draw:text-style-name="P131" svg:x1="6.544cm" svg:y1="0.2cm" svg:x2="6.944cm" svg:y2="0.2cm"><text:p/></draw:line><draw:line draw:style-name="gr307" draw:text-style-name="P131" svg:x1="6.544cm" svg:y1="0.598cm" svg:x2="6.944cm" svg:y2="0.598cm"><text:p/></draw:line><draw:line draw:style-name="gr308" draw:text-style-name="P131" svg:x1="6.544cm" svg:y1="1.001cm" svg:x2="6.944cm" svg:y2="1.001cm"><text:p/></draw:line><draw:line draw:style-name="gr309" draw:text-style-name="P131" svg:x1="6.544cm" svg:y1="0.2cm" svg:x2="6.544cm" svg:y2="0.6cm"><text:p/></draw:line><draw:line draw:style-name="gr310" draw:text-style-name="P131" svg:x1="6.946cm" svg:y1="0.2cm" svg:x2="6.946cm" svg:y2="0.6cm"><text:p/></draw:line><draw:line draw:style-name="gr311" draw:text-style-name="P131" svg:x1="6.544cm" svg:y1="0.598cm" svg:x2="6.544cm" svg:y2="0.998cm"><text:p/></draw:line><draw:line draw:style-name="gr312" draw:text-style-name="P131" svg:x1="6.946cm" svg:y1="0.598cm" svg:x2="6.946cm" svg:y2="0.998cm"><text:p/></draw:line><draw:line draw:style-name="gr313" draw:text-style-name="P131" svg:x1="6.946cm" svg:y1="0.598cm" svg:x2="7.346cm" svg:y2="0.598cm"><text:p/></draw:line><draw:line draw:style-name="gr314" draw:text-style-name="P131" svg:x1="6.946cm" svg:y1="1.001cm" svg:x2="7.346cm" svg:y2="1.001cm"><text:p/></draw:line><draw:line draw:style-name="gr315" draw:text-style-name="P131" svg:x1="7.343cm" svg:y1="0.598cm" svg:x2="7.343cm" svg:y2="0.998cm"><text:p/></draw:line><draw:line draw:style-name="gr316" draw:text-style-name="P131" svg:x1="6.544cm" svg:y1="1.001cm" svg:x2="6.944cm" svg:y2="1.001cm"><text:p/></draw:line><draw:line draw:style-name="gr317" draw:text-style-name="P131" svg:x1="6.544cm" svg:y1="1.397cm" svg:x2="6.944cm" svg:y2="1.397cm"><text:p/></draw:line><draw:line draw:style-name="gr318" draw:text-style-name="P131" svg:x1="6.544cm" svg:y1="1.001cm" svg:x2="6.544cm" svg:y2="1.4cm"><text:p/></draw:line><draw:line draw:style-name="gr319" draw:text-style-name="P131" svg:x1="6.946cm" svg:y1="1.001cm" svg:x2="6.946cm" svg:y2="1.4cm"><text:p/></draw:line><draw:line draw:style-name="gr320" draw:text-style-name="P131" svg:x1="6.544cm" svg:y1="1.001cm" svg:x2="6.944cm" svg:y2="1.001cm"><text:p/></draw:line><draw:line draw:style-name="gr321" draw:text-style-name="P131" svg:x1="6.946cm" svg:y1="0.598cm" svg:x2="7.346cm" svg:y2="0.598cm"><text:p/></draw:line><draw:line draw:style-name="gr322" draw:text-style-name="P131" svg:x1="6.147cm" svg:y1="1.001cm" svg:x2="6.546cm" svg:y2="1.001cm"><text:p/></draw:line><draw:line draw:style-name="gr323" draw:text-style-name="P131" svg:x1="6.147cm" svg:y1="1.397cm" svg:x2="6.546cm" svg:y2="1.397cm"><text:p/></draw:line><draw:line draw:style-name="gr324" draw:text-style-name="P131" svg:x1="6.147cm" svg:y1="1.001cm" svg:x2="6.147cm" svg:y2="1.4cm"><text:p/></draw:line><draw:line draw:style-name="gr325" draw:text-style-name="P131" svg:x1="5.745cm" svg:y1="1.001cm" svg:x2="5.745cm" svg:y2="1.4cm"><text:p/></draw:line><draw:line draw:style-name="gr326" draw:text-style-name="P131" svg:x1="5.745cm" svg:y1="1.001cm" svg:x2="6.145cm" svg:y2="1.001cm"><text:p/></draw:line><draw:line draw:style-name="gr327" draw:text-style-name="P131" svg:x1="5.745cm" svg:y1="1.397cm" svg:x2="6.145cm" svg:y2="1.397cm"><text:p/></draw:line><draw:line draw:style-name="gr328" draw:text-style-name="P131" svg:x1="8.546cm" svg:y1="0.2cm" svg:x2="8.946cm" svg:y2="0.2cm"><text:p/></draw:line><draw:line draw:style-name="gr329" draw:text-style-name="P131" svg:x1="8.546cm" svg:y1="0.598cm" svg:x2="8.946cm" svg:y2="0.598cm"><text:p/></draw:line><draw:line draw:style-name="gr330" draw:text-style-name="P131" svg:x1="8.546cm" svg:y1="1.001cm" svg:x2="8.946cm" svg:y2="1.001cm"><text:p/></draw:line><draw:line draw:style-name="gr331" draw:text-style-name="P131" svg:x1="8.546cm" svg:y1="0.2cm" svg:x2="8.546cm" svg:y2="0.6cm"><text:p/></draw:line><draw:line draw:style-name="gr332" draw:text-style-name="P131" svg:x1="8.946cm" svg:y1="0.2cm" svg:x2="8.946cm" svg:y2="0.6cm"><text:p/></draw:line><draw:line draw:style-name="gr333" draw:text-style-name="P131" svg:x1="8.546cm" svg:y1="0.598cm" svg:x2="8.546cm" svg:y2="0.998cm"><text:p/></draw:line><draw:line draw:style-name="gr334" draw:text-style-name="P131" svg:x1="8.546cm" svg:y1="1.001cm" svg:x2="8.946cm" svg:y2="1.001cm"><text:p/></draw:line><draw:line draw:style-name="gr335" draw:text-style-name="P131" svg:x1="8.546cm" svg:y1="1.397cm" svg:x2="8.946cm" svg:y2="1.397cm"><text:p/></draw:line><draw:line draw:style-name="gr336" draw:text-style-name="P131" svg:x1="8.546cm" svg:y1="1.001cm" svg:x2="8.546cm" svg:y2="1.4cm"><text:p/></draw:line><draw:line draw:style-name="gr337" draw:text-style-name="P131" svg:x1="8.946cm" svg:y1="1.001cm" svg:x2="8.946cm" svg:y2="1.4cm"><text:p/></draw:line><draw:line draw:style-name="gr338" draw:text-style-name="P131" svg:x1="8.546cm" svg:y1="1.001cm" svg:x2="8.946cm" svg:y2="1.001cm"><text:p/></draw:line><draw:line draw:style-name="gr339" draw:text-style-name="P131" svg:x1="8.142cm" svg:y1="1.001cm" svg:x2="8.542cm" svg:y2="1.001cm"><text:p/></draw:line><draw:line draw:style-name="gr340" draw:text-style-name="P131" svg:x1="8.142cm" svg:y1="1.397cm" svg:x2="8.542cm" svg:y2="1.397cm"><text:p/></draw:line><draw:line draw:style-name="gr341" draw:text-style-name="P131" svg:x1="8.142cm" svg:y1="1.001cm" svg:x2="8.142cm" svg:y2="1.4cm"><text:p/></draw:line><draw:line draw:style-name="gr342" draw:text-style-name="P131" svg:x1="7.747cm" svg:y1="1.001cm" svg:x2="7.747cm" svg:y2="1.4cm"><text:p/></draw:line><draw:line draw:style-name="gr343" draw:text-style-name="P131" svg:x1="7.747cm" svg:y1="1.001cm" svg:x2="8.146cm" svg:y2="1.001cm"><text:p/></draw:line><draw:line draw:style-name="gr344" draw:text-style-name="P131" svg:x1="7.747cm" svg:y1="1.397cm" svg:x2="8.146cm" svg:y2="1.397cm"><text:p/></draw:line><draw:line draw:style-name="gr345" draw:text-style-name="P131" svg:x1="7.747cm" svg:y1="0.598cm" svg:x2="7.747cm" svg:y2="0.998cm"><text:p/></draw:line><draw:line draw:style-name="gr346" draw:text-style-name="P131" svg:x1="7.747cm" svg:y1="0.598cm" svg:x2="8.146cm" svg:y2="0.598cm"><text:p/></draw:line><draw:line draw:style-name="gr347" draw:text-style-name="P131" svg:x1="8.142cm" svg:y1="0.598cm" svg:x2="8.142cm" svg:y2="0.998cm"><text:p/></draw:line><draw:line draw:style-name="gr348" draw:text-style-name="P131" svg:x1="7.747cm" svg:y1="0.598cm" svg:x2="8.146cm" svg:y2="0.598cm"><text:p/></draw:line><draw:line draw:style-name="gr349" draw:text-style-name="P131" svg:x1="8.946cm" svg:y1="0.598cm" svg:x2="8.946cm" svg:y2="0.998cm"><text:p/></draw:line><draw:line draw:style-name="gr350" draw:text-style-name="P131" svg:x1="0.146cm" svg:y1="3.799cm" svg:x2="0.146cm" svg:y2="3.399cm"><text:p/></draw:line><draw:line draw:style-name="gr351" draw:text-style-name="P131" svg:x1="0.546cm" svg:y1="3.399cm" svg:x2="0.146cm" svg:y2="3.399cm"><text:p/></draw:line><draw:line draw:style-name="gr352" draw:text-style-name="P131" svg:x1="0.546cm" svg:y1="3.801cm" svg:x2="0.146cm" svg:y2="3.801cm"><text:p/></draw:line><draw:line draw:style-name="gr353" draw:text-style-name="P131" svg:x1="1.344cm" svg:y1="3.799cm" svg:x2="1.344cm" svg:y2="3.399cm"><text:p/></draw:line><draw:line draw:style-name="gr354" draw:text-style-name="P131" svg:x1="1.346cm" svg:y1="3.399cm" svg:x2="0.947cm" svg:y2="3.399cm"><text:p/></draw:line><draw:line draw:style-name="gr355" draw:text-style-name="P131" svg:x1="1.346cm" svg:y1="3.801cm" svg:x2="0.947cm" svg:y2="3.801cm"><text:p/></draw:line><draw:line draw:style-name="gr356" draw:text-style-name="P131" svg:x1="0.545cm" svg:y1="2.999cm" svg:x2="0.545cm" svg:y2="2.6cm"><text:p/></draw:line><draw:line draw:style-name="gr357" draw:text-style-name="P131" svg:x1="0.947cm" svg:y1="2.999cm" svg:x2="0.947cm" svg:y2="2.6cm"><text:p/></draw:line><draw:line draw:style-name="gr358" draw:text-style-name="P131" svg:x1="0.545cm" svg:y1="3.397cm" svg:x2="0.545cm" svg:y2="2.997cm"><text:p/></draw:line><draw:line draw:style-name="gr359" draw:text-style-name="P131" svg:x1="0.947cm" svg:y1="3.397cm" svg:x2="0.947cm" svg:y2="2.997cm"><text:p/></draw:line><draw:line draw:style-name="gr360" draw:text-style-name="P131" svg:x1="0.945cm" svg:y1="2.6cm" svg:x2="0.545cm" svg:y2="2.6cm"><text:p/></draw:line><draw:line draw:style-name="gr361" draw:text-style-name="P131" svg:x1="0.945cm" svg:y1="2.997cm" svg:x2="0.545cm" svg:y2="2.997cm"><text:p/></draw:line><draw:line draw:style-name="gr362" draw:text-style-name="P131" svg:x1="0.545cm" svg:y1="3.799cm" svg:x2="0.545cm" svg:y2="3.399cm"><text:p/></draw:line><draw:line draw:style-name="gr363" draw:text-style-name="P131" svg:x1="0.947cm" svg:y1="3.799cm" svg:x2="0.947cm" svg:y2="3.399cm"><text:p/></draw:line><draw:line draw:style-name="gr364" draw:text-style-name="P131" svg:x1="0.945cm" svg:y1="3.399cm" svg:x2="0.545cm" svg:y2="3.399cm"><text:p/></draw:line><draw:line draw:style-name="gr365" draw:text-style-name="P131" svg:x1="0.945cm" svg:y1="3.801cm" svg:x2="0.545cm" svg:y2="3.801cm"><text:p/></draw:line><draw:line draw:style-name="gr366" draw:text-style-name="P131" svg:x1="0.545cm" svg:y1="2.196cm" svg:x2="0.945cm" svg:y2="2.196cm"><text:p/></draw:line><draw:line draw:style-name="gr367" draw:text-style-name="P131" svg:x1="0.545cm" svg:y1="2.196cm" svg:x2="0.545cm" svg:y2="2.596cm"><text:p/></draw:line><draw:line draw:style-name="gr368" draw:text-style-name="P131" svg:x1="0.947cm" svg:y1="2.196cm" svg:x2="0.947cm" svg:y2="2.596cm"><text:p/></draw:line><draw:line draw:style-name="gr369" draw:text-style-name="P131" svg:x1="1.746cm" svg:y1="2.997cm" svg:x2="1.746cm" svg:y2="3.397cm"><text:p/></draw:line><draw:line draw:style-name="gr370" draw:text-style-name="P131" svg:x1="1.746cm" svg:y1="2.997cm" svg:x2="2.146cm" svg:y2="2.997cm"><text:p/></draw:line><draw:line draw:style-name="gr371" draw:text-style-name="P131" svg:x1="1.746cm" svg:y1="3.399cm" svg:x2="2.146cm" svg:y2="3.399cm"><text:p/></draw:line><draw:line draw:style-name="gr372" draw:text-style-name="P131" svg:x1="2.144cm" svg:y1="2.997cm" svg:x2="2.144cm" svg:y2="3.397cm"><text:p/></draw:line><draw:line draw:style-name="gr373" draw:text-style-name="P131" svg:x1="1.746cm" svg:y1="2.196cm" svg:x2="2.146cm" svg:y2="2.196cm"><text:p/></draw:line><draw:line draw:style-name="gr374" draw:text-style-name="P131" svg:x1="1.746cm" svg:y1="2.6cm" svg:x2="2.146cm" svg:y2="2.6cm"><text:p/></draw:line><draw:line draw:style-name="gr375" draw:text-style-name="P131" svg:x1="1.746cm" svg:y1="2.196cm" svg:x2="1.746cm" svg:y2="2.596cm"><text:p/></draw:line><draw:line draw:style-name="gr376" draw:text-style-name="P131" svg:x1="2.144cm" svg:y1="2.196cm" svg:x2="2.144cm" svg:y2="2.596cm"><text:p/></draw:line><draw:line draw:style-name="gr377" draw:text-style-name="P131" svg:x1="1.746cm" svg:y1="2.6cm" svg:x2="1.746cm" svg:y2="2.999cm"><text:p/></draw:line><draw:line draw:style-name="gr378" draw:text-style-name="P131" svg:x1="2.144cm" svg:y1="2.6cm" svg:x2="2.144cm" svg:y2="2.999cm"><text:p/></draw:line><draw:line draw:style-name="gr379" draw:text-style-name="P131" svg:x1="2.547cm" svg:y1="3.399cm" svg:x2="2.946cm" svg:y2="3.399cm"><text:p/></draw:line><draw:line draw:style-name="gr380" draw:text-style-name="P131" svg:x1="2.547cm" svg:y1="3.399cm" svg:x2="2.946cm" svg:y2="3.399cm"><text:p/></draw:line><draw:line draw:style-name="gr381" draw:text-style-name="P131" svg:x1="2.547cm" svg:y1="3.801cm" svg:x2="2.946cm" svg:y2="3.801cm"><text:p/></draw:line><draw:line draw:style-name="gr382" draw:text-style-name="P131" svg:x1="2.547cm" svg:y1="3.399cm" svg:x2="2.547cm" svg:y2="3.799cm"><text:p/></draw:line><draw:line draw:style-name="gr383" draw:text-style-name="P131" svg:x1="2.944cm" svg:y1="3.399cm" svg:x2="2.944cm" svg:y2="3.799cm"><text:p/></draw:line><draw:line draw:style-name="gr384" draw:text-style-name="P131" svg:x1="2.547cm" svg:y1="3.399cm" svg:x2="2.946cm" svg:y2="3.399cm"><text:p/></draw:line><draw:line draw:style-name="gr385" draw:text-style-name="P131" svg:x1="2.144cm" svg:y1="3.399cm" svg:x2="2.544cm" svg:y2="3.399cm"><text:p/></draw:line><draw:line draw:style-name="gr386" draw:text-style-name="P131" svg:x1="2.144cm" svg:y1="3.801cm" svg:x2="2.544cm" svg:y2="3.801cm"><text:p/></draw:line><draw:line draw:style-name="gr387" draw:text-style-name="P131" svg:x1="2.144cm" svg:y1="3.399cm" svg:x2="2.144cm" svg:y2="3.799cm"><text:p/></draw:line><draw:line draw:style-name="gr388" draw:text-style-name="P131" svg:x1="1.746cm" svg:y1="3.399cm" svg:x2="1.746cm" svg:y2="3.799cm"><text:p/></draw:line><draw:line draw:style-name="gr389" draw:text-style-name="P131" svg:x1="1.746cm" svg:y1="3.801cm" svg:x2="2.146cm" svg:y2="3.801cm"><text:p/></draw:line><draw:line draw:style-name="gr390" draw:text-style-name="P131" svg:x1="4.946cm" svg:y1="2.196cm" svg:x2="5.346cm" svg:y2="2.196cm"><text:p/></draw:line><draw:line draw:style-name="gr391" draw:text-style-name="P131" svg:x1="4.946cm" svg:y1="2.6cm" svg:x2="5.346cm" svg:y2="2.6cm"><text:p/></draw:line><draw:line draw:style-name="gr392" draw:text-style-name="P131" svg:x1="4.946cm" svg:y1="2.196cm" svg:x2="4.946cm" svg:y2="2.596cm"><text:p/></draw:line><draw:line draw:style-name="gr393" draw:text-style-name="P131" svg:x1="5.346cm" svg:y1="2.196cm" svg:x2="5.346cm" svg:y2="2.596cm"><text:p/></draw:line><draw:line draw:style-name="gr394" draw:text-style-name="P131" svg:x1="5.745cm" svg:y1="2.196cm" svg:x2="5.745cm" svg:y2="2.596cm"><text:p/></draw:line><draw:line draw:style-name="gr395" draw:text-style-name="P131" svg:x1="4.946cm" svg:y1="2.997cm" svg:x2="4.946cm" svg:y2="3.397cm"><text:p/></draw:line><draw:line draw:style-name="gr396" draw:text-style-name="P131" svg:x1="4.946cm" svg:y1="2.997cm" svg:x2="5.346cm" svg:y2="2.997cm"><text:p/></draw:line><draw:line draw:style-name="gr397" draw:text-style-name="P131" svg:x1="4.946cm" svg:y1="3.399cm" svg:x2="5.346cm" svg:y2="3.399cm"><text:p/></draw:line><draw:line draw:style-name="gr398" draw:text-style-name="P131" svg:x1="5.346cm" svg:y1="2.997cm" svg:x2="5.346cm" svg:y2="3.397cm"><text:p/></draw:line><draw:line draw:style-name="gr399" draw:text-style-name="P131" svg:x1="4.946cm" svg:y1="2.6cm" svg:x2="5.346cm" svg:y2="2.6cm"><text:p/></draw:line><draw:line draw:style-name="gr400" draw:text-style-name="P131" svg:x1="4.946cm" svg:y1="2.6cm" svg:x2="4.946cm" svg:y2="2.999cm"><text:p/></draw:line><draw:line draw:style-name="gr401" draw:text-style-name="P131" svg:x1="5.346cm" svg:y1="2.6cm" svg:x2="5.346cm" svg:y2="2.999cm"><text:p/></draw:line><draw:line draw:style-name="gr402" draw:text-style-name="P131" svg:x1="5.346cm" svg:y1="3.399cm" svg:x2="5.346cm" svg:y2="3.799cm"><text:p/></draw:line><draw:line draw:style-name="gr403" draw:text-style-name="P131" svg:x1="4.946cm" svg:y1="3.399cm" svg:x2="4.946cm" svg:y2="3.799cm"><text:p/></draw:line><draw:line draw:style-name="gr404" draw:text-style-name="P131" svg:x1="4.946cm" svg:y1="3.801cm" svg:x2="5.346cm" svg:y2="3.801cm"><text:p/></draw:line><draw:line draw:style-name="gr405" draw:text-style-name="P131" svg:x1="4.946cm" svg:y1="2.196cm" svg:x2="4.946cm" svg:y2="2.596cm"><text:p/></draw:line><draw:line draw:style-name="gr406" draw:text-style-name="P131" svg:x1="5.745cm" svg:y1="2.196cm" svg:x2="5.745cm" svg:y2="2.596cm"><text:p/></draw:line><draw:line draw:style-name="gr407" draw:text-style-name="P131" svg:x1="5.346cm" svg:y1="2.196cm" svg:x2="5.746cm" svg:y2="2.196cm"><text:p/></draw:line><draw:line draw:style-name="gr408" draw:text-style-name="P131" svg:x1="5.346cm" svg:y1="2.6cm" svg:x2="5.746cm" svg:y2="2.6cm"><text:p/></draw:line><draw:line draw:style-name="gr409" draw:text-style-name="P131" svg:x1="4.946cm" svg:y1="3.399cm" svg:x2="4.946cm" svg:y2="3.799cm"><text:p/></draw:line><draw:line draw:style-name="gr410" draw:text-style-name="P131" svg:x1="4.542cm" svg:y1="3.399cm" svg:x2="4.542cm" svg:y2="3.799cm"><text:p/></draw:line><draw:line draw:style-name="gr411" draw:text-style-name="P131" svg:x1="4.542cm" svg:y1="3.399cm" svg:x2="4.942cm" svg:y2="3.399cm"><text:p/></draw:line><draw:line draw:style-name="gr412" draw:text-style-name="P131" svg:x1="4.542cm" svg:y1="3.801cm" svg:x2="4.942cm" svg:y2="3.801cm"><text:p/></draw:line><draw:line draw:style-name="gr413" draw:text-style-name="P131" svg:x1="4.946cm" svg:y1="3.399cm" svg:x2="4.946cm" svg:y2="3.799cm"><text:p/></draw:line><draw:line draw:style-name="gr414" draw:text-style-name="P131" svg:x1="4.542cm" svg:y1="3.399cm" svg:x2="4.542cm" svg:y2="3.799cm"><text:p/></draw:line><draw:line draw:style-name="gr415" draw:text-style-name="P131" svg:x1="4.542cm" svg:y1="3.399cm" svg:x2="4.942cm" svg:y2="3.399cm"><text:p/></draw:line><draw:line draw:style-name="gr416" draw:text-style-name="P131" svg:x1="4.542cm" svg:y1="3.801cm" svg:x2="4.942cm" svg:y2="3.801cm"><text:p/></draw:line><draw:line draw:style-name="gr417" draw:text-style-name="P131" svg:x1="3.743cm" svg:y1="2.196cm" svg:x2="4.143cm" svg:y2="2.196cm"><text:p/></draw:line><draw:line draw:style-name="gr418" draw:text-style-name="P131" svg:x1="6.946cm" svg:y1="1.8cm" svg:x2="7.346cm" svg:y2="1.8cm"><text:p/></draw:line><draw:line draw:style-name="gr419" draw:text-style-name="P131" svg:x1="6.946cm" svg:y1="2.196cm" svg:x2="7.346cm" svg:y2="2.196cm"><text:p/></draw:line><draw:line draw:style-name="gr420" draw:text-style-name="P131" svg:x1="3.743cm" svg:y1="2.196cm" svg:x2="3.743cm" svg:y2="2.596cm"><text:p/></draw:line><draw:line draw:style-name="gr421" draw:text-style-name="P131" svg:x1="4.147cm" svg:y1="2.196cm" svg:x2="4.147cm" svg:y2="2.596cm"><text:p/></draw:line><draw:line draw:style-name="gr422" draw:text-style-name="P131" svg:x1="6.946cm" svg:y1="1.8cm" svg:x2="6.946cm" svg:y2="2.2cm"><text:p/></draw:line><draw:line draw:style-name="gr423" draw:text-style-name="P131" svg:x1="7.343cm" svg:y1="1.8cm" svg:x2="7.343cm" svg:y2="2.2cm"><text:p/></draw:line><draw:line draw:style-name="gr424" draw:text-style-name="P131" svg:x1="7.343cm" svg:y1="1.8cm" svg:x2="7.743cm" svg:y2="1.8cm"><text:p/></draw:line><draw:line draw:style-name="gr425" draw:text-style-name="P131" svg:x1="7.343cm" svg:y1="2.196cm" svg:x2="7.743cm" svg:y2="2.196cm"><text:p/></draw:line><draw:line draw:style-name="gr426" draw:text-style-name="P131" svg:x1="7.747cm" svg:y1="1.8cm" svg:x2="7.747cm" svg:y2="2.2cm"><text:p/></draw:line><draw:line draw:style-name="gr427" draw:text-style-name="P131" svg:x1="6.946cm" svg:y1="2.196cm" svg:x2="7.346cm" svg:y2="2.196cm"><text:p/></draw:line><draw:line draw:style-name="gr428" draw:text-style-name="P131" svg:x1="6.946cm" svg:y1="2.196cm" svg:x2="7.346cm" svg:y2="2.196cm"><text:p/></draw:line><draw:line draw:style-name="gr429" draw:text-style-name="P131" svg:x1="7.343cm" svg:y1="1.8cm" svg:x2="7.743cm" svg:y2="1.8cm"><text:p/></draw:line><draw:line draw:style-name="gr430" draw:text-style-name="P131" svg:x1="3.346cm" svg:y1="2.997cm" svg:x2="3.746cm" svg:y2="2.997cm"><text:p/></draw:line><draw:line draw:style-name="gr431" draw:text-style-name="P131" svg:x1="3.346cm" svg:y1="3.399cm" svg:x2="3.746cm" svg:y2="3.399cm"><text:p/></draw:line><draw:line draw:style-name="gr432" draw:text-style-name="P131" svg:x1="3.346cm" svg:y1="2.997cm" svg:x2="3.346cm" svg:y2="3.397cm"><text:p/></draw:line><draw:line draw:style-name="gr433" draw:text-style-name="P131" svg:x1="6.946cm" svg:y1="2.196cm" svg:x2="6.946cm" svg:y2="2.596cm"><text:p/></draw:line><draw:line draw:style-name="gr434" draw:text-style-name="P131" svg:x1="7.343cm" svg:y1="2.196cm" svg:x2="7.343cm" svg:y2="2.596cm"><text:p/></draw:line><draw:line draw:style-name="gr435" draw:text-style-name="P131" svg:x1="3.346cm" svg:y1="3.801cm" svg:x2="3.746cm" svg:y2="3.801cm"><text:p/></draw:line><draw:line draw:style-name="gr436" draw:text-style-name="P131" svg:x1="3.346cm" svg:y1="3.399cm" svg:x2="3.746cm" svg:y2="3.399cm"><text:p/></draw:line><draw:line draw:style-name="gr437" draw:text-style-name="P131" svg:x1="3.346cm" svg:y1="3.399cm" svg:x2="3.346cm" svg:y2="3.799cm"><text:p/></draw:line><draw:line draw:style-name="gr438" draw:text-style-name="P131" svg:x1="3.743cm" svg:y1="3.399cm" svg:x2="3.743cm" svg:y2="3.799cm"><text:p/></draw:line><draw:line draw:style-name="gr439" draw:text-style-name="P131" svg:x1="3.346cm" svg:y1="2.997cm" svg:x2="3.346cm" svg:y2="3.397cm"><text:p/></draw:line><draw:line draw:style-name="gr440" draw:text-style-name="P131" svg:x1="7.343cm" svg:y1="2.196cm" svg:x2="7.343cm" svg:y2="2.596cm"><text:p/></draw:line><draw:line draw:style-name="gr441" draw:text-style-name="P131" svg:x1="6.946cm" svg:y1="2.6cm" svg:x2="7.346cm" svg:y2="2.6cm"><text:p/></draw:line><draw:line draw:style-name="gr442" draw:text-style-name="P131" svg:x1="6.147cm" svg:y1="1.8cm" svg:x2="6.546cm" svg:y2="1.8cm"><text:p/></draw:line><draw:line draw:style-name="gr443" draw:text-style-name="P131" svg:x1="6.147cm" svg:y1="2.196cm" svg:x2="6.546cm" svg:y2="2.196cm"><text:p/></draw:line><draw:line draw:style-name="gr444" draw:text-style-name="P131" svg:x1="6.147cm" svg:y1="2.6cm" svg:x2="6.546cm" svg:y2="2.6cm"><text:p/></draw:line><draw:line draw:style-name="gr445" draw:text-style-name="P131" svg:x1="6.147cm" svg:y1="1.8cm" svg:x2="6.147cm" svg:y2="2.2cm"><text:p/></draw:line><draw:line draw:style-name="gr446" draw:text-style-name="P131" svg:x1="6.544cm" svg:y1="1.8cm" svg:x2="6.544cm" svg:y2="2.2cm"><text:p/></draw:line><draw:line draw:style-name="gr447" draw:text-style-name="P131" svg:x1="6.147cm" svg:y1="2.196cm" svg:x2="6.147cm" svg:y2="2.596cm"><text:p/></draw:line><draw:line draw:style-name="gr448" draw:text-style-name="P131" svg:x1="6.544cm" svg:y1="2.196cm" svg:x2="6.544cm" svg:y2="2.596cm"><text:p/></draw:line><draw:line draw:style-name="gr449" draw:text-style-name="P131" svg:x1="6.147cm" svg:y1="2.6cm" svg:x2="6.546cm" svg:y2="2.6cm"><text:p/></draw:line><draw:line draw:style-name="gr450" draw:text-style-name="P131" svg:x1="6.147cm" svg:y1="2.997cm" svg:x2="6.546cm" svg:y2="2.997cm"><text:p/></draw:line><draw:line draw:style-name="gr451" draw:text-style-name="P131" svg:x1="6.147cm" svg:y1="3.399cm" svg:x2="6.546cm" svg:y2="3.399cm"><text:p/></draw:line><draw:line draw:style-name="gr452" draw:text-style-name="P131" svg:x1="6.147cm" svg:y1="2.6cm" svg:x2="6.147cm" svg:y2="2.999cm"><text:p/></draw:line><draw:line draw:style-name="gr453" draw:text-style-name="P131" svg:x1="6.544cm" svg:y1="2.6cm" svg:x2="6.544cm" svg:y2="2.999cm"><text:p/></draw:line><draw:line draw:style-name="gr454" draw:text-style-name="P131" svg:x1="6.147cm" svg:y1="2.997cm" svg:x2="6.147cm" svg:y2="3.397cm"><text:p/></draw:line><draw:line draw:style-name="gr455" draw:text-style-name="P131" svg:x1="6.544cm" svg:y1="2.997cm" svg:x2="6.544cm" svg:y2="3.397cm"><text:p/></draw:line><draw:line draw:style-name="gr456" draw:text-style-name="P131" svg:x1="6.147cm" svg:y1="2.6cm" svg:x2="6.546cm" svg:y2="2.6cm"><text:p/></draw:line><draw:line draw:style-name="gr457" draw:text-style-name="P131" svg:x1="6.147cm" svg:y1="3.801cm" svg:x2="6.546cm" svg:y2="3.801cm"><text:p/></draw:line><draw:line draw:style-name="gr458" draw:text-style-name="P131" svg:x1="6.147cm" svg:y1="3.399cm" svg:x2="6.147cm" svg:y2="3.799cm"><text:p/></draw:line><draw:line draw:style-name="gr459" draw:text-style-name="P131" svg:x1="6.544cm" svg:y1="3.399cm" svg:x2="6.544cm" svg:y2="3.799cm"><text:p/></draw:line><draw:line draw:style-name="gr460" draw:text-style-name="P131" svg:x1="6.544cm" svg:y1="3.399cm" svg:x2="6.944cm" svg:y2="3.399cm"><text:p/></draw:line><draw:line draw:style-name="gr461" draw:text-style-name="P131" svg:x1="6.544cm" svg:y1="3.801cm" svg:x2="6.944cm" svg:y2="3.801cm"><text:p/></draw:line><draw:line draw:style-name="gr462" draw:text-style-name="P131" svg:x1="6.946cm" svg:y1="3.399cm" svg:x2="6.946cm" svg:y2="3.799cm"><text:p/></draw:line><draw:line draw:style-name="gr463" draw:text-style-name="P131" svg:x1="3.743cm" svg:y1="2.6cm" svg:x2="4.143cm" svg:y2="2.6cm"><text:p/></draw:line><draw:line draw:style-name="gr464" draw:text-style-name="P131" svg:x1="3.743cm" svg:y1="2.997cm" svg:x2="4.143cm" svg:y2="2.997cm"><text:p/></draw:line><draw:line draw:style-name="gr465" draw:text-style-name="P131" svg:x1="3.743cm" svg:y1="2.6cm" svg:x2="3.743cm" svg:y2="2.999cm"><text:p/></draw:line><draw:line draw:style-name="gr466" draw:text-style-name="P131" svg:x1="4.147cm" svg:y1="2.6cm" svg:x2="4.147cm" svg:y2="2.999cm"><text:p/></draw:line><draw:line draw:style-name="gr467" draw:text-style-name="P131" svg:x1="4.147cm" svg:y1="2.6cm" svg:x2="4.546cm" svg:y2="2.6cm"><text:p/></draw:line><draw:line draw:style-name="gr468" draw:text-style-name="P131" svg:x1="4.147cm" svg:y1="2.997cm" svg:x2="4.546cm" svg:y2="2.997cm"><text:p/></draw:line><draw:line draw:style-name="gr469" draw:text-style-name="P131" svg:x1="4.542cm" svg:y1="2.6cm" svg:x2="4.542cm" svg:y2="2.999cm"><text:p/></draw:line><draw:line draw:style-name="gr470" draw:text-style-name="P131" svg:x1="3.743cm" svg:y1="2.997cm" svg:x2="4.143cm" svg:y2="2.997cm"><text:p/></draw:line><draw:line draw:style-name="gr471" draw:text-style-name="P131" svg:x1="3.743cm" svg:y1="2.997cm" svg:x2="4.143cm" svg:y2="2.997cm"><text:p/></draw:line><draw:line draw:style-name="gr472" draw:text-style-name="P131" svg:x1="4.147cm" svg:y1="2.6cm" svg:x2="4.546cm" svg:y2="2.6cm"><text:p/></draw:line><draw:line draw:style-name="gr473" draw:text-style-name="P131" svg:x1="3.743cm" svg:y1="2.997cm" svg:x2="3.743cm" svg:y2="3.397cm"><text:p/></draw:line><draw:line draw:style-name="gr474" draw:text-style-name="P131" svg:x1="4.147cm" svg:y1="2.997cm" svg:x2="4.147cm" svg:y2="3.397cm"><text:p/></draw:line><draw:line draw:style-name="gr475" draw:text-style-name="P131" svg:x1="4.147cm" svg:y1="2.997cm" svg:x2="4.147cm" svg:y2="3.397cm"><text:p/></draw:line><draw:line draw:style-name="gr476" draw:text-style-name="P131" svg:x1="3.743cm" svg:y1="3.399cm" svg:x2="4.143cm" svg:y2="3.399cm"><text:p/></draw:line><draw:line draw:style-name="gr477" draw:text-style-name="P131" svg:x1="6.946cm" svg:y1="2.997cm" svg:x2="7.346cm" svg:y2="2.997cm"><text:p/></draw:line><draw:line draw:style-name="gr478" draw:text-style-name="P131" svg:x1="6.946cm" svg:y1="2.6cm" svg:x2="6.946cm" svg:y2="2.999cm"><text:p/></draw:line><draw:line draw:style-name="gr479" draw:text-style-name="P131" svg:x1="7.343cm" svg:y1="2.6cm" svg:x2="7.343cm" svg:y2="2.999cm"><text:p/></draw:line><draw:line draw:style-name="gr480" draw:text-style-name="P131" svg:x1="7.343cm" svg:y1="2.6cm" svg:x2="7.743cm" svg:y2="2.6cm"><text:p/></draw:line><draw:line draw:style-name="gr481" draw:text-style-name="P131" svg:x1="7.343cm" svg:y1="2.997cm" svg:x2="7.743cm" svg:y2="2.997cm"><text:p/></draw:line><draw:line draw:style-name="gr482" draw:text-style-name="P131" svg:x1="7.747cm" svg:y1="2.6cm" svg:x2="7.747cm" svg:y2="2.999cm"><text:p/></draw:line><draw:line draw:style-name="gr483" draw:text-style-name="P131" svg:x1="7.747cm" svg:y1="2.196cm" svg:x2="7.747cm" svg:y2="2.596cm"><text:p/></draw:line><draw:line draw:style-name="gr484" draw:text-style-name="P131" svg:x1="8.142cm" svg:y1="2.6cm" svg:x2="8.542cm" svg:y2="2.6cm"><text:p/></draw:line><draw:line draw:style-name="gr485" draw:text-style-name="P131" svg:x1="8.142cm" svg:y1="2.997cm" svg:x2="8.542cm" svg:y2="2.997cm"><text:p/></draw:line><draw:line draw:style-name="gr486" draw:text-style-name="P131" svg:x1="8.142cm" svg:y1="2.6cm" svg:x2="8.142cm" svg:y2="2.999cm"><text:p/></draw:line><draw:line draw:style-name="gr487" draw:text-style-name="P131" svg:x1="8.546cm" svg:y1="2.6cm" svg:x2="8.546cm" svg:y2="2.999cm"><text:p/></draw:line><draw:line draw:style-name="gr488" draw:text-style-name="P131" svg:x1="8.546cm" svg:y1="2.6cm" svg:x2="8.946cm" svg:y2="2.6cm"><text:p/></draw:line><draw:line draw:style-name="gr489" draw:text-style-name="P131" svg:x1="8.546cm" svg:y1="2.997cm" svg:x2="8.946cm" svg:y2="2.997cm"><text:p/></draw:line><draw:line draw:style-name="gr490" draw:text-style-name="P131" svg:x1="8.946cm" svg:y1="2.6cm" svg:x2="8.946cm" svg:y2="2.999cm"><text:p/></draw:line><draw:line draw:style-name="gr491" draw:text-style-name="P131" svg:x1="8.546cm" svg:y1="2.196cm" svg:x2="8.946cm" svg:y2="2.196cm"><text:p/></draw:line><draw:line draw:style-name="gr492" draw:text-style-name="P131" svg:x1="8.546cm" svg:y1="2.196cm" svg:x2="8.546cm" svg:y2="2.596cm"><text:p/></draw:line><draw:line draw:style-name="gr493" draw:text-style-name="P131" svg:x1="8.946cm" svg:y1="2.196cm" svg:x2="8.946cm" svg:y2="2.596cm"><text:p/></draw:line><draw:line draw:style-name="gr494" draw:text-style-name="P131" svg:x1="7.747cm" svg:y1="3.399cm" svg:x2="8.146cm" svg:y2="3.399cm"><text:p/></draw:line><draw:line draw:style-name="gr495" draw:text-style-name="P131" svg:x1="7.747cm" svg:y1="3.801cm" svg:x2="8.146cm" svg:y2="3.801cm"><text:p/></draw:line><draw:line draw:style-name="gr496" draw:text-style-name="P131" svg:x1="7.747cm" svg:y1="3.399cm" svg:x2="7.747cm" svg:y2="3.799cm"><text:p/></draw:line><draw:line draw:style-name="gr497" draw:text-style-name="P131" svg:x1="8.142cm" svg:y1="3.399cm" svg:x2="8.142cm" svg:y2="3.799cm"><text:p/></draw:line><draw:line draw:style-name="gr498" draw:text-style-name="P131" svg:x1="8.142cm" svg:y1="3.399cm" svg:x2="8.542cm" svg:y2="3.399cm"><text:p/></draw:line><draw:line draw:style-name="gr499" draw:text-style-name="P131" svg:x1="8.142cm" svg:y1="3.801cm" svg:x2="8.542cm" svg:y2="3.801cm"><text:p/></draw:line><draw:line draw:style-name="gr500" draw:text-style-name="P131" svg:x1="8.546cm" svg:y1="3.399cm" svg:x2="8.546cm" svg:y2="3.799cm"><text:p/></draw:line><draw:line draw:style-name="gr501" draw:text-style-name="P131" svg:x1="8.142cm" svg:y1="2.997cm" svg:x2="8.142cm" svg:y2="3.397cm"><text:p/></draw:line><draw:line draw:style-name="gr502" draw:text-style-name="P131" svg:x1="8.546cm" svg:y1="2.997cm" svg:x2="8.546cm" svg:y2="3.397cm"><text:p/></draw:line><draw:line draw:style-name="gr503" draw:text-style-name="P131" svg:x1="3.743cm" svg:y1="2.196cm" svg:x2="4.143cm" svg:y2="2.196cm"><text:p/></draw:line><draw:line draw:style-name="gr504" draw:text-style-name="P131" svg:x1="3.743cm" svg:y1="2.196cm" svg:x2="3.743cm" svg:y2="2.596cm"><text:p/></draw:line><draw:line draw:style-name="gr505" draw:text-style-name="P131" svg:x1="4.147cm" svg:y1="2.196cm" svg:x2="4.147cm" svg:y2="2.596cm"><text:p/></draw:line><draw:line draw:style-name="gr506" draw:text-style-name="P131" svg:x1="3.743cm" svg:y1="2.6cm" svg:x2="4.143cm" svg:y2="2.6cm"><text:p/></draw:line><draw:line draw:style-name="gr507" draw:text-style-name="P131" svg:x1="3.743cm" svg:y1="2.997cm" svg:x2="4.143cm" svg:y2="2.997cm"><text:p/></draw:line><draw:line draw:style-name="gr508" draw:text-style-name="P131" svg:x1="3.743cm" svg:y1="2.6cm" svg:x2="3.743cm" svg:y2="2.999cm"><text:p/></draw:line><draw:line draw:style-name="gr509" draw:text-style-name="P131" svg:x1="4.147cm" svg:y1="2.6cm" svg:x2="4.147cm" svg:y2="2.999cm"><text:p/></draw:line><draw:line draw:style-name="gr510" draw:text-style-name="P131" svg:x1="4.147cm" svg:y1="2.6cm" svg:x2="4.546cm" svg:y2="2.6cm"><text:p/></draw:line><draw:line draw:style-name="gr511" draw:text-style-name="P131" svg:x1="4.147cm" svg:y1="2.997cm" svg:x2="4.546cm" svg:y2="2.997cm"><text:p/></draw:line><draw:line draw:style-name="gr512" draw:text-style-name="P131" svg:x1="4.542cm" svg:y1="2.6cm" svg:x2="4.542cm" svg:y2="2.999cm"><text:p/></draw:line><draw:line draw:style-name="gr513" draw:text-style-name="P131" svg:x1="3.743cm" svg:y1="2.997cm" svg:x2="4.143cm" svg:y2="2.997cm"><text:p/></draw:line><draw:line draw:style-name="gr514" draw:text-style-name="P131" svg:x1="3.743cm" svg:y1="2.997cm" svg:x2="4.143cm" svg:y2="2.997cm"><text:p/></draw:line><draw:line draw:style-name="gr515" draw:text-style-name="P131" svg:x1="4.147cm" svg:y1="2.6cm" svg:x2="4.546cm" svg:y2="2.6cm"><text:p/></draw:line><draw:frame draw:style-name="gr516" draw:text-style-name="P133" svg:width="0.311cm" svg:height="0.401cm" svg:x="0.615cm" svg:y="0.229cm"><draw:text-box><text:p text:style-name="P132"><text:span text:style-name="T190">a.</text:span></text:p></draw:text-box></draw:frame><draw:frame draw:style-name="gr517" draw:text-style-name="P133" svg:width="0.315cm" svg:height="0.401cm" svg:x="1.808cm" svg:y="0.229cm"><draw:text-box><text:p text:style-name="P132"><text:span text:style-name="T190">b.</text:span></text:p></draw:text-box></draw:frame><draw:frame draw:style-name="gr518" draw:text-style-name="P133" svg:width="0.29cm" svg:height="0.401cm" svg:x="3.413cm" svg:y="0.229cm"><draw:text-box><text:p text:style-name="P132"><text:span text:style-name="T190">c.</text:span></text:p></draw:text-box></draw:frame><draw:frame draw:style-name="gr519" draw:text-style-name="P133" svg:width="0.315cm" svg:height="0.401cm" svg:x="4.602cm" svg:y="0.229cm"><draw:text-box><text:p text:style-name="P132"><text:span text:style-name="T190">d.</text:span></text:p></draw:text-box></draw:frame><draw:frame draw:style-name="gr520" draw:text-style-name="P133" svg:width="0.311cm" svg:height="0.401cm" svg:x="6.597cm" svg:y="0.229cm"><draw:text-box><text:p text:style-name="P132"><text:span text:style-name="T190">e.</text:span></text:p></draw:text-box></draw:frame><draw:frame draw:style-name="gr521" draw:text-style-name="P133" svg:width="0.223cm" svg:height="0.401cm" svg:x="8.641cm" svg:y="0.229cm"><draw:text-box><text:p text:style-name="P132"><text:span text:style-name="T190">f.</text:span></text:p></draw:text-box></draw:frame><draw:frame draw:style-name="gr522" draw:text-style-name="P133" svg:width="0.313cm" svg:height="0.401cm" svg:x="0.617cm" svg:y="2.201cm"><draw:text-box><text:p text:style-name="P132"><text:span text:style-name="T190">g.</text:span></text:p></draw:text-box></draw:frame><draw:frame draw:style-name="gr523" draw:text-style-name="P133" svg:width="0.315cm" svg:height="0.401cm" svg:x="1.808cm" svg:y="2.229cm"><draw:text-box><text:p text:style-name="P132"><text:span text:style-name="T190">h.</text:span></text:p></draw:text-box></draw:frame><draw:frame draw:style-name="gr524" draw:text-style-name="P133" svg:width="0.209cm" svg:height="0.401cm" svg:x="3.845cm" svg:y="2.229cm"><draw:text-box><text:p text:style-name="P132"><text:span text:style-name="T190">i.</text:span></text:p></draw:text-box></draw:frame><draw:frame draw:style-name="gr525" draw:text-style-name="P133" svg:width="0.311cm" svg:height="0.401cm" svg:x="5.023cm" svg:y="2.229cm"><draw:text-box><text:p text:style-name="P132"><text:span text:style-name="T190">j.</text:span></text:p></draw:text-box></draw:frame><draw:frame draw:style-name="gr526" draw:text-style-name="P133" svg:width="0.392cm" svg:height="0.662cm" svg:x="6.2cm" svg:y="1.815cm"><draw:text-box><text:p text:style-name="P132"><text:span text:style-name="T190">k.</text:span></text:p></draw:text-box></draw:frame><draw:frame draw:style-name="gr527" draw:text-style-name="P133" svg:width="0.371cm" svg:height="0.401cm" svg:x="7.052cm" svg:y="1.815cm"><draw:text-box><text:p text:style-name="P132"><text:span text:style-name="T190">l.</text:span></text:p></draw:text-box></draw:frame><draw:frame draw:style-name="gr528" draw:text-style-name="P133" svg:width="0.406cm" svg:height="0.662cm" svg:x="8.565cm" svg:y="2.229cm"><draw:text-box><text:p text:style-name="P132"><text:span text:style-name="T190">m.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03947726741114" text:continue-numbering="true" text:style-name="_5f_Numérotation_20_des_20_exercices">
        <text:list-item>
          <text:h text:style-name="_5f_Titre_5f_Exercices_5f_sans_5f_Titre" text:outline-level="1"><text:span text:style-name="_5f_Caractères">Dans chaque patron de pavé droit, code tous les segments qui ont la même longueur que le segment déjà codé.</text:span></text:h>
        </text:list-item>
      </text:list>
      <text:h text:style-name="_5f_Paragraphe" text:outline-level="1"><draw:g text:anchor-type="paragraph" draw:z-index="14" draw:name="Shape10" draw:style-name="gr20"><draw:g draw:style-name="gr106"><draw:g draw:style-name="gr106"><draw:line draw:style-name="gr107" draw:text-style-name="P127" svg:x1="0.8cm" svg:y1="4.671cm" svg:x2="1.499cm" svg:y2="4.671cm"><text:p/></draw:line><draw:line draw:style-name="gr108" draw:text-style-name="P127" svg:x1="0.8cm" svg:y1="5.471cm" svg:x2="1.499cm" svg:y2="5.471cm"><text:p/></draw:line><draw:line draw:style-name="gr109" draw:text-style-name="P127" svg:x1="0.8cm" svg:y1="4.671cm" svg:x2="0.8cm" svg:y2="5.472cm"><text:p/></draw:line><draw:line draw:style-name="gr110" draw:text-style-name="P127" svg:x1="1.496cm" svg:y1="4.671cm" svg:x2="1.496cm" svg:y2="5.472cm"><text:p/></draw:line><draw:line draw:style-name="gr111" draw:text-style-name="P127" svg:x1="0.8cm" svg:y1="5.471cm" svg:x2="0.8cm" svg:y2="6.371cm"><text:p/></draw:line><draw:line draw:style-name="gr112" draw:text-style-name="P127" svg:x1="-0.001cm" svg:y1="5.471cm" svg:x2="-0.001cm" svg:y2="6.371cm"><text:p/></draw:line><draw:line draw:style-name="gr113" draw:text-style-name="P127" svg:x1="0.8cm" svg:y1="6.371cm" svg:x2="-0.001cm" svg:y2="6.371cm"><text:p/></draw:line><draw:line draw:style-name="gr114" draw:text-style-name="P127" svg:x1="0.8cm" svg:y1="5.471cm" svg:x2="-0.001cm" svg:y2="5.471cm"><text:p/></draw:line><draw:line draw:style-name="gr115" draw:text-style-name="P127" svg:x1="1.496cm" svg:y1="5.471cm" svg:x2="1.496cm" svg:y2="6.371cm"><text:p/></draw:line><draw:line draw:style-name="gr116" draw:text-style-name="P127" svg:x1="0.8cm" svg:y1="6.371cm" svg:x2="1.499cm" svg:y2="6.371cm"><text:p/></draw:line><draw:line draw:style-name="gr117" draw:text-style-name="P127" svg:x1="2.301cm" svg:y1="5.471cm" svg:x2="2.301cm" svg:y2="6.371cm"><text:p/></draw:line><draw:line draw:style-name="gr118" draw:text-style-name="P127" svg:x1="2.299cm" svg:y1="6.371cm" svg:x2="1.496cm" svg:y2="6.371cm"><text:p/></draw:line><draw:line draw:style-name="gr119" draw:text-style-name="P127" svg:x1="2.299cm" svg:y1="5.471cm" svg:x2="1.496cm" svg:y2="5.471cm"><text:p/></draw:line><draw:line draw:style-name="gr120" draw:text-style-name="P127" svg:x1="0.8cm" svg:y1="7.17cm" svg:x2="1.499cm" svg:y2="7.17cm"><text:p/></draw:line><draw:line draw:style-name="gr121" draw:text-style-name="P127" svg:x1="0.8cm" svg:y1="6.371cm" svg:x2="0.8cm" svg:y2="7.17cm"><text:p/></draw:line><draw:line draw:style-name="gr122" draw:text-style-name="P127" svg:x1="1.496cm" svg:y1="6.371cm" svg:x2="1.496cm" svg:y2="7.17cm"><text:p/></draw:line><draw:line draw:style-name="gr123" draw:text-style-name="P127" svg:x1="0.8cm" svg:y1="7.17cm" svg:x2="0.8cm" svg:y2="8.071cm"><text:p/></draw:line><draw:line draw:style-name="gr124" draw:text-style-name="P127" svg:x1="1.496cm" svg:y1="7.17cm" svg:x2="1.496cm" svg:y2="8.071cm"><text:p/></draw:line><draw:line draw:style-name="gr125" draw:text-style-name="P127" svg:x1="0.8cm" svg:y1="8.071cm" svg:x2="1.499cm" svg:y2="8.071cm"><text:p/></draw:line></draw:g><draw:frame draw:style-name="gr126" draw:text-style-name="P128" svg:width="0.378cm" svg:height="0.458cm" svg:x="0.735cm" svg:y="2.011cm"><draw:text-box><text:p text:style-name="P125"><text:span text:style-name="T189">a.</text:span></text:p></draw:text-box></draw:frame><draw:g draw:style-name="gr106"><draw:g draw:style-name="gr106"><draw:line draw:style-name="gr127" draw:text-style-name="P127" svg:x1="0.254cm" svg:y1="0.409cm" svg:x2="1.254cm" svg:y2="0.409cm"><text:p/></draw:line><draw:line draw:style-name="gr128" draw:text-style-name="P127" svg:x1="1.254cm" svg:y1="1.908cm" svg:x2="1.254cm" svg:y2="0.409cm"><text:p/></draw:line><draw:line draw:style-name="gr129" draw:text-style-name="P127" svg:x1="0.254cm" svg:y1="1.906cm" svg:x2="1.254cm" svg:y2="1.906cm"><text:p/></draw:line><draw:line draw:style-name="gr130" draw:text-style-name="P127" svg:x1="0.254cm" svg:y1="1.908cm" svg:x2="0.254cm" svg:y2="0.409cm"><text:p/></draw:line><draw:line draw:style-name="gr131" draw:text-style-name="P127" svg:x1="1.254cm" svg:y1="0.409cm" svg:x2="3.254cm" svg:y2="0.409cm"><text:p/></draw:line><draw:line draw:style-name="gr132" draw:text-style-name="P127" svg:x1="3.254cm" svg:y1="6.407cm" svg:x2="3.254cm" svg:y2="4.407cm"><text:p/></draw:line><draw:line draw:style-name="gr133" draw:text-style-name="P127" svg:x1="3.254cm" svg:y1="1.908cm" svg:x2="3.254cm" svg:y2="0.409cm"><text:p/></draw:line><draw:line draw:style-name="gr134" draw:text-style-name="P127" svg:x1="4.254cm" svg:y1="6.408cm" svg:x2="3.254cm" svg:y2="6.408cm"><text:p/></draw:line><draw:line draw:style-name="gr135" draw:text-style-name="P127" svg:x1="4.254cm" svg:y1="4.407cm" svg:x2="3.254cm" svg:y2="4.407cm"><text:p/></draw:line><draw:line draw:style-name="gr136" draw:text-style-name="P127" svg:x1="4.253cm" svg:y1="6.407cm" svg:x2="4.253cm" svg:y2="4.407cm"><text:p/></draw:line><draw:line draw:style-name="gr137" draw:text-style-name="P127" svg:x1="1.254cm" svg:y1="4.407cm" svg:x2="1.254cm" svg:y2="2.906cm"><text:p/></draw:line><draw:line draw:style-name="gr138" draw:text-style-name="P127" svg:x1="1.254cm" svg:y1="4.407cm" svg:x2="3.254cm" svg:y2="4.407cm"><text:p/></draw:line><draw:line draw:style-name="gr139" draw:text-style-name="P127" svg:x1="3.254cm" svg:y1="4.407cm" svg:x2="3.254cm" svg:y2="2.906cm"><text:p/></draw:line><draw:line draw:style-name="gr140" draw:text-style-name="P127" svg:x1="3.254cm" svg:y1="2.906cm" svg:x2="4.254cm" svg:y2="2.906cm"><text:p/></draw:line><draw:line draw:style-name="gr141" draw:text-style-name="P127" svg:x1="4.253cm" svg:y1="4.407cm" svg:x2="4.253cm" svg:y2="2.906cm"><text:p/></draw:line><draw:line draw:style-name="gr142" draw:text-style-name="P127" svg:x1="1.254cm" svg:y1="1.906cm" svg:x2="3.254cm" svg:y2="1.906cm"><text:p/></draw:line><draw:line draw:style-name="gr143" draw:text-style-name="P127" svg:x1="1.254cm" svg:y1="2.906cm" svg:x2="1.254cm" svg:y2="1.906cm"><text:p/></draw:line><draw:line draw:style-name="gr144" draw:text-style-name="P127" svg:x1="3.254cm" svg:y1="2.906cm" svg:x2="3.254cm" svg:y2="1.906cm"><text:p/></draw:line><draw:line draw:style-name="gr145" draw:text-style-name="P127" svg:x1="1.254cm" svg:y1="2.906cm" svg:x2="3.254cm" svg:y2="2.906cm"><text:p/></draw:line></draw:g><draw:line draw:style-name="gr146" draw:text-style-name="P127" svg:x1="0.256cm" svg:y1="0.409cm" svg:x2="1.256cm" svg:y2="0.409cm"><text:p/></draw:line><draw:line draw:style-name="gr147" draw:text-style-name="P127" svg:x1="0.256cm" svg:y1="1.906cm" svg:x2="1.256cm" svg:y2="1.906cm"><text:p/></draw:line><draw:line draw:style-name="gr148" draw:text-style-name="P127" svg:x1="0.256cm" svg:y1="1.908cm" svg:x2="0.256cm" svg:y2="0.409cm"><text:p/></draw:line><draw:line draw:style-name="gr149" draw:text-style-name="P127" svg:x1="1.256cm" svg:y1="0.409cm" svg:x2="3.254cm" svg:y2="0.409cm"><text:p/></draw:line><draw:line draw:style-name="gr150" draw:text-style-name="P127" svg:x1="3.256cm" svg:y1="1.908cm" svg:x2="3.256cm" svg:y2="0.409cm"><text:p/></draw:line><draw:line draw:style-name="gr151" draw:text-style-name="P127" svg:x1="3.256cm" svg:y1="2.906cm" svg:x2="3.256cm" svg:y2="1.906cm"><text:p/></draw:line><draw:line draw:style-name="gr152" draw:text-style-name="P127" svg:x1="1.256cm" svg:y1="2.906cm" svg:x2="3.254cm" svg:y2="2.906cm"><text:p/></draw:line><draw:line draw:style-name="gr153" draw:text-style-name="P129" svg:x1="2.191cm" svg:y1="0.498cm" svg:x2="2.389cm" svg:y2="0.299cm"><text:p/></draw:line></draw:g><draw:frame draw:style-name="gr154" draw:text-style-name="P128" svg:width="0.348cm" svg:height="0.458cm" svg:x="4.992cm" svg:y="3.401cm"><draw:text-box><text:p text:style-name="P125"><text:span text:style-name="T189">c.</text:span></text:p></draw:text-box></draw:frame><draw:frame draw:style-name="gr155" draw:text-style-name="P128" svg:width="0.391cm" svg:height="0.459cm" svg:x="4.275cm" svg:y="0.498cm"><draw:text-box><text:p text:style-name="P125"><text:span text:style-name="T189">b.</text:span></text:p></draw:text-box></draw:frame><draw:frame draw:style-name="gr156" draw:text-style-name="P128" svg:width="0.391cm" svg:height="0.583cm" svg:x="0.16cm" svg:y="4.8cm"><draw:text-box><text:p text:style-name="P125"><text:span text:style-name="T189">d.</text:span></text:p></draw:text-box></draw:frame><draw:frame draw:style-name="gr157" draw:text-style-name="P128" svg:width="0.378cm" svg:height="0.458cm" svg:x="3.237cm" svg:y="7.001cm"><draw:text-box><text:p text:style-name="P125"><text:span text:style-name="T189">e.</text:span></text:p></draw:text-box></draw:frame><draw:g draw:style-name="gr106"><draw:g draw:style-name="gr106"><draw:line draw:style-name="gr158" draw:text-style-name="P127" svg:x1="6.292cm" svg:y1="0.961cm" svg:x2="6.292cm" svg:y2="0.462cm"><text:p/></draw:line><draw:line draw:style-name="gr159" draw:text-style-name="P127" svg:x1="6.292cm" svg:y1="0.462cm" svg:x2="7.791cm" svg:y2="0.462cm"><text:p/></draw:line><draw:line draw:style-name="gr160" draw:text-style-name="P127" svg:x1="6.292cm" svg:y1="0.959cm" svg:x2="7.791cm" svg:y2="0.959cm"><text:p/></draw:line><draw:line draw:style-name="gr161" draw:text-style-name="P127" svg:x1="7.793cm" svg:y1="0.961cm" svg:x2="7.793cm" svg:y2="0.462cm"><text:p/></draw:line><draw:line draw:style-name="gr162" draw:text-style-name="P127" svg:x1="6.292cm" svg:y1="0.959cm" svg:x2="6.292cm" svg:y2="1.76cm"><text:p/></draw:line><draw:line draw:style-name="gr163" draw:text-style-name="P127" svg:x1="7.793cm" svg:y1="0.959cm" svg:x2="7.793cm" svg:y2="1.76cm"><text:p/></draw:line><draw:line draw:style-name="gr164" draw:text-style-name="P127" svg:x1="6.292cm" svg:y1="1.762cm" svg:x2="7.791cm" svg:y2="1.762cm"><text:p/></draw:line><draw:line draw:style-name="gr165" draw:text-style-name="P127" svg:x1="6.292cm" svg:y1="0.959cm" svg:x2="5.791cm" svg:y2="0.959cm"><text:p/></draw:line><draw:line draw:style-name="gr166" draw:text-style-name="P127" svg:x1="5.791cm" svg:y1="0.959cm" svg:x2="5.791cm" svg:y2="1.76cm"><text:p/></draw:line><draw:line draw:style-name="gr167" draw:text-style-name="P127" svg:x1="6.292cm" svg:y1="1.762cm" svg:x2="5.791cm" svg:y2="1.762cm"><text:p/></draw:line><draw:line draw:style-name="gr168" draw:text-style-name="P127" svg:x1="8.293cm" svg:y1="0.959cm" svg:x2="8.293cm" svg:y2="1.76cm"><text:p/></draw:line><draw:line draw:style-name="gr169" draw:text-style-name="P127" svg:x1="8.294cm" svg:y1="0.959cm" svg:x2="7.793cm" svg:y2="0.959cm"><text:p/></draw:line><draw:line draw:style-name="gr170" draw:text-style-name="P127" svg:x1="8.294cm" svg:y1="1.762cm" svg:x2="7.793cm" svg:y2="1.762cm"><text:p/></draw:line><draw:line draw:style-name="gr171" draw:text-style-name="P127" svg:x1="6.292cm" svg:y1="2.261cm" svg:x2="6.292cm" svg:y2="1.762cm"><text:p/></draw:line><draw:line draw:style-name="gr172" draw:text-style-name="P127" svg:x1="6.292cm" svg:y1="2.259cm" svg:x2="7.791cm" svg:y2="2.259cm"><text:p/></draw:line><draw:line draw:style-name="gr173" draw:text-style-name="P127" svg:x1="7.793cm" svg:y1="2.261cm" svg:x2="7.793cm" svg:y2="1.762cm"><text:p/></draw:line><draw:line draw:style-name="gr174" draw:text-style-name="P127" svg:x1="4.293cm" svg:y1="0.959cm" svg:x2="5.792cm" svg:y2="0.959cm"><text:p/></draw:line><draw:line draw:style-name="gr175" draw:text-style-name="P127" svg:x1="4.293cm" svg:y1="0.959cm" svg:x2="4.293cm" svg:y2="1.76cm"><text:p/></draw:line><draw:line draw:style-name="gr176" draw:text-style-name="P127" svg:x1="4.293cm" svg:y1="1.762cm" svg:x2="5.792cm" svg:y2="1.762cm"><text:p/></draw:line><draw:line draw:style-name="gr177" draw:text-style-name="P127" svg:x1="4.293cm" svg:y1="1.762cm" svg:x2="5.792cm" svg:y2="1.762cm"><text:p/></draw:line></draw:g><draw:line draw:style-name="gr178" draw:text-style-name="P129" svg:x1="5.918cm" svg:y1="1.058cm" svg:x2="6.119cm" svg:y2="0.857cm"><text:p/></draw:line><draw:line draw:style-name="gr179" draw:text-style-name="P129" svg:x1="6.018cm" svg:y1="1.058cm" svg:x2="6.219cm" svg:y2="0.857cm"><text:p/></draw:line></draw:g><draw:g draw:style-name="gr106"><draw:g draw:style-name="gr106"><draw:line draw:style-name="gr180" draw:text-style-name="P127" svg:x1="8.676cm" svg:y1="2.718cm" svg:x2="7.676cm" svg:y2="2.718cm"><text:p/></draw:line><draw:line draw:style-name="gr181" draw:text-style-name="P127" svg:x1="8.676cm" svg:y1="3.818cm" svg:x2="7.676cm" svg:y2="3.818cm"><text:p/></draw:line><draw:line draw:style-name="gr182" draw:text-style-name="P127" svg:x1="7.676cm" svg:y1="2.718cm" svg:x2="7.676cm" svg:y2="3.819cm"><text:p/></draw:line><draw:line draw:style-name="gr183" draw:text-style-name="P127" svg:x1="8.675cm" svg:y1="2.718cm" svg:x2="8.675cm" svg:y2="3.819cm"><text:p/></draw:line><draw:line draw:style-name="gr184" draw:text-style-name="P127" svg:x1="6.776cm" svg:y1="2.718cm" svg:x2="6.776cm" svg:y2="3.819cm"><text:p/></draw:line><draw:line draw:style-name="gr185" draw:text-style-name="P127" svg:x1="7.677cm" svg:y1="2.718cm" svg:x2="6.776cm" svg:y2="2.718cm"><text:p/></draw:line><draw:line draw:style-name="gr186" draw:text-style-name="P127" svg:x1="7.677cm" svg:y1="3.818cm" svg:x2="6.776cm" svg:y2="3.818cm"><text:p/></draw:line><draw:line draw:style-name="gr187" draw:text-style-name="P127" svg:x1="7.676cm" svg:y1="3.818cm" svg:x2="7.676cm" svg:y2="4.818cm"><text:p/></draw:line><draw:line draw:style-name="gr188" draw:text-style-name="P127" svg:x1="7.677cm" svg:y1="4.818cm" svg:x2="6.776cm" svg:y2="4.818cm"><text:p/></draw:line><draw:line draw:style-name="gr189" draw:text-style-name="P127" svg:x1="6.776cm" svg:y1="3.818cm" svg:x2="6.776cm" svg:y2="4.818cm"><text:p/></draw:line><draw:line draw:style-name="gr190" draw:text-style-name="P127" svg:x1="6.777cm" svg:y1="3.818cm" svg:x2="5.676cm" svg:y2="3.818cm"><text:p/></draw:line><draw:line draw:style-name="gr191" draw:text-style-name="P127" svg:x1="5.676cm" svg:y1="3.818cm" svg:x2="5.676cm" svg:y2="4.818cm"><text:p/></draw:line><draw:line draw:style-name="gr192" draw:text-style-name="P127" svg:x1="6.777cm" svg:y1="4.818cm" svg:x2="5.676cm" svg:y2="4.818cm"><text:p/></draw:line><draw:line draw:style-name="gr193" draw:text-style-name="P127" svg:x1="6.777cm" svg:y1="5.717cm" svg:x2="5.676cm" svg:y2="5.717cm"><text:p/></draw:line><draw:line draw:style-name="gr194" draw:text-style-name="P127" svg:x1="5.676cm" svg:y1="4.818cm" svg:x2="5.676cm" svg:y2="5.719cm"><text:p/></draw:line><draw:line draw:style-name="gr195" draw:text-style-name="P127" svg:x1="6.776cm" svg:y1="4.818cm" svg:x2="6.776cm" svg:y2="5.719cm"><text:p/></draw:line><draw:line draw:style-name="gr196" draw:text-style-name="P127" svg:x1="5.675cm" svg:y1="4.818cm" svg:x2="4.675cm" svg:y2="4.818cm"><text:p/></draw:line><draw:line draw:style-name="gr197" draw:text-style-name="P127" svg:x1="4.675cm" svg:y1="4.818cm" svg:x2="4.675cm" svg:y2="5.719cm"><text:p/></draw:line><draw:line draw:style-name="gr198" draw:text-style-name="P127" svg:x1="5.675cm" svg:y1="5.717cm" svg:x2="4.675cm" svg:y2="5.717cm"><text:p/></draw:line></draw:g><draw:line draw:style-name="gr199" draw:text-style-name="P129" svg:x1="7.589cm" svg:y1="4.428cm" svg:x2="7.79cm" svg:y2="4.229cm"><text:p/></draw:line><draw:line draw:style-name="gr200" draw:text-style-name="P129" svg:x1="7.589cm" svg:y1="4.527cm" svg:x2="7.79cm" svg:y2="4.328cm"><text:p/></draw:line><draw:line draw:style-name="gr201" draw:text-style-name="P129" svg:x1="7.589cm" svg:y1="4.325cm" svg:x2="7.79cm" svg:y2="4.127cm"><text:p/></draw:line></draw:g><draw:g draw:style-name="gr106"><draw:g draw:style-name="gr106"><draw:line draw:style-name="gr202" draw:text-style-name="P127" svg:x1="2.101cm" svg:y1="7.517cm" svg:x2="4.101cm" svg:y2="7.517cm"><text:p/></draw:line><draw:line draw:style-name="gr203" draw:text-style-name="P127" svg:x1="2.101cm" svg:y1="7.517cm" svg:x2="2.101cm" svg:y2="8.016cm"><text:p/></draw:line><draw:line draw:style-name="gr204" draw:text-style-name="P127" svg:x1="2.101cm" svg:y1="8.016cm" svg:x2="4.101cm" svg:y2="8.016cm"><text:p/></draw:line><draw:line draw:style-name="gr205" draw:text-style-name="P127" svg:x1="4.102cm" svg:y1="7.517cm" svg:x2="4.102cm" svg:y2="8.016cm"><text:p/></draw:line><draw:line draw:style-name="gr206" draw:text-style-name="P127" svg:x1="4.102cm" svg:y1="7.517cm" svg:x2="4.501cm" svg:y2="7.517cm"><text:p/></draw:line><draw:line draw:style-name="gr207" draw:text-style-name="P127" svg:x1="4.102cm" svg:y1="8.016cm" svg:x2="4.501cm" svg:y2="8.016cm"><text:p/></draw:line><draw:line draw:style-name="gr208" draw:text-style-name="P127" svg:x1="4.502cm" svg:y1="7.517cm" svg:x2="4.502cm" svg:y2="8.016cm"><text:p/></draw:line><draw:line draw:style-name="gr209" draw:text-style-name="P127" svg:x1="4.502cm" svg:y1="7.517cm" svg:x2="6.5cm" svg:y2="7.517cm"><text:p/></draw:line><draw:line draw:style-name="gr210" draw:text-style-name="P127" svg:x1="4.502cm" svg:y1="8.016cm" svg:x2="6.5cm" svg:y2="8.016cm"><text:p/></draw:line><draw:line draw:style-name="gr211" draw:text-style-name="P127" svg:x1="6.5cm" svg:y1="7.517cm" svg:x2="6.5cm" svg:y2="8.016cm"><text:p/></draw:line><draw:line draw:style-name="gr212" draw:text-style-name="P127" svg:x1="4.502cm" svg:y1="7.515cm" svg:x2="4.502cm" svg:y2="7.115cm"><text:p/></draw:line><draw:line draw:style-name="gr213" draw:text-style-name="P127" svg:x1="4.502cm" svg:y1="7.115cm" svg:x2="6.5cm" svg:y2="7.115cm"><text:p/></draw:line><draw:line draw:style-name="gr214" draw:text-style-name="P127" svg:x1="6.5cm" svg:y1="7.515cm" svg:x2="6.5cm" svg:y2="7.115cm"><text:p/></draw:line><draw:line draw:style-name="gr215" draw:text-style-name="P127" svg:x1="6.5cm" svg:y1="7.517cm" svg:x2="7.001cm" svg:y2="7.517cm"><text:p/></draw:line><draw:line draw:style-name="gr216" draw:text-style-name="P127" svg:x1="7.001cm" svg:y1="7.515cm" svg:x2="7.001cm" svg:y2="7.115cm"><text:p/></draw:line><draw:line draw:style-name="gr217" draw:text-style-name="P127" svg:x1="6.5cm" svg:y1="7.115cm" svg:x2="7.001cm" svg:y2="7.115cm"><text:p/></draw:line><draw:line draw:style-name="gr218" draw:text-style-name="P127" svg:x1="7.001cm" svg:y1="7.517cm" svg:x2="9.001cm" svg:y2="7.517cm"><text:p/></draw:line><draw:line draw:style-name="gr219" draw:text-style-name="P127" svg:x1="7.001cm" svg:y1="7.115cm" svg:x2="9.001cm" svg:y2="7.115cm"><text:p/></draw:line><draw:line draw:style-name="gr220" draw:text-style-name="P127" svg:x1="9.002cm" svg:y1="7.515cm" svg:x2="9.002cm" svg:y2="7.115cm"><text:p/></draw:line></draw:g><draw:line draw:style-name="gr221" draw:text-style-name="P129" svg:x1="6.703cm" svg:y1="7.212cm" svg:x2="6.902cm" svg:y2="7.013cm"><text:p/></draw:line><draw:line draw:style-name="gr222" draw:text-style-name="P129" svg:x1="6.703cm" svg:y1="7.013cm" svg:x2="6.902cm" svg:y2="7.212cm"><text:p/></draw:line></draw:g></draw:g><draw:custom-shape draw:style-name="gr223" draw:text-style-name="P130" svg:width="0.202cm" svg:height="0.202cm" svg:x="0.698cm" svg:y="7.534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03948186551742" text:continue-numbering="true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Complète les longueurs manquantes au niveau des flèches (les figures ne sont pas en vraie grandeur).</text:span></text:h>
        </text:list-item>
      </text:list>
      <text:h text:style-name="_5f_Paragraphe" text:outline-level="1"><draw:g text:anchor-type="paragraph" draw:z-index="15" draw:name="Shape2" draw:style-name="gr20"><draw:line draw:style-name="gr21" draw:text-style-name="P124" svg:x1="8.649cm" svg:y1="1.577cm" svg:x2="7.287cm" svg:y2="1.577cm"><text:p/></draw:line><draw:line draw:style-name="gr22" draw:text-style-name="P124" svg:x1="8.65cm" svg:y1="2.546cm" svg:x2="8.649cm" svg:y2="1.577cm"><text:p/></draw:line><draw:line draw:style-name="gr23" draw:text-style-name="P124" svg:x1="7.287cm" svg:y1="1.577cm" svg:x2="6.609cm" svg:y2="1.577cm"><text:p/></draw:line><draw:line draw:style-name="gr24" draw:text-style-name="P124" svg:x1="7.288cm" svg:y1="1.577cm" svg:x2="7.288cm" svg:y2="2.546cm"><text:p/></draw:line><draw:line draw:style-name="gr25" draw:text-style-name="P124" svg:x1="6.607cm" svg:y1="1.577cm" svg:x2="6.607cm" svg:y2="2.546cm"><text:p/></draw:line><draw:line draw:style-name="gr26" draw:text-style-name="P124" svg:x1="7.285cm" svg:y1="2.545cm" svg:x2="6.607cm" svg:y2="2.545cm"><text:p/></draw:line><draw:line draw:style-name="gr27" draw:text-style-name="P124" svg:x1="7.288cm" svg:y1="2.545cm" svg:x2="7.288cm" svg:y2="3.9cm"><text:p/></draw:line><draw:line draw:style-name="gr28" draw:text-style-name="P124" svg:x1="6.609cm" svg:y1="2.545cm" svg:x2="6.609cm" svg:y2="3.9cm"><text:p/></draw:line><draw:line draw:style-name="gr29" draw:text-style-name="P124" svg:x1="7.285cm" svg:y1="2.545cm" svg:x2="6.607cm" svg:y2="2.545cm"><text:p/></draw:line><draw:line draw:style-name="gr30" draw:text-style-name="P124" svg:x1="7.285cm" svg:y1="3.9cm" svg:x2="6.607cm" svg:y2="3.9cm"><text:p/></draw:line><draw:line draw:style-name="gr31" draw:text-style-name="P124" svg:x1="5.641cm" svg:y1="2.545cm" svg:x2="5.641cm" svg:y2="3.9cm"><text:p/></draw:line><draw:line draw:style-name="gr32" draw:text-style-name="P124" svg:x1="6.605cm" svg:y1="2.545cm" svg:x2="5.637cm" svg:y2="2.545cm"><text:p/></draw:line><draw:line draw:style-name="gr33" draw:text-style-name="P124" svg:x1="6.605cm" svg:y1="3.9cm" svg:x2="5.637cm" svg:y2="3.9cm"><text:p/></draw:line><draw:line draw:style-name="gr34" draw:text-style-name="P124" svg:x1="6.607cm" svg:y1="4.578cm" svg:x2="6.607cm" svg:y2="3.9cm"><text:p/></draw:line><draw:line draw:style-name="gr35" draw:text-style-name="P124" svg:x1="5.637cm" svg:y1="4.578cm" svg:x2="5.637cm" svg:y2="3.9cm"><text:p/></draw:line><draw:line draw:style-name="gr36" draw:text-style-name="P124" svg:x1="6.605cm" svg:y1="4.579cm" svg:x2="5.637cm" svg:y2="4.579cm"><text:p/></draw:line><draw:line draw:style-name="gr37" draw:text-style-name="P124" svg:x1="5.639cm" svg:y1="4.579cm" svg:x2="3.897cm" svg:y2="4.579cm"><text:p/></draw:line><draw:line draw:style-name="gr38" draw:text-style-name="P124" svg:x1="5.639cm" svg:y1="3.9cm" svg:x2="3.897cm" svg:y2="3.9cm"><text:p/></draw:line><draw:line draw:style-name="gr39" draw:text-style-name="P124" svg:x1="3.897cm" svg:y1="4.578cm" svg:x2="3.897cm" svg:y2="3.9cm"><text:p/></draw:line><draw:line draw:style-name="gr40" draw:text-style-name="P124" svg:x1="6.511cm" svg:y1="1.577cm" svg:x2="6.511cm" svg:y2="2.546cm"><text:p/></draw:line><draw:frame draw:style-name="gr41" draw:text-style-name="P126" svg:width="1.44cm" svg:height="0.766cm" svg:x="5.316cm" svg:y="1.866cm"><draw:text-box><text:p text:style-name="P125"><text:span text:style-name="T188">2,4 cm</text:span></text:p></draw:text-box></draw:frame><draw:frame draw:style-name="gr42" draw:text-style-name="P126" svg:width="0.981cm" svg:height="0.648cm" svg:x="6.608cm" svg:y="4.196cm"><draw:text-box><text:p text:style-name="P125"><text:span text:style-name="T188">1 cm</text:span></text:p></draw:text-box></draw:frame><draw:line draw:style-name="gr43" draw:text-style-name="P124" svg:x1="7.285cm" svg:y1="3.997cm" svg:x2="6.607cm" svg:y2="3.997cm"><text:p/></draw:line><draw:line draw:style-name="gr44" draw:text-style-name="P124" svg:x1="5.448cm" svg:y1="2.545cm" svg:x2="5.448cm" svg:y2="3.9cm"><text:p/></draw:line><draw:frame draw:style-name="gr45" draw:text-style-name="P126" svg:width="1.486cm" svg:height="0.766cm" svg:x="4.336cm" svg:y="3.15cm"><draw:text-box><text:p text:style-name="P125"><text:span text:style-name="T188">3,8 cm</text:span></text:p></draw:text-box></draw:frame><draw:frame draw:style-name="gr46" draw:text-style-name="P126" svg:width="0.877cm" svg:height="0.392cm" svg:x="3.006cm" svg:y="1.234cm"><draw:text-box><text:p text:style-name="P125"><text:span text:style-name="T188">1 cm</text:span></text:p></draw:text-box></draw:frame><draw:line draw:style-name="gr47" draw:text-style-name="P124" svg:x1="-0.089cm" svg:y1="1.136cm" svg:x2="0.879cm" svg:y2="1.136cm"><text:p/></draw:line><draw:line draw:style-name="gr48" draw:text-style-name="P124" svg:x1="-0.089cm" svg:y1="1.815cm" svg:x2="0.879cm" svg:y2="1.815cm"><text:p/></draw:line><draw:line draw:style-name="gr49" draw:text-style-name="P124" svg:x1="-0.089cm" svg:y1="1.136cm" svg:x2="-0.089cm" svg:y2="1.814cm"><text:p/></draw:line><draw:line draw:style-name="gr50" draw:text-style-name="P124" svg:x1="0.88cm" svg:y1="1.136cm" svg:x2="0.88cm" svg:y2="1.814cm"><text:p/></draw:line><draw:line draw:style-name="gr51" draw:text-style-name="P124" svg:x1="1.655cm" svg:y1="1.136cm" svg:x2="2.623cm" svg:y2="1.136cm"><text:p/></draw:line><draw:line draw:style-name="gr52" draw:text-style-name="P124" svg:x1="1.655cm" svg:y1="1.815cm" svg:x2="2.623cm" svg:y2="1.815cm"><text:p/></draw:line><draw:line draw:style-name="gr53" draw:text-style-name="P124" svg:x1="1.655cm" svg:y1="1.136cm" svg:x2="1.655cm" svg:y2="1.814cm"><text:p/></draw:line><draw:line draw:style-name="gr54" draw:text-style-name="P124" svg:x1="2.622cm" svg:y1="1.136cm" svg:x2="2.622cm" svg:y2="1.814cm"><text:p/></draw:line><draw:line draw:style-name="gr55" draw:text-style-name="P124" svg:x1="0.88cm" svg:y1="1.136cm" svg:x2="1.654cm" svg:y2="1.136cm"><text:p/></draw:line><draw:line draw:style-name="gr56" draw:text-style-name="P124" svg:x1="0.88cm" svg:y1="1.815cm" svg:x2="1.654cm" svg:y2="1.815cm"><text:p/></draw:line><draw:line draw:style-name="gr57" draw:text-style-name="P124" svg:x1="0.88cm" svg:y1="0.17cm" svg:x2="1.654cm" svg:y2="0.17cm"><text:p/></draw:line><draw:line draw:style-name="gr58" draw:text-style-name="P124" svg:x1="0.88cm" svg:y1="1.139cm" svg:x2="0.88cm" svg:y2="0.17cm"><text:p/></draw:line><draw:line draw:style-name="gr59" draw:text-style-name="P124" svg:x1="1.655cm" svg:y1="1.139cm" svg:x2="1.655cm" svg:y2="0.17cm"><text:p/></draw:line><draw:line draw:style-name="gr60" draw:text-style-name="P124" svg:x1="0.88cm" svg:y1="2.786cm" svg:x2="1.654cm" svg:y2="2.786cm"><text:p/></draw:line><draw:line draw:style-name="gr61" draw:text-style-name="P124" svg:x1="0.88cm" svg:y1="2.784cm" svg:x2="0.88cm" svg:y2="1.815cm"><text:p/></draw:line><draw:line draw:style-name="gr62" draw:text-style-name="P124" svg:x1="1.655cm" svg:y1="2.784cm" svg:x2="1.655cm" svg:y2="1.815cm"><text:p/></draw:line><draw:line draw:style-name="gr63" draw:text-style-name="P124" svg:x1="0.88cm" svg:y1="2.786cm" svg:x2="0.88cm" svg:y2="3.464cm"><text:p/></draw:line><draw:line draw:style-name="gr64" draw:text-style-name="P124" svg:x1="1.655cm" svg:y1="2.786cm" svg:x2="1.655cm" svg:y2="3.464cm"><text:p/></draw:line><draw:line draw:style-name="gr65" draw:text-style-name="P124" svg:x1="0.88cm" svg:y1="3.465cm" svg:x2="1.654cm" svg:y2="3.465cm"><text:p/></draw:line><draw:line draw:style-name="gr66" draw:text-style-name="P124" svg:x1="-0.089cm" svg:y1="0.947cm" svg:x2="0.879cm" svg:y2="0.947cm"><text:p/></draw:line><draw:frame draw:style-name="gr67" draw:text-style-name="P126" svg:width="0.872cm" svg:height="0.391cm" svg:x="-0.088cm" svg:y="0.449cm"><draw:text-box><text:p text:style-name="P125"><text:span text:style-name="T188">3 cm</text:span></text:p></draw:text-box></draw:frame><draw:line draw:style-name="gr68" draw:text-style-name="P124" svg:x1="2.814cm" svg:y1="1.136cm" svg:x2="2.814cm" svg:y2="1.814cm"><text:p/></draw:line><draw:line draw:style-name="gr69" draw:text-style-name="P124" svg:x1="0.88cm" svg:y1="3.653cm" svg:x2="1.654cm" svg:y2="3.653cm"><text:p/></draw:line><draw:frame draw:style-name="gr70" draw:text-style-name="P126" svg:width="0.872cm" svg:height="0.392cm" svg:x="0.857cm" svg:y="3.753cm"><draw:text-box><text:p text:style-name="P125"><text:span text:style-name="T188">2 cm</text:span></text:p></draw:text-box></draw:frame><draw:line draw:style-name="gr71" draw:text-style-name="P124" svg:x1="1.85cm" svg:y1="1.815cm" svg:x2="1.85cm" svg:y2="2.784cm"><text:p/></draw:line><draw:line draw:style-name="gr72" draw:text-style-name="P124" svg:x1="-0.284cm" svg:y1="1.136cm" svg:x2="-0.284cm" svg:y2="1.814cm"><text:p/></draw:line><draw:line draw:style-name="gr73" draw:text-style-name="P124" svg:x1="1.85cm" svg:y1="0.173cm" svg:x2="1.85cm" svg:y2="1.14cm"><text:p/></draw:line><draw:line draw:style-name="gr74" draw:text-style-name="P124" svg:x1="0.782cm" svg:y1="2.786cm" svg:x2="0.782cm" svg:y2="3.464cm"><text:p/></draw:line><draw:line draw:style-name="gr75" draw:text-style-name="P124" svg:x1="3.703cm" svg:y1="3.9cm" svg:x2="3.703cm" svg:y2="4.577cm"><text:p/></draw:line><draw:line draw:style-name="gr76" draw:text-style-name="P124" svg:x1="8.688cm" svg:y1="1.424cm" svg:x2="7.288cm" svg:y2="1.424cm"><text:p/></draw:line><draw:line draw:style-name="gr77" draw:text-style-name="P124" svg:x1="8.805cm" svg:y1="2.584cm" svg:x2="8.805cm" svg:y2="1.584cm"><text:p/></draw:line><draw:line draw:style-name="gr78" draw:text-style-name="P124" svg:x1="0.459cm" svg:y1="6.59cm" svg:x2="0.459cm" svg:y2="7.559cm"><text:p/></draw:line><draw:line draw:style-name="gr79" draw:text-style-name="P124" svg:x1="1.522cm" svg:y1="6.59cm" svg:x2="1.522cm" svg:y2="7.559cm"><text:p/></draw:line><draw:line draw:style-name="gr80" draw:text-style-name="P124" svg:x1="0.459cm" svg:y1="6.59cm" svg:x2="1.523cm" svg:y2="6.59cm"><text:p/></draw:line><draw:line draw:style-name="gr81" draw:text-style-name="P124" svg:x1="0.459cm" svg:y1="7.56cm" svg:x2="1.523cm" svg:y2="7.56cm"><text:p/></draw:line><draw:line draw:style-name="gr82" draw:text-style-name="P124" svg:x1="2.588cm" svg:y1="6.59cm" svg:x2="2.588cm" svg:y2="7.559cm"><text:p/></draw:line><draw:line draw:style-name="gr83" draw:text-style-name="P124" svg:x1="1.522cm" svg:y1="6.59cm" svg:x2="2.588cm" svg:y2="6.59cm"><text:p/></draw:line><draw:line draw:style-name="gr84" draw:text-style-name="P124" svg:x1="1.522cm" svg:y1="7.56cm" svg:x2="2.588cm" svg:y2="7.56cm"><text:p/></draw:line><draw:line draw:style-name="gr85" draw:text-style-name="P124" svg:x1="3.657cm" svg:y1="6.59cm" svg:x2="3.657cm" svg:y2="7.559cm"><text:p/></draw:line><draw:line draw:style-name="gr86" draw:text-style-name="P124" svg:x1="2.588cm" svg:y1="6.59cm" svg:x2="3.654cm" svg:y2="6.59cm"><text:p/></draw:line><draw:line draw:style-name="gr87" draw:text-style-name="P124" svg:x1="2.588cm" svg:y1="7.56cm" svg:x2="3.654cm" svg:y2="7.56cm"><text:p/></draw:line><draw:line draw:style-name="gr88" draw:text-style-name="P124" svg:x1="2.588cm" svg:y1="5.618cm" svg:x2="2.588cm" svg:y2="6.587cm"><text:p/></draw:line><draw:line draw:style-name="gr89" draw:text-style-name="P124" svg:x1="3.657cm" svg:y1="5.618cm" svg:x2="3.657cm" svg:y2="6.587cm"><text:p/></draw:line><draw:line draw:style-name="gr90" draw:text-style-name="P124" svg:x1="2.588cm" svg:y1="5.618cm" svg:x2="3.654cm" svg:y2="5.618cm"><text:p/></draw:line><draw:line draw:style-name="gr91" draw:text-style-name="P124" svg:x1="4.719cm" svg:y1="5.618cm" svg:x2="4.719cm" svg:y2="6.587cm"><text:p/></draw:line><draw:line draw:style-name="gr92" draw:text-style-name="P124" svg:x1="3.657cm" svg:y1="5.618cm" svg:x2="4.721cm" svg:y2="5.618cm"><text:p/></draw:line><draw:line draw:style-name="gr93" draw:text-style-name="P124" svg:x1="4.719cm" svg:y1="6.59cm" svg:x2="5.785cm" svg:y2="6.59cm"><text:p/></draw:line><draw:line draw:style-name="gr94" draw:text-style-name="P124" svg:x1="5.786cm" svg:y1="5.618cm" svg:x2="5.786cm" svg:y2="6.587cm"><text:p/></draw:line><draw:line draw:style-name="gr95" draw:text-style-name="P124" svg:x1="4.719cm" svg:y1="5.618cm" svg:x2="5.785cm" svg:y2="5.618cm"><text:p/></draw:line><draw:line draw:style-name="gr96" draw:text-style-name="P124" svg:x1="3.677cm" svg:y1="6.61cm" svg:x2="4.721cm" svg:y2="6.59cm"><text:p/></draw:line><draw:line draw:style-name="gr97" draw:text-style-name="P124" svg:x1="3.657cm" svg:y1="5.526cm" svg:x2="4.721cm" svg:y2="5.526cm"><text:p/></draw:line><draw:line draw:style-name="gr98" draw:text-style-name="P124" svg:x1="0.362cm" svg:y1="6.59cm" svg:x2="0.362cm" svg:y2="7.559cm"><text:p/></draw:line><draw:frame draw:style-name="gr99" draw:text-style-name="P126" svg:width="1.299cm" svg:height="0.391cm" svg:x="3.595cm" svg:y="5.044cm"><draw:text-box><text:p text:style-name="P125"><text:span text:style-name="T188">1,1 cm</text:span></text:p></draw:text-box></draw:frame><draw:line draw:style-name="gr100" draw:text-style-name="P124" svg:x1="4.719cm" svg:y1="6.683cm" svg:x2="5.785cm" svg:y2="6.683cm"><text:p/></draw:line><draw:line draw:style-name="gr101" draw:text-style-name="P124" svg:x1="2.492cm" svg:y1="5.618cm" svg:x2="2.492cm" svg:y2="6.587cm"><text:p/></draw:line><draw:frame draw:style-name="gr102" draw:text-style-name="P126" svg:width="0.909cm" svg:height="0.387cm" svg:x="1.462cm" svg:y="5.896cm"><draw:text-box><text:p text:style-name="P125"><text:span text:style-name="T188">1cm</text:span></text:p></draw:text-box></draw:frame><draw:frame draw:style-name="gr103" draw:text-style-name="P126" svg:width="1.071cm" svg:height="0.766cm" svg:x="4.717cm" svg:y="6.882cm"><draw:text-box><text:p text:style-name="P125"><text:span text:style-name="T188">0,9 cm</text:span></text:p></draw:text-box></draw:frame><draw:line draw:style-name="gr104" draw:text-style-name="P124" svg:x1="0.46cm" svg:y1="7.754cm" svg:x2="1.524cm" svg:y2="7.754cm"><text:p/></draw:line><draw:line draw:style-name="gr105" draw:text-style-name="P124" svg:x1="2.59cm" svg:y1="7.754cm" svg:x2="3.654cm" svg:y2="7.754cm"><text:p/></draw:line><draw:line draw:style-name="gr21" draw:text-style-name="P124" svg:x1="8.65cm" svg:y1="2.547cm" svg:x2="7.288cm" svg:y2="2.547cm"><text:p/></draw:line></draw:g><draw:frame text:anchor-type="paragraph" draw:z-index="16" draw:name="Shape11" draw:style-name="gr19" draw:text-style-name="P123" svg:width="5.056cm" svg:height="0.9cm" svg:x="4.2cm" svg:y="0.298cm"><draw:text-box><text:p text:style-name="P110"><text:span text:style-name="T185">Attention : </text:span><text:span text:style-name="T186">erreur d’énoncé</text:span><text:span text:style-name="T185"> : le schéma est le suivant :</text:span><text:span text:style-name="T187"> </text:span></text:p></draw:text-box></draw:frame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03947051473226" text:continue-numbering="true" text:style-name="_5f_Numérotation_20_des_20_exercices">
        <text:list-item>
          <text:h text:style-name="_5f_Titre_5f_Exercices_5f_sans_5f_Titre" text:outline-level="1"><text:span text:style-name="_5f_Caractères">Trace un patron d’un morceau de sucre en forme de parallélépipède rectangle de longueur 1,8 cm, de largeur 1,2 cm et de hauteur 2,8 cm.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03947864198833" text:continue-numbering="true" text:style-name="_5f_Numérotation_20_des_20_exercices">
        <text:list-item>
          <text:h text:style-name="_5f_Titre_5f_Exercices_5f_avec_5f_Titre" text:outline-level="1"><text:span text:style-name="_5f_Caractères_5f_gras">Cubes : perspectives et patrons</text:span></text:h>
          <text:list>
            <text:list-item>
              <text:p text:style-name="_5f_Paragraphe_5f_avec_5f_Num_5f_Question"><text:span text:style-name="_5f_Caractères">Voici le patron d’un cube : </text:span></text:p>
            </text:list-item>
          </text:list>
        </text:list-item>
      </text:list>
      <text:h text:style-name="_5f_Paragraphe" text:outline-level="1"><draw:g text:anchor-type="paragraph" draw:z-index="0" draw:name="DrawObject1" draw:style-name="gr20"><draw:rect draw:style-name="gr1047" draw:text-style-name="P142" svg:width="1.004cm" svg:height="1.004cm" svg:x="2.323cm" svg:y="0.333cm"><text:p/></draw:rect><draw:rect draw:style-name="gr1048" draw:text-style-name="P142" svg:width="1.004cm" svg:height="1.004cm" svg:x="3.323cm" svg:y="0.333cm"><text:p/></draw:rect><draw:rect draw:style-name="gr1049" draw:text-style-name="P142" svg:width="1.001cm" svg:height="1.004cm" svg:x="4.323cm" svg:y="0.333cm"><text:p/></draw:rect><draw:rect draw:style-name="gr1050" draw:text-style-name="P142" svg:width="1.001cm" svg:height="1.004cm" svg:x="4.323cm" svg:y="1.333cm"><text:p/></draw:rect><draw:rect draw:style-name="gr1051" draw:text-style-name="P142" svg:width="1.001cm" svg:height="1.004cm" svg:x="5.323cm" svg:y="1.333cm"><text:p/></draw:rect><draw:rect draw:style-name="gr1052" draw:text-style-name="P142" svg:width="1.001cm" svg:height="1.004cm" svg:x="6.324cm" svg:y="1.333cm"><text:p/></draw:rect><draw:frame draw:style-name="gr1053" draw:text-style-name="P146" svg:width="1.004cm" svg:height="1.01cm" svg:x="2.323cm" svg:y="0.333cm"><draw:text-box><text:p text:style-name="P145"><text:span text:style-name="T194">S</text:span></text:p></draw:text-box></draw:frame><draw:frame draw:style-name="gr1054" draw:text-style-name="P146" svg:width="1.004cm" svg:height="1.01cm" svg:x="3.323cm" svg:y="0.333cm"><draw:text-box><text:p text:style-name="P145"><text:span text:style-name="T194">O</text:span></text:p></draw:text-box></draw:frame><draw:frame draw:style-name="gr1055" draw:text-style-name="P146" svg:width="1.001cm" svg:height="1.01cm" svg:x="4.323cm" svg:y="0.333cm"><draw:text-box><text:p text:style-name="P145"><text:span text:style-name="T194">L</text:span></text:p></draw:text-box></draw:frame><draw:frame draw:style-name="gr1056" draw:text-style-name="P146" svg:width="1.001cm" svg:height="1.01cm" svg:x="4.323cm" svg:y="1.333cm"><draw:text-box><text:p text:style-name="P145"><text:span text:style-name="T194">I</text:span></text:p></draw:text-box></draw:frame><draw:frame draw:style-name="gr1057" draw:text-style-name="P146" svg:width="1.001cm" svg:height="1.01cm" svg:x="5.323cm" svg:y="1.333cm"><draw:text-box><text:p text:style-name="P145"><text:span text:style-name="T194">D</text:span></text:p></draw:text-box></draw:frame><draw:frame draw:style-name="gr1058" draw:text-style-name="P146" svg:width="1.001cm" svg:height="1.01cm" svg:x="6.324cm" svg:y="1.333cm"><draw:text-box><text:p text:style-name="P145"><text:span text:style-name="T194">E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list xml:id="list2110373882" text:style-name="_5f_Numérotation_20_des_20_exercices">
        <text:list-item>
          <text:list>
            <text:list-item>
              <text:p text:style-name="_5f_Paragraphe_5f_avec_5f_Num_5f_Question"><text:span text:style-name="_5f_Caractères">Complète les vues en écrivant, dans le bon sens, les lettres manquantes :</text:span></text:p>
            </text:list-item>
          </text:list>
        </text:list-item>
      </text:list>
      <text:h text:style-name="_5f_Paragraphe" text:outline-level="1"><draw:g text:anchor-type="paragraph" draw:z-index="1" draw:name="DrawObject2" draw:style-name="gr20"><draw:frame draw:style-name="gr1016" draw:text-style-name="P146" svg:width="1.004cm" svg:height="1.01cm" svg:x="4.205cm" svg:y="0.471cm"><draw:text-box><text:p text:style-name="P145"><text:span text:style-name="T194">D</text:span></text:p></draw:text-box></draw:frame><draw:frame draw:style-name="gr1017" draw:text-style-name="P146" svg:width="1.003cm" svg:height="1.01cm" svg:x="1.951cm" svg:y="0.471cm"><draw:text-box><text:p text:style-name="P145"><text:span text:style-name="T194">S</text:span></text:p></draw:text-box></draw:frame><draw:line draw:style-name="gr1018" draw:text-style-name="P142" svg:x1="1.949cm" svg:y1="0.471cm" svg:x2="2.949cm" svg:y2="0.471cm"><text:p/></draw:line><draw:line draw:style-name="gr1019" draw:text-style-name="P142" svg:x1="1.949cm" svg:y1="1.471cm" svg:x2="2.949cm" svg:y2="1.471cm"><text:p/></draw:line><draw:line draw:style-name="gr1020" draw:text-style-name="P142" svg:x1="1.949cm" svg:y1="0.471cm" svg:x2="1.949cm" svg:y2="1.471cm"><text:p/></draw:line><draw:line draw:style-name="gr1021" draw:text-style-name="P142" svg:x1="2.949cm" svg:y1="0.471cm" svg:x2="2.949cm" svg:y2="1.471cm"><text:p/></draw:line><draw:line draw:style-name="gr1022" draw:text-style-name="P142" svg:x1="1.949cm" svg:y1="0.469cm" svg:x2="2.298cm" svg:y2="0.12cm"><text:p/></draw:line><draw:line draw:style-name="gr1023" draw:text-style-name="P142" svg:x1="2.949cm" svg:y1="0.469cm" svg:x2="3.298cm" svg:y2="0.12cm"><text:p/></draw:line><draw:line draw:style-name="gr1024" draw:text-style-name="P142" svg:x1="2.949cm" svg:y1="1.469cm" svg:x2="3.298cm" svg:y2="1.12cm"><text:p/></draw:line><draw:line draw:style-name="gr1025" draw:text-style-name="P142" svg:x1="2.306cm" svg:y1="0.117cm" svg:x2="3.306cm" svg:y2="0.117cm"><text:p/></draw:line><draw:line draw:style-name="gr1026" draw:text-style-name="P142" svg:x1="3.304cm" svg:y1="0.117cm" svg:x2="3.304cm" svg:y2="1.117cm"><text:p/></draw:line><draw:line draw:style-name="gr1027" draw:text-style-name="P142" svg:x1="5.197cm" svg:y1="0.471cm" svg:x2="4.197cm" svg:y2="0.471cm"><text:p/></draw:line><draw:line draw:style-name="gr1028" draw:text-style-name="P142" svg:x1="5.197cm" svg:y1="1.471cm" svg:x2="4.197cm" svg:y2="1.471cm"><text:p/></draw:line><draw:line draw:style-name="gr1029" draw:text-style-name="P142" svg:x1="5.197cm" svg:y1="0.471cm" svg:x2="5.197cm" svg:y2="1.471cm"><text:p/></draw:line><draw:line draw:style-name="gr1030" draw:text-style-name="P142" svg:x1="4.197cm" svg:y1="0.471cm" svg:x2="4.197cm" svg:y2="1.471cm"><text:p/></draw:line><draw:line draw:style-name="gr1031" draw:text-style-name="P142" svg:x1="5.196cm" svg:y1="0.469cm" svg:x2="4.847cm" svg:y2="0.12cm"><text:p/></draw:line><draw:line draw:style-name="gr1032" draw:text-style-name="P142" svg:x1="4.194cm" svg:y1="0.469cm" svg:x2="3.845cm" svg:y2="0.12cm"><text:p/></draw:line><draw:line draw:style-name="gr1033" draw:text-style-name="P142" svg:x1="4.194cm" svg:y1="1.469cm" svg:x2="3.845cm" svg:y2="1.12cm"><text:p/></draw:line><draw:line draw:style-name="gr1034" draw:text-style-name="P142" svg:x1="4.841cm" svg:y1="0.117cm" svg:x2="3.841cm" svg:y2="0.117cm"><text:p/></draw:line><draw:line draw:style-name="gr1035" draw:text-style-name="P142" svg:x1="3.841cm" svg:y1="0.117cm" svg:x2="3.841cm" svg:y2="1.117cm"><text:p/></draw:line><draw:line draw:style-name="gr1036" draw:text-style-name="P142" svg:x1="5.949cm" svg:y1="1.113cm" svg:x2="6.949cm" svg:y2="1.113cm"><text:p/></draw:line><draw:line draw:style-name="gr1037" draw:text-style-name="P142" svg:x1="5.949cm" svg:y1="0.117cm" svg:x2="6.949cm" svg:y2="0.117cm"><text:p/></draw:line><draw:line draw:style-name="gr1038" draw:text-style-name="P142" svg:x1="5.949cm" svg:y1="1.117cm" svg:x2="5.949cm" svg:y2="0.117cm"><text:p/></draw:line><draw:line draw:style-name="gr1039" draw:text-style-name="P142" svg:x1="6.949cm" svg:y1="1.117cm" svg:x2="6.949cm" svg:y2="0.117cm"><text:p/></draw:line><draw:line draw:style-name="gr1040" draw:text-style-name="P142" svg:x1="5.949cm" svg:y1="1.113cm" svg:x2="6.3cm" svg:y2="1.462cm"><text:p/></draw:line><draw:line draw:style-name="gr1041" draw:text-style-name="P142" svg:x1="6.949cm" svg:y1="1.113cm" svg:x2="7.3cm" svg:y2="1.462cm"><text:p/></draw:line><draw:line draw:style-name="gr1042" draw:text-style-name="P142" svg:x1="6.949cm" svg:y1="0.117cm" svg:x2="7.3cm" svg:y2="0.468cm"><text:p/></draw:line><draw:line draw:style-name="gr1043" draw:text-style-name="P142" svg:x1="6.304cm" svg:y1="1.471cm" svg:x2="7.304cm" svg:y2="1.471cm"><text:p/></draw:line><draw:line draw:style-name="gr1044" draw:text-style-name="P142" svg:x1="7.304cm" svg:y1="1.471cm" svg:x2="7.304cm" svg:y2="0.471cm"><text:p/></draw:line><draw:path draw:style-name="gr1045" draw:text-style-name="P144" svg:width="0.405cm" svg:height="0.409cm" draw:transform="skewX (0.873362757697962) rotate (0.871791961371167) translate (3.00976685435081cm 0.61057012141465cm)" svg:viewBox="0 0 406 410" svg:d="M203 0c62 2 113 18 150 56s60 90 51 149-15 114-54 151-84 57-153 53-108-16-146-56-49-85-51-145 19-111 60-150 83-58 143-58zM205 46c-53-5-78 10-112 39s-26 77-29 123 10 87 33 117 63 44 109 47 79-19 104-46 29-72 34-120-9-88-39-120-60-42-100-40z"><text:p/></draw:path><draw:path draw:style-name="gr1046" draw:text-style-name="P144" svg:width="0.577cm" svg:height="0.299cm" draw:transform="skewX (-0.82484260449252) translate (6.15713361025157cm 1.15078582125974cm)" svg:viewBox="0 0 578 300" svg:d="M0 0c189 0 377 0 566 0 2 11-2 23-3 35-148 0-297 0-447 0 6 29 7 58 2 88 143 0 284 0 425 0 6 11-1 23 6 36-145 0-284 0-429 0 2 35 2 70 3 107 150 0 300 0 454 0-4 13 3 22 0 34-191 0-381 0-575 0 2-101-2-199-2-300z"><text:p/></draw:path></draw:g></text:h>
      <text:h text:style-name="_5f_Paragraphe" text:outline-level="1"/>
      <text:list xml:id="list103948297523431" text:continue-list="list103947864198833" text:style-name="_5f_Numérotation_20_des_20_exercices">
        <text:list-item>
          <text:list>
            <text:list-item>
              <text:p text:style-name="_5f_Paragraphe_5f_avec_5f_Num_5f_Question"><draw:g text:anchor-type="paragraph" draw:z-index="2" draw:name="Shape15_0" draw:style-name="gr970"><draw:line draw:style-name="gr971" draw:text-style-name="P142" svg:x1="0cm" svg:y1="2.383cm" svg:x2="0.811cm" svg:y2="2.383cm"><text:p/></draw:line><draw:line draw:style-name="gr972" draw:text-style-name="P142" svg:x1="0cm" svg:y1="3.196cm" svg:x2="0.811cm" svg:y2="3.196cm"><text:p/></draw:line><draw:line draw:style-name="gr973" draw:text-style-name="P142" svg:x1="0cm" svg:y1="2.383cm" svg:x2="0cm" svg:y2="3.194cm"><text:p/></draw:line><draw:line draw:style-name="gr974" draw:text-style-name="P142" svg:x1="0.813cm" svg:y1="2.383cm" svg:x2="0.813cm" svg:y2="3.194cm"><text:p/></draw:line><draw:line draw:style-name="gr975" draw:text-style-name="P142" svg:x1="0cm" svg:y1="2.384cm" svg:x2="0.285cm" svg:y2="2.101cm"><text:p/></draw:line><draw:line draw:style-name="gr976" draw:text-style-name="P142" svg:x1="0.813cm" svg:y1="2.384cm" svg:x2="1.098cm" svg:y2="2.101cm"><text:p/></draw:line><draw:line draw:style-name="gr977" draw:text-style-name="P143" svg:x1="0cm" svg:y1="3.192cm" svg:x2="0.285cm" svg:y2="2.909cm"><text:p/></draw:line><draw:line draw:style-name="gr978" draw:text-style-name="P142" svg:x1="0.813cm" svg:y1="3.192cm" svg:x2="1.098cm" svg:y2="2.909cm"><text:p/></draw:line><draw:line draw:style-name="gr979" draw:text-style-name="P142" svg:x1="0.291cm" svg:y1="2.097cm" svg:x2="1.102cm" svg:y2="2.097cm"><text:p/></draw:line><draw:line draw:style-name="gr980" draw:text-style-name="P143" svg:x1="0.291cm" svg:y1="2.909cm" svg:x2="1.102cm" svg:y2="2.909cm"><text:p/></draw:line><draw:line draw:style-name="gr981" draw:text-style-name="P143" svg:x1="0.291cm" svg:y1="2.097cm" svg:x2="0.291cm" svg:y2="2.908cm"><text:p/></draw:line><draw:line draw:style-name="gr982" draw:text-style-name="P142" svg:x1="1.104cm" svg:y1="2.097cm" svg:x2="1.104cm" svg:y2="2.908cm"><text:p/></draw:line><draw:rect draw:style-name="gr983" draw:text-style-name="P142" svg:width="0.816cm" svg:height="0.816cm" svg:x="1.946cm" svg:y="2.304cm"><text:p/></draw:rect><draw:rect draw:style-name="gr984" draw:text-style-name="P142" svg:width="0.812cm" svg:height="0.814cm" svg:x="3.57cm" svg:y="3.115cm"><text:p/></draw:rect><draw:rect draw:style-name="gr985" draw:text-style-name="P142" svg:width="0.812cm" svg:height="0.816cm" svg:x="4.382cm" svg:y="1.492cm"><text:p/></draw:rect><draw:rect draw:style-name="gr986" draw:text-style-name="P142" svg:width="0.812cm" svg:height="0.816cm" svg:x="2.759cm" svg:y="2.304cm"><text:p/></draw:rect><draw:rect draw:style-name="gr987" draw:text-style-name="P142" svg:width="0.812cm" svg:height="0.816cm" svg:x="3.57cm" svg:y="2.304cm"><text:p/></draw:rect><draw:rect draw:style-name="gr988" draw:text-style-name="P142" svg:width="0.812cm" svg:height="0.816cm" svg:x="4.382cm" svg:y="2.304cm"><text:p/></draw:rect><draw:circle draw:style-name="gr989" draw:text-style-name="P144" svg:width="0.161cm" svg:height="0.163cm" svg:x="4.706cm" svg:y="1.817cm"><text:p/></draw:circle><draw:ellipse draw:style-name="gr990" draw:text-style-name="P144" svg:width="0.161cm" svg:height="0.167cm" svg:x="4.95cm" svg:y="2.385cm"><text:p/></draw:ellipse><draw:ellipse draw:style-name="gr991" draw:text-style-name="P144" svg:width="0.165cm" svg:height="0.168cm" svg:x="4.461cm" svg:y="2.87cm"><text:p/></draw:ellipse><draw:ellipse draw:style-name="gr992" draw:text-style-name="P144" svg:width="0.165cm" svg:height="0.167cm" svg:x="4.461cm" svg:y="2.385cm"><text:p/></draw:ellipse><draw:ellipse draw:style-name="gr993" draw:text-style-name="P144" svg:width="0.161cm" svg:height="0.168cm" svg:x="4.95cm" svg:y="2.87cm"><text:p/></draw:ellipse><draw:ellipse draw:style-name="gr994" draw:text-style-name="P144" svg:width="0.161cm" svg:height="0.167cm" svg:x="2.516cm" svg:y="2.385cm"><text:p/></draw:ellipse><draw:ellipse draw:style-name="gr995" draw:text-style-name="P144" svg:width="0.161cm" svg:height="0.167cm" svg:x="2.032cm" svg:y="2.872cm"><text:p/></draw:ellipse><draw:ellipse draw:style-name="gr996" draw:text-style-name="P144" svg:width="0.163cm" svg:height="0.167cm" svg:x="0.533cm" svg:y="2.462cm"><text:p/></draw:ellipse><draw:ellipse draw:style-name="gr997" draw:text-style-name="P144" svg:width="0.161cm" svg:height="0.167cm" svg:x="0.046cm" svg:y="2.953cm"><text:p/></draw:ellipse><draw:ellipse draw:style-name="gr998" draw:text-style-name="P144" svg:width="0.161cm" svg:height="0.167cm" svg:x="0.046cm" svg:y="2.462cm"><text:p/></draw:ellipse><draw:ellipse draw:style-name="gr999" draw:text-style-name="P144" svg:width="0.163cm" svg:height="0.167cm" svg:x="0.533cm" svg:y="2.953cm"><text:p/></draw:ellipse><draw:path draw:style-name="gr1000" draw:text-style-name="P144" svg:width="0.086cm" svg:height="0.101cm" draw:transform="skewX (0.903382420832265) rotate (0.901113492804672) translate (0.849754659855181cm 2.93509546058433cm)" svg:viewBox="0 0 87 102" svg:d="M46 102c-25-5-41-24-45-56-5-33 18-46 39-46 20 0 55 25 46 43-10 18-11 57-40 59z"><text:p/></draw:path><draw:path draw:style-name="gr1001" draw:text-style-name="P144" svg:width="0.093cm" svg:height="0.104cm" draw:transform="skewX (0.869697566268775) rotate (0.868475835792378) translate (1.00729634244181cm 2.25301057116863cm)" svg:viewBox="0 0 94 105" svg:d="M40 104c-19 5-38-23-40-50s19-50 42-54c22-3 44 23 51 57 6 34-20 51-53 47z"><text:p/></draw:path><draw:path draw:style-name="gr1002" draw:text-style-name="P144" svg:width="0.16cm" svg:height="0.057cm" draw:transform="skewX (0.75415676978675) translate (0.508932842801872cm 2.20160526350655cm)" svg:viewBox="0 0 161 58" svg:d="M81 58c-44 0-81-13-81-30 0-16 36-28 81-28 44 0 80 13 80 28 1 16-36 30-80 30z"><text:p/></draw:path><draw:rect draw:style-name="gr1003" draw:text-style-name="P142" svg:width="0.812cm" svg:height="0.814cm" svg:x="6.327cm" svg:y="3.115cm"><text:p/></draw:rect><draw:rect draw:style-name="gr1004" draw:text-style-name="P142" svg:width="0.812cm" svg:height="0.816cm" svg:x="6.327cm" svg:y="2.304cm"><text:p/></draw:rect><draw:rect draw:style-name="gr1005" draw:text-style-name="P142" svg:width="0.812cm" svg:height="0.816cm" svg:x="7.139cm" svg:y="2.304cm"><text:p/></draw:rect><draw:rect draw:style-name="gr1006" draw:text-style-name="P142" svg:width="0.812cm" svg:height="0.816cm" svg:x="7.95cm" svg:y="2.304cm"><text:p/></draw:rect><draw:rect draw:style-name="gr1007" draw:text-style-name="P142" svg:width="0.812cm" svg:height="0.816cm" svg:x="8.762cm" svg:y="2.304cm"><text:p/></draw:rect><draw:rect draw:style-name="gr1008" draw:text-style-name="P142" svg:width="0.812cm" svg:height="0.816cm" svg:x="8.762cm" svg:y="1.492cm"><text:p/></draw:rect><draw:circle draw:style-name="gr1009" draw:text-style-name="P144" svg:width="0.165cm" svg:height="0.165cm" draw:transform="rotate (-3.14159265358979) translate (7.06084722222222cm 3.84704166666667cm)"><text:p/></draw:circle><draw:ellipse draw:style-name="gr1010" draw:text-style-name="P144" svg:width="0.165cm" svg:height="0.167cm" draw:transform="rotate (-3.14159265358979) translate (6.57577777777778cm 3.36197222222222cm)"><text:p/></draw:ellipse><draw:ellipse draw:style-name="gr1011" draw:text-style-name="P144" svg:width="0.163cm" svg:height="0.167cm" svg:x="8.518cm" svg:y="2.385cm"><text:p/></draw:ellipse><draw:ellipse draw:style-name="gr1012" draw:text-style-name="P144" svg:width="0.163cm" svg:height="0.168cm" svg:x="8.031cm" svg:y="2.87cm"><text:p/></draw:ellipse><draw:ellipse draw:style-name="gr1013" draw:text-style-name="P144" svg:width="0.163cm" svg:height="0.167cm" svg:x="8.031cm" svg:y="2.385cm"><text:p/></draw:ellipse><draw:ellipse draw:style-name="gr1014" draw:text-style-name="P144" svg:width="0.163cm" svg:height="0.168cm" svg:x="8.518cm" svg:y="2.87cm"><text:p/></draw:ellipse><draw:rect draw:style-name="gr1015" draw:text-style-name="P142" svg:width="9.817cm" svg:height="2.597cm" svg:x="-0.162cm" svg:y="1.411cm"><text:p/></draw:rect></draw:g><text:span text:style-name="_5f_Caractères">Sachant que, sur un dé, la somme des nombres de points marqués sur des faces opposées est 7, complète les patrons suivants :</text:span></text:p>
            </text:list-item>
          </text:list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3947121132520" text:continue-numbering="true" text:style-name="_5f_Numérotation_20_des_20_exercices">
        <text:list-item>
          <text:list>
            <text:list-item>
              <text:p text:style-name="_5f_Paragraphe_5f_avec_5f_Num_5f_Question"><draw:g text:anchor-type="paragraph" draw:z-index="3" draw:name="Shape16_0" draw:style-name="gr925"><draw:line draw:style-name="gr926" draw:text-style-name="P131" svg:x1="0.254cm" svg:y1="1.826cm" svg:x2="1.867cm" svg:y2="1.826cm"><text:p/></draw:line><draw:line draw:style-name="gr927" draw:text-style-name="P131" svg:x1="0.254cm" svg:y1="3.433cm" svg:x2="1.867cm" svg:y2="3.433cm"><text:p/></draw:line><draw:line draw:style-name="gr928" draw:text-style-name="P131" svg:x1="0.254cm" svg:y1="1.826cm" svg:x2="0.254cm" svg:y2="3.433cm"><text:p/></draw:line><draw:line draw:style-name="gr929" draw:text-style-name="P131" svg:x1="1.868cm" svg:y1="1.826cm" svg:x2="1.868cm" svg:y2="3.433cm"><text:p/></draw:line><draw:line draw:style-name="gr930" draw:text-style-name="P131" svg:x1="0.254cm" svg:y1="1.826cm" svg:x2="0.818cm" svg:y2="1.264cm"><text:p/></draw:line><draw:line draw:style-name="gr931" draw:text-style-name="P131" svg:x1="1.868cm" svg:y1="1.826cm" svg:x2="2.434cm" svg:y2="1.264cm"><text:p/></draw:line><draw:line draw:style-name="gr932" draw:text-style-name="P139" svg:x1="0.254cm" svg:y1="3.433cm" svg:x2="0.818cm" svg:y2="2.871cm"><text:p/></draw:line><draw:line draw:style-name="gr933" draw:text-style-name="P131" svg:x1="1.868cm" svg:y1="3.433cm" svg:x2="2.434cm" svg:y2="2.871cm"><text:p/></draw:line><draw:line draw:style-name="gr934" draw:text-style-name="P131" svg:x1="0.825cm" svg:y1="1.256cm" svg:x2="2.439cm" svg:y2="1.256cm"><text:p/></draw:line><draw:line draw:style-name="gr935" draw:text-style-name="P139" svg:x1="0.825cm" svg:y1="2.862cm" svg:x2="2.439cm" svg:y2="2.862cm"><text:p/></draw:line><draw:line draw:style-name="gr936" draw:text-style-name="P139" svg:x1="0.825cm" svg:y1="1.256cm" svg:x2="0.825cm" svg:y2="2.863cm"><text:p/></draw:line><draw:line draw:style-name="gr937" draw:text-style-name="P131" svg:x1="2.443cm" svg:y1="1.256cm" svg:x2="2.443cm" svg:y2="2.863cm"><text:p/></draw:line><draw:frame draw:style-name="gr938" draw:text-style-name="P141" svg:width="0.267cm" svg:height="0.435cm" svg:x="0.034cm" svg:y="3.445cm"><draw:text-box><text:p text:style-name="P140"><text:span text:style-name="T193">A</text:span></text:p></draw:text-box></draw:frame><draw:frame draw:style-name="gr939" draw:text-style-name="P141" svg:width="0.267cm" svg:height="0.435cm" svg:x="1.759cm" svg:y="3.454cm"><draw:text-box><text:p text:style-name="P140"><text:span text:style-name="T193">B</text:span></text:p></draw:text-box></draw:frame><draw:frame draw:style-name="gr940" draw:text-style-name="P141" svg:width="0.272cm" svg:height="0.435cm" svg:x="2.424cm" svg:y="2.831cm"><draw:text-box><text:p text:style-name="P140"><text:span text:style-name="T193">C</text:span></text:p></draw:text-box></draw:frame><draw:frame draw:style-name="gr941" draw:text-style-name="P141" svg:width="0.297cm" svg:height="0.435cm" svg:x="0.814cm" svg:y="2.863cm"><draw:text-box><text:p text:style-name="P140"><text:span text:style-name="T193">D</text:span></text:p></draw:text-box></draw:frame><draw:frame draw:style-name="gr942" draw:text-style-name="P141" svg:width="0.248cm" svg:height="0.435cm" svg:x="-0.007cm" svg:y="1.646cm"><draw:text-box><text:p text:style-name="P140"><text:span text:style-name="T193">E</text:span></text:p></draw:text-box></draw:frame><draw:frame draw:style-name="gr943" draw:text-style-name="P141" svg:width="0.228cm" svg:height="0.435cm" svg:x="1.637cm" svg:y="1.826cm"><draw:text-box><text:p text:style-name="P140"><text:span text:style-name="T193">F</text:span></text:p></draw:text-box></draw:frame><draw:frame draw:style-name="gr944" draw:text-style-name="P141" svg:width="0.299cm" svg:height="0.435cm" svg:x="2.447cm" svg:y="1.002cm"><draw:text-box><text:p text:style-name="P140"><text:span text:style-name="T193">G</text:span></text:p></draw:text-box></draw:frame><draw:frame draw:style-name="gr945" draw:text-style-name="P141" svg:width="0.29cm" svg:height="0.435cm" svg:x="0.609cm" svg:y="0.919cm"><draw:text-box><text:p text:style-name="P140"><text:span text:style-name="T193">H</text:span></text:p></draw:text-box></draw:frame><draw:line draw:style-name="gr946" draw:text-style-name="P131" svg:x1="0.254cm" svg:y1="1.826cm" svg:x2="1.861cm" svg:y2="3.427cm"><text:p/></draw:line><draw:line draw:style-name="gr947" draw:text-style-name="P131" svg:x1="0.254cm" svg:y1="1.826cm" svg:x2="2.425cm" svg:y2="1.266cm"><text:p/></draw:line><draw:line draw:style-name="gr948" draw:text-style-name="P131" svg:x1="1.875cm" svg:y1="3.428cm" svg:x2="2.438cm" svg:y2="1.266cm"><text:p/></draw:line><draw:line draw:style-name="gr949" draw:text-style-name="P131" svg:x1="1.861cm" svg:y1="1.826cm" svg:x2="2.424cm" svg:y2="2.867cm"><text:p/></draw:line><draw:frame draw:style-name="gr950" draw:text-style-name="P141" svg:width="0.304cm" svg:height="0.435cm" svg:x="2.152cm" svg:y="2.138cm"><draw:text-box><text:p text:style-name="P140"><text:span text:style-name="T193">O</text:span></text:p></draw:text-box></draw:frame><draw:rect draw:style-name="gr951" draw:text-style-name="P131" svg:width="0.807cm" svg:height="0.805cm" svg:x="3.354cm" svg:y="2.11cm"><text:p/></draw:rect><draw:rect draw:style-name="gr952" draw:text-style-name="P131" svg:width="0.807cm" svg:height="0.805cm" svg:x="4.158cm" svg:y="2.912cm"><text:p/></draw:rect><draw:rect draw:style-name="gr953" draw:text-style-name="P131" svg:width="0.807cm" svg:height="0.805cm" svg:x="3.354cm" svg:y="1.311cm"><text:p/></draw:rect><draw:rect draw:style-name="gr954" draw:text-style-name="P131" svg:width="0.807cm" svg:height="0.805cm" svg:x="4.158cm" svg:y="2.11cm"><text:p/></draw:rect><draw:rect draw:style-name="gr955" draw:text-style-name="P131" svg:width="0.807cm" svg:height="0.805cm" svg:x="4.962cm" svg:y="2.11cm"><text:p/></draw:rect><draw:rect draw:style-name="gr956" draw:text-style-name="P131" svg:width="0.803cm" svg:height="0.805cm" svg:x="5.767cm" svg:y="2.11cm"><text:p/></draw:rect><draw:frame draw:style-name="gr957" draw:text-style-name="P141" svg:width="0.267cm" svg:height="0.435cm" svg:x="3.064cm" svg:y="1.921cm"><draw:text-box><text:p text:style-name="P140"><text:span text:style-name="T193">A</text:span></text:p></draw:text-box></draw:frame><draw:frame draw:style-name="gr958" draw:text-style-name="P141" svg:width="0.248cm" svg:height="0.435cm" svg:x="3.1cm" svg:y="1.048cm"><draw:text-box><text:p text:style-name="P140"><text:span text:style-name="T193">E</text:span></text:p></draw:text-box></draw:frame><draw:frame draw:style-name="gr959" draw:text-style-name="P141" svg:width="0.228cm" svg:height="0.435cm" svg:x="4.197cm" svg:y="1.097cm"><draw:text-box><text:p text:style-name="P140"><text:span text:style-name="T193">F</text:span></text:p></draw:text-box></draw:frame><draw:rect draw:style-name="gr960" draw:text-style-name="P131" svg:width="0.807cm" svg:height="0.803cm" svg:x="6.971cm" svg:y="2.103cm"><text:p/></draw:rect><draw:rect draw:style-name="gr961" draw:text-style-name="P131" svg:width="0.807cm" svg:height="0.802cm" svg:x="6.971cm" svg:y="2.903cm"><text:p/></draw:rect><draw:rect draw:style-name="gr962" draw:text-style-name="P131" svg:width="0.809cm" svg:height="0.802cm" svg:x="8.58cm" svg:y="1.302cm"><text:p/></draw:rect><draw:rect draw:style-name="gr963" draw:text-style-name="P131" svg:width="0.807cm" svg:height="0.803cm" svg:x="7.777cm" svg:y="2.103cm"><text:p/></draw:rect><draw:rect draw:style-name="gr964" draw:text-style-name="P131" svg:width="0.809cm" svg:height="0.803cm" svg:x="8.58cm" svg:y="2.103cm"><text:p/></draw:rect><draw:rect draw:style-name="gr965" draw:text-style-name="P131" svg:width="0.807cm" svg:height="0.803cm" svg:x="9.386cm" svg:y="2.103cm"><text:p/></draw:rect><draw:frame draw:style-name="gr966" draw:text-style-name="P141" svg:width="0.29cm" svg:height="0.435cm" svg:x="6.723cm" svg:y="1.796cm"><draw:text-box><text:p text:style-name="P140"><text:span text:style-name="T193">H</text:span></text:p></draw:text-box></draw:frame><draw:frame draw:style-name="gr967" draw:text-style-name="P141" svg:width="0.299cm" svg:height="0.435cm" svg:x="7.61cm" svg:y="1.76cm"><draw:text-box><text:p text:style-name="P140"><text:span text:style-name="T193">G</text:span></text:p></draw:text-box></draw:frame><draw:frame draw:style-name="gr968" draw:text-style-name="P141" svg:width="0.248cm" svg:height="0.435cm" svg:x="6.724cm" svg:y="2.734cm"><draw:text-box><text:p text:style-name="P140"><text:span text:style-name="T193">E</text:span></text:p></draw:text-box></draw:frame><draw:rect draw:style-name="gr969" draw:text-style-name="P131" svg:width="10.219cm" svg:height="2.643cm" svg:x="-0.026cm" svg:y="1.062cm"><text:p/></draw:rect></draw:g><text:span text:style-name="_5f_Caractères">Complète les patrons du cube par les lettres et les segments manquants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/></text:h>
      <text:list xml:id="list103947932304968" text:continue-numbering="true" text:style-name="_5f_Numérotation_20_des_20_exercices">
        <text:list-item>
          <text:h text:style-name="_5f_Titre_5f_Exercices_5f_sans_5f_Titre" text:outline-level="1"><text:span text:style-name="_5f_Caractères">Avec un minimum de couleurs, colorie le patron suivant de façon à ce que deux zones voisines ne soient pas de même couleur. Une zone peut s’étendre sur plusieurs faces, les pointillés ne délimitent pas les zones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4" draw:name="Shape22" draw:style-name="gr20"><draw:line draw:style-name="gr920" draw:text-style-name="P122" svg:x1="3.363cm" svg:y1="3.334cm" svg:x2="3.355cm" svg:y2="-0.025cm"><text:p/></draw:line><draw:line draw:style-name="gr920" draw:text-style-name="P122" svg:x1="3.371cm" svg:y1="6.691cm" svg:x2="3.363cm" svg:y2="3.332cm"><text:p/></draw:line><draw:line draw:style-name="gr920" draw:text-style-name="P122" svg:x1="3.37cm" svg:y1="6.693cm" svg:x2="0.011cm" svg:y2="6.701cm"><text:p/></draw:line><draw:line draw:style-name="gr920" draw:text-style-name="P122" svg:x1="0.019cm" svg:y1="10.059cm" svg:x2="0.011cm" svg:y2="6.7cm"><text:p/></draw:line><draw:line draw:style-name="gr920" draw:text-style-name="P122" svg:x1="0.023cm" svg:y1="10.06cm" svg:x2="3.382cm" svg:y2="10.052cm"><text:p/></draw:line><draw:line draw:style-name="gr920" draw:text-style-name="P122" svg:x1="3.386cm" svg:y1="13.411cm" svg:x2="3.378cm" svg:y2="10.052cm"><text:p/></draw:line><draw:line draw:style-name="gr920" draw:text-style-name="P122" svg:x1="3.385cm" svg:y1="13.41cm" svg:x2="6.744cm" svg:y2="13.402cm"><text:p/></draw:line><draw:line draw:style-name="gr920" draw:text-style-name="P122" svg:x1="6.738cm" svg:y1="10.04cm" svg:x2="6.746cm" svg:y2="13.399cm"><text:p/></draw:line><draw:line draw:style-name="gr920" draw:text-style-name="P122" svg:x1="6.738cm" svg:y1="10.041cm" svg:x2="10.097cm" svg:y2="10.033cm"><text:p/></draw:line><draw:line draw:style-name="gr920" draw:text-style-name="P122" svg:x1="10.088cm" svg:y1="6.677cm" svg:x2="10.096cm" svg:y2="10.036cm"><text:p/></draw:line><draw:line draw:style-name="gr920" draw:text-style-name="P122" svg:x1="10.09cm" svg:y1="6.677cm" svg:x2="6.731cm" svg:y2="6.685cm"><text:p/></draw:line><draw:line draw:style-name="gr920" draw:text-style-name="P122" svg:x1="6.724cm" svg:y1="3.324cm" svg:x2="6.732cm" svg:y2="6.683cm"><text:p/></draw:line><draw:line draw:style-name="gr920" draw:text-style-name="P122" svg:x1="6.725cm" svg:y1="3.326cm" svg:x2="6.717cm" svg:y2="-0.033cm"><text:p/></draw:line><draw:line draw:style-name="gr920" draw:text-style-name="P122" svg:x1="3.355cm" svg:y1="-0.025cm" svg:x2="6.714cm" svg:y2="-0.033cm"><text:p/></draw:line><draw:line draw:style-name="gr920" draw:text-style-name="P122" svg:x1="3.355cm" svg:y1="3.332cm" svg:x2="6.714cm" svg:y2="3.324cm"><text:p/></draw:line><draw:line draw:style-name="gr920" draw:text-style-name="P122" svg:x1="3.37cm" svg:y1="6.692cm" svg:x2="6.729cm" svg:y2="6.684cm"><text:p/></draw:line><draw:line draw:style-name="gr920" draw:text-style-name="P122" svg:x1="3.378cm" svg:y1="10.048cm" svg:x2="6.737cm" svg:y2="10.04cm"><text:p/></draw:line><draw:line draw:style-name="gr920" draw:text-style-name="P122" svg:x1="6.731cm" svg:y1="6.684cm" svg:x2="6.739cm" svg:y2="10.043cm"><text:p/></draw:line><draw:line draw:style-name="gr920" draw:text-style-name="P122" svg:x1="3.37cm" svg:y1="6.775cm" svg:x2="3.378cm" svg:y2="10.134cm"><text:p/></draw:line><draw:circle draw:style-name="gr921" draw:text-style-name="P138" svg:width="2.532cm" svg:height="2.532cm" draw:transform="rotate (-1.5687019316925) translate (4.619625cm -1.29469444444444cm)" draw:kind="arc" draw:start-angle="0.46" draw:end-angle="89.45"><text:p/></draw:circle><draw:circle draw:style-name="gr921" draw:text-style-name="P138" svg:width="2.532cm" svg:height="2.532cm" draw:transform="rotate (0.018151424220741) translate (-1.26118055555556cm 8.82297222222222cm)" draw:kind="arc" draw:start-angle="0.46" draw:end-angle="89.45"><text:p/></draw:circle><draw:circle draw:style-name="gr921" draw:text-style-name="P138" svg:width="2.532cm" svg:height="2.532cm" draw:transform="rotate (0.018151424220741) translate (2.09197222222222cm 12.1972916666667cm)" draw:kind="arc" draw:start-angle="0.46" draw:end-angle="89.45"><text:p/></draw:circle><draw:ellipse draw:style-name="gr921" draw:text-style-name="P138" svg:width="1.684cm" svg:height="1.632cm" draw:transform="skewX (0.0010471975511966) rotate (1.57289072189729) translate (5.87551388888889cm 0.802569444444444cm)" draw:kind="arc" draw:start-angle="90.57" draw:end-angle="179.54"><text:p/></draw:ellipse><draw:line draw:style-name="gr922" draw:text-style-name="P122" svg:x1="5.879cm" svg:y1="1.731cm" svg:x2="6.717cm" svg:y2="0.806cm"><text:p/></draw:line><draw:line draw:style-name="gr922" draw:text-style-name="P122" svg:x1="5.879cm" svg:y1="1.733cm" svg:x2="6.722cm" svg:y2="3.327cm"><text:p/></draw:line><draw:circle draw:style-name="gr921" draw:text-style-name="P138" svg:width="2.37cm" svg:height="2.37cm" draw:transform="rotate (-1.5685273987673) translate (4.53848611111111cm 2.13430555555556cm)" draw:kind="arc" draw:start-angle="0.46" draw:end-angle="89.45"><text:p/></draw:circle><draw:circle draw:style-name="gr921" draw:text-style-name="P138" svg:width="2.37cm" svg:height="2.37cm" draw:transform="skewX (0.000698131700797731) rotate (-1.5685273987673) translate (4.53672222222222cm 2.15547222222222cm)" draw:kind="arc" draw:start-angle="90.53" draw:end-angle="179.55"><text:p/></draw:circle><draw:line draw:style-name="gr922" draw:text-style-name="P122" svg:x1="5.88cm" svg:y1="1.733cm" svg:x2="3.362cm" svg:y2="2.159cm"><text:p/></draw:line><draw:line draw:style-name="gr922" draw:text-style-name="P122" svg:x1="4.958cm" svg:y1="3.33cm" svg:x2="4.542cm" svg:y2="4.674cm"><text:p/></draw:line><draw:line draw:style-name="gr922" draw:text-style-name="P122" svg:x1="4.542cm" svg:y1="4.674cm" svg:x2="3.369cm" svg:y2="5.768cm"><text:p/></draw:line><draw:line draw:style-name="gr922" draw:text-style-name="P122" svg:x1="6.723cm" svg:y1="3.324cm" svg:x2="5.969cm" svg:y2="4.081cm"><text:p/></draw:line><draw:line draw:style-name="gr922" draw:text-style-name="P122" svg:x1="4.96cm" svg:y1="3.33cm" svg:x2="5.969cm" svg:y2="4.083cm"><text:p/></draw:line><draw:line draw:style-name="gr922" draw:text-style-name="P122" svg:x1="6.728cm" svg:y1="5.678cm" svg:x2="5.969cm" svg:y2="4.084cm"><text:p/></draw:line><draw:line draw:style-name="gr922" draw:text-style-name="P122" svg:x1="6.059cm" svg:y1="6.687cm" svg:x2="5.969cm" svg:y2="4.084cm"><text:p/></draw:line><draw:line draw:style-name="gr922" draw:text-style-name="P122" svg:x1="6.058cm" svg:y1="6.686cm" svg:x2="4.542cm" svg:y2="4.674cm"><text:p/></draw:line><draw:ellipse draw:style-name="gr921" draw:text-style-name="P138" svg:width="1.685cm" svg:height="1.631cm" draw:transform="skewX (0.0010471975511966) rotate (1.57393791944849) translate (9.25865277777778cm 10.8884861111111cm)" draw:kind="arc" draw:start-angle="0.46" draw:end-angle="89.43"><text:p/></draw:ellipse><draw:ellipse draw:style-name="gr921" draw:text-style-name="P138" svg:width="1.685cm" svg:height="1.632cm" draw:transform="rotate (1.57289072189729) translate (5.93548611111111cm 14.25575cm)" draw:kind="arc" draw:start-angle="0.46" draw:end-angle="89.43"><text:p/></draw:ellipse><draw:circle draw:style-name="gr921" draw:text-style-name="P138" svg:width="2.708cm" svg:height="2.708cm" draw:transform="skewX (-0.000698131700797732) rotate (-1.5695745963185) translate (8.080375cm 8.6995cm)" draw:kind="arc" draw:start-angle="90.53" draw:end-angle="179.54"><text:p/></draw:circle><draw:circle draw:style-name="gr921" draw:text-style-name="P138" svg:width="2.708cm" svg:height="2.708cm" draw:transform="rotate (1.57271618897209) translate (5.39573611111111cm 11.4123611111111cm)" draw:kind="arc" draw:start-angle="0.46" draw:end-angle="89.47"><text:p/></draw:circle><draw:ellipse draw:style-name="gr921" draw:text-style-name="P138" svg:width="2.708cm" svg:height="2.707cm" draw:transform="skewX (-0.000698131700797732) rotate (1.57271618897209) translate (5.3975cm 11.3876666666667cm)" draw:kind="arc" draw:start-angle="90.53" draw:end-angle="179.54"><text:p/></draw:ellipse><draw:custom-shape draw:style-name="gr923" draw:text-style-name="P122" svg:width="1.391cm" svg:height="1.389cm" draw:transform="rotate (1.5685273987673) translate (4.61256944444444cm 12.1902361111111cm)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922" draw:text-style-name="P122" svg:x1="7.408cm" svg:y1="8.865cm" svg:x2="6.059cm" svg:y2="6.685cm"><text:p/></draw:line><draw:line draw:style-name="gr922" draw:text-style-name="P122" svg:x1="7.406cm" svg:y1="8.867cm" svg:x2="7.737cm" svg:y2="6.683cm"><text:p/></draw:line><draw:line draw:style-name="gr922" draw:text-style-name="P122" svg:x1="8.835cm" svg:y1="8.192cm" svg:x2="7.74cm" svg:y2="6.683cm"><text:p/></draw:line><draw:line draw:style-name="gr922" draw:text-style-name="P122" svg:x1="8.832cm" svg:y1="8.187cm" svg:x2="9.256cm" svg:y2="10.034cm"><text:p/></draw:line><draw:line draw:style-name="gr922" draw:text-style-name="P122" svg:x1="8.832cm" svg:y1="8.191cm" svg:x2="10.088cm" svg:y2="6.677cm"><text:p/></draw:line><draw:line draw:style-name="gr922" draw:text-style-name="P122" svg:x1="4.304cm" svg:y1="10.048cm" svg:x2="6.06cm" svg:y2="6.685cm"><text:p/></draw:line><draw:line draw:style-name="gr922" draw:text-style-name="P122" svg:x1="4.302cm" svg:y1="10.047cm" svg:x2="3.377cm" svg:y2="9.293cm"><text:p/></draw:line><draw:line draw:style-name="gr922" draw:text-style-name="P122" svg:x1="5.389cm" svg:y1="7.947cm" svg:x2="3.377cm" svg:y2="9.295cm"><text:p/></draw:line><draw:line draw:style-name="gr922" draw:text-style-name="P122" svg:x1="4.301cm" svg:y1="10.047cm" svg:x2="3.38cm" svg:y2="11.224cm"><text:p/></draw:line><draw:line draw:style-name="gr922" draw:text-style-name="P122" svg:x1="4.893cm" svg:y1="12.063cm" svg:x2="3.38cm" svg:y2="11.227cm"><text:p/></draw:line><draw:line draw:style-name="gr922" draw:text-style-name="P122" svg:x1="4.894cm" svg:y1="12.063cm" svg:x2="5.905cm" svg:y2="13.404cm"><text:p/></draw:line><draw:custom-shape draw:style-name="gr924" draw:text-style-name="P122" svg:width="1.387cm" svg:height="1.389cm" draw:transform="rotate (1.5685273987673) translate (1.397cm 8.78945833333333cm)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922" draw:text-style-name="P122" svg:x1="3.376cm" svg:y1="9.294cm" svg:x2="2.116cm" svg:y2="8.793cm"><text:p/></draw:line><draw:line draw:style-name="gr922" draw:text-style-name="P122" svg:x1="3.378cm" svg:y1="9.293cm" svg:x2="2.204cm" svg:y2="10.051cm"><text:p/></draw:line><draw:line draw:style-name="gr922" draw:text-style-name="P122" svg:x1="2.446cm" svg:y1="6.693cm" svg:x2="2.28cm" svg:y2="7.449cm"><text:p/></draw:line><draw:line draw:style-name="gr922" draw:text-style-name="P122" svg:x1="1.188cm" svg:y1="6.697cm" svg:x2="0.016cm" svg:y2="8.004cm"><text:p/></draw:line><draw:line draw:style-name="gr922" draw:text-style-name="P122" svg:x1="5.88cm" svg:y1="1.733cm" svg:x2="3.362cm" svg:y2="2.159cm"><text:p/></draw:line><draw:line draw:style-name="gr922" draw:text-style-name="P122" svg:x1="5.88cm" svg:y1="1.733cm" svg:x2="3.362cm" svg:y2="2.159cm"><text:p/></draw:line></draw:g><draw:frame text:anchor-type="paragraph" draw:z-index="17" draw:name="Shape11_0" draw:style-name="gr18" draw:text-style-name="P123" svg:width="2.555cm" svg:height="2.133cm" svg:x="0.014cm" svg:y="-0.004cm"><draw:text-box><text:p text:style-name="P110"><text:span text:style-name="T185">Attention : </text:span><text:span text:style-name="T186">erreur d’énoncé</text:span><text:span text:style-name="T185"> : le schéma est le suivant :</text:span><text:span text:style-name="T187"> </text:span></text:p></draw:text-box></draw:frame><text:span text:style-name="_5f_Caractères"/></text:h>
      <text:h text:style-name="_5f_Paragraphe" text:outline-level="1"><text:span text:style-name="_5f_Caractères"/></text:h>
      <text:h text:style-name="_5f_Paragraphe" text:outline-level="1"><draw:line text:anchor-type="paragraph" draw:z-index="18" draw:name="Shape13" draw:style-name="gr17" draw:text-style-name="P122" svg:x1="5.879cm" svg:y1="0.508cm" svg:x2="4.538cm" svg:y2="2.108cm"><text:p/></draw:line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64" draw:display-name="Dashed (var) 7864" draw:style="rect" draw:dots1="1" draw:dots1-length="0.001cm" draw:dots2="1" draw:dots2-length="0.001cm" draw:distance="0.001cm"/>
    <draw:stroke-dash draw:name="Dashed_20__28_var_29__20_7865" draw:display-name="Dashed (var) 7865" draw:style="rect" draw:dots1="1" draw:dots1-length="0.001cm" draw:dots2="1" draw:dots2-length="0.001cm" draw:distance="0.001cm"/>
    <draw:stroke-dash draw:name="Dashed_20__28_var_29__20_7866" draw:display-name="Dashed (var) 7866" draw:style="rect" draw:dots1="1" draw:dots1-length="0.001cm" draw:dots2="1" draw:dots2-length="0.001cm" draw:distance="0.001cm"/>
    <draw:stroke-dash draw:name="Dashed_20__28_var_29__20_7867" draw:display-name="Dashed (var) 7867" draw:style="rect" draw:dots1="1" draw:dots1-length="0.001cm" draw:dots2="1" draw:dots2-length="0.001cm" draw:distance="0.001cm"/>
    <draw:stroke-dash draw:name="Dashed_20__28_var_29__20_7868" draw:display-name="Dashed (var) 7868" draw:style="rect" draw:dots1="1" draw:dots1-length="0.001cm" draw:dots2="1" draw:dots2-length="0.001cm" draw:distance="0.001cm"/>
    <draw:stroke-dash draw:name="Dashed_20__28_var_29__20_7869" draw:display-name="Dashed (var) 7869" draw:style="rect" draw:dots1="1" draw:dots1-length="0.001cm" draw:dots2="1" draw:dots2-length="0.001cm" draw:distance="0.001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70" draw:display-name="Dashed (var) 7870" draw:style="rect" draw:dots1="1" draw:dots1-length="0.001cm" draw:dots2="1" draw:dots2-length="0.001cm" draw:distance="0.001cm"/>
    <draw:stroke-dash draw:name="Dashed_20__28_var_29__20_7871" draw:display-name="Dashed (var) 7871" draw:style="rect" draw:dots1="1" draw:dots1-length="0.001cm" draw:dots2="1" draw:dots2-length="0.001cm" draw:distance="0.001cm"/>
    <draw:stroke-dash draw:name="Dashed_20__28_var_29__20_7872" draw:display-name="Dashed (var) 7872" draw:style="rect" draw:dots1="1" draw:dots1-length="0.001cm" draw:dots2="1" draw:dots2-length="0.001cm" draw:distance="0.001cm"/>
    <draw:stroke-dash draw:name="Dashed_20__28_var_29__20_7873" draw:display-name="Dashed (var) 7873" draw:style="rect" draw:dots1="1" draw:dots1-length="0.001cm" draw:dots2="1" draw:dots2-length="0.001cm" draw:distance="0.001cm"/>
    <draw:stroke-dash draw:name="Dashed_20__28_var_29__20_7875" draw:display-name="Dashed (var) 7875" draw:style="rect" draw:dots1="1" draw:dots1-length="0.001cm" draw:dots2="1" draw:dots2-length="0.001cm" draw:distance="0.001cm"/>
    <draw:stroke-dash draw:name="Dashed_20__28_var_29__20_7876" draw:display-name="Dashed (var) 7876" draw:style="rect" draw:dots1="1" draw:dots1-length="0.001cm" draw:dots2="1" draw:dots2-length="0.001cm" draw:distance="0.001cm"/>
    <draw:stroke-dash draw:name="Dashed_20__28_var_29__20_7877" draw:display-name="Dashed (var) 7877" draw:style="rect" draw:dots1="1" draw:dots1-length="0.001cm" draw:dots2="1" draw:dots2-length="0.001cm" draw:distance="0.001cm"/>
    <draw:stroke-dash draw:name="Dashed_20__28_var_29__20_7878" draw:display-name="Dashed (var) 7878" draw:style="rect" draw:dots1="1" draw:dots1-length="0.001cm" draw:dots2="1" draw:dots2-length="0.001cm" draw:distance="0.001cm"/>
    <draw:stroke-dash draw:name="Dashed_20__28_var_29__20_7879" draw:display-name="Dashed (var) 7879" draw:style="rect" draw:dots1="1" draw:dots1-length="0.001cm" draw:dots2="1" draw:dots2-length="0.001cm" draw:distance="0.001cm"/>
    <draw:stroke-dash draw:name="Dashed_20__28_var_29__20_788" draw:display-name="Dashed (var) 788" draw:style="round" draw:dots2="2" draw:distance="0.023cm"/>
    <draw:stroke-dash draw:name="Dashed_20__28_var_29__20_7880" draw:display-name="Dashed (var) 7880" draw:style="rect" draw:dots1="1" draw:dots1-length="0.001cm" draw:dots2="1" draw:dots2-length="0.001cm" draw:distance="0.001cm"/>
    <draw:stroke-dash draw:name="Dashed_20__28_var_29__20_7881" draw:display-name="Dashed (var) 7881" draw:style="rect" draw:dots1="1" draw:dots1-length="0.001cm" draw:dots2="1" draw:dots2-length="0.001cm" draw:distance="0.001cm"/>
    <draw:stroke-dash draw:name="Dashed_20__28_var_29__20_7882" draw:display-name="Dashed (var) 7882" draw:style="rect" draw:dots1="1" draw:dots1-length="0.001cm" draw:dots2="1" draw:dots2-length="0.001cm" draw:distance="0.001cm"/>
    <draw:stroke-dash draw:name="Dashed_20__28_var_29__20_7883" draw:display-name="Dashed (var) 7883" draw:style="rect" draw:dots1="1" draw:dots1-length="0.001cm" draw:dots2="1" draw:dots2-length="0.001cm" draw:distance="0.001cm"/>
    <draw:stroke-dash draw:name="Dashed_20__28_var_29__20_7884" draw:display-name="Dashed (var) 7884" draw:style="rect" draw:dots1="1" draw:dots1-length="0.001cm" draw:dots2="1" draw:dots2-length="0.001cm" draw:distance="0.001cm"/>
    <draw:stroke-dash draw:name="Dashed_20__28_var_29__20_7885" draw:display-name="Dashed (var) 7885" draw:style="rect" draw:dots1="1" draw:dots1-length="0.001cm" draw:dots2="1" draw:dots2-length="0.001cm" draw:distance="0.001cm"/>
    <draw:stroke-dash draw:name="Dashed_20__28_var_29__20_7886" draw:display-name="Dashed (var) 7886" draw:style="rect" draw:dots1="1" draw:dots1-length="0.001cm" draw:dots2="1" draw:dots2-length="0.001cm" draw:distance="0.001cm"/>
    <draw:stroke-dash draw:name="Dashed_20__28_var_29__20_7887" draw:display-name="Dashed (var) 7887" draw:style="rect" draw:dots1="1" draw:dots1-length="0.001cm" draw:dots2="1" draw:dots2-length="0.001cm" draw:distance="0.001cm"/>
    <draw:stroke-dash draw:name="Dashed_20__28_var_29__20_7888" draw:display-name="Dashed (var) 7888" draw:style="rect" draw:dots1="1" draw:dots1-length="0.001cm" draw:dots2="1" draw:dots2-length="0.001cm" draw:distance="0.001cm"/>
    <draw:stroke-dash draw:name="Dashed_20__28_var_29__20_7889" draw:display-name="Dashed (var) 7889" draw:style="rect" draw:dots1="1" draw:dots1-length="0.001cm" draw:dots2="1" draw:dots2-length="0.001cm" draw:distance="0.001cm"/>
    <draw:stroke-dash draw:name="Dashed_20__28_var_29__20_789" draw:display-name="Dashed (var) 789" draw:style="round" draw:dots2="2" draw:distance="0.023cm"/>
    <draw:stroke-dash draw:name="Dashed_20__28_var_29__20_7890" draw:display-name="Dashed (var) 7890" draw:style="rect" draw:dots1="1" draw:dots1-length="0.001cm" draw:dots2="1" draw:dots2-length="0.001cm" draw:distance="0.001cm"/>
    <draw:stroke-dash draw:name="Dashed_20__28_var_29__20_7891" draw:display-name="Dashed (var) 7891" draw:style="rect" draw:dots1="1" draw:dots1-length="0.001cm" draw:dots2="1" draw:dots2-length="0.001cm" draw:distance="0.001cm"/>
    <draw:stroke-dash draw:name="Dashed_20__28_var_29__20_7892" draw:display-name="Dashed (var) 7892" draw:style="rect" draw:dots1="1" draw:dots1-length="0.001cm" draw:dots2="1" draw:dots2-length="0.001cm" draw:distance="0.001cm"/>
    <draw:stroke-dash draw:name="Dashed_20__28_var_29__20_7893" draw:display-name="Dashed (var) 7893" draw:style="rect" draw:dots1="1" draw:dots1-length="0.001cm" draw:dots2="1" draw:dots2-length="0.001cm" draw:distance="0.001cm"/>
    <draw:stroke-dash draw:name="Dashed_20__28_var_29__20_7894" draw:display-name="Dashed (var) 7894" draw:style="rect" draw:dots1="1" draw:dots1-length="0.001cm" draw:dots2="1" draw:dots2-length="0.001cm" draw:distance="0.001cm"/>
    <draw:stroke-dash draw:name="Dashed_20__28_var_29__20_7895" draw:display-name="Dashed (var) 7895" draw:style="rect" draw:dots1="1" draw:dots1-length="0.001cm" draw:dots2="1" draw:dots2-length="0.001cm" draw:distance="0.001cm"/>
    <draw:stroke-dash draw:name="Dashed_20__28_var_29__20_7896" draw:display-name="Dashed (var) 7896" draw:style="rect" draw:dots1="1" draw:dots1-length="0.001cm" draw:dots2="1" draw:dots2-length="0.001cm" draw:distance="0.001cm"/>
    <draw:stroke-dash draw:name="Dashed_20__28_var_29__20_7897" draw:display-name="Dashed (var) 7897" draw:style="rect" draw:dots1="1" draw:dots1-length="0.001cm" draw:dots2="1" draw:dots2-length="0.001cm" draw:distance="0.001cm"/>
    <draw:stroke-dash draw:name="Dashed_20__28_var_29__20_7898" draw:display-name="Dashed (var) 7898" draw:style="rect" draw:dots1="1" draw:dots1-length="0.001cm" draw:dots2="1" draw:dots2-length="0.001cm" draw:distance="0.001cm"/>
    <draw:stroke-dash draw:name="Dashed_20__28_var_29__20_7899" draw:display-name="Dashed (var) 7899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00" draw:display-name="Dashed (var) 7900" draw:style="rect" draw:dots1="1" draw:dots1-length="0.001cm" draw:dots2="1" draw:dots2-length="0.001cm" draw:distance="0.001cm"/>
    <draw:stroke-dash draw:name="Dashed_20__28_var_29__20_7901" draw:display-name="Dashed (var) 7901" draw:style="rect" draw:dots1="1" draw:dots1-length="0.001cm" draw:dots2="1" draw:dots2-length="0.001cm" draw:distance="0.001cm"/>
    <draw:stroke-dash draw:name="Dashed_20__28_var_29__20_7902" draw:display-name="Dashed (var) 7902" draw:style="rect" draw:dots1="1" draw:dots1-length="0.001cm" draw:dots2="1" draw:dots2-length="0.001cm" draw:distance="0.001cm"/>
    <draw:stroke-dash draw:name="Dashed_20__28_var_29__20_7903" draw:display-name="Dashed (var) 7903" draw:style="rect" draw:dots1="1" draw:dots1-length="0.001cm" draw:dots2="1" draw:dots2-length="0.001cm" draw:distance="0.001cm"/>
    <draw:stroke-dash draw:name="Dashed_20__28_var_29__20_7904" draw:display-name="Dashed (var) 7904" draw:style="rect" draw:dots1="1" draw:dots1-length="0.001cm" draw:dots2="1" draw:dots2-length="0.001cm" draw:distance="0.001cm"/>
    <draw:stroke-dash draw:name="Dashed_20__28_var_29__20_7905" draw:display-name="Dashed (var) 7905" draw:style="rect" draw:dots1="1" draw:dots1-length="0.001cm" draw:dots2="1" draw:dots2-length="0.001cm" draw:distance="0.001cm"/>
    <draw:stroke-dash draw:name="Dashed_20__28_var_29__20_7906" draw:display-name="Dashed (var) 7906" draw:style="rect" draw:dots1="1" draw:dots1-length="0.001cm" draw:dots2="1" draw:dots2-length="0.001cm" draw:distance="0.001cm"/>
    <draw:stroke-dash draw:name="Dashed_20__28_var_29__20_7907" draw:display-name="Dashed (var) 7907" draw:style="rect" draw:dots1="1" draw:dots1-length="0.001cm" draw:dots2="1" draw:dots2-length="0.001cm" draw:distance="0.001cm"/>
    <draw:stroke-dash draw:name="Dashed_20__28_var_29__20_7908" draw:display-name="Dashed (var) 7908" draw:style="rect" draw:dots1="1" draw:dots1-length="0.001cm" draw:dots2="1" draw:dots2-length="0.001cm" draw:distance="0.001cm"/>
    <draw:stroke-dash draw:name="Dashed_20__28_var_29__20_7909" draw:display-name="Dashed (var) 7909" draw:style="rect" draw:dots1="1" draw:dots1-length="0.001cm" draw:dots2="1" draw:dots2-length="0.001cm" draw:distance="0.001cm"/>
    <draw:stroke-dash draw:name="Dashed_20__28_var_29__20_791" draw:display-name="Dashed (var) 791" draw:style="round" draw:dots2="2" draw:distance="0.023cm"/>
    <draw:stroke-dash draw:name="Dashed_20__28_var_29__20_7910" draw:display-name="Dashed (var) 7910" draw:style="rect" draw:dots1="1" draw:dots1-length="0.001cm" draw:dots2="1" draw:dots2-length="0.001cm" draw:distance="0.001cm"/>
    <draw:stroke-dash draw:name="Dashed_20__28_var_29__20_7911" draw:display-name="Dashed (var) 7911" draw:style="rect" draw:dots1="1" draw:dots1-length="0.001cm" draw:dots2="1" draw:dots2-length="0.001cm" draw:distance="0.001cm"/>
    <draw:stroke-dash draw:name="Dashed_20__28_var_29__20_7912" draw:display-name="Dashed (var) 7912" draw:style="rect" draw:dots1="1" draw:dots1-length="0.001cm" draw:dots2="1" draw:dots2-length="0.001cm" draw:distance="0.001cm"/>
    <draw:stroke-dash draw:name="Dashed_20__28_var_29__20_7913" draw:display-name="Dashed (var) 7913" draw:style="rect" draw:dots1="1" draw:dots1-length="0.001cm" draw:dots2="1" draw:dots2-length="0.001cm" draw:distance="0.001cm"/>
    <draw:stroke-dash draw:name="Dashed_20__28_var_29__20_7914" draw:display-name="Dashed (var) 7914" draw:style="rect" draw:dots1="1" draw:dots1-length="0.001cm" draw:dots2="1" draw:dots2-length="0.001cm" draw:distance="0.001cm"/>
    <draw:stroke-dash draw:name="Dashed_20__28_var_29__20_7915" draw:display-name="Dashed (var) 7915" draw:style="rect" draw:dots1="1" draw:dots1-length="0.001cm" draw:dots2="1" draw:dots2-length="0.001cm" draw:distance="0.001cm"/>
    <draw:stroke-dash draw:name="Dashed_20__28_var_29__20_7916" draw:display-name="Dashed (var) 7916" draw:style="rect" draw:dots1="1" draw:dots1-length="0.001cm" draw:dots2="1" draw:dots2-length="0.001cm" draw:distance="0.001cm"/>
    <draw:stroke-dash draw:name="Dashed_20__28_var_29__20_7917" draw:display-name="Dashed (var) 7917" draw:style="rect" draw:dots1="1" draw:dots1-length="0.001cm" draw:dots2="1" draw:dots2-length="0.001cm" draw:distance="0.001cm"/>
    <draw:stroke-dash draw:name="Dashed_20__28_var_29__20_7918" draw:display-name="Dashed (var) 7918" draw:style="rect" draw:dots1="1" draw:dots1-length="0.001cm" draw:dots2="1" draw:dots2-length="0.001cm" draw:distance="0.001cm"/>
    <draw:stroke-dash draw:name="Dashed_20__28_var_29__20_7919" draw:display-name="Dashed (var) 7919" draw:style="rect" draw:dots1="1" draw:dots1-length="0.001cm" draw:dots2="1" draw:dots2-length="0.001cm" draw:distance="0.001cm"/>
    <draw:stroke-dash draw:name="Dashed_20__28_var_29__20_792" draw:display-name="Dashed (var) 792" draw:style="round" draw:dots2="2" draw:distance="0.023cm"/>
    <draw:stroke-dash draw:name="Dashed_20__28_var_29__20_7920" draw:display-name="Dashed (var) 7920" draw:style="rect" draw:dots1="1" draw:dots1-length="0.001cm" draw:dots2="1" draw:dots2-length="0.001cm" draw:distance="0.001cm"/>
    <draw:stroke-dash draw:name="Dashed_20__28_var_29__20_7921" draw:display-name="Dashed (var) 7921" draw:style="rect" draw:dots1="1" draw:dots1-length="0.001cm" draw:dots2="1" draw:dots2-length="0.001cm" draw:distance="0.001cm"/>
    <draw:stroke-dash draw:name="Dashed_20__28_var_29__20_7922" draw:display-name="Dashed (var) 7922" draw:style="rect" draw:dots1="1" draw:dots1-length="0.001cm" draw:dots2="1" draw:dots2-length="0.001cm" draw:distance="0.001cm"/>
    <draw:stroke-dash draw:name="Dashed_20__28_var_29__20_7923" draw:display-name="Dashed (var) 7923" draw:style="rect" draw:dots1="1" draw:dots1-length="0.001cm" draw:dots2="1" draw:dots2-length="0.001cm" draw:distance="0.001cm"/>
    <draw:stroke-dash draw:name="Dashed_20__28_var_29__20_7924" draw:display-name="Dashed (var) 7924" draw:style="rect" draw:dots1="1" draw:dots1-length="0.001cm" draw:dots2="1" draw:dots2-length="0.001cm" draw:distance="0.001cm"/>
    <draw:stroke-dash draw:name="Dashed_20__28_var_29__20_7925" draw:display-name="Dashed (var) 7925" draw:style="rect" draw:dots1="1" draw:dots1-length="0.001cm" draw:dots2="1" draw:dots2-length="0.001cm" draw:distance="0.001cm"/>
    <draw:stroke-dash draw:name="Dashed_20__28_var_29__20_7926" draw:display-name="Dashed (var) 7926" draw:style="rect" draw:dots1="1" draw:dots1-length="0.001cm" draw:dots2="1" draw:dots2-length="0.001cm" draw:distance="0.001cm"/>
    <draw:stroke-dash draw:name="Dashed_20__28_var_29__20_7927" draw:display-name="Dashed (var) 7927" draw:style="rect" draw:dots1="1" draw:dots1-length="0.001cm" draw:dots2="1" draw:dots2-length="0.001cm" draw:distance="0.001cm"/>
    <draw:stroke-dash draw:name="Dashed_20__28_var_29__20_7928" draw:display-name="Dashed (var) 7928" draw:style="rect" draw:dots1="1" draw:dots1-length="0.001cm" draw:dots2="1" draw:dots2-length="0.001cm" draw:distance="0.001cm"/>
    <draw:stroke-dash draw:name="Dashed_20__28_var_29__20_7929" draw:display-name="Dashed (var) 7929" draw:style="rect" draw:dots1="1" draw:dots1-length="0.001cm" draw:dots2="1" draw:dots2-length="0.001cm" draw:distance="0.001cm"/>
    <draw:stroke-dash draw:name="Dashed_20__28_var_29__20_793" draw:display-name="Dashed (var) 793" draw:style="round" draw:dots2="2" draw:distance="0.023cm"/>
    <draw:stroke-dash draw:name="Dashed_20__28_var_29__20_7930" draw:display-name="Dashed (var) 7930" draw:style="rect" draw:dots1="1" draw:dots1-length="0.001cm" draw:dots2="1" draw:dots2-length="0.001cm" draw:distance="0.001cm"/>
    <draw:stroke-dash draw:name="Dashed_20__28_var_29__20_7931" draw:display-name="Dashed (var) 7931" draw:style="rect" draw:dots1="1" draw:dots1-length="0.001cm" draw:dots2="1" draw:dots2-length="0.001cm" draw:distance="0.001cm"/>
    <draw:stroke-dash draw:name="Dashed_20__28_var_29__20_7932" draw:display-name="Dashed (var) 7932" draw:style="rect" draw:dots1="1" draw:dots1-length="0.001cm" draw:dots2="1" draw:dots2-length="0.001cm" draw:distance="0.001cm"/>
    <draw:stroke-dash draw:name="Dashed_20__28_var_29__20_7933" draw:display-name="Dashed (var) 7933" draw:style="rect" draw:dots1="1" draw:dots1-length="0.001cm" draw:dots2="1" draw:dots2-length="0.001cm" draw:distance="0.001cm"/>
    <draw:stroke-dash draw:name="Dashed_20__28_var_29__20_7934" draw:display-name="Dashed (var) 7934" draw:style="rect" draw:dots1="1" draw:dots1-length="0.001cm" draw:dots2="1" draw:dots2-length="0.001cm" draw:distance="0.001cm"/>
    <draw:stroke-dash draw:name="Dashed_20__28_var_29__20_7935" draw:display-name="Dashed (var) 7935" draw:style="rect" draw:dots1="1" draw:dots1-length="0.001cm" draw:dots2="1" draw:dots2-length="0.001cm" draw:distance="0.001cm"/>
    <draw:stroke-dash draw:name="Dashed_20__28_var_29__20_7936" draw:display-name="Dashed (var) 7936" draw:style="rect" draw:dots1="1" draw:dots1-length="0.001cm" draw:dots2="1" draw:dots2-length="0.001cm" draw:distance="0.001cm"/>
    <draw:stroke-dash draw:name="Dashed_20__28_var_29__20_7937" draw:display-name="Dashed (var) 7937" draw:style="rect" draw:dots1="1" draw:dots1-length="0.001cm" draw:dots2="1" draw:dots2-length="0.001cm" draw:distance="0.001cm"/>
    <draw:stroke-dash draw:name="Dashed_20__28_var_29__20_7938" draw:display-name="Dashed (var) 7938" draw:style="rect" draw:dots1="1" draw:dots1-length="0.001cm" draw:dots2="1" draw:dots2-length="0.001cm" draw:distance="0.001cm"/>
    <draw:stroke-dash draw:name="Dashed_20__28_var_29__20_7939" draw:display-name="Dashed (var) 7939" draw:style="rect" draw:dots1="1" draw:dots1-length="0.001cm" draw:dots2="1" draw:dots2-length="0.001cm" draw:distance="0.001cm"/>
    <draw:stroke-dash draw:name="Dashed_20__28_var_29__20_794" draw:display-name="Dashed (var) 794" draw:style="round" draw:dots2="2" draw:distance="0.023cm"/>
    <draw:stroke-dash draw:name="Dashed_20__28_var_29__20_7940" draw:display-name="Dashed (var) 7940" draw:style="rect" draw:dots1="1" draw:dots1-length="0.001cm" draw:dots2="1" draw:dots2-length="0.001cm" draw:distance="0.001cm"/>
    <draw:stroke-dash draw:name="Dashed_20__28_var_29__20_7941" draw:display-name="Dashed (var) 7941" draw:style="rect" draw:dots1="1" draw:dots1-length="0.001cm" draw:dots2="1" draw:dots2-length="0.001cm" draw:distance="0.001cm"/>
    <draw:stroke-dash draw:name="Dashed_20__28_var_29__20_7942" draw:display-name="Dashed (var) 7942" draw:style="rect" draw:dots1="1" draw:dots1-length="0.001cm" draw:dots2="1" draw:dots2-length="0.001cm" draw:distance="0.001cm"/>
    <draw:stroke-dash draw:name="Dashed_20__28_var_29__20_7943" draw:display-name="Dashed (var) 7943" draw:style="rect" draw:dots1="1" draw:dots1-length="0.001cm" draw:dots2="1" draw:dots2-length="0.001cm" draw:distance="0.001cm"/>
    <draw:stroke-dash draw:name="Dashed_20__28_var_29__20_7944" draw:display-name="Dashed (var) 7944" draw:style="rect" draw:dots1="1" draw:dots1-length="0.001cm" draw:dots2="1" draw:dots2-length="0.001cm" draw:distance="0.001cm"/>
    <draw:stroke-dash draw:name="Dashed_20__28_var_29__20_7945" draw:display-name="Dashed (var) 7945" draw:style="rect" draw:dots1="1" draw:dots1-length="0.001cm" draw:dots2="1" draw:dots2-length="0.001cm" draw:distance="0.001cm"/>
    <draw:stroke-dash draw:name="Dashed_20__28_var_29__20_7946" draw:display-name="Dashed (var) 7946" draw:style="rect" draw:dots1="1" draw:dots1-length="0.001cm" draw:dots2="1" draw:dots2-length="0.001cm" draw:distance="0.001cm"/>
    <draw:stroke-dash draw:name="Dashed_20__28_var_29__20_7947" draw:display-name="Dashed (var) 7947" draw:style="rect" draw:dots1="1" draw:dots1-length="0.001cm" draw:dots2="1" draw:dots2-length="0.001cm" draw:distance="0.001cm"/>
    <draw:stroke-dash draw:name="Dashed_20__28_var_29__20_7948" draw:display-name="Dashed (var) 7948" draw:style="rect" draw:dots1="1" draw:dots1-length="0.001cm" draw:dots2="1" draw:dots2-length="0.001cm" draw:distance="0.001cm"/>
    <draw:stroke-dash draw:name="Dashed_20__28_var_29__20_7949" draw:display-name="Dashed (var) 7949" draw:style="rect" draw:dots1="1" draw:dots1-length="0.001cm" draw:dots2="1" draw:dots2-length="0.001cm" draw:distance="0.001cm"/>
    <draw:stroke-dash draw:name="Dashed_20__28_var_29__20_795" draw:display-name="Dashed (var) 795" draw:style="round" draw:dots2="2" draw:distance="0.023cm"/>
    <draw:stroke-dash draw:name="Dashed_20__28_var_29__20_7950" draw:display-name="Dashed (var) 7950" draw:style="rect" draw:dots1="1" draw:dots1-length="0.001cm" draw:dots2="1" draw:dots2-length="0.001cm" draw:distance="0.001cm"/>
    <draw:stroke-dash draw:name="Dashed_20__28_var_29__20_7951" draw:display-name="Dashed (var) 7951" draw:style="rect" draw:dots1="1" draw:dots1-length="0.001cm" draw:dots2="1" draw:dots2-length="0.001cm" draw:distance="0.001cm"/>
    <draw:stroke-dash draw:name="Dashed_20__28_var_29__20_7952" draw:display-name="Dashed (var) 7952" draw:style="rect" draw:dots1="1" draw:dots1-length="0.001cm" draw:dots2="1" draw:dots2-length="0.001cm" draw:distance="0.001cm"/>
    <draw:stroke-dash draw:name="Dashed_20__28_var_29__20_7953" draw:display-name="Dashed (var) 7953" draw:style="rect" draw:dots1="1" draw:dots1-length="0.001cm" draw:dots2="1" draw:dots2-length="0.001cm" draw:distance="0.001cm"/>
    <draw:stroke-dash draw:name="Dashed_20__28_var_29__20_7954" draw:display-name="Dashed (var) 7954" draw:style="rect" draw:dots1="1" draw:dots1-length="0.001cm" draw:dots2="1" draw:dots2-length="0.001cm" draw:distance="0.001cm"/>
    <draw:stroke-dash draw:name="Dashed_20__28_var_29__20_7955" draw:display-name="Dashed (var) 7955" draw:style="rect" draw:dots1="1" draw:dots1-length="0.001cm" draw:dots2="1" draw:dots2-length="0.001cm" draw:distance="0.001cm"/>
    <draw:stroke-dash draw:name="Dashed_20__28_var_29__20_7956" draw:display-name="Dashed (var) 7956" draw:style="rect" draw:dots1="1" draw:dots1-length="0.001cm" draw:dots2="1" draw:dots2-length="0.001cm" draw:distance="0.001cm"/>
    <draw:stroke-dash draw:name="Dashed_20__28_var_29__20_7957" draw:display-name="Dashed (var) 7957" draw:style="rect" draw:dots1="1" draw:dots1-length="0.001cm" draw:dots2="1" draw:dots2-length="0.001cm" draw:distance="0.001cm"/>
    <draw:stroke-dash draw:name="Dashed_20__28_var_29__20_7958" draw:display-name="Dashed (var) 7958" draw:style="rect" draw:dots1="1" draw:dots1-length="0.001cm" draw:dots2="1" draw:dots2-length="0.001cm" draw:distance="0.001cm"/>
    <draw:stroke-dash draw:name="Dashed_20__28_var_29__20_7959" draw:display-name="Dashed (var) 7959" draw:style="rect" draw:dots1="1" draw:dots1-length="0.001cm" draw:dots2="1" draw:dots2-length="0.001cm" draw:distance="0.001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4274bc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8" style:family="paragraph" style:parent-style-name="Footer">
      <style:text-properties officeooo:paragraph-rsid="0096b4e2"/>
    </style:style>
    <style:style style:name="MP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" style:family="paragraph" style:parent-style-name="Footer">
      <style:text-properties officeooo:rsid="001f8a2d" officeooo:paragraph-rsid="00bd36bc"/>
    </style:style>
    <style:style style:name="MP11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2" style:family="paragraph" style:parent-style-name="Footer">
      <style:text-properties officeooo:rsid="0096b4e2" officeooo:paragraph-rsid="0096b4e2"/>
    </style:style>
    <style:style style:name="MP1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4" style:family="paragraph">
      <style:paragraph-properties fo:text-align="center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16" style:family="paragraph">
      <loext:graphic-properties draw:fill="solid" draw:fill-color="#1ca2b8"/>
    </style:style>
    <style:style style:name="MP17" style:family="paragraph" style:parent-style-name="Footer">
      <style:text-properties officeooo:rsid="001f8a2d" officeooo:paragraph-rsid="002b33ed"/>
    </style:style>
    <style:style style:name="MP18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9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0" style:family="paragraph" style:parent-style-name="Footer">
      <style:text-properties officeooo:rsid="011350d1" officeooo:paragraph-rsid="011350d1"/>
    </style:style>
    <style:style style:name="M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2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5" style:family="paragraph" style:parent-style-name="Footer">
      <style:text-properties officeooo:paragraph-rsid="00c384cf"/>
    </style:style>
    <style:style style:name="MP2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11dd7e"/>
    </style:style>
    <style:style style:name="MP32" style:family="paragraph" style:parent-style-name="Footer">
      <style:paragraph-properties fo:text-align="start" style:justify-single-word="false"/>
      <style:text-properties officeooo:paragraph-rsid="0211dd7e"/>
    </style:style>
    <style:style style:name="MP33" style:family="paragraph" style:parent-style-name="Footer">
      <style:text-properties officeooo:rsid="0242edd8" officeooo:paragraph-rsid="0242edd8"/>
    </style:style>
    <style:style style:name="MP3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5" style:family="paragraph" style:parent-style-name="Footer">
      <style:text-properties officeooo:paragraph-rsid="008d016c"/>
    </style:style>
    <style:style style:name="MP36" style:family="paragraph" style:parent-style-name="Header">
      <style:paragraph-properties fo:margin-left="0cm" fo:margin-right="0cm" fo:text-indent="0cm" style:auto-text-indent="false"/>
    </style:style>
    <style:style style:name="MP37" style:family="paragraph" style:parent-style-name="Footer">
      <style:text-properties officeooo:paragraph-rsid="010f7046"/>
    </style:style>
    <style:style style:name="MP38" style:family="paragraph" style:parent-style-name="Footer">
      <style:text-properties officeooo:paragraph-rsid="01120261"/>
    </style:style>
    <style:style style:name="MP3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2" style:family="paragraph" style:parent-style-name="Header">
      <style:paragraph-properties fo:text-align="center" style:justify-single-word="false"/>
      <style:text-properties officeooo:paragraph-rsid="00ab054e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7" style:family="paragraph" style:parent-style-name="Footer">
      <style:paragraph-properties fo:text-align="end" style:justify-single-word="false"/>
      <style:text-properties officeooo:paragraph-rsid="00d4df5c"/>
    </style:style>
    <style:style style:name="MP48" style:family="paragraph" style:parent-style-name="Footer">
      <style:paragraph-properties fo:text-align="start" style:justify-single-word="false"/>
      <style:text-properties officeooo:paragraph-rsid="00d4df5c"/>
    </style:style>
    <style:style style:name="MP49" style:family="paragraph" style:parent-style-name="_5f_Header_20_G_20_page_20_impaire_20__28_D_29_">
      <style:text-properties officeooo:paragraph-rsid="01259ec2"/>
    </style:style>
    <style:style style:name="MP50" style:family="paragraph" style:parent-style-name="_5f_Header_20_G_20_page_20_paire_20__28_G_29_">
      <style:text-properties officeooo:paragraph-rsid="00eb2abc"/>
    </style:style>
    <style:style style:name="MP51" style:family="paragraph" style:parent-style-name="_5f_Footer_20_page_20_paire_20__28_G_29_">
      <style:text-properties fo:font-size="9pt" style:font-size-asian="9pt" style:font-size-complex="9pt"/>
    </style:style>
    <style:style style:name="MP52" style:family="paragraph" style:parent-style-name="_5f_Header_20_N_20_page_20_impaire_20__28_D_29_">
      <style:paragraph-properties fo:text-align="start" style:justify-single-word="false"/>
    </style:style>
    <style:style style:name="MP53" style:family="paragraph" style:parent-style-name="Footer">
      <style:text-properties officeooo:paragraph-rsid="00d4df5c"/>
    </style:style>
    <style:style style:name="MP5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5" style:family="paragraph">
      <loext:graphic-properties draw:fill="solid" draw:fill-color="#d7e12c"/>
    </style:style>
    <style:style style:name="MP5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71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4" style:family="paragraph" style:parent-style-name="Footer">
      <style:text-properties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7" style:family="paragraph" style:parent-style-name="_5f_Footer_20_page_20_impaire_20__28_D_29_">
      <style:paragraph-properties fo:text-align="start" style:justify-single-word="false"/>
    </style:style>
    <style:style style:name="MP7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0" style:family="paragraph" style:parent-style-name="_5f_Header_20_N_20_page_20_impaire_20__28_D_29_">
      <style:text-properties officeooo:rsid="0277791e" officeooo:paragraph-rsid="0277791e"/>
    </style:style>
    <style:style style:name="MP81" style:family="paragraph" style:parent-style-name="_5f_Header_20_N_20_page_20_impaire_20__28_D_29_">
      <style:text-properties officeooo:rsid="027aa87d" officeooo:paragraph-rsid="027aa87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83" style:family="paragraph" style:parent-style-name="_5f_Header_20_G_20_page_20_impaire_20__28_D_29_">
      <style:text-properties officeooo:paragraph-rsid="00c87b35"/>
    </style:style>
    <style:style style:name="MP84" style:family="paragraph" style:parent-style-name="Footer">
      <style:text-properties officeooo:paragraph-rsid="00a59a60"/>
    </style:style>
    <style:style style:name="MP8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6" style:family="paragraph" style:parent-style-name="Footer">
      <style:text-properties officeooo:paragraph-rsid="002aa84d"/>
    </style:style>
    <style:style style:name="MP87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8" style:family="paragraph">
      <loext:graphic-properties draw:fill="solid" draw:fill-color="#7fb241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5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6" style:family="paragraph" style:parent-style-name="_5f_Header_20_G_20_page_20_paire_20__28_G_29_">
      <style:text-properties officeooo:paragraph-rsid="0334a5be"/>
    </style:style>
    <style:style style:name="MP97" style:family="paragraph" style:parent-style-name="_5f_Header_20_G_20_page_20_paire_20__28_G_29_">
      <style:paragraph-properties fo:text-align="start" style:justify-single-word="false"/>
    </style:style>
    <style:style style:name="MP98" style:family="paragraph" style:parent-style-name="Footer">
      <style:text-properties officeooo:paragraph-rsid="030c4d7d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00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1" style:family="paragraph" style:parent-style-name="Footer">
      <style:text-properties officeooo:paragraph-rsid="00d8520c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5" style:family="paragraph" style:parent-style-name="Header">
      <style:paragraph-properties fo:text-align="center" style:justify-single-word="false"/>
      <style:text-properties officeooo:paragraph-rsid="00c10aa6"/>
    </style:style>
    <style:style style:name="MP106" style:family="paragraph" style:parent-style-name="Header">
      <style:paragraph-properties fo:text-align="start" style:justify-single-word="false"/>
      <style:text-properties officeooo:paragraph-rsid="0289fb01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5" style:family="text">
      <style:text-properties fo:font-variant="small-caps" officeooo:rsid="0054f64f"/>
    </style:style>
    <style:style style:name="MT6" style:family="text">
      <style:text-properties fo:font-variant="small-caps" officeooo:rsid="007d7a6f"/>
    </style:style>
    <style:style style:name="MT7" style:family="text">
      <style:text-properties officeooo:rsid="00a59037"/>
    </style:style>
    <style:style style:name="MT8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0" style:family="text">
      <style:text-properties fo:font-variant="small-caps"/>
    </style:style>
    <style:style style:name="MT1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3" style:family="text">
      <style:text-properties officeooo:rsid="0096b4e2"/>
    </style:style>
    <style:style style:name="MT1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" style:family="text">
      <style:text-properties fo:font-variant="small-caps" officeooo:rsid="0096b4e2"/>
    </style:style>
    <style:style style:name="MT16" style:family="text">
      <style:text-properties fo:font-variant="small-caps" officeooo:rsid="00a847d5"/>
    </style:style>
    <style:style style:name="MT1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9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20" style:family="text">
      <style:text-properties officeooo:rsid="0032e83a"/>
    </style:style>
    <style:style style:name="MT21" style:family="text">
      <style:text-properties officeooo:rsid="002b33ed"/>
    </style:style>
    <style:style style:name="MT2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25" style:family="text">
      <style:text-properties officeooo:rsid="008d016c"/>
    </style:style>
    <style:style style:name="MT2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9" style:family="text">
      <style:text-properties officeooo:rsid="01fe03f2"/>
    </style:style>
    <style:style style:name="MT30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1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5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41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4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5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8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51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5" style:family="text">
      <style:text-properties fo:font-variant="small-caps" fo:color="#7fb241" loext:opacity="100%" style:font-name="Bitstream Vera Sans" fo:font-size="16pt" fo:font-weight="bold" officeooo:rsid="02768590"/>
    </style:style>
    <style:style style:name="MT56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9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60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6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62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63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64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5" style:family="text">
      <style:text-properties officeooo:rsid="010c4d3a"/>
    </style:style>
    <style:style style:name="MT66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70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1" style:family="text">
      <style:text-properties officeooo:rsid="00b6801f"/>
    </style:style>
    <style:style style:name="MT72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3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7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8" style:family="text"/>
    <style:style style:name="MT79" style:family="text">
      <style:text-properties fo:font-size="16pt" style:font-size-asian="16pt" style:font-size-complex="16pt"/>
    </style:style>
    <style:style style:name="MT80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81" style:family="text">
      <style:text-properties officeooo:rsid="01f8729d"/>
    </style:style>
    <style:style style:name="MT82" style:family="text">
      <style:text-properties officeooo:rsid="01b6dc57"/>
    </style:style>
    <style:style style:name="MT83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7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9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90" style:family="text">
      <style:text-properties officeooo:rsid="00b5d2d1"/>
    </style:style>
    <style:style style:name="MT91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2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6" style:family="text">
      <style:text-properties officeooo:rsid="015f088a"/>
    </style:style>
    <style:style style:name="MT97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01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104" style:family="text">
      <style:text-properties officeooo:rsid="0160d7ef"/>
    </style:style>
    <style:style style:name="MT105" style:family="text">
      <style:text-properties officeooo:rsid="02735980"/>
    </style:style>
    <style:style style:name="MT106" style:family="text">
      <style:text-properties officeooo:rsid="02757f12"/>
    </style:style>
    <style:style style:name="MT107" style:family="text">
      <style:text-properties officeooo:rsid="0272f9e5"/>
    </style:style>
    <style:style style:name="MT108" style:family="text">
      <style:text-properties officeooo:rsid="026ec296"/>
    </style:style>
    <style:style style:name="MT109" style:family="text">
      <style:text-properties officeooo:rsid="0268e0aa"/>
    </style:style>
    <style:style style:name="MT110" style:family="text">
      <style:text-properties officeooo:rsid="0072f07f"/>
    </style:style>
    <style:style style:name="MT11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1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1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1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5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1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7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9" style:family="text">
      <style:text-properties officeooo:rsid="014407b5"/>
    </style:style>
    <style:style style:name="MT120" style:family="text">
      <style:text-properties fo:font-variant="small-caps" fo:color="#7fb241" loext:opacity="100%" style:font-name="Bitstream Vera Sans" fo:font-weight="bold" officeooo:rsid="0246ec76"/>
    </style:style>
    <style:style style:name="MT12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22" style:family="text">
      <style:text-properties officeooo:rsid="016f3374"/>
    </style:style>
    <style:style style:name="MT12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2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26" style:family="text">
      <style:text-properties officeooo:rsid="00a59a60"/>
    </style:style>
    <style:style style:name="MT127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3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3" style:family="text">
      <style:text-properties officeooo:rsid="005a3fa8"/>
    </style:style>
    <style:style style:name="M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5" style:family="text">
      <style:text-properties officeooo:rsid="00415f3a"/>
    </style:style>
    <style:style style:name="MT136" style:family="text">
      <style:text-properties officeooo:rsid="00386ebd"/>
    </style:style>
    <style:style style:name="MT13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38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39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4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41" style:family="text">
      <style:text-properties officeooo:rsid="0334a5be"/>
    </style:style>
    <style:style style:name="MT14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4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4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46" style:family="text">
      <style:text-properties officeooo:rsid="0315af39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51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52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5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60" style:family="text">
      <style:text-properties officeooo:rsid="00a4cf55"/>
    </style:style>
    <style:style style:name="MT161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6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65" style:family="text">
      <style:text-properties officeooo:rsid="009e3fdd"/>
    </style:style>
    <style:style style:name="MT16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74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">S</text:span>olides : <text:span text:style-name="MT2">Patrons</text:span></text:p>
      </style:header>
      <style:header-left>
        <text:p text:style-name="_5f_Header_20_G_20_page_20_impaire_20__28_D_29_"><text:span text:style-name="MT1">S</text:span>olides : <text:span text:style-name="MT2">Patrons</text:span></text:p>
      </style:header-left>
      <style:footer>
        <text:p text:style-name="MP1"><draw:frame draw:style-name="Mfr1" draw:name="Frame9111" text:anchor-type="paragraph" svg:y="-0.06cm" draw:z-index="71"><draw:text-box fo:min-height="0.499cm" fo:min-width="3cm"><draw:frame draw:style-name="Mfr2" draw:name="Frame10111" text:anchor-type="frame" svg:x="0.45cm" svg:y="0.079cm" svg:width="0.817cm" draw:z-index="72"><draw:text-box fo:min-height="0.355cm"><text:p text:style-name="MP2"><draw:g text:anchor-type="paragraph" draw:z-index="73" draw:name="Shape4_11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h text:style-name="_5f_Footer_20_page_20_impaire_20__28_D_29_" text:outline-level="1"><text:span text:style-name="MT3">solides : </text:span><text:span text:style-name="MT4">Patrons</text:span></text:h></draw:text-box></draw:frame></text:p>
      </style:footer>
      <style:footer-left>
        <text:p text:style-name="MP1"><draw:frame draw:style-name="Mfr1" draw:name="Frame311111" text:anchor-type="paragraph" svg:y="-0.06cm" draw:z-index="74"><draw:text-box fo:min-height="0.499cm" fo:min-width="3cm"><draw:frame draw:style-name="Mfr2" draw:name="Frame411111" text:anchor-type="frame" svg:x="0.45cm" svg:y="0.079cm" svg:width="0.817cm" draw:z-index="75"><draw:text-box fo:min-height="0.355cm"><text:p text:style-name="MP2"><draw:g text:anchor-type="paragraph" draw:z-index="76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4"><text:span text:style-name="MT3">solides : </text:span><text:span text:style-name="MT4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5">Solides : </text:span><text:span text:style-name="MT6">Patrons</text:span></text:p>
      </style:header>
      <style:header-left>
        <text:p text:style-name="_5f_Header_20_G_20_page_20_paire_20__28_G_29_"><text:span text:style-name="MT5">Solides : </text:span><text:span text:style-name="MT6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<text:span text:style-name="MT7">patrons</text:span></text:p></draw:text-box></draw:frame><draw:g text:anchor-type="paragraph" draw:z-index="77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7">patrons</text:span></text:h></draw:text-box></draw:frame><draw:g text:anchor-type="paragraph" draw:z-index="78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">S</text:span>olides : <text:span text:style-name="MT8">Perspective cavalière</text:span></text:p>
      </style:header>
      <style:header-left>
        <text:p text:style-name="_5f_Header_20_G_20_page_20_impaire_20__28_D_29_"><text:span text:style-name="MT1">S</text:span>olides : <text:span text:style-name="MT8">Perspective cavalière</text:span></text:p>
      </style:header-left>
      <style:footer>
        <text:p text:style-name="MP1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79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solides : </text:span><text:span text:style-name="MT9">perspective cavalière</text:span></text:h></draw:text-box></draw:frame></text:p>
      </style:footer>
      <style:footer-left>
        <text:p text:style-name="MP1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80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solides : </text:span><text:span text:style-name="MT9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6"><text:span text:style-name="MT5">S</text:span><text:span text:style-name="MT10">olides</text:span> : <text:span text:style-name="MT5">Vocabulaire, nature</text:span></text:p>
      </style:header>
      <style:header-left>
        <text:p text:style-name="MP6"><text:span text:style-name="MT5">S</text:span><text:span text:style-name="MT10">olides</text:span> : <text:span text:style-name="MT5">Vocabulaire, nature</text:span></text:p>
      </style:header-left>
      <style:footer>
        <text:p text:style-name="MP1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81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82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">S</text:span>olides : <text:span text:style-name="MT1">Vocabulaire, nature</text:span></text:p>
      </style:header>
      <style:header-left>
        <text:p text:style-name="_5f_Header_20_G_20_page_20_impaire_20__28_D_29_"><text:span text:style-name="MT1">S</text:span>olides : <text:span text:style-name="MT1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83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solides : Vocabulaire, NatuRE</text:p></draw:text-box></draw:frame></text:h>
      </style:footer>
      <style:footer-left>
        <text:p text:style-name="MP1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solides : Vocabulaire, NatuRE</text:p></draw:text-box></draw:frame><draw:g text:anchor-type="paragraph" draw:z-index="84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1">Constructions géométriques : </text:span><text:span text:style-name="MT12">Rédiger</text:span></text:p>
      </style:header>
      <style:header-left>
        <text:p text:style-name="_5f_Header_20_G_20_page_20_paire_20__28_G_29_"><text:span text:style-name="MT11">Constructions géométriques : </text:span><text:span text:style-name="MT12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85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3">CONSTRUCTIONS Géométriques : </text:span><text:span text:style-name="MT1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9"><text:span text:style-name="MT15">Constructions géométriques : </text:span><text:span text:style-name="MT16">Reproduire</text:span></text:p>
      </style:header>
      <style:footer>
        <text:p text:style-name="MP1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86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>
      <style:footer-left>
        <text:p text:style-name="MP1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87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1">Constructions géométriques : </text:span><text:span text:style-name="MT18">Reproduire</text:span></text:p>
      </style:header>
      <style:header-left>
        <text:p text:style-name="_5f_Header_20_G_20_page_20_paire_20__28_G_29_"><text:span text:style-name="MT11">Constructions géométriques : </text:span><text:span text:style-name="MT18">Reproduire</text:span></text:p>
      </style:header-left>
      <style:footer>
        <text:p text:style-name="MP1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88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3">CONSTRUCTIONS Géométriques : </text:span><text:span text:style-name="MT17">REPRODUIRE</text:span></text:p></draw:text-box></draw:frame></text:p>
      </style:footer>
      <style:footer-left>
        <text:p text:style-name="MP1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89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15">Constructions géométriques : </text:span><text:span text:style-name="MT16">Reproduire</text:span></text:p>
      </style:header>
      <style:header-left>
        <text:p text:style-name="MP11"><text:span text:style-name="MT15">Constructions géométriques : </text:span><text:span text:style-name="MT16">Reproduire</text:span></text:p>
      </style:header-left>
      <style:footer>
        <text:p text:style-name="MP1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90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91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13"><draw:line text:anchor-type="paragraph" draw:z-index="92" draw:name="Shape9" draw:style-name="Mgr3" draw:text-style-name="MP14" svg:x1="11.559cm" svg:y1="0.36cm" svg:x2="20.5cm" svg:y2="0.36cm"><text:p/></draw:line><draw:frame text:anchor-type="paragraph" draw:z-index="93" draw:name="Shape8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<draw:path text:anchor-type="paragraph" draw:z-index="94" draw:name="Shape7" draw:style-name="Mgr5" draw:text-style-name="MP16" svg:width="4.329cm" svg:height="2.24cm" svg:x="-1.499cm" svg:y="-1cm" svg:viewBox="0 0 4330 2241" svg:d="M0 2241l3984-288c209-15 363-168 345-342l-170-1611h-4159z"><text:p/></draw:path>T<text:span text:style-name="MT20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95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21">Éléments de géométrie</text:span> • <text:span text:style-name="MT2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8">Géométrie de base, partie 1: nommer, mesurer</text:p>
      </style:header>
      <style:header-left>
        <text:p text:style-name="_5f_Header_20_G_20_page_20_impaire_20__28_D_29_">Géométrie plane : Vocabulaire</text:p>
        <text:p text:style-name="MP19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96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">G</text:span><text:span text:style-name="MT22">éométrie </text:span><text:span text:style-name="MT23">plane </text:span><text:span text:style-name="MT22">: </text:span><text:span text:style-name="MT23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97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G</text:span><text:span text:style-name="MT22">éométrie </text:span><text:span text:style-name="MT24">plane</text:span><text:span text:style-name="MT22"> : </text:span><text:span text:style-name="MT2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9"><text:span text:style-name="MT15">Constructions géométriques : </text:span><text:span text:style-name="MT16">Reproduire</text:span></text:p>
      </style:header>
      <style:header-left>
        <text:p text:style-name="MP9"><text:span text:style-name="MT15">Constructions géométriques : </text:span><text:span text:style-name="MT16">Reproduire</text:span></text:p>
      </style:header-left>
      <style:footer>
        <text:p text:style-name="MP1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98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>
      <style:footer-left>
        <text:p text:style-name="MP1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99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21"><text:span text:style-name="MT25"><text:s text:c="15"/>A</text:span>ires : Calculer une aire</text:p>
      </style:header>
      <style:footer>
        <text:p text:style-name="MP2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100" draw:name="Shape4_161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01" draw:name="Shape4_15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02" draw:name="Shape4_159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6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9">Aires </text:span>: <text:span text:style-name="MT29">problèmes <text:s text:c="4"/></text:span></text:h>
      </style:footer>
      <style:footer-left>
        <text:p text:style-name="MP28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9"><text:span text:style-name="MT25"><text:s text:c="15"/>A</text:span>ires : Aire et unité</text:p>
      </style:header>
      <style:header-left>
        <text:p text:style-name="MP29"><text:span text:style-name="MT25"><text:s text:c="15"/>A</text:span>ires : Aire et unité</text:p>
      </style:header-left>
      <style:footer>
        <text:p text:style-name="MP2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69" draw:name="Shape4_157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70" draw:name="Shape4_10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71" draw:name="Shape4_15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5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31"><text:span text:style-name="MT30">Conversions d’unités : </text:span><text:span text:style-name="MT31">Problèmes</text:span></text:p>
      </style:header>
      <style:header-left>
        <text:p text:style-name="MP31"><text:span text:style-name="MT30">Conversions d’unités : </text:span><text:span text:style-name="MT31">Problèmes</text:span></text:p>
      </style:header-left>
      <style:footer>
        <text:p text:style-name="MP2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33">problèmes</text:span></text:p></draw:text-box></draw:frame><draw:g text:anchor-type="paragraph" draw:z-index="173" draw:name="Shape4_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34">Conversions d’unités : </text:span><text:span text:style-name="MT33">problèmes</text:span></text:p></draw:text-box></draw:frame><draw:g text:anchor-type="paragraph" draw:z-index="174" draw:name="Shape4_142" draw:style-name="Mgr1"><draw:path draw:style-name="Mgr7" draw:text-style-name="MP26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31">Problèmes</text:span></text:p>
      </style:header>
      <style:header-left>
        <text:p text:style-name="_5f_Header_20_N_20_page_20_paire_20__28_G_29_"><text:s/><text:span text:style-name="MT35">Conversions d’unités : </text:span><text:span text:style-name="MT31">Problèmes</text:span></text:p>
      </style:header-left>
      <style:footer>
        <text:p text:style-name="MP1"><draw:frame draw:style-name="Mfr1" draw:name="Frame31" text:anchor-type="paragraph" svg:y="-0.06cm" draw:z-index="0"><draw:text-box fo:min-height="0.499cm" fo:min-width="3cm"><draw:frame draw:style-name="Mfr2" draw:name="Frame4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33">problèmes</text:span></text:p></draw:text-box></draw:frame><draw:g text:anchor-type="paragraph" draw:z-index="175" draw:name="Shape4_6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6">Conversions d’unités </text:span><text:span text:style-name="MT28">: </text:span><text:span text:style-name="MT36">problèmes</text:span></text:p></draw:text-box></draw:frame><draw:g text:anchor-type="paragraph" draw:z-index="176" draw:name="Shape4_147" draw:style-name="Mgr1"><draw:path draw:style-name="Mgr7" draw:text-style-name="MP26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30">Conversions d’unités : </text:span><text:span text:style-name="MT37">Aires</text:span></text:p>
      </style:header>
      <style:header-left>
        <text:p text:style-name="_5f_Header_20_N_20_page_20_paire_20__28_G_29_"><text:span text:style-name="MT30">Conversions d’unités : </text:span><text:span text:style-name="MT37">Aires</text:span></text:p>
      </style:header-left>
      <style:footer>
        <text:p text:style-name="MP2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2">Conversions d’unités : </text:span><text:span text:style-name="MT38">Aires</text:span></text:h></draw:text-box></draw:frame><draw:g text:anchor-type="paragraph" draw:z-index="177" draw:name="Shape4_14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35">Conversions d’unités : </text:span><text:span text:style-name="MT37">Aires</text:span></text:p>
      </style:header>
      <style:header-left>
        <text:p text:style-name="Header"><text:s/><text:span text:style-name="MT35">Conversions d’unités : </text:span><text:span text:style-name="MT37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38">aires</text:span></text:p></draw:text-box></draw:frame><draw:g text:anchor-type="paragraph" draw:z-index="178" draw:name="Shape4_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79" draw:name="Shape4_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5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39">Vitesse</text:span></text:p>
      </style:header>
      <style:header-left>
        <text:p text:style-name="_5f_Header_20_N_20_page_20_impaire_20__28_D_29_"><text:span text:style-name="MT30">Conversions d’unités : </text:span><text:span text:style-name="MT39">Vitesse</text:span></text:p>
      </style:header-left>
      <style:footer>
        <text:p text:style-name="MP2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0">vitesse</text:span><text:span text:style-name="MT28"> </text:span></text:p></draw:text-box></draw:frame><draw:g text:anchor-type="paragraph" draw:z-index="181" draw:name="Shape4_14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82" draw:name="Shape4_4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Conversions d’unités : </text:span><text:span text:style-name="MT4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41">Temps et durées</text:span></text:p>
      </style:header>
      <style:header-left>
        <text:p text:style-name="_5f_Header_20_N_20_page_20_impaire_20__28_D_29_"><text:s/><text:span text:style-name="MT35">Conversions d’unités : </text:span><text:span text:style-name="MT41">Temps et durées</text:span></text:p>
      </style:header-left>
      <style:footer>
        <text:p text:style-name="MP1"><draw:frame draw:style-name="Mfr1" draw:name="Frame41" text:anchor-type="paragraph" svg:y="-0.06cm" draw:z-index="0"><draw:text-box fo:min-height="0.499cm" fo:min-width="3cm"><draw:frame draw:style-name="Mfr2" draw:name="Frame4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2">Temps et </text:span><text:span text:style-name="MT43">Durée</text:span><text:span text:style-name="MT28"> </text:span></text:p></draw:text-box></draw:frame><draw:g text:anchor-type="paragraph" draw:z-index="183" draw:name="Shape4_13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84" draw:name="Shape4_14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44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>
      <style:header-left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-left>
      <style:footer>
        <text:p text:style-name="MP22"><draw:frame draw:style-name="Mfr1" draw:name="Frame44" text:anchor-type="paragraph" svg:y="-0.06cm" draw:z-index="0"><draw:text-box fo:min-height="0.499cm" fo:min-width="3cm"><draw:frame draw:style-name="Mfr2" draw:name="Frame4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86" draw:name="Shape4_13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87" draw:name="Shape4_141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Conversions d’unités : </text:span><text:span text:style-name="MT46">temps et </text:span><text:span text:style-name="MT4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35">Conversions d’unités : </text:span><text:span text:style-name="MT44">Temps et d</text:span><text:span text:style-name="MT45">urées</text:span></text:p>
      </style:header>
      <style:header-left>
        <text:p text:style-name="Header"><text:s/><text:span text:style-name="MT35">Conversions d’unités : </text:span><text:span text:style-name="MT44">Temps et d</text:span><text:span text:style-name="MT45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88" draw:name="Shape4_13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89" draw:name="Shape4_13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3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8">Capacités</text:span></text:p>
      </style:header>
      <style:header-left>
        <text:p text:style-name="_5f_Header_20_N_20_page_20_impaire_20__28_D_29_"><text:span text:style-name="MT30">Conversions d’unités : </text:span><text:span text:style-name="MT48">Capacités</text:span></text:p>
      </style:header-left>
      <style:footer>
        <text:p text:style-name="MP2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9">Capacités</text:span><text:span text:style-name="MT28"> </text:span></text:p></draw:text-box></draw:frame><draw:g text:anchor-type="paragraph" draw:z-index="191" draw:name="Shape4_14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35">Conversions d’unités : </text:span><text:span text:style-name="MT48">Capacités</text:span></text:p>
      </style:header>
      <style:header-left>
        <text:p text:style-name="Header"><text:s/><text:span text:style-name="MT35">Conversions d’unités : </text:span><text:span text:style-name="MT48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50">capacités</text:span><text:span text:style-name="MT28"> </text:span></text:p></draw:text-box></draw:frame><draw:g text:anchor-type="paragraph" draw:z-index="192" draw:name="Shape4_13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93" draw:name="Shape4_13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36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>
      <style:header-left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-left>
      <style:footer>
        <text:p text:style-name="MP3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52">Masses</text:span><text:span text:style-name="MT28"> </text:span></text:p></draw:text-box></draw:frame><draw:g text:anchor-type="paragraph" draw:z-index="195" draw:name="Shape4_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draw:g text:anchor-type="paragraph" draw:z-index="196" draw:name="Shape4_12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97" draw:name="Shape4_128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Conversions d’unités : </text:span><text:span text:style-name="MT5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51">masses</text:span></text:p>
      </style:header>
      <style:header-left>
        <text:p text:style-name="_5f_Header_20_N_20_page_20_impaire_20__28_D_29_"><text:s/><text:span text:style-name="MT35">Conversions d’unités : </text:span><text:span text:style-name="MT51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54">masses</text:span><text:span text:style-name="MT28"> </text:span></text:p></draw:text-box></draw:frame><draw:g text:anchor-type="paragraph" draw:z-index="198" draw:name="Shape4_12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99" draw:name="Shape4_12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3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<text:span text:style-name="MT55">Conversions d’unités</text:span> : <text:span text:style-name="MT55">Vitesse</text:span></text:p>
      </style:header>
      <style:header-left>
        <text:p text:style-name="_5f_Header_20_M_20_page_20_paire_20__28_G_29_">Périmètre : Problèmes</text:p>
      </style:header-left>
      <style:footer>
        <text:p text:style-name="MP34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08" draw:name="Shape4_10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6">Conversions d’unités</text:span><text:span text:style-name="MT57"> : </text:span><text:span text:style-name="MT56">Vitesse</text:span></text:p></draw:text-box></draw:frame></text:p>
      </style:footer>
      <style:footer-left>
        <text:p text:style-name="MP34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<text:span text:style-name="MT57">Périmètre : </text:span><text:span text:style-name="MT58">Problèmes</text:span></text:p></draw:text-box></draw:frame><draw:g text:anchor-type="paragraph" draw:z-index="209" draw:name="Shape4_122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10" draw:name="Shape4_10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11" draw:name="Shape4_12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21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13" draw:name="Shape3_16" draw:style-name="Mgr9" draw:text-style-name="MP14" svg:x1="12.726cm" svg:y1="0.399cm" svg:x2="20.496cm" svg:y2="0.36cm"><text:p/></draw:line><text:span text:style-name="MT59">Périmètre</text:span> : <text:span text:style-name="MT60">Périmètres et unités</text:span></text:p>
      </style:header>
      <style:header-left>
        <text:p text:style-name="MP36"><draw:line text:anchor-type="paragraph" draw:z-index="215" draw:name="Shape3_17" draw:style-name="Mgr9" draw:text-style-name="MP14" svg:x1="16.083cm" svg:y1="0.383cm" svg:x2="20.496cm" svg:y2="0.36cm"><text:p/></draw:line><text:span text:style-name="MT59">Périmètre</text:span> : <text:span text:style-name="MT60">Périmètres et unités</text:span></text:p>
      </style:header-left>
      <style:footer>
        <text:p text:style-name="MP2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14" draw:name="Shape4_107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7">Périmètre <text:s/>: </text:span><text:span text:style-name="MT61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16" draw:name="Shape4_1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17" draw:name="Shape4_26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26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19" draw:name="Shape3_11" draw:style-name="Mgr9" draw:text-style-name="MP14" svg:x1="12.45cm" svg:y1="0.362cm" svg:x2="20.497cm" svg:y2="0.36cm"><text:p/></draw:line><text:span text:style-name="MT59">Périmètre</text:span> : <text:span text:style-name="MT62">Mesurer, reporter</text:span></text:p>
      </style:header>
      <style:header-left>
        <text:p text:style-name="_5f_Header_20_M_20_page_20_impaire_20__28_D_29_"><draw:line text:anchor-type="paragraph" draw:z-index="220" draw:name="Shape3_20" draw:style-name="Mgr9" draw:text-style-name="MP14" svg:x1="12.45cm" svg:y1="0.362cm" svg:x2="20.497cm" svg:y2="0.36cm"><text:p/></draw:line><text:span text:style-name="MT59">Périmètre</text:span> : <text:span text:style-name="MT62">Mesurer, reporter</text:span></text:p>
      </style:header-left>
      <style:footer>
        <text:p text:style-name="MP2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<text:span text:style-name="MT57">Périmètre : </text:span><text:span text:style-name="MT63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21" draw:name="Shape4_11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22" draw:name="Shape4_11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11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59">Périmètre</text:span> : <text:span text:style-name="MT59">Calculs sur une figure</text:span></text:p>
      </style:header>
      <style:header-left>
        <text:p text:style-name="_5f_Header_20_M_20_page_20_paire_20__28_G_29_"><text:span text:style-name="MT59">Périmètre</text:span> : <text:span text:style-name="MT59">Calculs sur une figure</text:span></text:p>
      </style:header-left>
      <style:footer>
        <text:p text:style-name="MP2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24" draw:name="Shape4_94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25" draw:name="Shape4_95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26" draw:name="Shape4_96" draw:style-name="Mgr1"><draw:path draw:style-name="Mgr6" draw:text-style-name="MP2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50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27" draw:name="Shape4_9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28" draw:name="Shape4_10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10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64">Proportionnalité et pourcentage</text:span><text:span text:style-name="MT65"> </text:span>: <text:span text:style-name="MT66">Pourcentages</text:span> </text:p>
      </style:header>
      <style:header-left>
        <text:p text:style-name="_5f_Header_20_D_20_page_20_impaire_20__28_D_29_"><text:span text:style-name="MT64">Proportionnalité et pourcentage</text:span><text:span text:style-name="MT65"> </text:span>: <text:span text:style-name="MT66">Pourcentages</text:span> </text:p>
      </style:header-left>
      <style:footer>
        <text:p text:style-name="MP2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30" draw:name="Shape4_18" draw:style-name="Mgr1"><draw:path draw:style-name="Mgr8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7">Proportionnalité et pourcentage : </text:span><text:span text:style-name="MT68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8"><text:span text:style-name="MT69">Proportionnalité et pourcentages : </text:span><text:span text:style-name="MT68">pourcentages</text:span></text:p></draw:text-box></draw:frame><draw:g text:anchor-type="paragraph" draw:z-index="231" draw:name="Shape4_112" draw:style-name="Mgr1"><draw:path draw:style-name="Mgr8" draw:text-style-name="MP2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>
      <style:header-left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0">Proportionnalité et pourcentages : proportionalité</text:p></draw:text-box></draw:frame><draw:g text:anchor-type="paragraph" draw:z-index="232" draw:name="Shape4_9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: </text:p></draw:text-box></draw:frame><draw:g text:anchor-type="paragraph" draw:z-index="233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MP42"><text:span text:style-name="MT70">Repères du plan : Se repérer</text:span> </text:p>
      </style:header>
      <style:header-left>
        <text:p text:style-name="MP42"><text:span text:style-name="MT70">Repères du plan : Se repérer</text:span> </text:p>
      </style:header-left>
      <style:footer>
        <text:p text:style-name="MP2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45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1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246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tab/> <text:span text:style-name="MT65">Utilis</text:span><text:span text:style-name="MT72">er des</text:span><text:span text:style-name="MT65"> données </text:span>: <text:span text:style-name="MT73">Organiser</text:span> </text:p>
      </style:header>
      <style:header-left>
        <text:p text:style-name="_5f_Header_20_D_20_page_20_paire_20__28_G_29_"><text:tab/> <text:span text:style-name="MT65">Utilis</text:span><text:span text:style-name="MT72">er des</text:span><text:span text:style-name="MT65"> données </text:span>: <text:span text:style-name="MT73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74">Utilis</text:span><text:span text:style-name="MT75">er</text:span><text:span text:style-name="MT74"> de</text:span><text:span text:style-name="MT75">s</text:span><text:span text:style-name="MT74"> données</text:span><text:span text:style-name="MT28"> : </text:span><text:span text:style-name="MT76">Organiser</text:span><text:span text:style-name="MT28"> </text:span></text:p></draw:text-box></draw:frame><draw:g text:anchor-type="paragraph" draw:z-index="247" draw:name="Shape4_74" draw:style-name="Mgr1"><draw:path draw:style-name="Mgr8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74">Utilis</text:span><text:span text:style-name="MT75">er</text:span><text:span text:style-name="MT74"> de</text:span><text:span text:style-name="MT75">s</text:span><text:span text:style-name="MT74"> données</text:span><text:span text:style-name="MT28"> : </text:span><text:span text:style-name="MT76">Organiser</text:span><text:span text:style-name="MT28"> </text:span></text:p></draw:text-box></draw:frame><draw:g text:anchor-type="paragraph" draw:z-index="248" draw:name="Shape4_75" draw:style-name="Mgr1"><draw:path draw:style-name="Mgr8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49" draw:name="Shape4_25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2"><text:span text:style-name="MT70">Repères du plan : Se repérer</text:span> </text:p>
      </style:header>
      <style:header-left>
        <text:p text:style-name="MP42"><text:span text:style-name="MT70">Repères du plan : Se repérer</text:span> </text:p>
      </style:header-left>
      <style:footer>
        <text:p text:style-name="MP2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250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1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51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1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tab/> <text:span text:style-name="MT65">Utilis</text:span><text:span text:style-name="MT72">er des</text:span><text:span text:style-name="MT65"> données </text:span>: <text:span text:style-name="MT77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79"> 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5"><text:span text:style-name="MT74">Utilis</text:span><text:span text:style-name="MT75">er</text:span><text:span text:style-name="MT74"> de</text:span><text:span text:style-name="MT75">s</text:span><text:span text:style-name="MT74"> données</text:span><text:span text:style-name="MT28"> : </text:span><text:span text:style-name="MT80">représenter</text:span><text:span text:style-name="MT28"> </text:span></text:p></draw:text-box></draw:frame><draw:g text:anchor-type="paragraph" draw:z-index="252" draw:name="Shape4_70" draw:style-name="Mgr1"><draw:path draw:style-name="Mgr8" draw:text-style-name="MP2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74">Utilis</text:span><text:span text:style-name="MT75">er</text:span><text:span text:style-name="MT74"> de</text:span><text:span text:style-name="MT75">s</text:span><text:span text:style-name="MT74"> données</text:span><text:span text:style-name="MT28"> : </text:span><text:span text:style-name="MT80">représenter</text:span><text:span text:style-name="MT28"> </text:span></text:p></draw:text-box></draw:frame><draw:g text:anchor-type="paragraph" draw:z-index="253" draw:name="Shape4_9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91" draw:style-name="Mgr1"><draw:path draw:style-name="Mgr8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55" draw:name="Shape4_82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81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Résoudre des problèmes</text:p></draw:text-box></draw:frame><draw:g text:anchor-type="paragraph" draw:z-index="256" draw:name="Shape4_97" draw:style-name="Mgr1"><draw:path draw:style-name="Mgr7" draw:text-style-name="MP26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57" draw:name="Shape4_6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58" draw:name="Shape4_83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89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82">Calculer : </text:span><text:span text:style-name="MT83">Distributivité</text:span><text:span text:style-name="MT82"> </text:span></text:p>
      </style:header>
      <style:header-left>
        <text:p text:style-name="_5f_Header_20_N_20_page_20_impaire_20__28_D_29_"><text:span text:style-name="MT82">Calculer : </text:span><text:span text:style-name="MT83">Distributivité</text:span><text:span text:style-name="MT82"> </text:span></text:p>
      </style:header-left>
      <style:footer>
        <text:p text:style-name="MP22"><draw:frame draw:style-name="Mfr3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268" draw:name="Shape4_79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4">calculer</text:span><text:span text:style-name="MT85"> : </text:span><text:span text:style-name="MT86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69" draw:name="Shape4_6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70" draw:name="Shape4_8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81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82">Calculer : </text:span><text:span text:style-name="MT87">Critères de divisibilité</text:span><text:span text:style-name="MT82"> </text:span></text:p>
      </style:header>
      <style:header-left>
        <text:p text:style-name="_5f_Header_20_N_20_page_20_impaire_20__28_D_29_"><text:span text:style-name="MT82">Calculer : </text:span><text:span text:style-name="MT87">Critères de divisibilité</text:span><text:span text:style-name="MT82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72" draw:name="Shape4_61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4">calculer</text:span><text:span text:style-name="MT85"> : </text:span><text:span text:style-name="MT88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text:span text:style-name="MT84">calculer</text:span><text:span text:style-name="MT85"> : </text:span><text:span text:style-name="MT88">critères de divisibilité</text:span></text:p></draw:text-box></draw:frame><draw:g text:anchor-type="paragraph" draw:z-index="273" draw:name="Shape4_65" draw:style-name="Mgr1"><draw:path draw:style-name="Mgr7" draw:text-style-name="MP26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9"><text:span text:style-name="MT89">G</text:span>éométrie plane : Parallèles, perpendiculaires,<text:line-break/> distances</text:p>
      </style:header>
      <style:header-left>
        <text:p text:style-name="MP50"><text:s/><text:span text:style-name="MT89">Géométrie plane</text:span> : <text:span text:style-name="MT90">P</text:span><text:span text:style-name="MT91">arallèles, perpendiculaires,<text:line-break/> </text:span><text:span text:style-name="MT92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93">Géométrie plane : </text:span><text:span text:style-name="MT94">parallèles, perpendiculaires, </text:span><text:span text:style-name="MT95">distances</text:span></text:h></draw:text-box></draw:frame><draw:g text:anchor-type="paragraph" draw:z-index="274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1" text:outline-level="1"><text:span text:style-name="MT96">G</text:span>éométrie plane : Parallèles, perpendiculaires, distances</text:h></draw:text-box></draw:frame><draw:g text:anchor-type="paragraph" draw:z-index="275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82">Calculer : </text:span><text:span text:style-name="MT97">Diviser</text:span><text:span text:style-name="MT82"> </text:span></text:p>
      </style:header>
      <style:header-left>
        <text:p text:style-name="_5f_Header_20_N_20_page_20_impaire_20__28_D_29_"><text:span text:style-name="MT82">Calculer : </text:span><text:span text:style-name="MT97">Diviser</text:span><text:span text:style-name="MT82"> </text:span></text:p>
      </style:header-left>
      <style:footer>
        <text:p text:style-name="MP2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draw:g text:anchor-type="paragraph" draw:z-index="276" draw:name="Shape4_51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4">calculer</text:span><text:span text:style-name="MT85"> : </text:span><text:span text:style-name="MT98">diviser</text:span></text:p></draw:text-box></draw:frame></text:p>
      </style:footer>
      <style:footer-left>
        <text:p text:style-name="MP2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text:span text:style-name="MT84">calculer</text:span><text:span text:style-name="MT85"> : </text:span><text:span text:style-name="MT98">diviser</text:span></text:p></draw:text-box></draw:frame><draw:g text:anchor-type="paragraph" draw:z-index="277" draw:name="Shape4_60" draw:style-name="Mgr1"><draw:path draw:style-name="Mgr7" draw:text-style-name="MP26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78" draw:name="Shape4_5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79" draw:name="Shape4_5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5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2">Calculer : <text:span text:style-name="MT99">Multiplier</text:span> </text:p>
      </style:header>
      <style:header-left>
        <text:p text:style-name="MP52">Calculer : <text:span text:style-name="MT99">Multiplier</text:span> </text:p>
      </style:header-left>
      <style:footer>
        <text:p text:style-name="MP2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draw:g text:anchor-type="paragraph" draw:z-index="281" draw:name="Shape4_55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4">calculer</text:span><text:span text:style-name="MT85"> : </text:span><text:span text:style-name="MT100">Multiplier</text:span></text:p></draw:text-box></draw:frame></text:p>
      </style:footer>
      <style:footer-left>
        <text:p text:style-name="MP2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text:span text:style-name="MT84">calculer</text:span><text:span text:style-name="MT85"> : </text:span><text:span text:style-name="MT100">Multiplier</text:span></text:p></draw:text-box></draw:frame><draw:g text:anchor-type="paragraph" draw:z-index="282" draw:name="Shape4_262" draw:style-name="Mgr1"><draw:path draw:style-name="Mgr7" draw:text-style-name="MP26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83" draw:name="Shape4_5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84" draw:name="Shape4_52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5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2"><draw:g text:anchor-type="paragraph" draw:z-index="286" draw:name="Shape4_47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84">calculer</text:span><text:span text:style-name="MT85"> : </text:span><text:span text:style-name="MT84">additionner et soustraire</text:span></text:p></draw:text-box></draw:frame></text:p>
      </style:footer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87" draw:name="Shape4_4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88" draw:name="Shape4_4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26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4"><draw:line text:anchor-type="paragraph" draw:z-index="290" draw:name="Shape3_12" draw:style-name="Mgr10" draw:text-style-name="MP14" svg:x1="10.308cm" svg:y1="0.388cm" svg:x2="20.496cm" svg:y2="0.36cm"><text:p/></draw:line><draw:path text:anchor-type="paragraph" draw:z-index="291" draw:name="Shape1_6" draw:style-name="Mgr11" draw:text-style-name="MP55" svg:width="4.329cm" svg:height="2.238cm" svg:x="-1.5cm" svg:y="-1.001cm" svg:viewBox="0 0 4330 2239" svg:d="M0 2239l3984-288c209-15 363-167 345-342l-170-1609h-4159z"><text:p/></draw:path><text:span text:style-name="MT101">Fractions</text:span><text:span text:style-name="MT102"> : </text:span><text:span text:style-name="MT103">Problèmes</text:span><text:span text:style-name="MT102"> </text:span></text:p>
      </style:header>
      <style:header-left>
        <text:p text:style-name="MP54"><draw:line text:anchor-type="paragraph" draw:z-index="293" draw:name="Shape3_27" draw:style-name="Mgr10" draw:text-style-name="MP14" svg:x1="10.308cm" svg:y1="0.388cm" svg:x2="20.496cm" svg:y2="0.36cm"><text:p/></draw:line><draw:path text:anchor-type="paragraph" draw:z-index="294" draw:name="Shape1_2" draw:style-name="Mgr11" draw:text-style-name="MP55" svg:width="4.329cm" svg:height="2.238cm" svg:x="-1.5cm" svg:y="-1.001cm" svg:viewBox="0 0 4330 2239" svg:d="M0 2239l3984-288c209-15 363-167 345-342l-170-1609h-4159z"><text:p/></draw:path><text:span text:style-name="MT101">Fractions</text:span><text:span text:style-name="MT102"> : </text:span><text:span text:style-name="MT103">Problèmes</text:span><text:span text:style-name="MT102"> </text:span></text:p>
      </style:header-left>
      <style:footer>
        <text:p text:style-name="MP2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92" draw:name="Shape4_4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0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98" draw:name="Shape4_4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99" draw:name="Shape4_4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4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7"><draw:path text:anchor-type="paragraph" draw:z-index="301" draw:name="Shape1_4" draw:style-name="Mgr11" draw:text-style-name="MP55" svg:width="4.329cm" svg:height="2.238cm" svg:x="-1.5cm" svg:y="-7.401cm" svg:viewBox="0 0 4330 2239" svg:d="M0 2239l3984-288c209-15 363-167 345-342l-170-1609h-4159z"><text:p/></draw:path><draw:line text:anchor-type="paragraph" draw:z-index="302" draw:name="Shape3_9" draw:style-name="Mgr10" draw:text-style-name="MP14" svg:x1="10.37cm" svg:y1="0.365cm" svg:x2="20.496cm" svg:y2="0.36cm"><text:p/></draw:line><text:span text:style-name="MT105">Fractions</text:span> : <text:span text:style-name="MT105">Opérations</text:span> </text:p>
      </style:header>
      <style:header-left>
        <text:p text:style-name="MP57"><draw:path text:anchor-type="paragraph" draw:z-index="304" draw:name="Shape1_8" draw:style-name="Mgr11" draw:text-style-name="MP55" svg:width="4.329cm" svg:height="2.238cm" svg:x="-1.5cm" svg:y="-7.401cm" svg:viewBox="0 0 4330 2239" svg:d="M0 2239l3984-288c209-15 363-167 345-342l-170-1609h-4159z"><text:p/></draw:path><draw:line text:anchor-type="paragraph" draw:z-index="305" draw:name="Shape3_26" draw:style-name="Mgr10" draw:text-style-name="MP14" svg:x1="10.37cm" svg:y1="0.365cm" svg:x2="20.496cm" svg:y2="0.36cm"><text:p/></draw:line><text:span text:style-name="MT105">Fractions</text:span> : <text:span text:style-name="MT105">Opérations</text:span> </text:p>
      </style:header-left>
      <style:footer>
        <text:p text:style-name="MP2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303" draw:name="Shape4_38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06" draw:name="Shape4_3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07" draw:name="Shape4_3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4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9"><draw:line text:anchor-type="paragraph" draw:z-index="309" draw:name="Shape3_8" draw:style-name="Mgr10" draw:text-style-name="MP14" svg:x1="17.736cm" svg:y1="0.376cm" svg:x2="20.496cm" svg:y2="0.36cm"><text:p/></draw:line><text:span text:style-name="MT106">Fractions</text:span> : <text:span text:style-name="MT106">Fractions, décimaux et comparaison</text:span></text:p>
      </style:header>
      <style:header-left>
        <text:p text:style-name="MP59"><draw:line text:anchor-type="paragraph" draw:z-index="311" draw:name="Shape3_25" draw:style-name="Mgr10" draw:text-style-name="MP14" svg:x1="17.736cm" svg:y1="0.376cm" svg:x2="20.496cm" svg:y2="0.36cm"><text:p/></draw:line><text:span text:style-name="MT106">Fractions</text:span> : <text:span text:style-name="MT106">Fractions, décimaux et comparaison</text:span></text:p>
      </style:header-left>
      <style:footer>
        <text:p text:style-name="MP2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10" draw:name="Shape4_34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10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12" draw:name="Shape4_3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13" draw:name="Shape4_3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3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1"><draw:line text:anchor-type="paragraph" draw:z-index="315" draw:name="Shape3_24" draw:style-name="Mgr10" draw:text-style-name="MP14" svg:x1="11.52cm" svg:y1="0.376cm" svg:x2="20.496cm" svg:y2="0.36cm"><text:p/></draw:line><text:span text:style-name="MT107">Fractions</text:span> : <text:span text:style-name="MT107">Droite graduée</text:span></text:p>
      </style:header>
      <style:header-left>
        <text:p text:style-name="MP61"><draw:line text:anchor-type="paragraph" draw:z-index="317" draw:name="Shape3_28" draw:style-name="Mgr10" draw:text-style-name="MP14" svg:x1="11.52cm" svg:y1="0.376cm" svg:x2="20.496cm" svg:y2="0.36cm"><text:p/></draw:line><text:span text:style-name="MT107">Fractions</text:span> : <text:span text:style-name="MT107">Droite graduée</text:span></text:p>
      </style:header-left>
      <style:footer>
        <text:p text:style-name="MP2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16" draw:name="Shape4_30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0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18" draw:name="Shape4_29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19" draw:name="Shape4_3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3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3"><draw:path text:anchor-type="paragraph" draw:z-index="321" draw:name="Shape1_3" draw:style-name="Mgr11" draw:text-style-name="MP55" svg:width="4.329cm" svg:height="2.238cm" svg:x="-1.8cm" svg:y="-8.982cm" svg:viewBox="0 0 4330 2239" svg:d="M0 2239l3984-288c209-15 363-167 345-342l-170-1609h-4159z"><text:p/></draw:path><draw:line text:anchor-type="paragraph" draw:z-index="322" draw:name="Shape3_14" draw:style-name="Mgr10" draw:text-style-name="MP14" svg:x1="12.876cm" svg:y1="0.392cm" svg:x2="20.496cm" svg:y2="0.36cm"><text:p/></draw:line><text:span text:style-name="MT108">Fractions</text:span> : <text:span text:style-name="MT108">Vocabulaire et sens</text:span></text:p>
      </style:header>
      <style:header-left>
        <text:p text:style-name="MP63"><draw:path text:anchor-type="paragraph" draw:z-index="324" draw:name="Shape1_7" draw:style-name="Mgr11" draw:text-style-name="MP55" svg:width="4.329cm" svg:height="2.238cm" svg:x="-1.8cm" svg:y="-8.982cm" svg:viewBox="0 0 4330 2239" svg:d="M0 2239l3984-288c209-15 363-167 345-342l-170-1609h-4159z"><text:p/></draw:path><draw:line text:anchor-type="paragraph" draw:z-index="325" draw:name="Shape3_23" draw:style-name="Mgr10" draw:text-style-name="MP14" svg:x1="12.876cm" svg:y1="0.392cm" svg:x2="20.496cm" svg:y2="0.36cm"><text:p/></draw:line><text:span text:style-name="MT108">Fractions</text:span> : <text:span text:style-name="MT108">Vocabulaire et sens</text:span></text:p>
      </style:header-left>
      <style:footer>
        <text:p text:style-name="MP22"><draw:frame draw:style-name="Mfr1" draw:name="Frame65" text:anchor-type="paragraph" svg:y="-0.06cm" draw:z-index="0"><draw:text-box fo:min-height="0.499cm" fo:min-width="7.096cm"><draw:frame draw:style-name="Mfr2" draw:name="Frame81" text:anchor-type="frame" svg:x="0.45cm" svg:y="0.079cm" svg:width="0.817cm" draw:z-index="0"><draw:text-box fo:min-height="0.355cm"><text:p text:style-name="MP2"><draw:g text:anchor-type="paragraph" draw:z-index="323" draw:name="Shape4_26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10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26" draw:name="Shape4_2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6" text:anchor-type="paragraph" svg:y="-0.06cm" draw:z-index="0"><draw:text-box fo:min-height="0.499cm" fo:min-width="3cm"><draw:frame draw:style-name="Mfr2" draw:name="Frame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27" draw:name="Shape4_28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5"><draw:path text:anchor-type="paragraph" draw:z-index="329" draw:name="Shape1_1" draw:style-name="Mgr11" draw:text-style-name="MP55" svg:width="4.329cm" svg:height="2.238cm" svg:x="-1.8cm" svg:y="-8.982cm" svg:viewBox="0 0 4330 2239" svg:d="M0 2239l3984-288c209-15 363-167 345-342l-170-1609h-4159z"><text:p/></draw:path><draw:line text:anchor-type="paragraph" draw:z-index="330" draw:name="Shape3_13" draw:style-name="Mgr10" draw:text-style-name="MP14" svg:x1="15.337cm" svg:y1="0.36cm" svg:x2="20.496cm" svg:y2="0.36cm"><text:p/></draw:line><text:span text:style-name="MT109">Fractions</text:span> : <text:span text:style-name="MT109">Représentation géométrique</text:span></text:p>
      </style:header>
      <style:header-left>
        <text:p text:style-name="MP65"><draw:path text:anchor-type="paragraph" draw:z-index="331" draw:name="Shape1_10" draw:style-name="Mgr11" draw:text-style-name="MP55" svg:width="4.329cm" svg:height="2.238cm" svg:x="-1.8cm" svg:y="-8.982cm" svg:viewBox="0 0 4330 2239" svg:d="M0 2239l3984-288c209-15 363-167 345-342l-170-1609h-4159z"><text:p/></draw:path><draw:line text:anchor-type="paragraph" draw:z-index="332" draw:name="Shape3_21" draw:style-name="Mgr10" draw:text-style-name="MP14" svg:x1="15.337cm" svg:y1="0.36cm" svg:x2="20.496cm" svg:y2="0.36cm"><text:p/></draw:line><text:span text:style-name="MT109">Fractions</text:span> : <text:span text:style-name="MT109">Représentation géométrique</text:span></text:p>
      </style:header-left>
      <style:footer>
        <text:p text:style-name="MP22"><draw:frame draw:style-name="Mfr1" draw:name="Frame551" text:anchor-type="paragraph" svg:y="-0.06cm" draw:z-index="0"><draw:text-box fo:min-height="0.499cm" fo:min-width="7.096cm"><draw:frame draw:style-name="Mfr2" draw:name="Frame8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0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33" draw:name="Shape4_2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" text:anchor-type="paragraph" svg:y="-0.06cm" draw:z-index="0"><draw:text-box fo:min-height="0.499cm" fo:min-width="3cm"><draw:frame draw:style-name="Mfr2" draw:name="Frame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34" draw:name="Shape4_2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8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7"><draw:line text:anchor-type="paragraph" draw:z-index="336" draw:name="Shape3_5" draw:style-name="Mgr10" draw:text-style-name="MP14" svg:x1="18.701cm" svg:y1="0.36cm" svg:x2="20.497cm" svg:y2="0.36cm"><text:p/></draw:line><text:span text:style-name="MT110">Nombres entiers et décimaux</text:span> : <text:span text:style-name="MT110">Comparer, encadrer</text:span></text:p>
      </style:header>
      <style:header-left>
        <text:p text:style-name="MP67"><draw:line text:anchor-type="paragraph" draw:z-index="338" draw:name="Shape3_6" draw:style-name="Mgr10" draw:text-style-name="MP14" svg:x1="18.701cm" svg:y1="0.36cm" svg:x2="20.497cm" svg:y2="0.36cm"><text:p/></draw:line><text:span text:style-name="MT110">Nombres entiers et décimaux</text:span> : <text:span text:style-name="MT110">Comparer, encadrer</text:span></text:p>
      </style:header-left>
      <style:footer>
        <text:p text:style-name="MP2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37" draw:name="Shape4_19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0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39" draw:name="Shape4_1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40" draw:name="Shape4_2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2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9"><draw:line text:anchor-type="paragraph" draw:z-index="342" draw:name="Shape3_2" draw:style-name="Mgr10" draw:text-style-name="MP14" svg:x1="6.842cm" svg:y1="0.431cm" svg:x2="20.496cm" svg:y2="0.36cm"><text:p/></draw:line>Numération</text:p>
      </style:header>
      <style:header-left>
        <text:p text:style-name="MP70"><draw:g text:anchor-type="paragraph" draw:z-index="344" draw:name="Shape4_8" draw:style-name="Mgr12"><draw:path draw:style-name="Mgr7" draw:text-style-name="MP26" svg:width="0.855cm" svg:height="1.172cm" svg:x="18.321cm" svg:y="27.525cm" svg:viewBox="0 0 856 1173" svg:d="M856 1173h-856v-991c0-100 79-182 175-182h505c97 0 176 82 176 182z"><text:p/></draw:path></draw:g><draw:line text:anchor-type="paragraph" draw:z-index="345" draw:name="Shape3_3" draw:style-name="Mgr10" draw:text-style-name="MP14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4" draw:name="Frame135" text:anchor-type="paragraph" svg:x="0.945cm" svg:y="-0.06cm" draw:z-index="0"><draw:text-box fo:min-height="0.499cm" fo:min-width="7.096cm"><text:p text:style-name="Footer"><text:span text:style-name="MT104">N</text:span>ombres entiers et décimaux : numération</text:p></draw:text-box></draw:frame><draw:g text:anchor-type="paragraph" draw:z-index="343" draw:name="Shape4_42" draw:style-name="Mgr1"><draw:path draw:style-name="Mgr7" draw:text-style-name="MP26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71" text:outline-level="1"><draw:frame draw:style-name="Mfr4" draw:name="Frame92" text:anchor-type="paragraph" svg:x="10.091cm" svg:y="0.009cm" draw:z-index="0"><draw:text-box fo:min-height="0.499cm" fo:min-width="7.096cm"><text:p text:style-name="MP72"><text:span text:style-name="MT104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93" text:anchor-type="paragraph" svg:y="-0.06cm" draw:z-index="0"><draw:text-box fo:min-height="0.499cm" fo:min-width="3cm"><draw:frame draw:style-name="Mfr2" draw:name="Frame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46" draw:name="Shape4_7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47" draw:name="Shape4_92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11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3"><draw:line text:anchor-type="paragraph" draw:z-index="349" draw:name="Shape3_15" draw:style-name="Mgr10" draw:text-style-name="MP14" svg:x1="17.597cm" svg:y1="0.383cm" svg:x2="19.595cm" svg:y2="0.383cm"><text:p/></draw:line><text:span text:style-name="MT102">Nombres entiers et décimaux : </text:span><text:span text:style-name="Character_5f_20_5f_style"><text:span text:style-name="MT111">×</text:span></text:span><text:span text:style-name="MT112"> 10, 100, 1000</text:span></text:p>
      </style:header>
      <style:header-left>
        <text:p text:style-name="MP73"><draw:line text:anchor-type="paragraph" draw:z-index="350" draw:name="Shape3_19" draw:style-name="Mgr10" draw:text-style-name="MP14" svg:x1="17.597cm" svg:y1="0.383cm" svg:x2="19.595cm" svg:y2="0.383cm"><text:p/></draw:line><text:span text:style-name="MT102">Nombres entiers et décimaux : </text:span><text:span text:style-name="Character_5f_20_5f_style"><text:span text:style-name="MT111">×</text:span></text:span><text:span text:style-name="MT112"> 10, 100, 1000</text:span></text:p>
      </style:header-left>
      <style:footer>
        <text:p text:style-name="MP2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84">N</text:span><text:span text:style-name="MT113">ombres entiers et décimaux : </text:span><text:span text:style-name="Character_5f_20_5f_style"><text:span text:style-name="MT111">×</text:span></text:span><text:span text:style-name="MT11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51" draw:name="Shape4_1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52" draw:name="Shape4_1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1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54" draw:name="Shape4_1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55" draw:name="Shape4_11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10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3"><draw:line text:anchor-type="paragraph" draw:z-index="357" draw:name="Shape3_22" draw:style-name="Mgr10" draw:text-style-name="MP14" svg:x1="17.999cm" svg:y1="0.36cm" svg:x2="20.497cm" svg:y2="0.36cm"><text:p/></draw:line><text:span text:style-name="MT102">Nombres entiers et décimaux : </text:span><text:span text:style-name="MT115">La droite graduée</text:span></text:p>
      </style:header>
      <style:header-left>
        <text:p text:style-name="MP73"><draw:line text:anchor-type="paragraph" draw:z-index="359" draw:name="Shape3_37" draw:style-name="Mgr10" draw:text-style-name="MP14" svg:x1="17.999cm" svg:y1="0.36cm" svg:x2="20.497cm" svg:y2="0.36cm"><text:p/></draw:line><text:span text:style-name="MT102">Nombres entiers et décimaux : </text:span><text:span text:style-name="MT115">La droite graduée</text:span></text:p>
      </style:header-left>
      <style:footer>
        <text:p text:style-name="MP2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58" draw:name="Shape4_9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4">N</text:span><text:span text:style-name="MT113">ombres entiers et décimaux : </text:span><text:span text:style-name="MT116">la droite graduée</text:span></text:p></draw:text-box></draw:frame></text:p>
      </style:footer>
      <style:footer-left>
        <text:p text:style-name="MP2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60" draw:name="Shape4_1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4">N</text:span><text:span text:style-name="MT113">ombres entiers et décimaux : </text:span><text:span text:style-name="MT11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60" draw:name="Shape4_6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61" draw:name="Shape4_7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77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82">Calculer : </text:span><text:span text:style-name="MT117">Priorités opératoires</text:span><text:span text:style-name="MT82"> </text:span></text:p>
      </style:header>
      <style:header-left>
        <text:p text:style-name="_5f_Header_20_N_20_page_20_impaire_20__28_D_29_"><text:span text:style-name="MT82">Calculer : </text:span><text:span text:style-name="MT117">Priorités opératoires</text:span><text:span text:style-name="MT82"> </text:span></text:p>
      </style:header-left>
      <style:footer>
        <text:p text:style-name="MP2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63" draw:name="Shape4_67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4">calculer</text:span><text:span text:style-name="MT85"> : </text:span><text:span text:style-name="MT118">priorités opératoires</text:span></text:p></draw:text-box></draw:frame></text:p>
      </style:footer>
      <style:footer-left>
        <text:p text:style-name="MP2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text:span text:style-name="MT84">calculer</text:span><text:span text:style-name="MT85"> : </text:span><text:span text:style-name="MT118">priorités opératoires</text:span></text:p></draw:text-box></draw:frame><draw:g text:anchor-type="paragraph" draw:z-index="264" draw:name="Shape4_69" draw:style-name="Mgr1"><draw:path draw:style-name="Mgr7" draw:text-style-name="MP26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19">P</text:span>roportionnalité </text:p>
      </style:header>
      <style:header-left>
        <text:p text:style-name="_5f_Header_20_D_20_page_20_paire_20__28_G_29_"><text:span text:style-name="MT64"><text:tab/>Proportionnalité et pourcentage</text:span><text:span text:style-name="MT65"> </text:span>: <text:span text:style-name="MT64">proportionnalité</text:span> </text:p>
      </style:header-left>
      <style:footer>
        <text:p text:style-name="MP22"><draw:frame draw:style-name="Mfr1" draw:name="Frame262" text:anchor-type="paragraph" svg:y="-0.06cm" draw:z-index="0"><draw:text-box fo:min-height="0.499cm" fo:min-width="7.096cm"><draw:frame draw:style-name="Mfr2" draw:name="Frame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draw:g text:anchor-type="paragraph" draw:z-index="234" draw:name="Shape4_73" draw:style-name="Mgr1"><draw:path draw:style-name="Mgr8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35" draw:name="Shape4_88" draw:style-name="Mgr1"><draw:path draw:style-name="Mgr8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>
      <style:header-left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0">Proportionnalité et pourcentages : proportionalité</text:p></draw:text-box></draw:frame><draw:g text:anchor-type="paragraph" draw:z-index="236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: </text:p></draw:text-box></draw:frame><draw:g text:anchor-type="paragraph" draw:z-index="237" draw:name="Shape4_2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38" draw:name="Shape4_7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39" draw:name="Shape4_10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10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41" draw:name="Shape3_4" draw:style-name="Mgr9" draw:text-style-name="MP14" svg:x1="12.104cm" svg:y1="0.392cm" svg:x2="20.497cm" svg:y2="0.36cm"><text:p/></draw:line><text:span text:style-name="MT120">Conversion d’unité</text:span> : <text:span text:style-name="MT120">masses</text:span></text:p>
      </style:header>
      <style:header-left>
        <text:p text:style-name="_5f_Header_20_M_20_page_20_impaire_20__28_D_29_"><draw:line text:anchor-type="paragraph" draw:z-index="243" draw:name="Shape3_18" draw:style-name="Mgr9" draw:text-style-name="MP14" svg:x1="11.292cm" svg:y1="0.381cm" svg:x2="20.496cm" svg:y2="0.36cm"><text:p/></draw:line><text:span text:style-name="MT59">Périmètre</text:span> : <text:span text:style-name="MT121">Coder et calculer</text:span></text:p>
      </style:header-left>
      <style:footer>
        <text:h text:style-name="_5f_Footer_20_page_20_paire_20__28_G_29_" text:outline-level="1"><draw:frame draw:style-name="Mfr1" draw:name="Frame53" text:anchor-type="paragraph" svg:y="-0.06cm" draw:z-index="0"><draw:text-box fo:min-height="0.499cm" fo:min-width="7.096cm"><draw:frame draw:style-name="Mfr2" draw:name="Frame54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22">C</text:span>onversion d’unité : masses</text:h></draw:text-box></draw:frame><draw:g text:anchor-type="paragraph" draw:z-index="242" draw:name="Shape4_103" draw:style-name="Mgr1"><draw:path draw:style-name="Mgr6" draw:text-style-name="MP23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55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77" text:outline-level="1"><text:span text:style-name="MT57">Périmètre : </text:span><text:span text:style-name="MT123">coder et calculer</text:span></text:h></draw:text-box></draw:frame><draw:g text:anchor-type="paragraph" draw:z-index="244" draw:name="Shape4_257" draw:style-name="Mgr1"><draw:path draw:style-name="Mgr6" draw:text-style-name="MP23" svg:width="0.855cm" svg:height="1.172cm" svg:x="-0.307cm" svg:y="-0.175cm" svg:viewBox="0 0 856 1173" svg:d="M856 1173h-856v-991c0-100 79-182 175-182h505c97 0 176 82 176 182z"><text:p/></draw:path></draw:g></text:h>
      </style:footer-left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35">Conversions d’unités : longueurs</text:span></text:p>
      </style:header>
      <style:header-left>
        <text:p text:style-name="_5f_Header_20_N_20_page_20_impaire_20__28_D_29_"><text:s/><text:span text:style-name="MT35">Conversions d’unités : longueurs</text:span></text:p>
      </style:header-left>
      <style:footer>
        <text:p text:style-name="MP1"><draw:frame draw:style-name="Mfr1" draw:name="Frame46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longueurs</text:span><text:span text:style-name="MT28"> </text:span></text:p></draw:text-box></draw:frame><draw:g text:anchor-type="paragraph" draw:z-index="201" draw:name="Shape4_8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02" draw:name="Shape4_12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2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2"><draw:frame draw:style-name="Mfr3" draw:name="Frame811111112" text:anchor-type="paragraph" svg:y="-0.06cm" draw:z-index="0"><draw:text-box fo:min-height="0.499cm" fo:min-width="7.096cm"><draw:frame draw:style-name="Mfr2" draw:name="Frame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Conversions d’unités : longueurs</text:p></draw:text-box></draw:frame><draw:g text:anchor-type="paragraph" draw:z-index="204" draw:name="Shape4_12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48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05" draw:name="Shape4_13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Conversions d’unités : longueurs</text:p></draw:text-box></draw:frame><draw:g text:anchor-type="paragraph" draw:z-index="206" draw:name="Shape4_177" draw:style-name="Mgr1"><draw:path draw:style-name="Mgr7" draw:text-style-name="MP26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0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1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124">Volume</text:span><text:span text:style-name="MT28"> </text:span></text:p></draw:text-box></draw:frame><draw:g text:anchor-type="paragraph" draw:z-index="207" draw:name="Shape4_145" draw:style-name="Mgr1"><draw:path draw:style-name="Mgr7" draw:text-style-name="MP26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04" draw:name="Shape4_16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05" draw:name="Shape4_16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06" draw:name="Shape4_164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82"><text:span text:style-name="MT25"><text:s text:c="15"/>A</text:span>ires : Aire par comptage</text:p>
      </style:header>
      <style:footer>
        <text:p text:style-name="MP2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07" draw:name="Shape4_165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125">Aires</text:span><text:span text:style-name="MT57"> <text:s/>: </text:span><text:span text:style-name="MT125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83"><text:span text:style-name="MT89">Géométrie plane</text:span> : <text:span text:style-name="MT126">D</text:span><text:span text:style-name="MT89">roites, </text:span><text:span text:style-name="MT127">demi-droites </text:span><text:span text:style-name="MT128">&amp; </text:span><text:span text:style-name="MT127">segments</text:span></text:p>
      </style:header>
      <style:footer>
        <text:p text:style-name="MP1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08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29">Géométrie plane : </text:span><text:span text:style-name="MT93">droites, </text:span><text:span text:style-name="MT130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09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93">Géométrie plane : droites, </text:span><text:span text:style-name="MT130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6"><text:span text:style-name="MT5">S</text:span><text:span text:style-name="MT10">olides</text:span> : <text:span text:style-name="MT5">Vocabulaire, nature</text:span></text:p>
      </style:header>
      <style:footer>
        <text:p text:style-name="MP1"><draw:frame draw:style-name="Mfr1" draw:name="Frame27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110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111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31">Volumes : </text:span><text:span text:style-name="MT132">Calculs et conversions</text:span></text:p>
      </style:header>
      <style:header-left>
        <text:p text:style-name="_5f_Header_20_M_20_page_20_paire_20__28_G_29_"><text:span text:style-name="MT131">Volumes : </text:span><text:span text:style-name="MT132">Calculs et conversions</text:span></text:p>
      </style:header-left>
      <style:footer>
        <text:list xml:id="list3809157338" text:style-name="_5f_Numérotation_20_des_20_exercices">
          <text:list-item>
            <text:list>
              <text:list-item>
                <text:p text:style-name="MP85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<text:s/><text:span text:style-name="MT133">Volumes : </text:span><text:span text:style-name="MT134">Calculs et conversions</text:span> </text:p></draw:text-box></draw:frame><draw:g text:anchor-type="paragraph" draw:z-index="112" draw:name="Shape4_174" draw:style-name="Mgr1"><draw:path draw:style-name="Mgr6" draw:text-style-name="MP2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3946147218898" text:continue-numbering="true" text:style-name="_5f_Numérotation_20_des_20_exercices">
          <text:list-item>
            <text:list>
              <text:list-item>
                <text:p text:style-name="MP85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<text:s/><text:span text:style-name="MT133">Volumes : </text:span><text:span text:style-name="MT134">Calculs et conversions</text:span> </text:p></draw:text-box></draw:frame><draw:g text:anchor-type="paragraph" draw:z-index="113" draw:name="Shape4_175" draw:style-name="Mgr1"><draw:path draw:style-name="Mgr6" draw:text-style-name="MP2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7"><draw:path text:anchor-type="paragraph" draw:z-index="114" draw:name="Shape5_3" draw:style-name="Mgr13" draw:text-style-name="MP88" svg:width="4.329cm" svg:height="2.24cm" svg:x="-1.499cm" svg:y="-1cm" svg:viewBox="0 0 4330 2241" svg:d="M0 2241l3984-288c209-15 363-168 345-342l-170-1611h-4159z"><text:p/></draw:path><draw:frame text:anchor-type="paragraph" draw:z-index="115" draw:name="Shape6_3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<draw:line text:anchor-type="paragraph" draw:z-index="116" draw:name="Shape7_6" draw:style-name="Mgr9" draw:text-style-name="MP14" svg:x1="9.042cm" svg:y1="0.36cm" svg:x2="20.461cm" svg:y2="0.36cm"><text:p/></draw:line>T<text:span text:style-name="MT135">itre de la série</text:span></text:p>
      </style:header>
      <style:header-left>
        <text:p text:style-name="MP87"><draw:path text:anchor-type="paragraph" draw:z-index="118" draw:name="Shape5_4" draw:style-name="Mgr13" draw:text-style-name="MP88" svg:width="4.329cm" svg:height="2.24cm" svg:x="-1.499cm" svg:y="-1cm" svg:viewBox="0 0 4330 2241" svg:d="M0 2241l3984-288c209-15 363-168 345-342l-170-1611h-4159z"><text:p/></draw:path><draw:frame text:anchor-type="paragraph" draw:z-index="119" draw:name="Shape6_4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<draw:line text:anchor-type="paragraph" draw:z-index="120" draw:name="Shape7_3" draw:style-name="Mgr9" draw:text-style-name="MP14" svg:x1="9.042cm" svg:y1="0.36cm" svg:x2="20.461cm" svg:y2="0.36cm"><text:p/></draw:line>T<text:span text:style-name="MT135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17" draw:name="Shape8_4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<text:span text:style-name="MT136">Angles</text:span> • <text:span text:style-name="MT136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9"><text:span text:style-name="MT25"><text:s text:c="15"/>A</text:span>ires : Aires de disques</text:p>
      </style:header>
      <style:footer>
        <text:p text:style-name="MP2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21" draw:name="Shape4_173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22" draw:name="Shape4_17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23" draw:name="Shape4_17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24" draw:name="Shape4_17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25" draw:name="Shape4_16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26" draw:name="Shape4_167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27" draw:name="Shape4_168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91"><text:span text:style-name="MT59"><text:s text:c="15"/>A</text:span><text:span text:style-name="MT137">ires : Problèmes d’aires</text:span></text:p>
      </style:header>
      <style:footer>
        <text:p text:style-name="MP2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28" draw:name="Shape4_16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29" draw:name="Shape4_18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30" draw:name="Shape4_18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31" draw:name="Shape4_183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3"><text:span text:style-name="MT25"><text:s text:c="15"/>A</text:span>ires : Aires de triangles</text:p>
      </style:header>
      <style:footer>
        <text:p text:style-name="MP2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32" draw:name="Shape4_178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7"><draw:line text:anchor-type="paragraph" draw:z-index="133" draw:name="Shape7_8" draw:style-name="Mgr9" draw:text-style-name="MP14" svg:x1="9.042cm" svg:y1="0.36cm" svg:x2="20.461cm" svg:y2="0.36cm"><text:p/></draw:line><draw:path text:anchor-type="paragraph" draw:z-index="134" draw:name="Shape5_1" draw:style-name="Mgr13" draw:text-style-name="MP88" svg:width="4.329cm" svg:height="2.24cm" svg:x="-1.499cm" svg:y="-1cm" svg:viewBox="0 0 4330 2241" svg:d="M0 2241l3984-288c209-15 363-168 345-342l-170-1611h-4159z"><text:p/></draw:path><draw:frame text:anchor-type="paragraph" draw:z-index="135" draw:name="Shape6_2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T<text:span text:style-name="MT135">itre de la série</text:span></text:p>
      </style:header>
      <style:header-left>
        <text:p text:style-name="MP87"><draw:line text:anchor-type="paragraph" draw:z-index="137" draw:name="Shape7_9" draw:style-name="Mgr9" draw:text-style-name="MP14" svg:x1="9.042cm" svg:y1="0.36cm" svg:x2="20.461cm" svg:y2="0.36cm"><text:p/></draw:line><draw:path text:anchor-type="paragraph" draw:z-index="138" draw:name="Shape5_2" draw:style-name="Mgr13" draw:text-style-name="MP88" svg:width="4.329cm" svg:height="2.24cm" svg:x="-1.499cm" svg:y="-1cm" svg:viewBox="0 0 4330 2241" svg:d="M0 2241l3984-288c209-15 363-168 345-342l-170-1611h-4159z"><text:p/></draw:path><draw:frame text:anchor-type="paragraph" draw:z-index="139" draw:name="Shape6_5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T<text:span text:style-name="MT135">itre de la série</text:span></text:p>
      </style:header-left>
      <style:footer>
        <text:p text:style-name="MP1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36" draw:name="Shape8_5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<text:span text:style-name="MT136">Angles</text:span> • <text:span text:style-name="MT136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5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40" draw:name="Shape4_17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<text:s/><text:span text:style-name="MT133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6"><draw:line text:anchor-type="paragraph" draw:z-index="372" draw:name="Shape3_33" draw:style-name="Mgr3" draw:text-style-name="MP14" svg:x1="15.12cm" svg:y1="0.36cm" svg:x2="20.496cm" svg:y2="0.36cm"><text:p/></draw:line><text:s/><text:span text:style-name="MT138">Angles</text:span> : <text:span text:style-name="MT139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9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140">Angles</text:span><text:span text:style-name="MT28"> : </text:span><text:span text:style-name="MT140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70" draw:name="Shape3_7" draw:style-name="Mgr3" draw:text-style-name="MP14" svg:x1="15.12cm" svg:y1="0.36cm" svg:x2="20.496cm" svg:y2="0.36cm"><text:p/></draw:line><text:s/><text:span text:style-name="MT141">Angles : </text:span>Angles : <text:span text:style-name="MT139">Comprendre la notion d’angle</text:span></text:p>
      </style:header>
      <style:header-left>
        <text:p text:style-name="MP97"><draw:line text:anchor-type="paragraph" draw:z-index="371" draw:name="Shape3_29" draw:style-name="Mgr3" draw:text-style-name="MP14" svg:x1="15.12cm" svg:y1="0.36cm" svg:x2="20.496cm" svg:y2="0.36cm"><text:p/></draw:line>Angles : <text:span text:style-name="MT139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42">Angles : </text:span><text:span text:style-name="MT143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42">Angles : </text:span><text:span text:style-name="MT14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42">Angles : </text:span><text:span text:style-name="MT145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73" draw:name="Shape4_18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74" draw:name="Shape4_18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75" draw:name="Shape4_18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76" draw:name="Shape3_35" draw:style-name="Mgr3" draw:text-style-name="MP14" svg:x1="11.344cm" svg:y1="0.358cm" svg:x2="20.497cm" svg:y2="0.36cm"><text:p/></draw:line><text:span text:style-name="MT146">Angles </text:span>: Nommer un angle</text:p>
      </style:header>
      <style:footer>
        <text:p text:style-name="MP2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_5f_Header_20_G_20_page_20_paire_20__28_G_29_"><draw:line text:anchor-type="paragraph" draw:z-index="369" draw:name="Shape3_30" draw:style-name="Mgr3" draw:text-style-name="MP14" svg:x1="11.435cm" svg:y1="0.388cm" svg:x2="20.496cm" svg:y2="0.36cm"><text:p/></draw:line><text:span text:style-name="MT147">Angles</text:span> : <text:span text:style-name="MT147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68" draw:name="Shape4_17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148">Angles </text:span><text:span text:style-name="MT28">: </text:span><text:span text:style-name="MT148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66" draw:name="Shape3_31" draw:style-name="Mgr3" draw:text-style-name="MP1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7" draw:name="Shape3_32" draw:style-name="Mgr3" draw:text-style-name="MP1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42">Angles : </text:span><text:span text:style-name="MT149">Mesurer un angle</text:span></text:p></draw:text-box></draw:frame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42">Angles : </text:span><text:span text:style-name="MT14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42">Angles : </text:span><text:span text:style-name="MT144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63" draw:name="Shape4_18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64" draw:name="Shape4_18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65" draw:name="Shape4_18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61" draw:name="Shape3_34" draw:style-name="Mgr3" draw:text-style-name="MP14" svg:x1="15.448cm" svg:y1="0.365cm" svg:x2="20.496cm" svg:y2="0.36cm"><text:p/></draw:line><text:span text:style-name="MT150">Angles</text:span><text:span text:style-name="MT151"> : </text:span><text:span text:style-name="MT152">Calculer des mesures d’angle</text:span></text:p>
      </style:header>
      <style:header-left>
        <text:p text:style-name="_5f_Header_20_G_20_page_20_paire_20__28_G_29_"><draw:line text:anchor-type="paragraph" draw:z-index="362" draw:name="Shape3_36" draw:style-name="Mgr3" draw:text-style-name="MP14" svg:x1="15.448cm" svg:y1="0.365cm" svg:x2="20.496cm" svg:y2="0.36cm"><text:p/></draw:line><text:span text:style-name="MT150">Angles : </text:span><text:span text:style-name="MT152">Calculer des mesures d’angle</text:span></text:p>
      </style:header-left>
      <style:footer>
        <text:h text:style-name="_5f_Footer_20_page_20_paire_20__28_G_29_" text:outline-level="1"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42">Angles : </text:span><text:span text:style-name="MT153">Calculer des </text:span><text:span text:style-name="MT149">Mesure</text:span><text:span text:style-name="MT153">s</text:span><text:span text:style-name="MT149"> un angle</text:span></text:p></draw:text-box></draw:frame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42">Angles : </text:span><text:span text:style-name="MT14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42">Angles : </text:span><text:span text:style-name="MT154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71">R</text:span>epères du plan : Se repérer</text:p>
      </style:header>
      <style:header-left>
        <text:p text:style-name="_5f_Header_20_G_20_page_20_paire_20__28_G_29_"><text:span text:style-name="MT71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0">Repères du plan : Se repérer</text:p></draw:text-box></draw:frame><draw:g text:anchor-type="paragraph" draw:z-index="141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Repères du plan : se repérer</text:p></draw:text-box></draw:frame><draw:g text:anchor-type="paragraph" draw:z-index="142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2"><text:span text:style-name="MT70">Repères du plan : Se repérer</text:span> </text:p>
      </style:header>
      <style:footer>
        <text:p text:style-name="MP2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43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1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44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55">R</text:span><text:span text:style-name="MT156">epères du plan : Se </text:span><text:span text:style-name="MT157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8">Repères du plan : Se </text:span><text:span text:style-name="MT158">déplacer</text:span></text:p></draw:text-box></draw:frame><draw:g text:anchor-type="paragraph" draw:z-index="145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28">Repères du plan : se </text:span><text:span text:style-name="MT158">déplacer</text:span></text:p></draw:text-box></draw:frame><draw:g text:anchor-type="paragraph" draw:z-index="146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2"><text:span text:style-name="MT70">Repères du plan : Se repérer</text:span> </text:p>
      </style:header>
      <style:footer>
        <text:p text:style-name="MP2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47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1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48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1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6"><text:span text:style-name="MT5">S</text:span><text:span text:style-name="MT10">olides</text:span> : <text:span text:style-name="MT5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149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150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89">Géométrie plane</text:span> : <text:span text:style-name="MT89">Points, droites </text:span><text:span text:style-name="MT159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51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Géométrie plane : points, droites <text:span text:style-name="MT160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52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Géométrie plane : points, droites <text:span text:style-name="MT160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6"><text:span text:style-name="MT5">S</text:span><text:span text:style-name="MT10">olides</text:span> : <text:span text:style-name="MT5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153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154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89">Géométrie plane</text:span> : <text:span text:style-name="MT161">Milieu, alignement, </text:span><text:span text:style-name="MT162">appartenance</text:span></text:p>
      </style:header>
      <style:footer>
        <text:p text:style-name="MP2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55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29">Géométrie plane : </text:span><text:span text:style-name="MT163">milieu, Alignement, </text:span><text:span text:style-name="MT164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56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93">Géométrie plane : </text:span><text:span text:style-name="MT163">milieu, alignement, </text:span><text:span text:style-name="MT164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157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158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89">Géométrie plane</text:span> : <text:span text:style-name="MT90">P</text:span><text:span text:style-name="MT91">arallèles, perpendiculaires,<text:line-break/> </text:span><text:span text:style-name="MT92">distances</text:span></text:p>
      </style:header>
      <style:footer>
        <text:p text:style-name="MP2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2"><draw:g text:anchor-type="paragraph" draw:z-index="159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9">Géométrie plane : </text:span><text:span text:style-name="MT94">Parallèles, perpendiculaires, </text:span><text:span text:style-name="MT95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93">Géométrie plane : </text:span><text:span text:style-name="MT94">parallèles, perpendiculaires, </text:span><text:span text:style-name="MT95">distances</text:span></text:p></draw:text-box></draw:frame><draw:g text:anchor-type="paragraph" draw:z-index="160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5"><text:span text:style-name="MT166">Géométrie plane</text:span><text:span text:style-name="MT167"> : </text:span><text:span text:style-name="MT168">Vocabulaire</text:span></text:p>
      </style:header>
      <style:header-left>
        <text:p text:style-name="MP105"><text:span text:style-name="MT166">Géométrie plane</text:span><text:span text:style-name="MT167"> : </text:span><text:span text:style-name="MT168">Vocabulaire</text:span></text:p>
      </style:header-left>
      <style:footer>
        <text:p text:style-name="MP1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3">Géométrie plane : </text:span><text:span text:style-name="MT169">vocabulaire</text:span></text:p></draw:text-box></draw:frame><draw:g text:anchor-type="paragraph" draw:z-index="161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3">Géométrie plane : </text:span><text:span text:style-name="MT169">vocabulaire</text:span></text:p></draw:text-box></draw:frame><draw:g text:anchor-type="paragraph" draw:z-index="162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89">Géométrie plane, </text:span><text:span text:style-name="MT170">partie 1</text:span> : <text:span text:style-name="MT171">coder</text:span></text:p>
      </style:header>
      <style:footer>
        <text:p text:style-name="MP2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pan text:style-name="MT129">Géométrie plane, </text:span><text:span text:style-name="MT172">partie 1</text:span><text:span text:style-name="MT129"> : </text:span><text:span text:style-name="MT173">coder</text:span></text:p></draw:text-box></draw:frame><draw:g text:anchor-type="paragraph" draw:z-index="163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93">Géométrie plane, </text:span><text:span text:style-name="MT172">partie 1</text:span><text:span text:style-name="MT93"> : </text:span><text:span text:style-name="MT173">coder</text:span></text:p></draw:text-box></draw:frame><draw:g text:anchor-type="paragraph" draw:z-index="164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5"><text:span text:style-name="MT166">Géométrie plane</text:span><text:span text:style-name="MT167"> : </text:span><text:span text:style-name="MT168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3">Géométrie plane : </text:span><text:span text:style-name="MT169">vocabulaire</text:span></text:p></draw:text-box></draw:frame><draw:g text:anchor-type="paragraph" draw:z-index="165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3">Géométrie plane : </text:span><text:span text:style-name="MT169">vocabulaire</text:span></text:p></draw:text-box></draw:frame><draw:g text:anchor-type="paragraph" draw:z-index="166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89">Géométrie plane, </text:span><text:span text:style-name="MT170">partie 1</text:span> : <text:span text:style-name="MT174">Assembler et décomposer</text:span></text:p>
      </style:header>
      <style:footer>
        <text:p text:style-name="MP2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pan text:style-name="MT129">Géométrie plane, </text:span><text:span text:style-name="MT172">partie 1</text:span><text:span text:style-name="MT129"> : </text:span><text:span text:style-name="MT175">assembler et décomposer</text:span></text:p></draw:text-box></draw:frame><draw:g text:anchor-type="paragraph" draw:z-index="167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168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93">Géométrie plane, </text:span><text:span text:style-name="MT172">partie 1</text:span><text:span text:style-name="MT93"> : </text:span><text:span text:style-name="MT175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6"><draw:path text:anchor-type="paragraph" draw:z-index="295" draw:name="Shape1_5" draw:style-name="Mgr11" draw:text-style-name="MP55" svg:width="4.329cm" svg:height="2.238cm" svg:x="-1.5cm" svg:y="-1.001cm" svg:viewBox="0 0 4330 2239" svg:d="M0 2239l3984-288c209-15 363-167 345-342l-170-1609h-4159z"><text:p/></draw:path><draw:line text:anchor-type="paragraph" draw:z-index="296" draw:name="Shape3_10" draw:style-name="Mgr10" draw:text-style-name="MP14" svg:x1="10.308cm" svg:y1="0.388cm" svg:x2="20.496cm" svg:y2="0.36cm"><text:p/></draw:line><text:span text:style-name="MT101">Fractions</text:span><text:span text:style-name="MT102"> : </text:span><text:span text:style-name="MT103">Problèmes</text:span><text:span text:style-name="MT102"> </text:span></text:p>
      </style:header>
      <style:footer>
        <text:p text:style-name="MP22"><draw:frame draw:style-name="Mfr1" draw:name="Frame62" text:anchor-type="paragraph" svg:y="-0.06cm" draw:z-index="0"><draw:text-box fo:min-height="0.499cm" fo:min-width="7.096cm"><draw:frame draw:style-name="Mfr2" draw:name="Frame64" text:anchor-type="frame" svg:x="0.45cm" svg:y="0.079cm" svg:width="0.817cm" draw:z-index="0"><draw:text-box fo:min-height="0.355cm"><text:p text:style-name="MP2"><draw:g text:anchor-type="paragraph" draw:z-index="297" draw:name="Shape4_258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0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7" text:anchor-type="paragraph" svg:y="-0.06cm" draw:z-index="0"><draw:text-box fo:min-height="0.499cm" fo:min-width="3cm"><draw:frame draw:style-name="Mfr2" draw:name="Frame5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65" draw:name="Shape4_85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9" text:anchor-type="paragraph" svg:y="-0.06cm" draw:z-index="0"><draw:text-box fo:min-height="0.499cm" fo:min-width="3cm"><draw:frame draw:style-name="Mfr2" draw:name="Frame6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66" draw:name="Shape4_8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26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5">S</text:span><text:span text:style-name="MT10">olides</text:span> : <text:span text:style-name="MT5">Vocabulaire, nature</text:span></text:p>
      </style:header>
      <style:header-left>
        <text:p text:style-name="_5f_Header_20_G_20_page_20_impaire_20__28_D_29_"><text:span text:style-name="MT5">S</text:span><text:span text:style-name="MT10">olides</text:span> : <text:span text:style-name="MT5">Vocabulaire, nature</text:span></text:p>
      </style:header-left>
      <style:footer>
        <text:p text:style-name="MP1"><draw:frame draw:style-name="Mfr1" draw:name="Frame911" text:anchor-type="paragraph" svg:y="-0.06cm" draw:z-index="0"><draw:text-box fo:min-height="0.499cm" fo:min-width="3cm"><draw:frame draw:style-name="Mfr2" draw:name="Frame1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69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solides : Vocabulaire, NatuRE</text:p></draw:text-box></draw:frame><draw:g text:anchor-type="paragraph" draw:z-index="70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7"><text:span text:style-name="MT176">Géométrie plane</text:span><text:span text:style-name="MT5"> : </text:span><text:span text:style-name="MT177">Parallèles, perpendiculaires,<text:line-break/> </text:span><text:span text:style-name="MT178">distances</text:span></text:p>
      </style:header>
      <style:footer>
        <text:p text:style-name="MP1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67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68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9">Symétrie axiale</text:span><text:span text:style-name="MT92"> : </text:span><text:span text:style-name="MT180">Reconnaissance et axes</text:span></text:p>
      </style:header>
      <style:footer>
        <text:p text:style-name="MP2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65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1">S</text:span>ymétrie axiale : reconnaissance et axes</text:h></draw:text-box></draw:frame></text:p>
      </style:footer>
      <style:footer-left>
        <text:p text:style-name="MP1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66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93">Géométrie plane : </text:span><text:span text:style-name="MT94">parallèles, perpendiculaires, </text:span><text:span text:style-name="MT95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7"><text:span text:style-name="MT176">Géométrie plane</text:span><text:span text:style-name="MT5"> : </text:span><text:span text:style-name="MT177">Parallèles, perpendiculaires,<text:line-break/> </text:span><text:span text:style-name="MT178">distances</text:span></text:p>
      </style:header>
      <style:footer>
        <text:p text:style-name="MP1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63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64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9">Symétrie axiale</text:span><text:span text:style-name="MT92"> : </text:span><text:span text:style-name="MT179">Médiatrice d’un segment</text:span></text:p>
      </style:header>
      <style:footer>
        <text:p text:style-name="MP2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61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1"><draw:frame draw:style-name="Mfr1" draw:name="Frame15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62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2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59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60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71">S</text:span><text:span text:style-name="MT92">ymétrie axiale : Constructions</text:span></text:p>
      </style:header>
      <style:footer>
        <text:p text:style-name="MP2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57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71">S</text:span>ymétrie axiale : Constructions</text:h></draw:text-box></draw:frame></text:p>
      </style:footer>
      <style:footer-left>
        <text:p text:style-name="MP1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58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93">Géométrie plane : </text:span><text:span text:style-name="MT94">parallèles, perpendiculaires, </text:span><text:span text:style-name="MT95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7"><text:span text:style-name="MT176">Géométrie plane</text:span><text:span text:style-name="MT5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5"> : </text:span><text:span text:style-name="MT177">Parallèles, perpendiculaires,<text:line-break/> </text:span><text:span text:style-name="MT178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55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" text:anchor-type="paragraph" svg:y="-0.06cm" draw:z-index="0"><draw:text-box fo:min-height="0.499cm" fo:min-width="3cm"><draw:frame draw:style-name="Mfr2" draw:name="Frame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56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3">Symétrie axiale</text:span><text:span text:style-name="MT92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92"> : </text:span><text:span text:style-name="MT184">Axes de symétrie de figures</text:span></text:p>
      </style:header-left>
      <style:footer>
        <text:p text:style-name="MP2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53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71">S</text:span>ymétrie axiale : axes de symétrie de figures</text:p></draw:text-box></draw:frame></text:p>
      </style:footer>
      <style:footer-left>
        <text:p text:style-name="MP1"><draw:frame draw:style-name="Mfr1" draw:name="Frame2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54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93">Géométrie plane : </text:span><text:span text:style-name="MT94">parallèles, perpendiculaires, </text:span><text:span text:style-name="MT95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7"><text:span text:style-name="MT176">Géométrie plane</text:span><text:span text:style-name="MT5"> : </text:span><text:span text:style-name="MT177">Parallèles, perpendiculaires,<text:line-break/> </text:span><text:span text:style-name="MT178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51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52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71">S</text:span>ymétrie : Propriétés</text:p>
      </style:header>
      <style:footer>
        <text:p text:style-name="MP2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49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71">S</text:span>ymétrie axiale : propriétés</text:p></draw:text-box></draw:frame></text:p>
      </style:footer>
      <style:footer-left>
        <text:p text:style-name="MP1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50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93">Géométrie plane : </text:span><text:span text:style-name="MT94">parallèles, perpendiculaires, </text:span><text:span text:style-name="MT95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7"><text:span text:style-name="MT176">Géométrie plane</text:span><text:span text:style-name="MT5"> : </text:span><text:span text:style-name="MT177">Parallèles, perpendiculaires,<text:line-break/> </text:span><text:span text:style-name="MT178">distances</text:span></text:p>
      </style:header>
      <style:footer>
        <text:p text:style-name="MP1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47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5">Géométrie plane : </text:span><text:span text:style-name="MT90">parallèles, perpendiculaires, </text:span><text:span text:style-name="MT71">distances</text:span></text:p></draw:text-box></draw:frame><draw:g text:anchor-type="paragraph" draw:z-index="48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4"><text:span text:style-name="MT71">S</text:span>ymétrie axiale : pour aller plus loin</text:p>
      </style:header>
      <style:footer>
        <text:p text:style-name="MP2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45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71">S</text:span>ymétrie axiale : pour aller plus loin</text:p></draw:text-box></draw:frame></text:p>
      </style:footer>
      <style:footer-left>
        <text:p text:style-name="MP1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46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93">Géométrie plane : </text:span><text:span text:style-name="MT94">parallèles, perpendiculaires, </text:span><text:span text:style-name="MT95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39" draw:name="Shape3_1" draw:style-name="Mgr14" draw:text-style-name="MP14" svg:x1="10.893cm" svg:y1="0.403cm" svg:x2="20.503cm" svg:y2="0.327cm"><text:p/></draw:line><draw:path text:anchor-type="char" draw:z-index="40" draw:name="Shape1_0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3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42" draw:name="Shape3_38" draw:style-name="Mgr14" draw:text-style-name="MP1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2"><draw:g text:anchor-type="paragraph" draw:z-index="41" draw:name="Shape4_56" draw:style-name="Mgr1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81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Résoudre des problèmes</text:p></draw:text-box></draw:frame><draw:g text:anchor-type="paragraph" draw:z-index="44" draw:name="Shape4_264" draw:style-name="Mgr1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1__5f_8_5f_SERIE_5f_M_5f_GAUCHE_5f_ET_5f_DROITE_5f_2COL" style:display-name="1_8_SERIE_M_GAUCHE_ET_DROITE_2COL" style:page-layout-name="Mpm12" draw:style-name="Mdp1">
      <style:header>
        <text:p text:style-name="_5f_Header_20_M_20_page_20_impaire_20__28_D_29_"><text:span text:style-name="MT55">Conversions d’unités</text:span> : <text:span text:style-name="MT55">Vitesse</text:span></text:p>
      </style:header>
      <style:header-left>
        <text:p text:style-name="_5f_Header_20_M_20_page_20_paire_20__28_G_29_">Périmètre : Problèmes</text:p>
      </style:header-left>
      <style:footer>
        <text:p text:style-name="MP34"><draw:frame draw:style-name="Mfr4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2"><draw:g text:anchor-type="paragraph" draw:z-index="19" draw:name="Shape4_280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6">Conversions d’unités</text:span><text:span text:style-name="MT57"> : </text:span><text:span text:style-name="MT56">Vitesse</text:span></text:p></draw:text-box></draw:frame></text:p>
      </style:footer>
      <style:footer-left>
        <text:p text:style-name="MP34"><draw:g text:anchor-type="paragraph" draw:z-index="20" draw:name="Shape4_281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draw:frame draw:style-name="Mfr4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<text:span text:style-name="MT57">Périmètre : </text:span><text:span text:style-name="MT58">Problèmes</text:span></text:p></draw:text-box></draw:frame></text:p>
      </style:footer-left>
    </style:master-page>
    <style:master-page style:name="_31__5f_7_5f_SERIE_5f_M_5f_GAUCHE_5f_ET_5f_DROITE_5f_2COL" style:display-name="1_7_SERIE_M_GAUCHE_ET_DROITE_2COL" style:page-layout-name="Mpm12" draw:style-name="Mdp1">
      <style:header>
        <text:p text:style-name="_5f_Header_20_M_20_page_20_impaire_20__28_D_29_"><text:span text:style-name="MT55">Conversions d’unités</text:span> : <text:span text:style-name="MT55">Vitesse</text:span></text:p>
      </style:header>
      <style:header-left>
        <text:p text:style-name="_5f_Header_20_M_20_page_20_paire_20__28_G_29_">Périmètre : Problèmes</text:p>
      </style:header-left>
      <style:footer>
        <text:p text:style-name="MP34"><draw:frame draw:style-name="Mfr4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2"><draw:g text:anchor-type="paragraph" draw:z-index="21" draw:name="Shape4_278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6">Conversions d’unités</text:span><text:span text:style-name="MT57"> : </text:span><text:span text:style-name="MT56">Vitesse</text:span></text:p></draw:text-box></draw:frame></text:p>
      </style:footer>
      <style:footer-left>
        <text:p text:style-name="MP34"><draw:g text:anchor-type="paragraph" draw:z-index="22" draw:name="Shape4_27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draw:frame draw:style-name="Mfr4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<text:span text:style-name="MT57">Périmètre : </text:span><text:span text:style-name="MT58">Problèmes</text:span></text:p></draw:text-box></draw:frame></text:p>
      </style:footer-left>
    </style:master-page>
    <style:master-page style:name="_31__5f_8_5f_SERIE_5f_M_5f_GAUCHE_5f_ET_5f_DROITE_5f_1COL" style:display-name="1_8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24" text:anchor-type="paragraph" svg:y="-0.06cm" draw:z-index="0"><draw:text-box fo:min-height="0.499cm" fo:min-width="3cm"><draw:frame draw:style-name="Mfr2" draw:name="Frame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3" draw:name="Shape4_275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6" text:anchor-type="paragraph" svg:y="-0.06cm" draw:z-index="0"><draw:text-box fo:min-height="0.499cm" fo:min-width="3cm"><draw:frame draw:style-name="Mfr2" draw:name="Frame2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4" draw:name="Shape4_27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5" draw:name="Shape4_277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6" draw:name="Shape4_27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7" draw:name="Shape4_273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8" draw:name="Shape4_27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1COL" style:display-name="1_6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3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9" draw:name="Shape4_269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0" draw:name="Shape4_27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1" draw:name="Shape4_271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2" draw:style-name="Mdp1">
      <style:header>
        <text:p text:style-name="_5f_Header_20_M_20_page_20_impaire_20__28_D_29_"><text:span text:style-name="MT55">Conversions d’unités</text:span> : <text:span text:style-name="MT55">Vitesse</text:span></text:p>
      </style:header>
      <style:header-left>
        <text:p text:style-name="_5f_Header_20_M_20_page_20_paire_20__28_G_29_">Périmètre : Problèmes</text:p>
      </style:header-left>
      <style:footer>
        <text:p text:style-name="MP34"><draw:frame draw:style-name="Mfr4" draw:name="Frame4" text:anchor-type="paragraph" svg:x="10.402cm" svg:y="-0.06cm" draw:z-index="0"><draw:text-box fo:min-height="0.499cm" fo:min-width="7.096cm"><draw:frame draw:style-name="Mfr2" draw:name="Frame7" text:anchor-type="frame" svg:x="0.45cm" svg:y="0.079cm" svg:width="0.817cm" draw:z-index="0"><draw:text-box fo:min-height="0.355cm"><text:p text:style-name="MP2"><draw:g text:anchor-type="paragraph" draw:z-index="32" draw:name="Shape4_11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6">Conversions d’unités</text:span><text:span text:style-name="MT57"> : </text:span><text:span text:style-name="MT56">Vitesse</text:span></text:p></draw:text-box></draw:frame></text:p>
      </style:footer>
      <style:footer-left>
        <text:p text:style-name="MP34"><draw:frame draw:style-name="Mfr4" draw:name="Frame8" text:anchor-type="paragraph" svg:x="1.289cm" svg:y="-0.005cm" draw:z-index="0"><draw:text-box fo:min-height="0.499cm" fo:min-width="7.096cm"><draw:frame draw:style-name="Mfr2" draw:name="Frame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<text:span text:style-name="MT57">Périmètre : </text:span><text:span text:style-name="MT58">Problèmes</text:span></text:p></draw:text-box></draw:frame><draw:g text:anchor-type="paragraph" draw:z-index="33" draw:name="Shape4_222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2__5f_3_5f_SERIE_5f_G_5f_GAUCHE_5f_ET_5f_DROITE_5f_1COL" style:display-name="2_3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4" draw:name="Shape4_26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5" draw:name="Shape4_26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6" draw:name="Shape4_26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G_5f_GAUCHE_5f_ET_5f_DROITE_5f_2COL" style:display-name="2_3_SERIE_G_GAUCHE_ET_DROITE_2COL" style:page-layout-name="Mpm12" draw:style-name="Mdp1">
      <style:header>
        <text:p text:style-name="MP118"><draw:line text:anchor-type="paragraph" draw:z-index="37" draw:name="Shape3_0" draw:style-name="Mgr10" draw:text-style-name="MP14" svg:x1="11.52cm" svg:y1="0.376cm" svg:x2="20.496cm" svg:y2="0.36cm"><text:p/></draw:line><text:span text:style-name="MT107">Fractions</text:span> : <text:span text:style-name="MT107">Droite graduée</text:span></text:p>
      </style:header>
      <style:footer>
        <text:p text:style-name="MP2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2"><draw:g text:anchor-type="paragraph" draw:z-index="38" draw:name="Shape4_282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04">F</text:span>ractions : Droite graduée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9-14T10:39:42.648000000</dc:date>
    <meta:editing-duration>P1DT12H12M42S</meta:editing-duration>
    <meta:editing-cycles>124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807" meta:word-count="2973" meta:character-count="19494" meta:non-whitespace-character-count="16937"/>
    <meta:template xlink:type="simple" xlink:actuate="onRequest" xlink:title="lycee_v3" xlink:href="../Modele_cahier.ott" meta:date="2021-09-04T17:23:05.142199895"/>
  </office:meta>
</office:document-meta>
</file>